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84mm"/>
    </style:style>
    <style:style style:name="co2" style:family="table-column">
      <style:table-column-properties fo:break-before="auto" style:column-width="10.95mm"/>
    </style:style>
    <style:style style:name="co3" style:family="table-column">
      <style:table-column-properties fo:break-before="auto" style:column-width="18.56mm"/>
    </style:style>
    <style:style style:name="co4" style:family="table-column">
      <style:table-column-properties fo:break-before="auto" style:column-width="18.43mm"/>
    </style:style>
    <style:style style:name="co5" style:family="table-column">
      <style:table-column-properties fo:break-before="auto" style:column-width="31.7mm"/>
    </style:style>
    <style:style style:name="co6" style:family="table-column">
      <style:table-column-properties fo:break-before="auto" style:column-width="9.6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12.61mm"/>
    </style:style>
    <style:style style:name="co9" style:family="table-column">
      <style:table-column-properties fo:break-before="auto" style:column-width="13.48mm"/>
    </style:style>
    <style:style style:name="co10" style:family="table-column">
      <style:table-column-properties fo:break-before="auto" style:column-width="11.54mm"/>
    </style:style>
    <style:style style:name="co11" style:family="table-column">
      <style:table-column-properties fo:break-before="auto" style:column-width="8.5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17.1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4" style:family="table-cell" style:parent-style-name="Default">
      <style:table-cell-properties fo:border-bottom="0.06pt solid #000000" fo:background-color="#77bc65" fo:wrap-option="wrap" fo:border-left="0.99pt solid #000000" fo:border-right="none" fo:border-top="0.99pt solid #000000" style:vertical-align="top"/>
      <style:text-properties fo:color="#ffffff"/>
    </style:style>
    <style:style style:name="ce30" style:family="table-cell" style:parent-style-name="Default">
      <style:table-cell-properties fo:background-color="transparent" fo:wrap-option="wrap" fo:border="none" style:vertical-align="top"/>
      <style:text-properties fo:color="#ffffff"/>
    </style:style>
    <style:style style:name="ce31" style:family="table-cell" style:parent-style-name="Default">
      <style:table-cell-properties fo:border-bottom="0.99pt solid #000000" fo:background-color="#77bc65" fo:border-left="0.99pt solid #000000" fo:border-right="none" fo:border-top="0.99pt solid #000000"/>
      <style:text-properties fo:color="#ffffff"/>
    </style:style>
    <style:style style:name="ce32" style:family="table-cell" style:parent-style-name="Default">
      <style:table-cell-properties fo:border-bottom="none" fo:border-left="0.99pt solid #000000" fo:border-right="none" fo:border-top="none"/>
    </style:style>
    <style:style style:name="ce33" style:family="table-cell" style:parent-style-name="Default">
      <style:table-cell-properties fo:border-bottom="none" fo:background-color="transparent" fo:border-left="0.99pt solid #000000" fo:border-right="none" fo:border-top="none"/>
    </style:style>
    <style:style style:name="ce34" style:family="table-cell" style:parent-style-name="Default">
      <style:table-cell-properties fo:border-bottom="none" fo:background-color="#808080" fo:border-left="0.99pt solid #000000" fo:border-right="none" fo:border-top="none"/>
    </style:style>
    <style:style style:name="ce35" style:family="table-cell" style:parent-style-name="Default">
      <style:table-cell-properties fo:border-bottom="none" fo:background-color="transparent" fo:border-left="0.99pt solid #000000" fo:border-right="none" fo:border-top="none"/>
      <style:text-properties style:use-window-font-color="true"/>
    </style:style>
    <style:style style:name="ce36" style:family="table-cell" style:parent-style-name="Default">
      <style:table-cell-properties fo:border-bottom="0.99pt solid #000000" fo:border-left="0.99pt solid #000000" fo:border-right="none" fo:border-top="none"/>
    </style:style>
    <style:style style:name="ce3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0.06pt solid #000000" fo:background-color="#77bc65" fo:wrap-option="wrap" fo:border-left="none" fo:border-right="none" fo:border-top="0.99pt solid #000000" style:vertical-align="top"/>
      <style:text-properties fo:color="#ffffff"/>
    </style:style>
    <style:style style:name="ce39" style:family="table-cell" style:parent-style-name="Default">
      <style:table-cell-properties fo:border-bottom="0.99pt solid #000000" fo:background-color="#77bc65" fo:border-left="none" fo:border-right="none" fo:border-top="0.99pt solid #000000"/>
      <style:text-properties fo:color="#ffffff"/>
    </style:style>
    <style:style style:name="ce40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42" style:family="table-cell" style:parent-style-name="Default">
      <style:table-cell-properties fo:border-bottom="0.99pt solid #000000" fo:border-left="none" fo:border-right="none" fo:border-top="none"/>
    </style:style>
    <style:style style:name="ce22" style:family="table-cell" style:parent-style-name="Default">
      <style:table-cell-properties fo:border-bottom="0.06pt solid #000000" fo:background-color="#77bc65" fo:wrap-option="wrap" fo:border-left="none" fo:border-right="0.99pt solid #000000" fo:border-top="0.99pt solid #000000" style:vertical-align="top"/>
      <style:text-properties fo:color="#ffffff"/>
    </style:style>
    <style:style style:name="ce44" style:family="table-cell" style:parent-style-name="Default">
      <style:table-cell-properties fo:border-bottom="0.99pt solid #000000" fo:background-color="#77bc65" fo:border-left="none" fo:border-right="0.99pt solid #000000" fo:border-top="0.99pt solid #000000"/>
      <style:text-properties fo:color="#ffffff"/>
    </style:style>
    <style:style style:name="ce45" style:family="table-cell" style:parent-style-name="Default">
      <style:table-cell-properties fo:border-bottom="none" fo:border-left="none" fo:border-right="0.99pt solid #000000" fo:border-top="none"/>
    </style:style>
    <style:style style:name="ce46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47" style:family="table-cell" style:parent-style-name="Default">
      <style:table-cell-properties fo:border-bottom="none" fo:background-color="#808080" fo:border-left="none" fo:border-right="0.99pt solid #000000" fo:border-top="none"/>
    </style:style>
    <style:style style:name="ce48" style:family="table-cell" style:parent-style-name="Default">
      <style:table-cell-properties fo:border-bottom="none" fo:background-color="transparent" fo:border-left="none" fo:border-right="0.99pt solid #000000" fo:border-top="none"/>
      <style:text-properties style:use-window-font-color="true"/>
    </style:style>
    <style:style style:name="ce49" style:family="table-cell" style:parent-style-name="Default">
      <style:table-cell-properties fo:border-bottom="0.99pt solid #000000" fo:border-left="none" fo:border-right="0.99pt solid #000000" fo:border-top="none"/>
    </style:style>
    <style:style style:name="ce38" style:family="table-cell" style:parent-style-name="Default" style:data-style-name="N3">
      <style:table-cell-properties fo:background-color="#77bc65" fo:wrap-option="wrap" fo:border="0.06pt solid #000000" style:vertical-align="top"/>
      <style:text-properties fo:color="#ffffff"/>
    </style:style>
    <style:style style:name="ce51" style:family="table-cell" style:parent-style-name="Default" style:data-style-name="N3">
      <style:table-cell-properties fo:background-color="transparent" fo:wrap-option="wrap" fo:border="none" style:vertical-align="top"/>
      <style:text-properties fo:color="#ffffff"/>
    </style:style>
    <style:style style:name="ce52" style:family="table-cell" style:parent-style-name="Default" style:data-style-name="N3">
      <style:table-cell-properties fo:background-color="#77bc65" fo:border="0.99pt solid #000000"/>
      <style:text-properties fo:color="#ffffff"/>
    </style:style>
    <style:style style:name="ce53" style:family="table-cell" style:parent-style-name="Default" style:data-style-name="N3">
      <style:table-cell-properties fo:border-bottom="none" fo:border-left="0.06pt solid #000000" fo:border-right="0.06pt solid #000000" fo:border-top="none"/>
      <style:text-properties style:use-window-font-color="true"/>
    </style:style>
    <style:style style:name="ce54" style:family="table-cell" style:parent-style-name="Default" style:data-style-name="N5">
      <style:table-cell-properties fo:border-bottom="none" fo:background-color="#77bc65" fo:border-left="0.06pt solid #000000" fo:border-right="0.06pt solid #000000" fo:border-top="none"/>
      <style:text-properties fo:color="#ffffff"/>
    </style:style>
    <style:style style:name="ce55" style:family="table-cell" style:parent-style-name="Default" style:data-style-name="N5">
      <style:table-cell-properties fo:border-bottom="none" fo:background-color="#808080" fo:border-left="0.06pt solid #000000" fo:border-right="0.06pt solid #000000" fo:border-top="none"/>
      <style:text-properties fo:color="#ffffff"/>
    </style:style>
    <style:style style:name="ce56" style:family="table-cell" style:parent-style-name="Default" style:data-style-name="N3">
      <style:table-cell-properties fo:border-bottom="none" fo:background-color="#77bc65" fo:border-left="0.06pt solid #000000" fo:border-right="0.06pt solid #000000" fo:border-top="none"/>
      <style:text-properties fo:color="#ffffff"/>
    </style:style>
    <style:style style:name="ce57" style:family="table-cell" style:parent-style-name="Default" style:data-style-name="N3">
      <style:table-cell-properties fo:border-bottom="none" fo:background-color="#808080" fo:border-left="0.06pt solid #000000" fo:border-right="0.06pt solid #000000" fo:border-top="none"/>
      <style:text-properties fo:color="#ffffff"/>
    </style:style>
    <style:style style:name="ce58" style:family="table-cell" style:parent-style-name="Default" style:data-style-name="N3">
      <style:table-cell-properties fo:border-bottom="0.06pt solid #000000" fo:background-color="#77bc65" fo:border-left="0.06pt solid #000000" fo:border-right="0.06pt solid #000000" fo:border-top="none"/>
      <style:text-properties fo:color="#ffffff"/>
    </style:style>
    <style:style style:name="ce9" style:family="table-cell" style:parent-style-name="Default" style:data-style-name="N108">
      <style:table-cell-properties fo:background-color="transparent"/>
      <style:text-properties style:use-window-font-color="true"/>
    </style:style>
    <style:style style:name="ce83" style:family="table-cell" style:parent-style-name="Default" style:data-style-name="N108">
      <style:table-cell-properties fo:border-bottom="0.06pt solid #000000" fo:background-color="#ffff00" style:text-align-source="fix" style:repeat-content="false" fo:wrap-option="wrap" fo:border-left="0.99pt solid #000000" fo:border-right="none" fo:border-top="0.99pt solid #000000" style:vertical-align="top"/>
      <style:paragraph-properties fo:text-align="end" fo:margin-left="0mm"/>
      <style:text-properties style:use-window-font-color="true"/>
    </style:style>
    <style:style style:name="ce61" style:family="table-cell" style:parent-style-name="Default" style:data-style-name="N108">
      <style:table-cell-properties fo:background-color="transparent" fo:wrap-option="wrap" fo:border="none" style:vertical-align="top"/>
      <style:text-properties style:use-window-font-color="true"/>
    </style:style>
    <style:style style:name="ce62" style:family="table-cell" style:parent-style-name="Default" style:data-style-name="N3">
      <style:table-cell-properties fo:border-bottom="0.99pt solid #000000" fo:background-color="#77bc65" fo:border-left="0.99pt solid #000000" fo:border-right="none" fo:border-top="0.99pt solid #000000"/>
      <style:text-properties fo:color="#ffffff"/>
    </style:style>
    <style:style style:name="ce63" style:family="table-cell" style:parent-style-name="Default" style:data-style-name="N108">
      <style:table-cell-properties fo:border-bottom="none" fo:border-left="0.99pt solid #000000" fo:border-right="none" fo:border-top="none"/>
      <style:text-properties style:use-window-font-color="true"/>
    </style:style>
    <style:style style:name="ce64" style:family="table-cell" style:parent-style-name="Default" style:data-style-name="N108">
      <style:table-cell-properties fo:border-bottom="none" fo:background-color="#cccccc" fo:border-left="0.99pt solid #000000" fo:border-right="none" fo:border-top="none"/>
      <style:text-properties style:use-window-font-color="true"/>
    </style:style>
    <style:style style:name="ce65" style:family="table-cell" style:parent-style-name="Default" style:data-style-name="N108">
      <style:table-cell-properties fo:border-bottom="none" fo:background-color="#808080" fo:border-left="0.99pt solid #000000" fo:border-right="none" fo:border-top="none"/>
      <style:text-properties style:use-window-font-color="true"/>
    </style:style>
    <style:style style:name="ce66" style:family="table-cell" style:parent-style-name="Default" style:data-style-name="N108">
      <style:table-cell-properties fo:border-bottom="0.99pt solid #000000" fo:background-color="#cccccc" fo:border-left="0.99pt solid #000000" fo:border-right="none" fo:border-top="none"/>
      <style:text-properties style:use-window-font-color="true"/>
    </style:style>
    <style:style style:name="ce98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none" fo:border-top="0.99pt solid #000000" style:vertical-align="top"/>
      <style:paragraph-properties fo:text-align="end" fo:margin-left="0mm"/>
    </style:style>
    <style:style style:name="ce68" style:family="table-cell" style:parent-style-name="Default">
      <style:table-cell-properties fo:background-color="transparent" fo:wrap-option="wrap" fo:border="none" style:vertical-align="top"/>
    </style:style>
    <style:style style:name="ce69" style:family="table-cell" style:parent-style-name="Default" style:data-style-name="N2">
      <style:table-cell-properties fo:background-color="#808080"/>
    </style:style>
    <style:style style:name="ce70" style:family="table-cell" style:parent-style-name="Default" style:data-style-name="N2">
      <style:table-cell-properties fo:background-color="#ffffa6"/>
    </style:style>
    <style:style style:name="ce71" style:family="table-cell" style:parent-style-name="Default" style:data-style-name="N2">
      <style:table-cell-properties fo:border-bottom="0.99pt solid #000000" fo:background-color="#ffffa6" fo:border-left="none" fo:border-right="none" fo:border-top="none"/>
    </style:style>
    <style:style style:name="ce12" style:family="table-cell" style:parent-style-name="Default" style:data-style-name="N3">
      <style:table-cell-properties fo:background-color="transparent"/>
      <style:text-properties style:use-window-font-color="true"/>
    </style:style>
    <style:style style:name="ce113" style:family="table-cell" style:parent-style-name="Default" style:data-style-name="N1">
      <style:table-cell-properties fo:border-bottom="0.06pt solid #000000" fo:background-color="#ffff00" fo:wrap-option="wrap" fo:border-left="none" fo:border-right="0.99pt solid #000000" fo:border-top="0.99pt solid #000000" style:vertical-align="top"/>
    </style:style>
    <style:style style:name="ce74" style:family="table-cell" style:parent-style-name="Default" style:data-style-name="N1">
      <style:table-cell-properties fo:background-color="transparent" fo:wrap-option="wrap" fo:border="none" style:vertical-align="top"/>
    </style:style>
    <style:style style:name="ce75" style:family="table-cell" style:parent-style-name="Default" style:data-style-name="N1">
      <style:table-cell-properties fo:border-bottom="0.99pt solid #000000" fo:background-color="#77bc65" fo:border-left="none" fo:border-right="0.99pt solid #000000" fo:border-top="0.99pt solid #000000"/>
      <style:text-properties fo:color="#ffffff"/>
    </style:style>
    <style:style style:name="ce76" style:family="table-cell" style:parent-style-name="Default" style:data-style-name="N1">
      <style:table-cell-properties fo:border-bottom="none" fo:border-left="none" fo:border-right="0.99pt solid #000000" fo:border-top="none"/>
    </style:style>
    <style:style style:name="ce77" style:family="table-cell" style:parent-style-name="Default" style:data-style-name="N1">
      <style:table-cell-properties fo:border-bottom="none" fo:background-color="#808080" fo:border-left="none" fo:border-right="0.99pt solid #000000" fo:border-top="none"/>
    </style:style>
    <style:style style:name="ce78" style:family="table-cell" style:parent-style-name="Default" style:data-style-name="N1">
      <style:table-cell-properties fo:border-bottom="none" fo:background-color="#ffffa6" fo:border-left="none" fo:border-right="0.99pt solid #000000" fo:border-top="none"/>
    </style:style>
    <style:style style:name="ce79" style:family="table-cell" style:parent-style-name="Default" style:data-style-name="N1">
      <style:table-cell-properties fo:border-bottom="0.99pt solid #000000" fo:background-color="#ffffa6" fo:border-left="none" fo:border-right="0.99pt solid #000000" fo:border-top="none"/>
    </style:style>
    <style:style style:name="ce121" style:family="table-cell" style:parent-style-name="Default" style:data-style-name="N108">
      <style:table-cell-properties fo:border-bottom="0.06pt solid #000000" fo:background-color="#ffbf00" style:text-align-source="fix" style:repeat-content="false" fo:wrap-option="wrap" fo:border-left="0.99pt solid #000000" fo:border-right="none" fo:border-top="0.99pt solid #000000" style:vertical-align="top"/>
      <style:paragraph-properties fo:text-align="end" fo:margin-left="0mm"/>
      <style:text-properties style:use-window-font-color="true"/>
    </style:style>
    <style:style style:name="ce81" style:family="table-cell" style:parent-style-name="Default" style:data-style-name="N108">
      <style:table-cell-properties fo:border-bottom="none" fo:background-color="#fff5ce" fo:border-left="0.99pt solid #000000" fo:border-right="none" fo:border-top="none"/>
      <style:text-properties style:use-window-font-color="true"/>
    </style:style>
    <style:style style:name="ce82" style:family="table-cell" style:parent-style-name="Default" style:data-style-name="N108">
      <style:table-cell-properties fo:border-bottom="0.99pt solid #000000" fo:background-color="#808080" fo:border-left="0.99pt solid #000000" fo:border-right="none" fo:border-top="none"/>
      <style:text-properties style:use-window-font-color="true"/>
    </style:style>
    <style:style style:name="ce23" style:family="table-cell" style:parent-style-name="Default" style:data-style-name="N1">
      <style:table-cell-properties fo:background-color="transparent"/>
    </style:style>
    <style:style style:name="ce126" style:family="table-cell" style:parent-style-name="Default">
      <style:table-cell-properties fo:border-bottom="0.06pt solid #000000" fo:background-color="#ffbf00" style:text-align-source="fix" style:repeat-content="false" fo:wrap-option="wrap" fo:border-left="none" fo:border-right="none" fo:border-top="0.99pt solid #000000" style:vertical-align="top"/>
      <style:paragraph-properties fo:text-align="end" fo:margin-left="0mm"/>
    </style:style>
    <style:style style:name="ce85" style:family="table-cell" style:parent-style-name="Default" style:data-style-name="N2">
      <style:table-cell-properties fo:background-color="#fff5ce"/>
    </style:style>
    <style:style style:name="ce86" style:family="table-cell" style:parent-style-name="Default" style:data-style-name="N2">
      <style:table-cell-properties fo:border-bottom="0.99pt solid #000000" fo:background-color="#808080" fo:border-left="none" fo:border-right="none" fo:border-top="none"/>
    </style:style>
    <style:style style:name="ce129" style:family="table-cell" style:parent-style-name="Default" style:data-style-name="N1">
      <style:table-cell-properties fo:border-bottom="0.06pt solid #000000" fo:background-color="#ffbf00" fo:wrap-option="wrap" fo:border-left="none" fo:border-right="0.99pt solid #000000" fo:border-top="0.99pt solid #000000" style:vertical-align="top"/>
    </style:style>
    <style:style style:name="ce88" style:family="table-cell" style:parent-style-name="Default" style:data-style-name="N1">
      <style:table-cell-properties fo:border-bottom="none" fo:background-color="#fff5ce" fo:border-left="none" fo:border-right="0.99pt solid #000000" fo:border-top="none"/>
    </style:style>
    <style:style style:name="ce89" style:family="table-cell" style:parent-style-name="Default" style:data-style-name="N1">
      <style:table-cell-properties fo:border-bottom="0.99pt solid #000000" fo:background-color="#808080" fo:border-left="none" fo:border-right="0.99pt solid #000000" fo:border-top="none"/>
    </style:style>
    <style:style style:name="ce133" style:family="table-cell" style:parent-style-name="Default" style:data-style-name="N1">
      <style:table-cell-properties fo:border-bottom="none" fo:background-color="#ffe5ca" fo:border-left="none" fo:border-right="0.99pt solid #000000" fo:border-top="none"/>
    </style:style>
    <style:style style:name="ce134" style:family="table-cell" style:parent-style-name="Default" style:data-style-name="N108">
      <style:table-cell-properties fo:border-bottom="0.06pt solid #000000" fo:background-color="#ff8000" style:text-align-source="fix" style:repeat-content="false" fo:wrap-option="wrap" fo:border-left="0.99pt solid #000000" fo:border-right="none" fo:border-top="0.99pt solid #000000" style:vertical-align="top"/>
      <style:paragraph-properties fo:text-align="end" fo:margin-left="0mm"/>
      <style:text-properties style:use-window-font-color="true"/>
    </style:style>
    <style:style style:name="ce91" style:family="table-cell" style:parent-style-name="Default" style:data-style-name="N108">
      <style:table-cell-properties fo:border-bottom="none" fo:background-color="#ffdbb6" fo:border-left="0.99pt solid #000000" fo:border-right="none" fo:border-top="none"/>
      <style:text-properties style:use-window-font-color="true"/>
    </style:style>
    <style:style style:name="ce137" style:family="table-cell" style:parent-style-name="Default">
      <style:table-cell-properties fo:border-bottom="0.06pt solid #000000" fo:background-color="#ff8000" style:text-align-source="fix" style:repeat-content="false" fo:wrap-option="wrap" fo:border-left="none" fo:border-right="none" fo:border-top="0.99pt solid #000000" style:vertical-align="top"/>
      <style:paragraph-properties fo:text-align="end" fo:margin-left="0mm"/>
    </style:style>
    <style:style style:name="ce93" style:family="table-cell" style:parent-style-name="Default" style:data-style-name="N2">
      <style:table-cell-properties fo:background-color="#ffdbb6"/>
    </style:style>
    <style:style style:name="ce140" style:family="table-cell" style:parent-style-name="Default" style:data-style-name="N1">
      <style:table-cell-properties fo:border-bottom="0.06pt solid #000000" fo:background-color="#ff8000" fo:wrap-option="wrap" fo:border-left="none" fo:border-right="0.99pt solid #000000" fo:border-top="0.99pt solid #000000" style:vertical-align="top"/>
    </style:style>
    <style:style style:name="ce95" style:family="table-cell" style:parent-style-name="Default" style:data-style-name="N1">
      <style:table-cell-properties fo:border-bottom="none" fo:background-color="#ffdbb6" fo:border-left="none" fo:border-right="0.99pt solid #000000" fo:border-top="none"/>
    </style:style>
    <style:style style:name="ce143" style:family="table-cell" style:parent-style-name="Default" style:data-style-name="N1">
      <style:table-cell-properties fo:border-bottom="none" fo:background-color="#fedcc6" fo:border-left="none" fo:border-right="0.99pt solid #000000" fo:border-top="none"/>
    </style:style>
    <style:style style:name="ce145" style:family="table-cell" style:parent-style-name="Default" style:data-style-name="N1">
      <style:table-cell-properties fo:border-bottom="none" fo:background-color="#fcc79b" fo:border-left="none" fo:border-right="0.99pt solid #000000" fo:border-top="none"/>
    </style:style>
    <style:style style:name="ce147" style:family="table-cell" style:parent-style-name="Default" style:data-style-name="N108">
      <style:table-cell-properties fo:border-bottom="0.06pt solid #000000" fo:background-color="#ff4000" style:text-align-source="fix" style:repeat-content="false" fo:wrap-option="wrap" fo:border-left="0.99pt solid #000000" fo:border-right="none" fo:border-top="0.99pt solid #000000" style:vertical-align="top"/>
      <style:paragraph-properties fo:text-align="end" fo:margin-left="0mm"/>
      <style:text-properties style:use-window-font-color="true"/>
    </style:style>
    <style:style style:name="ce97" style:family="table-cell" style:parent-style-name="Default" style:data-style-name="N108">
      <style:table-cell-properties fo:border-bottom="none" fo:background-color="#ffd8ce" fo:border-left="0.99pt solid #000000" fo:border-right="none" fo:border-top="none"/>
      <style:text-properties style:use-window-font-color="true"/>
    </style:style>
    <style:style style:name="ce151" style:family="table-cell" style:parent-style-name="Default">
      <style:table-cell-properties fo:border-bottom="0.06pt solid #000000" fo:background-color="#ff4000" style:text-align-source="fix" style:repeat-content="false" fo:wrap-option="wrap" fo:border-left="none" fo:border-right="none" fo:border-top="0.99pt solid #000000" style:vertical-align="top"/>
      <style:paragraph-properties fo:text-align="end" fo:margin-left="0mm"/>
    </style:style>
    <style:style style:name="ce99" style:family="table-cell" style:parent-style-name="Default" style:data-style-name="N2">
      <style:table-cell-properties fo:background-color="#ffd8ce"/>
    </style:style>
    <style:style style:name="ce154" style:family="table-cell" style:parent-style-name="Default" style:data-style-name="N1">
      <style:table-cell-properties fo:border-bottom="0.06pt solid #000000" fo:background-color="#ff4000" fo:wrap-option="wrap" fo:border-left="none" fo:border-right="0.99pt solid #000000" fo:border-top="0.99pt solid #000000" style:vertical-align="top"/>
    </style:style>
    <style:style style:name="ce101" style:family="table-cell" style:parent-style-name="Default" style:data-style-name="N1">
      <style:table-cell-properties fo:border-bottom="none" fo:background-color="#ffd8ce" fo:border-left="none" fo:border-right="0.99pt solid #000000" fo:border-top="none"/>
    </style:style>
    <style:style style:name="ce156" style:family="table-cell" style:parent-style-name="Default">
      <style:table-cell-properties fo:background-color="#77bc65" style:text-align-source="fix" style:repeat-content="false" fo:border="0.99pt solid #000000" style:vertical-align="middle"/>
      <style:paragraph-properties fo:text-align="center" fo:margin-left="0mm"/>
      <style:text-properties fo:color="#ffffff"/>
    </style:style>
    <style:style style:name="ce10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use-window-font-color="true"/>
    </style:style>
    <style:style style:name="ce104" style:family="table-cell" style:parent-style-name="Default">
      <style:table-cell-properties fo:background-color="transparent"/>
      <style:text-properties fo:color="#ffffff"/>
    </style:style>
    <style:style style:name="ce105" style:family="table-cell" style:parent-style-name="Default">
      <style:table-cell-properties fo:background-color="#00a933"/>
    </style:style>
    <style:style style:name="ce158" style:family="table-cell" style:parent-style-name="Default">
      <style:table-cell-properties fo:background-color="#77bc65" style:text-align-source="fix" style:repeat-content="false" fo:border="0.99pt solid #000000" style:vertical-align="middle"/>
      <style:paragraph-properties fo:text-align="center"/>
      <style:text-properties fo:color="#ffffff"/>
    </style:style>
    <style:style style:name="ce107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0.99pt solid #000000"/>
      <style:paragraph-properties fo:text-align="center" fo:margin-left="0mm"/>
      <style:text-properties style:use-window-font-color="true"/>
    </style:style>
    <style:style style:name="ce108" style:family="table-cell" style:parent-style-name="Default">
      <style:table-cell-properties fo:background-color="transparent" fo:wrap-option="wrap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S172">
        <office:forms form:automatic-focus="false" form:apply-design-mode="false"/>
        <table:table-header-columns>
          <table:table-column table:style-name="co1" table:default-cell-style-name="ce3"/>
          <table:table-column table:style-name="co2" table:default-cell-style-name="ce3"/>
          <table:table-column table:style-name="co3" table:default-cell-style-name="ce3"/>
          <table:table-column table:style-name="co4" table:default-cell-style-name="ce9"/>
          <table:table-column table:style-name="co5" table:default-cell-style-name="ce3"/>
          <table:table-column table:style-name="co6" table:default-cell-style-name="ce12"/>
          <table:table-column table:style-name="co7" table:default-cell-style-name="ce12"/>
          <table:table-column table:style-name="co8" table:default-cell-style-name="ce12"/>
          <table:table-column table:style-name="co9" table:default-cell-style-name="ce23"/>
          <table:table-column table:style-name="co6" table:default-cell-style-name="ce3"/>
          <table:table-column table:style-name="co7" table:default-cell-style-name="ce3"/>
          <table:table-column table:style-name="co8" table:default-cell-style-name="ce3"/>
          <table:table-column table:style-name="co10" table:default-cell-style-name="ce3"/>
          <table:table-column table:style-name="co6" table:default-cell-style-name="ce3"/>
          <table:table-column table:style-name="co7" table:default-cell-style-name="ce3"/>
          <table:table-column table:style-name="co8" table:default-cell-style-name="ce3"/>
          <table:table-column table:style-name="co11" table:default-cell-style-name="ce3"/>
          <table:table-column table:style-name="co6" table:default-cell-style-name="ce3"/>
          <table:table-column table:style-name="co7" table:default-cell-style-name="ce3"/>
        </table:table-header-columns>
        <table:table-column table:style-name="co8" table:default-cell-style-name="ce3"/>
        <table:table-column table:style-name="co12" table:number-columns-repeated="1003" table:default-cell-style-name="ce3"/>
        <table:table-row table:style-name="ro1">
          <table:table-cell table:style-name="ce4" office:value-type="string" calcext:value-type="string">
            <text:p>Corr</text:p>
          </table:table-cell>
          <table:table-cell table:style-name="ce16" office:value-type="string" calcext:value-type="string">
            <text:p>num m</text:p>
          </table:table-cell>
          <table:table-cell table:style-name="ce22" office:value-type="string" calcext:value-type="string">
            <text:p>multiplier x</text:p>
          </table:table-cell>
          <table:table-cell table:style-name="ce38" office:value-type="string" calcext:value-type="string">
            <text:p>Ohm</text:p>
            <text:p>Rounded</text:p>
          </table:table-cell>
          <table:table-cell table:style-name="ce83" office:value-type="string" calcext:value-type="string">
            <text:p>Ohm</text:p>
          </table:table-cell>
          <table:table-cell table:style-name="ce98" office:value-type="string" calcext:value-type="string">
            <text:p>V</text:p>
          </table:table-cell>
          <table:table-cell table:style-name="ce113" office:value-type="string" calcext:value-type="string">
            <text:p>Expected</text:p>
            <text:p>measurem.</text:p>
            <text:p>@</text:p>
            <text:p>Analog pin</text:p>
          </table:table-cell>
          <table:table-cell table:style-name="ce113" office:value-type="string" calcext:value-type="string">
            <text:p>pwm</text:p>
          </table:table-cell>
          <table:table-cell table:style-name="ce121" office:value-type="string" calcext:value-type="string">
            <text:p>Ohm</text:p>
          </table:table-cell>
          <table:table-cell table:style-name="ce126" office:value-type="string" calcext:value-type="string">
            <text:p>V</text:p>
          </table:table-cell>
          <table:table-cell table:style-name="ce129" office:value-type="string" calcext:value-type="string">
            <text:p><text:span text:style-name="T1">Expected</text:span></text:p>
            <text:p><text:span text:style-name="T1">measurem.</text:span></text:p>
            <text:p><text:span text:style-name="T1">@</text:span></text:p>
            <text:p><text:span text:style-name="T1">Analog pin</text:span></text:p>
          </table:table-cell>
          <table:table-cell table:style-name="ce129" office:value-type="string" calcext:value-type="string">
            <text:p>pwm</text:p>
          </table:table-cell>
          <table:table-cell table:style-name="ce134" office:value-type="string" calcext:value-type="string">
            <text:p>Ohm</text:p>
          </table:table-cell>
          <table:table-cell table:style-name="ce137" office:value-type="string" calcext:value-type="string">
            <text:p>V</text:p>
          </table:table-cell>
          <table:table-cell table:style-name="ce140" office:value-type="string" calcext:value-type="string">
            <text:p><text:span text:style-name="T1">Expected</text:span></text:p>
            <text:p><text:span text:style-name="T1">measurem.</text:span></text:p>
            <text:p><text:span text:style-name="T1">@</text:span></text:p>
            <text:p><text:span text:style-name="T1">Analog pin</text:span></text:p>
          </table:table-cell>
          <table:table-cell table:style-name="ce140" office:value-type="string" calcext:value-type="string">
            <text:p>pwm</text:p>
          </table:table-cell>
          <table:table-cell table:style-name="ce147" office:value-type="string" calcext:value-type="string">
            <text:p>Ohm</text:p>
          </table:table-cell>
          <table:table-cell table:style-name="ce151" office:value-type="string" calcext:value-type="string">
            <text:p>V</text:p>
          </table:table-cell>
          <table:table-cell table:style-name="ce154" office:value-type="string" calcext:value-type="string">
            <text:p><text:span text:style-name="T1">Expected</text:span></text:p>
            <text:p><text:span text:style-name="T1">measurem.</text:span></text:p>
            <text:p><text:span text:style-name="T1">@</text:span></text:p>
            <text:p><text:span text:style-name="T1">Analog pin</text:span></text:p>
          </table:table-cell>
          <table:table-cell table:style-name="ce154" office:value-type="string" calcext:value-type="string">
            <text:p>pwm</text:p>
          </table:table-cell>
          <table:table-cell table:style-name="ce156" office:value-type="string" calcext:value-type="string" table:number-columns-spanned="2" table:number-rows-spanned="1">
            <text:p>5V // 100k pulldown</text:p>
          </table:table-cell>
          <table:covered-table-cell table:style-name="ce105"/>
          <table:table-cell table:style-name="ce158" office:value-type="string" calcext:value-type="string">
            <text:p>E-Reihe =</text:p>
          </table:table-cell>
          <table:table-cell table:style-name="Default"/>
          <table:table-cell table:style-name="ce108" table:number-columns-repeated="999"/>
        </table:table-row>
        <table:table-row table:style-name="ro2">
          <table:table-cell table:style-name="ce30" table:number-columns-repeated="3"/>
          <table:table-cell table:style-name="ce51"/>
          <table:table-cell table:style-name="ce61"/>
          <table:table-cell table:style-name="ce68"/>
          <table:table-cell table:style-name="ce74" table:number-columns-repeated="2"/>
          <table:table-cell table:style-name="ce61"/>
          <table:table-cell table:style-name="ce68"/>
          <table:table-cell table:style-name="ce74" table:number-columns-repeated="2"/>
          <table:table-cell table:style-name="ce61"/>
          <table:table-cell table:style-name="ce68"/>
          <table:table-cell table:style-name="ce74" table:number-columns-repeated="2"/>
          <table:table-cell table:style-name="ce61"/>
          <table:table-cell table:style-name="ce68"/>
          <table:table-cell table:style-name="ce74" table:number-columns-repeated="2"/>
          <table:table-cell table:style-name="ce103" office:value-type="string" calcext:value-type="string" table:number-columns-spanned="2" table:number-rows-spanned="1">
            <text:p>m ∈ {x &lt; E}</text:p>
          </table:table-cell>
          <table:covered-table-cell table:style-name="ce2"/>
          <table:table-cell table:style-name="ce107" office:value-type="float" office:value="24" calcext:value-type="float">
            <text:p>24</text:p>
          </table:table-cell>
          <table:table-cell table:style-name="Default"/>
          <table:table-cell table:style-name="ce108" table:number-columns-repeated="999"/>
        </table:table-row>
        <table:table-row table:style-name="ro2">
          <table:table-cell table:style-name="ce31"/>
          <table:table-cell table:style-name="ce39"/>
          <table:table-cell table:style-name="ce44"/>
          <table:table-cell table:style-name="ce52"/>
          <table:table-cell table:style-name="ce62" office:value-type="float" office:value="100000" calcext:value-type="float">
            <text:p>100.000</text:p>
          </table:table-cell>
          <table:table-cell table:style-name="ce39" office:value-type="float" office:value="5" calcext:value-type="float">
            <text:p>5</text:p>
          </table:table-cell>
          <table:table-cell table:style-name="ce75" office:value-type="float" office:value="1023" calcext:value-type="float">
            <text:p>1023</text:p>
          </table:table-cell>
          <table:table-cell table:style-name="ce75"/>
          <table:table-cell table:style-name="ce62" office:value-type="float" office:value="10000" calcext:value-type="float">
            <text:p>10.000</text:p>
          </table:table-cell>
          <table:table-cell table:style-name="ce39" office:value-type="float" office:value="5" calcext:value-type="float">
            <text:p>5</text:p>
          </table:table-cell>
          <table:table-cell table:style-name="ce75" office:value-type="float" office:value="1023" calcext:value-type="float">
            <text:p>1023</text:p>
          </table:table-cell>
          <table:table-cell table:style-name="ce75"/>
          <table:table-cell table:style-name="ce62" office:value-type="float" office:value="1000" calcext:value-type="float">
            <text:p>1.000</text:p>
          </table:table-cell>
          <table:table-cell table:style-name="ce39" office:value-type="float" office:value="5" calcext:value-type="float">
            <text:p>5</text:p>
          </table:table-cell>
          <table:table-cell table:style-name="ce75" office:value-type="float" office:value="1023" calcext:value-type="float">
            <text:p>1023</text:p>
          </table:table-cell>
          <table:table-cell table:style-name="ce75"/>
          <table:table-cell table:style-name="ce62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75" office:value-type="float" office:value="1023" calcext:value-type="float">
            <text:p>1023</text:p>
          </table:table-cell>
          <table:table-cell table:style-name="ce75"/>
          <table:table-cell table:style-name="ce104" table:number-columns-repeated="1003"/>
        </table:table-row>
        <table:table-row table:style-name="ro2">
          <table:table-cell table:style-name="ce32"/>
          <table:table-cell table:style-name="Default"/>
          <table:table-cell table:style-name="ce45"/>
          <table:table-cell table:style-name="ce53"/>
          <table:table-cell table:style-name="ce63"/>
          <table:table-cell table:style-name="Default"/>
          <table:table-cell table:style-name="ce76" table:number-columns-repeated="2"/>
          <table:table-cell table:style-name="ce63"/>
          <table:table-cell table:style-name="Default"/>
          <table:table-cell table:style-name="ce76" table:number-columns-repeated="2"/>
          <table:table-cell table:style-name="ce63"/>
          <table:table-cell table:style-name="Default"/>
          <table:table-cell table:style-name="ce76" table:number-columns-repeated="2"/>
          <table:table-cell table:style-name="ce63"/>
          <table:table-cell table:style-name="Default"/>
          <table:table-cell table:style-name="ce76" table:number-columns-repeated="2"/>
          <table:table-cell table:number-columns-repeated="1003"/>
        </table:table-row>
        <table:table-row table:style-name="ro2">
          <table:table-cell table:style-name="ce33" office:value-type="string" calcext:value-type="string">
            <text:p>passt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IF(  [.$A5]=&quot;auf&quot;;ROUNDUP([.$E5];-(LEN([.$C5])-2));   IF(    [.$A5]=&quot;ab&quot;;ROUNDDOWN([.$E5];-(LEN([.$C5])-2));     IF(      [.$A5]=&quot;passt&quot;;[.$E5];       COM.MICROSOFT.IFS(        OR([.$A5]=2;[.$A5]=2.7;[.$A5]=3.3;[.$A5]=3.6);[.$A5]*[.$C5]       )     )   ) )" office:value-type="float" office:value="1" calcext:value-type="float">
            <text:p>1,00</text:p>
          </table:table-cell>
          <table:table-cell table:style-name="ce64" table:formula="of:=((10^[.$B5])^(1/[.$W$2]))*[.$C5]" office:value-type="float" office:value="1" calcext:value-type="float">
            <text:p>1,000000</text:p>
          </table:table-cell>
          <table:table-cell table:style-name="ce69" table:formula="of:=5-(([.$F$3]/([.$E$3]+[.$E5]))*[.$E5])" office:value-type="float" office:value="4.9999500005" calcext:value-type="float">
            <text:p>5,00</text:p>
          </table:table-cell>
          <table:table-cell table:style-name="ce77" table:formula="of:=([.$G$3]-([.$F5]/([.$F$3]/[.$G$3])))" office:value-type="float" office:value="0.0102298977000146" calcext:value-type="float">
            <text:p>0</text:p>
          </table:table-cell>
          <table:table-cell table:style-name="ce77" table:formula="of:=ROUND([.G5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5]))*[.$E5])" office:value-type="float" office:value="4.999500049995" calcext:value-type="float">
            <text:p>5,00</text:p>
          </table:table-cell>
          <table:table-cell table:style-name="ce77" table:formula="of:=([.$K$3]-([.$J5]/([.$J$3]/[.$K$3])))" office:value-type="float" office:value="0.102289771022924" calcext:value-type="float">
            <text:p>0</text:p>
          </table:table-cell>
          <table:table-cell table:style-name="ce77" table:formula="of:=ROUND([.K5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5]))*[.$E5])" office:value-type="float" office:value="4.99500499500499" calcext:value-type="float">
            <text:p>5,00</text:p>
          </table:table-cell>
          <table:table-cell table:style-name="ce77" table:formula="of:=([.$O$3]-([.$N5]/([.$N$3]/[.$O$3])))" office:value-type="float" office:value="1.02197802197816" calcext:value-type="float">
            <text:p>1</text:p>
          </table:table-cell>
          <table:table-cell table:style-name="ce77" table:formula="of:=ROUND([.O5]/4)" office:value-type="float" office:value="0" calcext:value-type="float">
            <text:p>0</text:p>
          </table:table-cell>
          <table:table-cell table:style-name="ce97"/>
          <table:table-cell table:style-name="ce99" table:formula="of:=5-(([.$F$3]/([.$Q$3]+[.$E5]))*[.$E5])" office:value-type="float" office:value="4.95049504950495" calcext:value-type="float">
            <text:p>4,95</text:p>
          </table:table-cell>
          <table:table-cell table:style-name="ce101" table:formula="of:=([.$S$3]-([.$R5]/([.$R$3]/[.$S$3])))" office:value-type="float" office:value="10.1287128712871" calcext:value-type="float">
            <text:p>10</text:p>
          </table:table-cell>
          <table:table-cell table:style-name="ce101" table:formula="of:=ROUND([.S5]/4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IF(  [.$A6]=&quot;auf&quot;;ROUNDUP([.$E6];-(LEN([.$C6])-2));   IF(    [.$A6]=&quot;ab&quot;;ROUNDDOWN([.$E6];-(LEN([.$C6])-2));     IF(      [.$A6]=&quot;passt&quot;;[.$E6];       COM.MICROSOFT.IFS(        OR([.$A6]=2;[.$A6]=2.7;[.$A6]=3.3;[.$A6]=3.6);[.$A6]*[.$C6]       )     )   ) )" office:value-type="float" office:value="1.1" calcext:value-type="float">
            <text:p>1,10</text:p>
          </table:table-cell>
          <table:table-cell table:style-name="ce64" table:formula="of:=((10^[.$B6])^(1/[.$W$2]))*[.$C6]" office:value-type="float" office:value="1.10069417125221" calcext:value-type="float">
            <text:p>1,100694</text:p>
          </table:table-cell>
          <table:table-cell table:style-name="ce69" table:formula="of:=5-(([.$F$3]/([.$E$3]+[.$E6]))*[.$E6])" office:value-type="float" office:value="4.99994496589719" calcext:value-type="float">
            <text:p>5,00</text:p>
          </table:table-cell>
          <table:table-cell table:style-name="ce77" table:formula="of:=([.$G$3]-([.$F6]/([.$F$3]/[.$G$3])))" office:value-type="float" office:value="0.0112599774340652" calcext:value-type="float">
            <text:p>0</text:p>
          </table:table-cell>
          <table:table-cell table:style-name="ce77" table:formula="of:=ROUND([.G6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6]))*[.$E6])" office:value-type="float" office:value="4.99944971348409" calcext:value-type="float">
            <text:p>5,00</text:p>
          </table:table-cell>
          <table:table-cell table:style-name="ce77" table:formula="of:=([.$K$3]-([.$J6]/([.$J$3]/[.$K$3])))" office:value-type="float" office:value="0.112588621155169" calcext:value-type="float">
            <text:p>0</text:p>
          </table:table-cell>
          <table:table-cell table:style-name="ce77" table:formula="of:=ROUND([.K6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6]))*[.$E6])" office:value-type="float" office:value="4.99450258012176" calcext:value-type="float">
            <text:p>4,99</text:p>
          </table:table-cell>
          <table:table-cell table:style-name="ce77" table:formula="of:=([.$O$3]-([.$N6]/([.$N$3]/[.$O$3])))" office:value-type="float" office:value="1.1247721070888" calcext:value-type="float">
            <text:p>1</text:p>
          </table:table-cell>
          <table:table-cell table:style-name="ce77" table:formula="of:=ROUND([.O6]/4)" office:value-type="float" office:value="0" calcext:value-type="float">
            <text:p>0</text:p>
          </table:table-cell>
          <table:table-cell table:style-name="ce97"/>
          <table:table-cell table:style-name="ce99" table:formula="of:=5-(([.$F$3]/([.$Q$3]+[.$E6]))*[.$E6])" office:value-type="float" office:value="4.9455644602505" calcext:value-type="float">
            <text:p>4,95</text:p>
          </table:table-cell>
          <table:table-cell table:style-name="ce101" table:formula="of:=([.$S$3]-([.$R6]/([.$R$3]/[.$S$3])))" office:value-type="float" office:value="11.1375114327474" calcext:value-type="float">
            <text:p>11</text:p>
          </table:table-cell>
          <table:table-cell table:style-name="ce101" table:formula="of:=ROUND([.S6]/4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IF(  [.$A7]=&quot;auf&quot;;ROUNDUP([.$E7];-(LEN([.$C7])-2));   IF(    [.$A7]=&quot;ab&quot;;ROUNDDOWN([.$E7];-(LEN([.$C7])-2));     IF(      [.$A7]=&quot;passt&quot;;[.$E7];       COM.MICROSOFT.IFS(        OR([.$A7]=2;[.$A7]=2.7;[.$A7]=3.3;[.$A7]=3.6);[.$A7]*[.$C7]       )     )   ) )" office:value-type="float" office:value="1.2" calcext:value-type="float">
            <text:p>1,20</text:p>
          </table:table-cell>
          <table:table-cell table:style-name="ce64" table:formula="of:=((10^[.$B7])^(1/[.$W$2]))*[.$C7]" office:value-type="float" office:value="1.21152765862859" calcext:value-type="float">
            <text:p>1,211528</text:p>
          </table:table-cell>
          <table:table-cell table:style-name="ce69" table:formula="of:=5-(([.$F$3]/([.$E$3]+[.$E7]))*[.$E7])" office:value-type="float" office:value="4.99993942435096" calcext:value-type="float">
            <text:p>5,00</text:p>
          </table:table-cell>
          <table:table-cell table:style-name="ce77" table:formula="of:=([.$G$3]-([.$F7]/([.$F$3]/[.$G$3])))" office:value-type="float" office:value="0.0123937777937044" calcext:value-type="float">
            <text:p>0</text:p>
          </table:table-cell>
          <table:table-cell table:style-name="ce77" table:formula="of:=ROUND([.G7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7]))*[.$E7])" office:value-type="float" office:value="4.99939430955176" calcext:value-type="float">
            <text:p>5,00</text:p>
          </table:table-cell>
          <table:table-cell table:style-name="ce77" table:formula="of:=([.$K$3]-([.$J7]/([.$J$3]/[.$K$3])))" office:value-type="float" office:value="0.123924265710116" calcext:value-type="float">
            <text:p>0</text:p>
          </table:table-cell>
          <table:table-cell table:style-name="ce77" table:formula="of:=ROUND([.K7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7]))*[.$E7])" office:value-type="float" office:value="4.99394969182256" calcext:value-type="float">
            <text:p>4,99</text:p>
          </table:table-cell>
          <table:table-cell table:style-name="ce77" table:formula="of:=([.$O$3]-([.$N7]/([.$N$3]/[.$O$3])))" office:value-type="float" office:value="1.23789305310481" calcext:value-type="float">
            <text:p>1</text:p>
          </table:table-cell>
          <table:table-cell table:style-name="ce77" table:formula="of:=ROUND([.O7]/4)" office:value-type="float" office:value="0" calcext:value-type="float">
            <text:p>0</text:p>
          </table:table-cell>
          <table:table-cell table:style-name="ce97"/>
          <table:table-cell table:style-name="ce99" table:formula="of:=5-(([.$F$3]/([.$Q$3]+[.$E7]))*[.$E7])" office:value-type="float" office:value="4.94014873173761" calcext:value-type="float">
            <text:p>4,94</text:p>
          </table:table-cell>
          <table:table-cell table:style-name="ce101" table:formula="of:=([.$S$3]-([.$R7]/([.$R$3]/[.$S$3])))" office:value-type="float" office:value="12.245569486485" calcext:value-type="float">
            <text:p>12</text:p>
          </table:table-cell>
          <table:table-cell table:style-name="ce101" table:formula="of:=ROUND([.S7]/4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IF(  [.$A8]=&quot;auf&quot;;ROUNDUP([.$E8];-(LEN([.$C8])-2));   IF(    [.$A8]=&quot;ab&quot;;ROUNDDOWN([.$E8];-(LEN([.$C8])-2));     IF(      [.$A8]=&quot;passt&quot;;[.$E8];       COM.MICROSOFT.IFS(        OR([.$A8]=2;[.$A8]=2.7;[.$A8]=3.3;[.$A8]=3.6);[.$A8]*[.$C8]       )     )   ) )" office:value-type="float" office:value="1.3" calcext:value-type="float">
            <text:p>1,30</text:p>
          </table:table-cell>
          <table:table-cell table:style-name="ce64" table:formula="of:=((10^[.$B8])^(1/[.$W$2]))*[.$C8]" office:value-type="float" office:value="1.33352143216332" calcext:value-type="float">
            <text:p>1,333521</text:p>
          </table:table-cell>
          <table:table-cell table:style-name="ce69" table:formula="of:=5-(([.$F$3]/([.$E$3]+[.$E8]))*[.$E8])" office:value-type="float" office:value="4.99993332481752" calcext:value-type="float">
            <text:p>5,00</text:p>
          </table:table-cell>
          <table:table-cell table:style-name="ce77" table:formula="of:=([.$G$3]-([.$F8]/([.$F$3]/[.$G$3])))" office:value-type="float" office:value="0.0136417423353805" calcext:value-type="float">
            <text:p>0</text:p>
          </table:table-cell>
          <table:table-cell table:style-name="ce77" table:formula="of:=ROUND([.G8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8]))*[.$E8])" office:value-type="float" office:value="4.99933332818603" calcext:value-type="float">
            <text:p>5,00</text:p>
          </table:table-cell>
          <table:table-cell table:style-name="ce77" table:formula="of:=([.$K$3]-([.$J8]/([.$J$3]/[.$K$3])))" office:value-type="float" office:value="0.136401053137433" calcext:value-type="float">
            <text:p>0</text:p>
          </table:table-cell>
          <table:table-cell table:style-name="ce77" table:formula="of:=ROUND([.K8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8]))*[.$E8])" office:value-type="float" office:value="4.99334127239516" calcext:value-type="float">
            <text:p>4,99</text:p>
          </table:table-cell>
          <table:table-cell table:style-name="ce77" table:formula="of:=([.$O$3]-([.$N8]/([.$N$3]/[.$O$3])))" office:value-type="float" office:value="1.36237566795126" calcext:value-type="float">
            <text:p>1</text:p>
          </table:table-cell>
          <table:table-cell table:style-name="ce77" table:formula="of:=ROUND([.O8]/4)" office:value-type="float" office:value="0" calcext:value-type="float">
            <text:p>0</text:p>
          </table:table-cell>
          <table:table-cell table:style-name="ce97"/>
          <table:table-cell table:style-name="ce99" table:formula="of:=5-(([.$F$3]/([.$Q$3]+[.$E8]))*[.$E8])" office:value-type="float" office:value="4.93420136726147" calcext:value-type="float">
            <text:p>4,93</text:p>
          </table:table-cell>
          <table:table-cell table:style-name="ce101" table:formula="of:=([.$S$3]-([.$R8]/([.$R$3]/[.$S$3])))" office:value-type="float" office:value="13.4624002583028" calcext:value-type="float">
            <text:p>13</text:p>
          </table:table-cell>
          <table:table-cell table:style-name="ce101" table:formula="of:=ROUND([.S8]/4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IF(  [.$A9]=&quot;auf&quot;;ROUNDUP([.$E9];-(LEN([.$C9])-2));   IF(    [.$A9]=&quot;ab&quot;;ROUNDDOWN([.$E9];-(LEN([.$C9])-2));     IF(      [.$A9]=&quot;passt&quot;;[.$E9];       COM.MICROSOFT.IFS(        OR([.$A9]=2;[.$A9]=2.7;[.$A9]=3.3;[.$A9]=3.6);[.$A9]*[.$C9]       )     )   ) )" office:value-type="float" office:value="1.5" calcext:value-type="float">
            <text:p>1,50</text:p>
          </table:table-cell>
          <table:table-cell table:style-name="ce64" table:formula="of:=((10^[.$B9])^(1/[.$W$2]))*[.$C9]" office:value-type="float" office:value="1.46779926762207" calcext:value-type="float">
            <text:p>1,467799</text:p>
          </table:table-cell>
          <table:table-cell table:style-name="ce69" table:formula="of:=5-(([.$F$3]/([.$E$3]+[.$E9]))*[.$E9])" office:value-type="float" office:value="4.99992661111382" calcext:value-type="float">
            <text:p>5,00</text:p>
          </table:table-cell>
          <table:table-cell table:style-name="ce77" table:formula="of:=([.$G$3]-([.$F9]/([.$F$3]/[.$G$3])))" office:value-type="float" office:value="0.0150153661123795" calcext:value-type="float">
            <text:p>0</text:p>
          </table:table-cell>
          <table:table-cell table:style-name="ce77" table:formula="of:=ROUND([.G9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9]))*[.$E9])" office:value-type="float" office:value="4.99926620807211" calcext:value-type="float">
            <text:p>5,00</text:p>
          </table:table-cell>
          <table:table-cell table:style-name="ce77" table:formula="of:=([.$K$3]-([.$J9]/([.$J$3]/[.$K$3])))" office:value-type="float" office:value="0.150133828445291" calcext:value-type="float">
            <text:p>0</text:p>
          </table:table-cell>
          <table:table-cell table:style-name="ce77" table:formula="of:=ROUND([.K9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9]))*[.$E9])" office:value-type="float" office:value="4.99267176004713" calcext:value-type="float">
            <text:p>4,99</text:p>
          </table:table-cell>
          <table:table-cell table:style-name="ce77" table:formula="of:=([.$O$3]-([.$N9]/([.$N$3]/[.$O$3])))" office:value-type="float" office:value="1.49935789435813" calcext:value-type="float">
            <text:p>1</text:p>
          </table:table-cell>
          <table:table-cell table:style-name="ce77" table:formula="of:=ROUND([.O9]/4)" office:value-type="float" office:value="0" calcext:value-type="float">
            <text:p>0</text:p>
          </table:table-cell>
          <table:table-cell table:style-name="ce97"/>
          <table:table-cell table:style-name="ce99" table:formula="of:=5-(([.$F$3]/([.$Q$3]+[.$E9]))*[.$E9])" office:value-type="float" office:value="4.92767167129787" calcext:value-type="float">
            <text:p>4,93</text:p>
          </table:table-cell>
          <table:table-cell table:style-name="ce101" table:formula="of:=([.$S$3]-([.$R9]/([.$R$3]/[.$S$3])))" office:value-type="float" office:value="14.7983760524559" calcext:value-type="float">
            <text:p>15</text:p>
          </table:table-cell>
          <table:table-cell table:style-name="ce101" table:formula="of:=ROUND([.S9]/4)"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IF(  [.$A10]=&quot;auf&quot;;ROUNDUP([.$E10];-(LEN([.$C10])-2));   IF(    [.$A10]=&quot;ab&quot;;ROUNDDOWN([.$E10];-(LEN([.$C10])-2));     IF(      [.$A10]=&quot;passt&quot;;[.$E10];       COM.MICROSOFT.IFS(        OR([.$A10]=2;[.$A10]=2.7;[.$A10]=3.3;[.$A10]=3.6);[.$A10]*[.$C10]       )     )   ) )" office:value-type="float" office:value="1.6" calcext:value-type="float">
            <text:p>1,60</text:p>
          </table:table-cell>
          <table:table-cell table:style-name="ce64" table:formula="of:=((10^[.$B10])^(1/[.$W$2]))*[.$C10]" office:value-type="float" office:value="1.61559809843987" calcext:value-type="float">
            <text:p>1,615598</text:p>
          </table:table-cell>
          <table:table-cell table:style-name="ce69" table:formula="of:=5-(([.$F$3]/([.$E$3]+[.$E10]))*[.$E10])" office:value-type="float" office:value="4.99991922140014" calcext:value-type="float">
            <text:p>5,00</text:p>
          </table:table-cell>
          <table:table-cell table:style-name="ce77" table:formula="of:=([.$G$3]-([.$F10]/([.$F$3]/[.$G$3])))" office:value-type="float" office:value="0.0165273015321645" calcext:value-type="float">
            <text:p>0</text:p>
          </table:table-cell>
          <table:table-cell table:style-name="ce77" table:formula="of:=ROUND([.G10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10]))*[.$E10])" office:value-type="float" office:value="4.99919233143756" calcext:value-type="float">
            <text:p>5,00</text:p>
          </table:table-cell>
          <table:table-cell table:style-name="ce77" table:formula="of:=([.$K$3]-([.$J10]/([.$J$3]/[.$K$3])))" office:value-type="float" office:value="0.16524898787543" calcext:value-type="float">
            <text:p>0</text:p>
          </table:table-cell>
          <table:table-cell table:style-name="ce77" table:formula="of:=ROUND([.K10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10]))*[.$E10])" office:value-type="float" office:value="4.99193503924306" calcext:value-type="float">
            <text:p>4,99</text:p>
          </table:table-cell>
          <table:table-cell table:style-name="ce77" table:formula="of:=([.$O$3]-([.$N10]/([.$N$3]/[.$O$3])))" office:value-type="float" office:value="1.6500909708692" calcext:value-type="float">
            <text:p>2</text:p>
          </table:table-cell>
          <table:table-cell table:style-name="ce77" table:formula="of:=ROUND([.O10]/4)" office:value-type="float" office:value="0" calcext:value-type="float">
            <text:p>0</text:p>
          </table:table-cell>
          <table:table-cell table:style-name="ce97"/>
          <table:table-cell table:style-name="ce99" table:formula="of:=5-(([.$F$3]/([.$Q$3]+[.$E10]))*[.$E10])" office:value-type="float" office:value="4.92050442409074" calcext:value-type="float">
            <text:p>4,92</text:p>
          </table:table-cell>
          <table:table-cell table:style-name="ce101" table:formula="of:=([.$S$3]-([.$R10]/([.$R$3]/[.$S$3])))" office:value-type="float" office:value="16.2647948310345" calcext:value-type="float">
            <text:p>16</text:p>
          </table:table-cell>
          <table:table-cell table:style-name="ce101" table:formula="of:=ROUND([.S10]/4)"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IF(  [.$A11]=&quot;auf&quot;;ROUNDUP([.$E11];-(LEN([.$C11])-2));   IF(    [.$A11]=&quot;ab&quot;;ROUNDDOWN([.$E11];-(LEN([.$C11])-2));     IF(      [.$A11]=&quot;passt&quot;;[.$E11];       COM.MICROSOFT.IFS(        OR([.$A11]=2;[.$A11]=2.7;[.$A11]=3.3;[.$A11]=3.6);[.$A11]*[.$C11]       )     )   ) )" office:value-type="float" office:value="1.8" calcext:value-type="float">
            <text:p>1,80</text:p>
          </table:table-cell>
          <table:table-cell table:style-name="ce64" table:formula="of:=((10^[.$B11])^(1/[.$W$2]))*[.$C11]" office:value-type="float" office:value="1.77827941003892" calcext:value-type="float">
            <text:p>1,778279</text:p>
          </table:table-cell>
          <table:table-cell table:style-name="ce69" table:formula="of:=5-(([.$F$3]/([.$E$3]+[.$E11]))*[.$E11])" office:value-type="float" office:value="4.99991108761061" calcext:value-type="float">
            <text:p>5,00</text:p>
          </table:table-cell>
          <table:table-cell table:style-name="ce77" table:formula="of:=([.$G$3]-([.$F11]/([.$F$3]/[.$G$3])))" office:value-type="float" office:value="0.018191474869468" calcext:value-type="float">
            <text:p>0</text:p>
          </table:table-cell>
          <table:table-cell table:style-name="ce77" table:formula="of:=ROUND([.G11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11]))*[.$E11])" office:value-type="float" office:value="4.99911101838075" calcext:value-type="float">
            <text:p>5,00</text:p>
          </table:table-cell>
          <table:table-cell table:style-name="ce77" table:formula="of:=([.$K$3]-([.$J11]/([.$J$3]/[.$K$3])))" office:value-type="float" office:value="0.181885639298343" calcext:value-type="float">
            <text:p>0</text:p>
          </table:table-cell>
          <table:table-cell table:style-name="ce77" table:formula="of:=ROUND([.K11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11]))*[.$E11])" office:value-type="float" office:value="4.99112438627095" calcext:value-type="float">
            <text:p>4,99</text:p>
          </table:table-cell>
          <table:table-cell table:style-name="ce77" table:formula="of:=([.$O$3]-([.$N11]/([.$N$3]/[.$O$3])))" office:value-type="float" office:value="1.81595056896333" calcext:value-type="float">
            <text:p>2</text:p>
          </table:table-cell>
          <table:table-cell table:style-name="ce77" table:formula="of:=ROUND([.O11]/4)" office:value-type="float" office:value="0" calcext:value-type="float">
            <text:p>0</text:p>
          </table:table-cell>
          <table:table-cell table:style-name="ce97"/>
          <table:table-cell table:style-name="ce99" table:formula="of:=5-(([.$F$3]/([.$Q$3]+[.$E11]))*[.$E11])" office:value-type="float" office:value="4.91263954252583" calcext:value-type="float">
            <text:p>4,91</text:p>
          </table:table-cell>
          <table:table-cell table:style-name="ce101" table:formula="of:=([.$S$3]-([.$R11]/([.$R$3]/[.$S$3])))" office:value-type="float" office:value="17.8739495992146" calcext:value-type="float">
            <text:p>18</text:p>
          </table:table-cell>
          <table:table-cell table:style-name="ce101" table:formula="of:=ROUND([.S11]/4)"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table:style-name="ce34" office:value-type="string" calcext:value-type="string">
            <text:p>x</text:p>
          </table:table-cell>
          <table:table-cell table:style-name="ce40" office:value-type="float" office:value="7" calcext:value-type="float">
            <text:p>7</text:p>
          </table:table-cell>
          <table:table-cell table:style-name="ce47" office:value-type="float" office:value="1" calcext:value-type="float">
            <text:p>1</text:p>
          </table:table-cell>
          <table:table-cell table:style-name="ce55" table:formula="of:=IF(  [.$A12]=&quot;auf&quot;;ROUNDUP([.$E12];-(LEN([.$C12])-2));   IF(    [.$A12]=&quot;ab&quot;;ROUNDDOWN([.$E12];-(LEN([.$C12])-2));     IF(      [.$A12]=&quot;passt&quot;;[.$E12];       COM.MICROSOFT.IFS(        OR([.$A12]=2;[.$A12]=2.7;[.$A12]=3.3;[.$A12]=3.6);[.$A12]*[.$C12]       )     )   ) )" office:value-type="string" office:string-value="" calcext:value-type="error">
            <text:p>#NV</text:p>
          </table:table-cell>
          <table:table-cell table:style-name="ce65" table:formula="of:=((10^[.$B12])^(1/[.$W$2]))*[.$C12]" office:value-type="float" office:value="1.95734178148766" calcext:value-type="float">
            <text:p>1,957342</text:p>
          </table:table-cell>
          <table:table-cell table:style-name="ce69" table:formula="of:=5-(([.$F$3]/([.$E$3]+[.$E12]))*[.$E12])" office:value-type="float" office:value="4.99990213482648" calcext:value-type="float">
            <text:p>5,00</text:p>
          </table:table-cell>
          <table:table-cell table:style-name="ce77" table:formula="of:=([.$G$3]-([.$F12]/([.$F$3]/[.$G$3])))" office:value-type="float" office:value="0.0200232145019754" calcext:value-type="float">
            <text:p>0</text:p>
          </table:table-cell>
          <table:table-cell table:style-name="ce77" table:formula="of:=ROUND([.G12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12]))*[.$E12])" office:value-type="float" office:value="4.99902152063111" calcext:value-type="float">
            <text:p>5,00</text:p>
          </table:table-cell>
          <table:table-cell table:style-name="ce77" table:formula="of:=([.$K$3]-([.$J12]/([.$J$3]/[.$K$3])))" office:value-type="float" office:value="0.200196878874635" calcext:value-type="float">
            <text:p>0</text:p>
          </table:table-cell>
          <table:table-cell table:style-name="ce77" table:formula="of:=ROUND([.K12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12]))*[.$E12])" office:value-type="float" office:value="4.99023240960535" calcext:value-type="float">
            <text:p>4,99</text:p>
          </table:table-cell>
          <table:table-cell table:style-name="ce77" table:formula="of:=([.$O$3]-([.$N12]/([.$N$3]/[.$O$3])))" office:value-type="float" office:value="1.99844899474624" calcext:value-type="float">
            <text:p>2</text:p>
          </table:table-cell>
          <table:table-cell table:style-name="ce77" table:formula="of:=ROUND([.O12]/4)" office:value-type="float" office:value="0" calcext:value-type="float">
            <text:p>0</text:p>
          </table:table-cell>
          <table:table-cell table:style-name="ce65"/>
          <table:table-cell table:style-name="ce69" table:formula="of:=5-(([.$F$3]/([.$Q$3]+[.$E12]))*[.$E12])" office:value-type="float" office:value="4.90401172945041" calcext:value-type="float">
            <text:p>4,90</text:p>
          </table:table-cell>
          <table:table-cell table:style-name="ce77" table:formula="of:=([.$S$3]-([.$R12]/([.$R$3]/[.$S$3])))" office:value-type="float" office:value="19.6392001544458" calcext:value-type="float">
            <text:p>20</text:p>
          </table:table-cell>
          <table:table-cell table:style-name="ce77" table:formula="of:=ROUND([.S12]/4)"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8" calcext:value-type="float">
            <text:p>8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IF(  [.$A13]=&quot;auf&quot;;ROUNDUP([.$E13];-(LEN([.$C13])-2));   IF(    [.$A13]=&quot;ab&quot;;ROUNDDOWN([.$E13];-(LEN([.$C13])-2));     IF(      [.$A13]=&quot;passt&quot;;[.$E13];       COM.MICROSOFT.IFS(        OR([.$A13]=2;[.$A13]=2.7;[.$A13]=3.3;[.$A13]=3.6);[.$A13]*[.$C13]       )     )   ) )" office:value-type="float" office:value="2.2" calcext:value-type="float">
            <text:p>2,20</text:p>
          </table:table-cell>
          <table:table-cell table:style-name="ce64" table:formula="of:=((10^[.$B13])^(1/[.$W$2]))*[.$C13]" office:value-type="float" office:value="2.15443469003188" calcext:value-type="float">
            <text:p>2,154435</text:p>
          </table:table-cell>
          <table:table-cell table:style-name="ce69" table:formula="of:=5-(([.$F$3]/([.$E$3]+[.$E13]))*[.$E13])" office:value-type="float" office:value="4.99989228058624" calcext:value-type="float">
            <text:p>5,00</text:p>
          </table:table-cell>
          <table:table-cell table:style-name="ce77" table:formula="of:=([.$G$3]-([.$F13]/([.$F$3]/[.$G$3])))" office:value-type="float" office:value="0.022039392054694" calcext:value-type="float">
            <text:p>0</text:p>
          </table:table-cell>
          <table:table-cell table:style-name="ce77" table:formula="of:=ROUND([.G13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13]))*[.$E13])" office:value-type="float" office:value="4.99892301468444" calcext:value-type="float">
            <text:p>5,00</text:p>
          </table:table-cell>
          <table:table-cell table:style-name="ce77" table:formula="of:=([.$K$3]-([.$J13]/([.$J$3]/[.$K$3])))" office:value-type="float" office:value="0.220351195564376" calcext:value-type="float">
            <text:p>0</text:p>
          </table:table-cell>
          <table:table-cell table:style-name="ce77" table:formula="of:=ROUND([.K13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13]))*[.$E13])" office:value-type="float" office:value="4.9892509846015" calcext:value-type="float">
            <text:p>4,99</text:p>
          </table:table-cell>
          <table:table-cell table:style-name="ce77" table:formula="of:=([.$O$3]-([.$N13]/([.$N$3]/[.$O$3])))" office:value-type="float" office:value="2.1992485505333" calcext:value-type="float">
            <text:p>2</text:p>
          </table:table-cell>
          <table:table-cell table:style-name="ce77" table:formula="of:=ROUND([.O13]/4)" office:value-type="float" office:value="1" calcext:value-type="float">
            <text:p>1</text:p>
          </table:table-cell>
          <table:table-cell table:style-name="ce97"/>
          <table:table-cell table:style-name="ce99" table:formula="of:=5-(([.$F$3]/([.$Q$3]+[.$E13]))*[.$E13])" office:value-type="float" office:value="4.89455011441407" calcext:value-type="float">
            <text:p>4,89</text:p>
          </table:table-cell>
          <table:table-cell table:style-name="ce101" table:formula="of:=([.$S$3]-([.$R13]/([.$R$3]/[.$S$3])))" office:value-type="float" office:value="21.5750465908817" calcext:value-type="float">
            <text:p>22</text:p>
          </table:table-cell>
          <table:table-cell table:style-name="ce101" table:formula="of:=ROUND([.S13]/4)"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9" calcext:value-type="float">
            <text:p>9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IF(  [.$A14]=&quot;auf&quot;;ROUNDUP([.$E14];-(LEN([.$C14])-2));   IF(    [.$A14]=&quot;ab&quot;;ROUNDDOWN([.$E14];-(LEN([.$C14])-2));     IF(      [.$A14]=&quot;passt&quot;;[.$E14];       COM.MICROSOFT.IFS(        OR([.$A14]=2;[.$A14]=2.7;[.$A14]=3.3;[.$A14]=3.6);[.$A14]*[.$C14]       )     )   ) )" office:value-type="float" office:value="2.4" calcext:value-type="float">
            <text:p>2,40</text:p>
          </table:table-cell>
          <table:table-cell table:style-name="ce64" table:formula="of:=((10^[.$B14])^(1/[.$W$2]))*[.$C14]" office:value-type="float" office:value="2.37137370566165" calcext:value-type="float">
            <text:p>2,371374</text:p>
          </table:table-cell>
          <table:table-cell table:style-name="ce69" table:formula="of:=5-(([.$F$3]/([.$E$3]+[.$E14]))*[.$E14])" office:value-type="float" office:value="4.99988143412636" calcext:value-type="float">
            <text:p>5,00</text:p>
          </table:table-cell>
          <table:table-cell table:style-name="ce77" table:formula="of:=([.$G$3]-([.$F14]/([.$F$3]/[.$G$3])))" office:value-type="float" office:value="0.024258577747446" calcext:value-type="float">
            <text:p>0</text:p>
          </table:table-cell>
          <table:table-cell table:style-name="ce77" table:formula="of:=ROUND([.G14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14]))*[.$E14])" office:value-type="float" office:value="4.99881459425117" calcext:value-type="float">
            <text:p>5,00</text:p>
          </table:table-cell>
          <table:table-cell table:style-name="ce77" table:formula="of:=([.$K$3]-([.$J14]/([.$J$3]/[.$K$3])))" office:value-type="float" office:value="0.242534016210357" calcext:value-type="float">
            <text:p>0</text:p>
          </table:table-cell>
          <table:table-cell table:style-name="ce77" table:formula="of:=ROUND([.K14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14]))*[.$E14])" office:value-type="float" office:value="4.98817118201962" calcext:value-type="float">
            <text:p>4,99</text:p>
          </table:table-cell>
          <table:table-cell table:style-name="ce77" table:formula="of:=([.$O$3]-([.$N14]/([.$N$3]/[.$O$3])))" office:value-type="float" office:value="2.42017615878592" calcext:value-type="float">
            <text:p>2</text:p>
          </table:table-cell>
          <table:table-cell table:style-name="ce77" table:formula="of:=ROUND([.O14]/4)" office:value-type="float" office:value="1" calcext:value-type="float">
            <text:p>1</text:p>
          </table:table-cell>
          <table:table-cell table:style-name="ce97"/>
          <table:table-cell table:style-name="ce99" table:formula="of:=5-(([.$F$3]/([.$Q$3]+[.$E14]))*[.$E14])" office:value-type="float" office:value="4.88417788978392" calcext:value-type="float">
            <text:p>4,88</text:p>
          </table:table-cell>
          <table:table-cell table:style-name="ce101" table:formula="of:=([.$S$3]-([.$R14]/([.$R$3]/[.$S$3])))" office:value-type="float" office:value="23.6972037502092" calcext:value-type="float">
            <text:p>24</text:p>
          </table:table-cell>
          <table:table-cell table:style-name="ce101" table:formula="of:=ROUND([.S14]/4)"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table:style-name="ce33" office:value-type="float" office:value="2.7" calcext:value-type="float">
            <text:p>2,7</text:p>
          </table:table-cell>
          <table:table-cell office:value-type="float" office:value="10" calcext:value-type="float">
            <text:p>10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IF(  [.$A15]=&quot;auf&quot;;ROUNDUP([.$E15];-(LEN([.$C15])-2));   IF(    [.$A15]=&quot;ab&quot;;ROUNDDOWN([.$E15];-(LEN([.$C15])-2));     IF(      [.$A15]=&quot;passt&quot;;[.$E15];       COM.MICROSOFT.IFS(        OR([.$A15]=2;[.$A15]=2.7;[.$A15]=3.3;[.$A15]=3.6);[.$A15]*[.$C15]       )     )   ) )" office:value-type="float" office:value="2.7" calcext:value-type="float">
            <text:p>2,70</text:p>
          </table:table-cell>
          <table:table-cell table:style-name="ce64" table:formula="of:=((10^[.$B15])^(1/[.$W$2]))*[.$C15]" office:value-type="float" office:value="2.61015721568254" calcext:value-type="float">
            <text:p>2,610157</text:p>
          </table:table-cell>
          <table:table-cell table:style-name="ce69" table:formula="of:=5-(([.$F$3]/([.$E$3]+[.$E15]))*[.$E15])" office:value-type="float" office:value="4.99986949554559" calcext:value-type="float">
            <text:p>5,00</text:p>
          </table:table-cell>
          <table:table-cell table:style-name="ce77" table:formula="of:=([.$G$3]-([.$F15]/([.$F$3]/[.$G$3])))" office:value-type="float" office:value="0.0267012113728242" calcext:value-type="float">
            <text:p>0</text:p>
          </table:table-cell>
          <table:table-cell table:style-name="ce77" table:formula="of:=ROUND([.G15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15]))*[.$E15])" office:value-type="float" office:value="4.9986952619493" calcext:value-type="float">
            <text:p>5,00</text:p>
          </table:table-cell>
          <table:table-cell table:style-name="ce77" table:formula="of:=([.$K$3]-([.$J15]/([.$J$3]/[.$K$3])))" office:value-type="float" office:value="0.266949405172681" calcext:value-type="float">
            <text:p>0</text:p>
          </table:table-cell>
          <table:table-cell table:style-name="ce77" table:formula="of:=ROUND([.K15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15]))*[.$E15])" office:value-type="float" office:value="4.98698318984255" calcext:value-type="float">
            <text:p>4,99</text:p>
          </table:table-cell>
          <table:table-cell table:style-name="ce77" table:formula="of:=([.$O$3]-([.$N15]/([.$N$3]/[.$O$3])))" office:value-type="float" office:value="2.66323935821538" calcext:value-type="float">
            <text:p>3</text:p>
          </table:table-cell>
          <table:table-cell table:style-name="ce77" table:formula="of:=ROUND([.O15]/4)" office:value-type="float" office:value="1" calcext:value-type="float">
            <text:p>1</text:p>
          </table:table-cell>
          <table:table-cell table:style-name="ce97"/>
          <table:table-cell table:style-name="ce99" table:formula="of:=5-(([.$F$3]/([.$Q$3]+[.$E15]))*[.$E15])" office:value-type="float" office:value="4.87281194734961" calcext:value-type="float">
            <text:p>4,87</text:p>
          </table:table-cell>
          <table:table-cell table:style-name="ce101" table:formula="of:=([.$S$3]-([.$R15]/([.$R$3]/[.$S$3])))" office:value-type="float" office:value="26.0226755722691" calcext:value-type="float">
            <text:p>26</text:p>
          </table:table-cell>
          <table:table-cell table:style-name="ce101" table:formula="of:=ROUND([.S15]/4)"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table:style-name="ce33" office:value-type="float" office:value="2.7" calcext:value-type="float">
            <text:p>2,7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IF(  [.$A16]=&quot;auf&quot;;ROUNDUP([.$E16];-(LEN([.$C16])-2));   IF(    [.$A16]=&quot;ab&quot;;ROUNDDOWN([.$E16];-(LEN([.$C16])-2));     IF(      [.$A16]=&quot;passt&quot;;[.$E16];       COM.MICROSOFT.IFS(        OR([.$A16]=2;[.$A16]=2.7;[.$A16]=3.3;[.$A16]=3.6);[.$A16]*[.$C16]       )     )   ) )" office:value-type="float" office:value="2.7" calcext:value-type="float">
            <text:p>2,70</text:p>
          </table:table-cell>
          <table:table-cell table:style-name="ce64" table:formula="of:=((10^[.$B16])^(1/[.$W$2]))*[.$C16]" office:value-type="float" office:value="2.87298483335366" calcext:value-type="float">
            <text:p>2,872985</text:p>
          </table:table-cell>
          <table:table-cell table:style-name="ce69" table:formula="of:=5-(([.$F$3]/([.$E$3]+[.$E16]))*[.$E16])" office:value-type="float" office:value="4.99985635488523" calcext:value-type="float">
            <text:p>5,00</text:p>
          </table:table-cell>
          <table:table-cell table:style-name="ce77" table:formula="of:=([.$G$3]-([.$F16]/([.$F$3]/[.$G$3])))" office:value-type="float" office:value="0.029389790480991" calcext:value-type="float">
            <text:p>0</text:p>
          </table:table-cell>
          <table:table-cell table:style-name="ce77" table:formula="of:=ROUND([.G16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16]))*[.$E16])" office:value-type="float" office:value="4.99856392016688" calcext:value-type="float">
            <text:p>5,00</text:p>
          </table:table-cell>
          <table:table-cell table:style-name="ce77" table:formula="of:=([.$K$3]-([.$J16]/([.$J$3]/[.$K$3])))" office:value-type="float" office:value="0.293821933856066" calcext:value-type="float">
            <text:p>0</text:p>
          </table:table-cell>
          <table:table-cell table:style-name="ce77" table:formula="of:=ROUND([.K16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16]))*[.$E16])" office:value-type="float" office:value="4.98567622781348" calcext:value-type="float">
            <text:p>4,99</text:p>
          </table:table-cell>
          <table:table-cell table:style-name="ce77" table:formula="of:=([.$O$3]-([.$N16]/([.$N$3]/[.$O$3])))" office:value-type="float" office:value="2.93064378936197" calcext:value-type="float">
            <text:p>3</text:p>
          </table:table-cell>
          <table:table-cell table:style-name="ce77" table:formula="of:=ROUND([.O16]/4)" office:value-type="float" office:value="1" calcext:value-type="float">
            <text:p>1</text:p>
          </table:table-cell>
          <table:table-cell table:style-name="ce97"/>
          <table:table-cell table:style-name="ce99" table:formula="of:=5-(([.$F$3]/([.$Q$3]+[.$E16]))*[.$E16])" office:value-type="float" office:value="4.86036252189981" calcext:value-type="float">
            <text:p>4,86</text:p>
          </table:table-cell>
          <table:table-cell table:style-name="ce101" table:formula="of:=([.$S$3]-([.$R16]/([.$R$3]/[.$S$3])))" office:value-type="float" office:value="28.5698280192984" calcext:value-type="float">
            <text:p>29</text:p>
          </table:table-cell>
          <table:table-cell table:style-name="ce101" table:formula="of:=ROUND([.S16]/4)"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table:style-name="ce33" office:value-type="float" office:value="3.3" calcext:value-type="float">
            <text:p>3,3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IF(  [.$A17]=&quot;auf&quot;;ROUNDUP([.$E17];-(LEN([.$C17])-2));   IF(    [.$A17]=&quot;ab&quot;;ROUNDDOWN([.$E17];-(LEN([.$C17])-2));     IF(      [.$A17]=&quot;passt&quot;;[.$E17];       COM.MICROSOFT.IFS(        OR([.$A17]=2;[.$A17]=2.7;[.$A17]=3.3;[.$A17]=3.6);[.$A17]*[.$C17]       )     )   ) )" office:value-type="float" office:value="3.3" calcext:value-type="float">
            <text:p>3,30</text:p>
          </table:table-cell>
          <table:table-cell table:style-name="ce64" table:formula="of:=((10^[.$B17])^(1/[.$W$2]))*[.$C17]" office:value-type="float" office:value="3.16227766016838" calcext:value-type="float">
            <text:p>3,162278</text:p>
          </table:table-cell>
          <table:table-cell table:style-name="ce69" table:formula="of:=5-(([.$F$3]/([.$E$3]+[.$E17]))*[.$E17])" office:value-type="float" office:value="4.99984189111683" calcext:value-type="float">
            <text:p>5,00</text:p>
          </table:table-cell>
          <table:table-cell table:style-name="ce77" table:formula="of:=([.$G$3]-([.$F17]/([.$F$3]/[.$G$3])))" office:value-type="float" office:value="0.0323490774958373" calcext:value-type="float">
            <text:p>0</text:p>
          </table:table-cell>
          <table:table-cell table:style-name="ce77" table:formula="of:=ROUND([.G17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17]))*[.$E17])" office:value-type="float" office:value="4.99841936101185" calcext:value-type="float">
            <text:p>5,00</text:p>
          </table:table-cell>
          <table:table-cell table:style-name="ce77" table:formula="of:=([.$K$3]-([.$J17]/([.$J$3]/[.$K$3])))" office:value-type="float" office:value="0.32339873697515" calcext:value-type="float">
            <text:p>0</text:p>
          </table:table-cell>
          <table:table-cell table:style-name="ce77" table:formula="of:=ROUND([.K17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17]))*[.$E17])" office:value-type="float" office:value="4.9842384540837" calcext:value-type="float">
            <text:p>4,98</text:p>
          </table:table-cell>
          <table:table-cell table:style-name="ce77" table:formula="of:=([.$O$3]-([.$N17]/([.$N$3]/[.$O$3])))" office:value-type="float" office:value="3.22481229447521" calcext:value-type="float">
            <text:p>3</text:p>
          </table:table-cell>
          <table:table-cell table:style-name="ce77" table:formula="of:=ROUND([.O17]/4)" office:value-type="float" office:value="1" calcext:value-type="float">
            <text:p>1</text:p>
          </table:table-cell>
          <table:table-cell table:style-name="ce97"/>
          <table:table-cell table:style-name="ce99" table:formula="of:=5-(([.$F$3]/([.$Q$3]+[.$E17]))*[.$E17])" office:value-type="float" office:value="4.84673284984142" calcext:value-type="float">
            <text:p>4,85</text:p>
          </table:table-cell>
          <table:table-cell table:style-name="ce101" table:formula="of:=([.$S$3]-([.$R17]/([.$R$3]/[.$S$3])))" office:value-type="float" office:value="31.3584589224449" calcext:value-type="float">
            <text:p>31</text:p>
          </table:table-cell>
          <table:table-cell table:style-name="ce101" table:formula="of:=ROUND([.S17]/4)" office:value-type="float" office:value="8" calcext:value-type="float">
            <text:p>8</text:p>
          </table:table-cell>
          <table:table-cell table:number-columns-repeated="1003"/>
        </table:table-row>
        <table:table-row table:style-name="ro2">
          <table:table-cell table:style-name="ce33" office:value-type="float" office:value="3.6" calcext:value-type="float">
            <text:p>3,6</text:p>
          </table:table-cell>
          <table:table-cell office:value-type="float" office:value="13" calcext:value-type="float">
            <text:p>13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IF(  [.$A18]=&quot;auf&quot;;ROUNDUP([.$E18];-(LEN([.$C18])-2));   IF(    [.$A18]=&quot;ab&quot;;ROUNDDOWN([.$E18];-(LEN([.$C18])-2));     IF(      [.$A18]=&quot;passt&quot;;[.$E18];       COM.MICROSOFT.IFS(        OR([.$A18]=2;[.$A18]=2.7;[.$A18]=3.3;[.$A18]=3.6);[.$A18]*[.$C18]       )     )   ) )" office:value-type="float" office:value="3.6" calcext:value-type="float">
            <text:p>3,60</text:p>
          </table:table-cell>
          <table:table-cell table:style-name="ce64" table:formula="of:=((10^[.$B18])^(1/[.$W$2]))*[.$C18]" office:value-type="float" office:value="3.48070058842841" calcext:value-type="float">
            <text:p>3,480701</text:p>
          </table:table-cell>
          <table:table-cell table:style-name="ce69" table:formula="of:=5-(([.$F$3]/([.$E$3]+[.$E18]))*[.$E18])" office:value-type="float" office:value="4.99982597102801" calcext:value-type="float">
            <text:p>5,00</text:p>
          </table:table-cell>
          <table:table-cell table:style-name="ce77" table:formula="of:=([.$G$3]-([.$F18]/([.$F$3]/[.$G$3])))" office:value-type="float" office:value="0.0356063276699388" calcext:value-type="float">
            <text:p>0</text:p>
          </table:table-cell>
          <table:table-cell table:style-name="ce77" table:formula="of:=ROUND([.G18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18]))*[.$E18])" office:value-type="float" office:value="4.99826025525884" calcext:value-type="float">
            <text:p>5,00</text:p>
          </table:table-cell>
          <table:table-cell table:style-name="ce77" table:formula="of:=([.$K$3]-([.$J18]/([.$J$3]/[.$K$3])))" office:value-type="float" office:value="0.355951774041387" calcext:value-type="float">
            <text:p>0</text:p>
          </table:table-cell>
          <table:table-cell table:style-name="ce77" table:formula="of:=ROUND([.K18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18]))*[.$E18])" office:value-type="float" office:value="4.98265686332389" calcext:value-type="float">
            <text:p>4,98</text:p>
          </table:table-cell>
          <table:table-cell table:style-name="ce77" table:formula="of:=([.$O$3]-([.$N18]/([.$N$3]/[.$O$3])))" office:value-type="float" office:value="3.54840576393167" calcext:value-type="float">
            <text:p>4</text:p>
          </table:table-cell>
          <table:table-cell table:style-name="ce77" table:formula="of:=ROUND([.O18]/4)" office:value-type="float" office:value="1" calcext:value-type="float">
            <text:p>1</text:p>
          </table:table-cell>
          <table:table-cell table:style-name="ce97"/>
          <table:table-cell table:style-name="ce99" table:formula="of:=5-(([.$F$3]/([.$Q$3]+[.$E18]))*[.$E18])" office:value-type="float" office:value="4.83181885276018" calcext:value-type="float">
            <text:p>4,83</text:p>
          </table:table-cell>
          <table:table-cell table:style-name="ce101" table:formula="of:=([.$S$3]-([.$R18]/([.$R$3]/[.$S$3])))" office:value-type="float" office:value="34.4098627252669" calcext:value-type="float">
            <text:p>34</text:p>
          </table:table-cell>
          <table:table-cell table:style-name="ce101" table:formula="of:=ROUND([.S18]/4)"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4" calcext:value-type="float">
            <text:p>14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IF(  [.$A19]=&quot;auf&quot;;ROUNDUP([.$E19];-(LEN([.$C19])-2));   IF(    [.$A19]=&quot;ab&quot;;ROUNDDOWN([.$E19];-(LEN([.$C19])-2));     IF(      [.$A19]=&quot;passt&quot;;[.$E19];       COM.MICROSOFT.IFS(        OR([.$A19]=2;[.$A19]=2.7;[.$A19]=3.3;[.$A19]=3.6);[.$A19]*[.$C19]       )     )   ) )" office:value-type="float" office:value="3.9" calcext:value-type="float">
            <text:p>3,90</text:p>
          </table:table-cell>
          <table:table-cell table:style-name="ce64" table:formula="of:=((10^[.$B19])^(1/[.$W$2]))*[.$C19]" office:value-type="float" office:value="3.83118684955729" calcext:value-type="float">
            <text:p>3,831187</text:p>
          </table:table-cell>
          <table:table-cell table:style-name="ce69" table:formula="of:=5-(([.$F$3]/([.$E$3]+[.$E19]))*[.$E19])" office:value-type="float" office:value="4.99980844799624" calcext:value-type="float">
            <text:p>5,00</text:p>
          </table:table-cell>
          <table:table-cell table:style-name="ce77" table:formula="of:=([.$G$3]-([.$F19]/([.$F$3]/[.$G$3])))" office:value-type="float" office:value="0.0391915399698064" calcext:value-type="float">
            <text:p>0</text:p>
          </table:table-cell>
          <table:table-cell table:style-name="ce77" table:formula="of:=ROUND([.G19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19]))*[.$E19])" office:value-type="float" office:value="4.99808514019379" calcext:value-type="float">
            <text:p>5,00</text:p>
          </table:table-cell>
          <table:table-cell table:style-name="ce77" table:formula="of:=([.$K$3]-([.$J19]/([.$J$3]/[.$K$3])))" office:value-type="float" office:value="0.39178031635015" calcext:value-type="float">
            <text:p>0</text:p>
          </table:table-cell>
          <table:table-cell table:style-name="ce77" table:formula="of:=ROUND([.K19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19]))*[.$E19])" office:value-type="float" office:value="4.98091717561804" calcext:value-type="float">
            <text:p>4,98</text:p>
          </table:table-cell>
          <table:table-cell table:style-name="ce77" table:formula="of:=([.$O$3]-([.$N19]/([.$N$3]/[.$O$3])))" office:value-type="float" office:value="3.9043458685494" calcext:value-type="float">
            <text:p>4</text:p>
          </table:table-cell>
          <table:table-cell table:style-name="ce77" table:formula="of:=ROUND([.O19]/4)" office:value-type="float" office:value="1" calcext:value-type="float">
            <text:p>1</text:p>
          </table:table-cell>
          <table:table-cell table:style-name="ce97"/>
          <table:table-cell table:style-name="ce99" table:formula="of:=5-(([.$F$3]/([.$Q$3]+[.$E19]))*[.$E19])" office:value-type="float" office:value="4.81550885789698" calcext:value-type="float">
            <text:p>4,82</text:p>
          </table:table-cell>
          <table:table-cell table:style-name="ce101" table:formula="of:=([.$S$3]-([.$R19]/([.$R$3]/[.$S$3])))" office:value-type="float" office:value="37.7468876742771" calcext:value-type="float">
            <text:p>38</text:p>
          </table:table-cell>
          <table:table-cell table:style-name="ce101" table:formula="of:=ROUND([.S19]/4)"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5" calcext:value-type="float">
            <text:p>15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IF(  [.$A20]=&quot;auf&quot;;ROUNDUP([.$E20];-(LEN([.$C20])-2));   IF(    [.$A20]=&quot;ab&quot;;ROUNDDOWN([.$E20];-(LEN([.$C20])-2));     IF(      [.$A20]=&quot;passt&quot;;[.$E20];       COM.MICROSOFT.IFS(        OR([.$A20]=2;[.$A20]=2.7;[.$A20]=3.3;[.$A20]=3.6);[.$A20]*[.$C20]       )     )   ) )" office:value-type="float" office:value="4.3" calcext:value-type="float">
            <text:p>4,30</text:p>
          </table:table-cell>
          <table:table-cell table:style-name="ce64" table:formula="of:=((10^[.$B20])^(1/[.$W$2]))*[.$C20]" office:value-type="float" office:value="4.21696503428582" calcext:value-type="float">
            <text:p>4,216965</text:p>
          </table:table-cell>
          <table:table-cell table:style-name="ce69" table:formula="of:=5-(([.$F$3]/([.$E$3]+[.$E20]))*[.$E20])" office:value-type="float" office:value="4.99978916063931" calcext:value-type="float">
            <text:p>5,00</text:p>
          </table:table-cell>
          <table:table-cell table:style-name="ce77" table:formula="of:=([.$G$3]-([.$F20]/([.$F$3]/[.$G$3])))" office:value-type="float" office:value="0.0431377331975682" calcext:value-type="float">
            <text:p>0</text:p>
          </table:table-cell>
          <table:table-cell table:style-name="ce77" table:formula="of:=ROUND([.G20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20]))*[.$E20])" office:value-type="float" office:value="4.99789240624777" calcext:value-type="float">
            <text:p>5,00</text:p>
          </table:table-cell>
          <table:table-cell table:style-name="ce77" table:formula="of:=([.$K$3]-([.$J20]/([.$J$3]/[.$K$3])))" office:value-type="float" office:value="0.431213681705572" calcext:value-type="float">
            <text:p>0</text:p>
          </table:table-cell>
          <table:table-cell table:style-name="ce77" table:formula="of:=ROUND([.K20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20]))*[.$E20])" office:value-type="float" office:value="4.97900371542647" calcext:value-type="float">
            <text:p>4,98</text:p>
          </table:table-cell>
          <table:table-cell table:style-name="ce77" table:formula="of:=([.$O$3]-([.$N20]/([.$N$3]/[.$O$3])))" office:value-type="float" office:value="4.29583982374481" calcext:value-type="float">
            <text:p>4</text:p>
          </table:table-cell>
          <table:table-cell table:style-name="ce77" table:formula="of:=ROUND([.O20]/4)" office:value-type="float" office:value="1" calcext:value-type="float">
            <text:p>1</text:p>
          </table:table-cell>
          <table:table-cell table:style-name="ce97"/>
          <table:table-cell table:style-name="ce99" table:formula="of:=5-(([.$F$3]/([.$Q$3]+[.$E20]))*[.$E20])" office:value-type="float" office:value="4.79768336983818" calcext:value-type="float">
            <text:p>4,80</text:p>
          </table:table-cell>
          <table:table-cell table:style-name="ce101" table:formula="of:=([.$S$3]-([.$R20]/([.$R$3]/[.$S$3])))" office:value-type="float" office:value="41.3939825311088" calcext:value-type="float">
            <text:p>41</text:p>
          </table:table-cell>
          <table:table-cell table:style-name="ce101" table:formula="of:=ROUND([.S20]/4)" office:value-type="float" office:value="10" calcext:value-type="float">
            <text:p>10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IF(  [.$A21]=&quot;auf&quot;;ROUNDUP([.$E21];-(LEN([.$C21])-2));   IF(    [.$A21]=&quot;ab&quot;;ROUNDDOWN([.$E21];-(LEN([.$C21])-2));     IF(      [.$A21]=&quot;passt&quot;;[.$E21];       COM.MICROSOFT.IFS(        OR([.$A21]=2;[.$A21]=2.7;[.$A21]=3.3;[.$A21]=3.6);[.$A21]*[.$C21]       )     )   ) )" office:value-type="float" office:value="4.7" calcext:value-type="float">
            <text:p>4,70</text:p>
          </table:table-cell>
          <table:table-cell table:style-name="ce64" table:formula="of:=((10^[.$B21])^(1/[.$W$2]))*[.$C21]" office:value-type="float" office:value="4.64158883361278" calcext:value-type="float">
            <text:p>4,641589</text:p>
          </table:table-cell>
          <table:table-cell table:style-name="ce69" table:formula="of:=5-(([.$F$3]/([.$E$3]+[.$E21]))*[.$E21])" office:value-type="float" office:value="4.99976793132999" calcext:value-type="float">
            <text:p>5,00</text:p>
          </table:table-cell>
          <table:table-cell table:style-name="ce77" table:formula="of:=([.$G$3]-([.$F21]/([.$F$3]/[.$G$3])))" office:value-type="float" office:value="0.0474812498833899" calcext:value-type="float">
            <text:p>0</text:p>
          </table:table-cell>
          <table:table-cell table:style-name="ce77" table:formula="of:=ROUND([.G21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21]))*[.$E21])" office:value-type="float" office:value="4.99768028230077" calcext:value-type="float">
            <text:p>5,00</text:p>
          </table:table-cell>
          <table:table-cell table:style-name="ce77" table:formula="of:=([.$K$3]-([.$J21]/([.$J$3]/[.$K$3])))" office:value-type="float" office:value="0.474614241262429" calcext:value-type="float">
            <text:p>0</text:p>
          </table:table-cell>
          <table:table-cell table:style-name="ce77" table:formula="of:=ROUND([.K21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21]))*[.$E21])" office:value-type="float" office:value="4.97689927987651" calcext:value-type="float">
            <text:p>4,98</text:p>
          </table:table-cell>
          <table:table-cell table:style-name="ce77" table:formula="of:=([.$O$3]-([.$N21]/([.$N$3]/[.$O$3])))" office:value-type="float" office:value="4.7264073372661" calcext:value-type="float">
            <text:p>5</text:p>
          </table:table-cell>
          <table:table-cell table:style-name="ce77" table:formula="of:=ROUND([.O21]/4)" office:value-type="float" office:value="1" calcext:value-type="float">
            <text:p>1</text:p>
          </table:table-cell>
          <table:table-cell table:style-name="ce97"/>
          <table:table-cell table:style-name="ce99" table:formula="of:=5-(([.$F$3]/([.$Q$3]+[.$E21]))*[.$E21])" office:value-type="float" office:value="4.77821491027849" calcext:value-type="float">
            <text:p>4,78</text:p>
          </table:table-cell>
          <table:table-cell table:style-name="ce101" table:formula="of:=([.$S$3]-([.$R21]/([.$R$3]/[.$S$3])))" office:value-type="float" office:value="45.3772293570204" calcext:value-type="float">
            <text:p>45</text:p>
          </table:table-cell>
          <table:table-cell table:style-name="ce101" table:formula="of:=ROUND([.S21]/4)" office:value-type="float" office:value="11" calcext:value-type="float">
            <text:p>11</text:p>
          </table:table-cell>
          <table:table-cell table:number-columns-repeated="1003"/>
        </table:table-row>
        <table:table-row table:style-name="ro2">
          <table:table-cell table:style-name="ce34" office:value-type="string" calcext:value-type="string">
            <text:p>x</text:p>
          </table:table-cell>
          <table:table-cell table:style-name="ce40" office:value-type="float" office:value="17" calcext:value-type="float">
            <text:p>17</text:p>
          </table:table-cell>
          <table:table-cell table:style-name="ce47" office:value-type="float" office:value="1" calcext:value-type="float">
            <text:p>1</text:p>
          </table:table-cell>
          <table:table-cell table:style-name="ce55" table:formula="of:=IF(  [.$A22]=&quot;auf&quot;;ROUNDUP([.$E22];-(LEN([.$C22])-2));   IF(    [.$A22]=&quot;ab&quot;;ROUNDDOWN([.$E22];-(LEN([.$C22])-2));     IF(      [.$A22]=&quot;passt&quot;;[.$E22];       COM.MICROSOFT.IFS(        OR([.$A22]=2;[.$A22]=2.7;[.$A22]=3.3;[.$A22]=3.6);[.$A22]*[.$C22]       )     )   ) )" office:value-type="string" office:string-value="" calcext:value-type="error">
            <text:p>#NV</text:p>
          </table:table-cell>
          <table:table-cell table:style-name="ce65" table:formula="of:=((10^[.$B22])^(1/[.$W$2]))*[.$C22]" office:value-type="float" office:value="5.10896977450693" calcext:value-type="float">
            <text:p>5,108970</text:p>
          </table:table-cell>
          <table:table-cell table:style-name="ce69" table:formula="of:=5-(([.$F$3]/([.$E$3]+[.$E22]))*[.$E22])" office:value-type="float" office:value="4.99974456456139" calcext:value-type="float">
            <text:p>5,00</text:p>
          </table:table-cell>
          <table:table-cell table:style-name="ce77" table:formula="of:=([.$G$3]-([.$F22]/([.$F$3]/[.$G$3])))" office:value-type="float" office:value="0.05226209073885" calcext:value-type="float">
            <text:p>0</text:p>
          </table:table-cell>
          <table:table-cell table:style-name="ce77" table:formula="of:=ROUND([.G22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22]))*[.$E22])" office:value-type="float" office:value="4.99744681952493" calcext:value-type="float">
            <text:p>5,00</text:p>
          </table:table-cell>
          <table:table-cell table:style-name="ce77" table:formula="of:=([.$K$3]-([.$J22]/([.$J$3]/[.$K$3])))" office:value-type="float" office:value="0.522380725198445" calcext:value-type="float">
            <text:p>1</text:p>
          </table:table-cell>
          <table:table-cell table:style-name="ce77" table:formula="of:=ROUND([.K22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22]))*[.$E22])" office:value-type="float" office:value="4.97458499561668" calcext:value-type="float">
            <text:p>4,97</text:p>
          </table:table-cell>
          <table:table-cell table:style-name="ce77" table:formula="of:=([.$O$3]-([.$N22]/([.$N$3]/[.$O$3])))" office:value-type="float" office:value="5.19990989682742" calcext:value-type="float">
            <text:p>5</text:p>
          </table:table-cell>
          <table:table-cell table:style-name="ce77" table:formula="of:=ROUND([.O22]/4)" office:value-type="float" office:value="1" calcext:value-type="float">
            <text:p>1</text:p>
          </table:table-cell>
          <table:table-cell table:style-name="ce65"/>
          <table:table-cell table:style-name="ce69" table:formula="of:=5-(([.$F$3]/([.$Q$3]+[.$E22]))*[.$E22])" office:value-type="float" office:value="4.75696794548233" calcext:value-type="float">
            <text:p>4,76</text:p>
          </table:table-cell>
          <table:table-cell table:style-name="ce77" table:formula="of:=([.$S$3]-([.$R22]/([.$R$3]/[.$S$3])))" office:value-type="float" office:value="49.7243583543163" calcext:value-type="float">
            <text:p>50</text:p>
          </table:table-cell>
          <table:table-cell table:style-name="ce77" table:formula="of:=ROUND([.S22]/4)" office:value-type="float" office:value="12" calcext:value-type="float">
            <text:p>12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18" calcext:value-type="float">
            <text:p>18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IF(  [.$A23]=&quot;auf&quot;;ROUNDUP([.$E23];-(LEN([.$C23])-2));   IF(    [.$A23]=&quot;ab&quot;;ROUNDDOWN([.$E23];-(LEN([.$C23])-2));     IF(      [.$A23]=&quot;passt&quot;;[.$E23];       COM.MICROSOFT.IFS(        OR([.$A23]=2;[.$A23]=2.7;[.$A23]=3.3;[.$A23]=3.6);[.$A23]*[.$C23]       )     )   ) )" office:value-type="float" office:value="5.6" calcext:value-type="float">
            <text:p>5,60</text:p>
          </table:table-cell>
          <table:table-cell table:style-name="ce64" table:formula="of:=((10^[.$B23])^(1/[.$W$2]))*[.$C23]" office:value-type="float" office:value="5.62341325190349" calcext:value-type="float">
            <text:p>5,623413</text:p>
          </table:table-cell>
          <table:table-cell table:style-name="ce69" table:formula="of:=5-(([.$F$3]/([.$E$3]+[.$E23]))*[.$E23])" office:value-type="float" office:value="4.9997188451479" calcext:value-type="float">
            <text:p>5,00</text:p>
          </table:table-cell>
          <table:table-cell table:style-name="ce77" table:formula="of:=([.$G$3]-([.$F23]/([.$F$3]/[.$G$3])))" office:value-type="float" office:value="0.0575242827387683" calcext:value-type="float">
            <text:p>0</text:p>
          </table:table-cell>
          <table:table-cell table:style-name="ce77" table:formula="of:=ROUND([.G23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23]))*[.$E23])" office:value-type="float" office:value="4.99718987362424" calcext:value-type="float">
            <text:p>5,00</text:p>
          </table:table-cell>
          <table:table-cell table:style-name="ce77" table:formula="of:=([.$K$3]-([.$J23]/([.$J$3]/[.$K$3])))" office:value-type="float" office:value="0.57495185648088" calcext:value-type="float">
            <text:p>1</text:p>
          </table:table-cell>
          <table:table-cell table:style-name="ce77" table:formula="of:=ROUND([.K23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23]))*[.$E23])" office:value-type="float" office:value="4.97204016345583" calcext:value-type="float">
            <text:p>4,97</text:p>
          </table:table-cell>
          <table:table-cell table:style-name="ce77" table:formula="of:=([.$O$3]-([.$N23]/([.$N$3]/[.$O$3])))" office:value-type="float" office:value="5.72058255693787" calcext:value-type="float">
            <text:p>6</text:p>
          </table:table-cell>
          <table:table-cell table:style-name="ce77" table:formula="of:=ROUND([.O23]/4)" office:value-type="float" office:value="1" calcext:value-type="float">
            <text:p>1</text:p>
          </table:table-cell>
          <table:table-cell table:style-name="ce97"/>
          <table:table-cell table:style-name="ce99" table:formula="of:=5-(([.$F$3]/([.$Q$3]+[.$E23]))*[.$E23])" office:value-type="float" office:value="4.73379892398989" calcext:value-type="float">
            <text:p>4,73</text:p>
          </table:table-cell>
          <table:table-cell table:style-name="ce101" table:formula="of:=([.$S$3]-([.$R23]/([.$R$3]/[.$S$3])))" office:value-type="float" office:value="54.464740151669" calcext:value-type="float">
            <text:p>54</text:p>
          </table:table-cell>
          <table:table-cell table:style-name="ce101" table:formula="of:=ROUND([.S23]/4)" office:value-type="float" office:value="14" calcext:value-type="float">
            <text:p>14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9" calcext:value-type="float">
            <text:p>19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IF(  [.$A24]=&quot;auf&quot;;ROUNDUP([.$E24];-(LEN([.$C24])-2));   IF(    [.$A24]=&quot;ab&quot;;ROUNDDOWN([.$E24];-(LEN([.$C24])-2));     IF(      [.$A24]=&quot;passt&quot;;[.$E24];       COM.MICROSOFT.IFS(        OR([.$A24]=2;[.$A24]=2.7;[.$A24]=3.3;[.$A24]=3.6);[.$A24]*[.$C24]       )     )   ) )" office:value-type="float" office:value="6.2" calcext:value-type="float">
            <text:p>6,20</text:p>
          </table:table-cell>
          <table:table-cell table:style-name="ce64" table:formula="of:=((10^[.$B24])^(1/[.$W$2]))*[.$C24]" office:value-type="float" office:value="6.18965818891261" calcext:value-type="float">
            <text:p>6,189658</text:p>
          </table:table-cell>
          <table:table-cell table:style-name="ce69" table:formula="of:=5-(([.$F$3]/([.$E$3]+[.$E24]))*[.$E24])" office:value-type="float" office:value="4.9996905362453" calcext:value-type="float">
            <text:p>5,00</text:p>
          </table:table-cell>
          <table:table-cell table:style-name="ce77" table:formula="of:=([.$G$3]-([.$F24]/([.$F$3]/[.$G$3])))" office:value-type="float" office:value="0.0633162842110551" calcext:value-type="float">
            <text:p>0</text:p>
          </table:table-cell>
          <table:table-cell table:style-name="ce77" table:formula="of:=ROUND([.G24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24]))*[.$E24])" office:value-type="float" office:value="4.99690708531402" calcext:value-type="float">
            <text:p>5,00</text:p>
          </table:table-cell>
          <table:table-cell table:style-name="ce77" table:formula="of:=([.$K$3]-([.$J24]/([.$J$3]/[.$K$3])))" office:value-type="float" office:value="0.632810344752556" calcext:value-type="float">
            <text:p>1</text:p>
          </table:table-cell>
          <table:table-cell table:style-name="ce77" table:formula="of:=ROUND([.K24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24]))*[.$E24])" office:value-type="float" office:value="4.96924209000491" calcext:value-type="float">
            <text:p>4,97</text:p>
          </table:table-cell>
          <table:table-cell table:style-name="ce77" table:formula="of:=([.$O$3]-([.$N24]/([.$N$3]/[.$O$3])))" office:value-type="float" office:value="6.29306838499497" calcext:value-type="float">
            <text:p>6</text:p>
          </table:table-cell>
          <table:table-cell table:style-name="ce77" table:formula="of:=ROUND([.O24]/4)" office:value-type="float" office:value="2" calcext:value-type="float">
            <text:p>2</text:p>
          </table:table-cell>
          <table:table-cell table:style-name="ce97"/>
          <table:table-cell table:style-name="ce99" table:formula="of:=5-(([.$F$3]/([.$Q$3]+[.$E24]))*[.$E24])" office:value-type="float" office:value="4.70855645010642" calcext:value-type="float">
            <text:p>4,71</text:p>
          </table:table-cell>
          <table:table-cell table:style-name="ce101" table:formula="of:=([.$S$3]-([.$R24]/([.$R$3]/[.$S$3])))" office:value-type="float" office:value="59.6293503082273" calcext:value-type="float">
            <text:p>60</text:p>
          </table:table-cell>
          <table:table-cell table:style-name="ce101" table:formula="of:=ROUND([.S24]/4)"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20" calcext:value-type="float">
            <text:p>20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IF(  [.$A25]=&quot;auf&quot;;ROUNDUP([.$E25];-(LEN([.$C25])-2));   IF(    [.$A25]=&quot;ab&quot;;ROUNDDOWN([.$E25];-(LEN([.$C25])-2));     IF(      [.$A25]=&quot;passt&quot;;[.$E25];       COM.MICROSOFT.IFS(        OR([.$A25]=2;[.$A25]=2.7;[.$A25]=3.3;[.$A25]=3.6);[.$A25]*[.$C25]       )     )   ) )" office:value-type="float" office:value="6.8" calcext:value-type="float">
            <text:p>6,80</text:p>
          </table:table-cell>
          <table:table-cell table:style-name="ce64" table:formula="of:=((10^[.$B25])^(1/[.$W$2]))*[.$C25]" office:value-type="float" office:value="6.81292069057961" calcext:value-type="float">
            <text:p>6,812921</text:p>
          </table:table-cell>
          <table:table-cell table:style-name="ce69" table:formula="of:=5-(([.$F$3]/([.$E$3]+[.$E25]))*[.$E25])" office:value-type="float" office:value="4.99965937717183" calcext:value-type="float">
            <text:p>5,00</text:p>
          </table:table-cell>
          <table:table-cell table:style-name="ce77" table:formula="of:=([.$G$3]-([.$F25]/([.$F$3]/[.$G$3])))" office:value-type="float" office:value="0.0696914306427061" calcext:value-type="float">
            <text:p>0</text:p>
          </table:table-cell>
          <table:table-cell table:style-name="ce77" table:formula="of:=ROUND([.G25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25]))*[.$E25])" office:value-type="float" office:value="4.99659585886907" calcext:value-type="float">
            <text:p>5,00</text:p>
          </table:table-cell>
          <table:table-cell table:style-name="ce77" table:formula="of:=([.$K$3]-([.$J25]/([.$J$3]/[.$K$3])))" office:value-type="float" office:value="0.696487275389359" calcext:value-type="float">
            <text:p>1</text:p>
          </table:table-cell>
          <table:table-cell table:style-name="ce77" table:formula="of:=ROUND([.K25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25]))*[.$E25])" office:value-type="float" office:value="4.96616590554923" calcext:value-type="float">
            <text:p>4,97</text:p>
          </table:table-cell>
          <table:table-cell table:style-name="ce77" table:formula="of:=([.$O$3]-([.$N25]/([.$N$3]/[.$O$3])))" office:value-type="float" office:value="6.92245572462707" calcext:value-type="float">
            <text:p>7</text:p>
          </table:table-cell>
          <table:table-cell table:style-name="ce77" table:formula="of:=ROUND([.O25]/4)" office:value-type="float" office:value="2" calcext:value-type="float">
            <text:p>2</text:p>
          </table:table-cell>
          <table:table-cell table:style-name="ce97"/>
          <table:table-cell table:style-name="ce99" table:formula="of:=5-(([.$F$3]/([.$Q$3]+[.$E25]))*[.$E25])" office:value-type="float" office:value="4.68108162165532" calcext:value-type="float">
            <text:p>4,68</text:p>
          </table:table-cell>
          <table:table-cell table:style-name="ce101" table:formula="of:=([.$S$3]-([.$R25]/([.$R$3]/[.$S$3])))" office:value-type="float" office:value="65.2507002093206" calcext:value-type="float">
            <text:p>65</text:p>
          </table:table-cell>
          <table:table-cell table:style-name="ce101" table:formula="of:=ROUND([.S25]/4)"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21" calcext:value-type="float">
            <text:p>21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IF(  [.$A26]=&quot;auf&quot;;ROUNDUP([.$E26];-(LEN([.$C26])-2));   IF(    [.$A26]=&quot;ab&quot;;ROUNDDOWN([.$E26];-(LEN([.$C26])-2));     IF(      [.$A26]=&quot;passt&quot;;[.$E26];       COM.MICROSOFT.IFS(        OR([.$A26]=2;[.$A26]=2.7;[.$A26]=3.3;[.$A26]=3.6);[.$A26]*[.$C26]       )     )   ) )" office:value-type="float" office:value="7.5" calcext:value-type="float">
            <text:p>7,50</text:p>
          </table:table-cell>
          <table:table-cell table:style-name="ce64" table:formula="of:=((10^[.$B26])^(1/[.$W$2]))*[.$C26]" office:value-type="float" office:value="7.49894209332456" calcext:value-type="float">
            <text:p>7,498942</text:p>
          </table:table-cell>
          <table:table-cell table:style-name="ce69" table:formula="of:=5-(([.$F$3]/([.$E$3]+[.$E26]))*[.$E26])" office:value-type="float" office:value="4.99962508101029" calcext:value-type="float">
            <text:p>5,00</text:p>
          </table:table-cell>
          <table:table-cell table:style-name="ce77" table:formula="of:=([.$G$3]-([.$F26]/([.$F$3]/[.$G$3])))" office:value-type="float" office:value="0.0767084252943278" calcext:value-type="float">
            <text:p>0</text:p>
          </table:table-cell>
          <table:table-cell table:style-name="ce77" table:formula="of:=ROUND([.G26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26]))*[.$E26])" office:value-type="float" office:value="4.99625333855306" calcext:value-type="float">
            <text:p>5,00</text:p>
          </table:table-cell>
          <table:table-cell table:style-name="ce77" table:formula="of:=([.$K$3]-([.$J26]/([.$J$3]/[.$K$3])))" office:value-type="float" office:value="0.766566932043588" calcext:value-type="float">
            <text:p>1</text:p>
          </table:table-cell>
          <table:table-cell table:style-name="ce77" table:formula="of:=ROUND([.K26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26]))*[.$E26])" office:value-type="float" office:value="4.96278436740716" calcext:value-type="float">
            <text:p>4,96</text:p>
          </table:table-cell>
          <table:table-cell table:style-name="ce77" table:formula="of:=([.$O$3]-([.$N26]/([.$N$3]/[.$O$3])))" office:value-type="float" office:value="7.61431842849561" calcext:value-type="float">
            <text:p>8</text:p>
          </table:table-cell>
          <table:table-cell table:style-name="ce77" table:formula="of:=ROUND([.O26]/4)" office:value-type="float" office:value="2" calcext:value-type="float">
            <text:p>2</text:p>
          </table:table-cell>
          <table:table-cell table:style-name="ce97"/>
          <table:table-cell table:style-name="ce99" table:formula="of:=5-(([.$F$3]/([.$Q$3]+[.$E26]))*[.$E26])" office:value-type="float" office:value="4.65120856320547" calcext:value-type="float">
            <text:p>4,65</text:p>
          </table:table-cell>
          <table:table-cell table:style-name="ce101" table:formula="of:=([.$S$3]-([.$R26]/([.$R$3]/[.$S$3])))" office:value-type="float" office:value="71.3627279681612" calcext:value-type="float">
            <text:p>71</text:p>
          </table:table-cell>
          <table:table-cell table:style-name="ce101" table:formula="of:=ROUND([.S26]/4)"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22" calcext:value-type="float">
            <text:p>22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IF(  [.$A27]=&quot;auf&quot;;ROUNDUP([.$E27];-(LEN([.$C27])-2));   IF(    [.$A27]=&quot;ab&quot;;ROUNDDOWN([.$E27];-(LEN([.$C27])-2));     IF(      [.$A27]=&quot;passt&quot;;[.$E27];       COM.MICROSOFT.IFS(        OR([.$A27]=2;[.$A27]=2.7;[.$A27]=3.3;[.$A27]=3.6);[.$A27]*[.$C27]       )     )   ) )" office:value-type="float" office:value="8.2" calcext:value-type="float">
            <text:p>8,20</text:p>
          </table:table-cell>
          <table:table-cell table:style-name="ce64" table:formula="of:=((10^[.$B27])^(1/[.$W$2]))*[.$C27]" office:value-type="float" office:value="8.25404185268018" calcext:value-type="float">
            <text:p>8,254042</text:p>
          </table:table-cell>
          <table:table-cell table:style-name="ce69" table:formula="of:=5-(([.$F$3]/([.$E$3]+[.$E27]))*[.$E27])" office:value-type="float" office:value="4.99958733196916" calcext:value-type="float">
            <text:p>5,00</text:p>
          </table:table-cell>
          <table:table-cell table:style-name="ce77" table:formula="of:=([.$G$3]-([.$F27]/([.$F$3]/[.$G$3])))" office:value-type="float" office:value="0.0844318791102978" calcext:value-type="float">
            <text:p>0</text:p>
          </table:table-cell>
          <table:table-cell table:style-name="ce77" table:formula="of:=ROUND([.G27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27]))*[.$E27])" office:value-type="float" office:value="4.99587638272462" calcext:value-type="float">
            <text:p>5,00</text:p>
          </table:table-cell>
          <table:table-cell table:style-name="ce77" table:formula="of:=([.$K$3]-([.$J27]/([.$J$3]/[.$K$3])))" office:value-type="float" office:value="0.843692094543258" calcext:value-type="float">
            <text:p>1</text:p>
          </table:table-cell>
          <table:table-cell table:style-name="ce77" table:formula="of:=ROUND([.K27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27]))*[.$E27])" office:value-type="float" office:value="4.95906764808246" calcext:value-type="float">
            <text:p>4,96</text:p>
          </table:table-cell>
          <table:table-cell table:style-name="ce77" table:formula="of:=([.$O$3]-([.$N27]/([.$N$3]/[.$O$3])))" office:value-type="float" office:value="8.37475920232964" calcext:value-type="float">
            <text:p>8</text:p>
          </table:table-cell>
          <table:table-cell table:style-name="ce77" table:formula="of:=ROUND([.O27]/4)" office:value-type="float" office:value="2" calcext:value-type="float">
            <text:p>2</text:p>
          </table:table-cell>
          <table:table-cell table:style-name="ce97"/>
          <table:table-cell table:style-name="ce99" table:formula="of:=5-(([.$F$3]/([.$Q$3]+[.$E27]))*[.$E27])" office:value-type="float" office:value="4.61876518828217" calcext:value-type="float">
            <text:p>4,62</text:p>
          </table:table-cell>
          <table:table-cell table:style-name="ce101" table:formula="of:=([.$S$3]-([.$R27]/([.$R$3]/[.$S$3])))" office:value-type="float" office:value="78.0006424774686" calcext:value-type="float">
            <text:p>78</text:p>
          </table:table-cell>
          <table:table-cell table:style-name="ce101" table:formula="of:=ROUND([.S27]/4)"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23" calcext:value-type="float">
            <text:p>23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IF(  [.$A28]=&quot;auf&quot;;ROUNDUP([.$E28];-(LEN([.$C28])-2));   IF(    [.$A28]=&quot;ab&quot;;ROUNDDOWN([.$E28];-(LEN([.$C28])-2));     IF(      [.$A28]=&quot;passt&quot;;[.$E28];       COM.MICROSOFT.IFS(        OR([.$A28]=2;[.$A28]=2.7;[.$A28]=3.3;[.$A28]=3.6);[.$A28]*[.$C28]       )     )   ) )" office:value-type="float" office:value="9.1" calcext:value-type="float">
            <text:p>9,10</text:p>
          </table:table-cell>
          <table:table-cell table:style-name="ce64" table:formula="of:=((10^[.$B28])^(1/[.$W$2]))*[.$C28]" office:value-type="float" office:value="9.08517575651687" calcext:value-type="float">
            <text:p>9,085176</text:p>
          </table:table-cell>
          <table:table-cell table:style-name="ce69" table:formula="of:=5-(([.$F$3]/([.$E$3]+[.$E28]))*[.$E28])" office:value-type="float" office:value="4.99954578247863" calcext:value-type="float">
            <text:p>5,00</text:p>
          </table:table-cell>
          <table:table-cell table:style-name="ce77" table:formula="of:=([.$G$3]-([.$F28]/([.$F$3]/[.$G$3])))" office:value-type="float" office:value="0.092932904871418" calcext:value-type="float">
            <text:p>0</text:p>
          </table:table-cell>
          <table:table-cell table:style-name="ce77" table:formula="of:=ROUND([.G28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28]))*[.$E28])" office:value-type="float" office:value="4.9954615353966" calcext:value-type="float">
            <text:p>5,00</text:p>
          </table:table-cell>
          <table:table-cell table:style-name="ce77" table:formula="of:=([.$K$3]-([.$J28]/([.$J$3]/[.$K$3])))" office:value-type="float" office:value="0.928569857855564" calcext:value-type="float">
            <text:p>1</text:p>
          </table:table-cell>
          <table:table-cell table:style-name="ce77" table:formula="of:=ROUND([.K28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28]))*[.$E28])" office:value-type="float" office:value="4.95498310759691" calcext:value-type="float">
            <text:p>4,95</text:p>
          </table:table-cell>
          <table:table-cell table:style-name="ce77" table:formula="of:=([.$O$3]-([.$N28]/([.$N$3]/[.$O$3])))" office:value-type="float" office:value="9.21045618567234" calcext:value-type="float">
            <text:p>9</text:p>
          </table:table-cell>
          <table:table-cell table:style-name="ce77" table:formula="of:=ROUND([.O28]/4)" office:value-type="float" office:value="2" calcext:value-type="float">
            <text:p>2</text:p>
          </table:table-cell>
          <table:table-cell table:style-name="ce97"/>
          <table:table-cell table:style-name="ce99" table:formula="of:=5-(([.$F$3]/([.$Q$3]+[.$E28]))*[.$E28])" office:value-type="float" office:value="4.58357422566768" calcext:value-type="float">
            <text:p>4,58</text:p>
          </table:table-cell>
          <table:table-cell table:style-name="ce101" table:formula="of:=([.$S$3]-([.$R28]/([.$R$3]/[.$S$3])))" office:value-type="float" office:value="85.2007134283918" calcext:value-type="float">
            <text:p>85</text:p>
          </table:table-cell>
          <table:table-cell table:style-name="ce101" table:formula="of:=ROUND([.S28]/4)" office:value-type="float" office:value="21" calcext:value-type="float">
            <text:p>21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passt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style-name="ce56" table:formula="of:=IF(  [.$A29]=&quot;auf&quot;;ROUNDUP([.$E29];-(LEN([.$C29])-2));   IF(    [.$A29]=&quot;ab&quot;;ROUNDDOWN([.$E29];-(LEN([.$C29])-2));     IF(      [.$A29]=&quot;passt&quot;;[.$E29];       COM.MICROSOFT.IFS(        OR([.$A29]=2;[.$A29]=2.7;[.$A29]=3.3;[.$A29]=3.6);[.$A29]*[.$C29]       )     )   ) )" office:value-type="float" office:value="10" calcext:value-type="float">
            <text:p>10</text:p>
          </table:table-cell>
          <table:table-cell table:style-name="ce64" table:formula="of:=((10^[.$B29])^(1/[.$W$2]))*[.$C29]" office:value-type="float" office:value="10" calcext:value-type="float">
            <text:p>10,000000</text:p>
          </table:table-cell>
          <table:table-cell table:style-name="ce69" table:formula="of:=5-(([.$F$3]/([.$E$3]+[.$E29]))*[.$E29])" office:value-type="float" office:value="4.999500049995" calcext:value-type="float">
            <text:p>5,00</text:p>
          </table:table-cell>
          <table:table-cell table:style-name="ce77" table:formula="of:=([.$G$3]-([.$F29]/([.$F$3]/[.$G$3])))" office:value-type="float" office:value="0.102289771022924" calcext:value-type="float">
            <text:p>0</text:p>
          </table:table-cell>
          <table:table-cell table:style-name="ce77" table:formula="of:=ROUND([.G29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29]))*[.$E29])" office:value-type="float" office:value="4.99500499500499" calcext:value-type="float">
            <text:p>5,00</text:p>
          </table:table-cell>
          <table:table-cell table:style-name="ce77" table:formula="of:=([.$K$3]-([.$J29]/([.$J$3]/[.$K$3])))" office:value-type="float" office:value="1.02197802197816" calcext:value-type="float">
            <text:p>1</text:p>
          </table:table-cell>
          <table:table-cell table:style-name="ce77" table:formula="of:=ROUND([.K29]/4)" office:value-type="float" office:value="0" calcext:value-type="float">
            <text:p>0</text:p>
          </table:table-cell>
          <table:table-cell table:style-name="ce91"/>
          <table:table-cell table:style-name="ce93" table:formula="of:=5-(([.$F$3]/([.$M$3]+[.$E29]))*[.$E29])" office:value-type="float" office:value="4.95049504950495" calcext:value-type="float">
            <text:p>4,95</text:p>
          </table:table-cell>
          <table:table-cell table:style-name="ce95" table:formula="of:=([.$O$3]-([.$N29]/([.$N$3]/[.$O$3])))" office:value-type="float" office:value="10.1287128712871" calcext:value-type="float">
            <text:p>10</text:p>
          </table:table-cell>
          <table:table-cell table:style-name="ce143" table:formula="of:=ROUND([.O29]/4)" office:value-type="float" office:value="3" calcext:value-type="float">
            <text:p>3</text:p>
          </table:table-cell>
          <table:table-cell table:style-name="ce97"/>
          <table:table-cell table:style-name="ce99" table:formula="of:=5-(([.$F$3]/([.$Q$3]+[.$E29]))*[.$E29])" office:value-type="float" office:value="4.54545454545455" calcext:value-type="float">
            <text:p>4,55</text:p>
          </table:table-cell>
          <table:table-cell table:style-name="ce101" table:formula="of:=([.$S$3]-([.$R29]/([.$R$3]/[.$S$3])))" office:value-type="float" office:value="93.0000000000001" calcext:value-type="float">
            <text:p>93</text:p>
          </table:table-cell>
          <table:table-cell table:style-name="ce101" table:formula="of:=ROUND([.S29]/4)" office:value-type="float" office:value="23" calcext:value-type="float">
            <text:p>23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56" table:formula="of:=IF(  [.$A30]=&quot;auf&quot;;ROUNDUP([.$E30];-(LEN([.$C30])-2));   IF(    [.$A30]=&quot;ab&quot;;ROUNDDOWN([.$E30];-(LEN([.$C30])-2));     IF(      [.$A30]=&quot;passt&quot;;[.$E30];       COM.MICROSOFT.IFS(        OR([.$A30]=2;[.$A30]=2.7;[.$A30]=3.3;[.$A30]=3.6);[.$A30]*[.$C30]       )     )   ) )" office:value-type="float" office:value="11" calcext:value-type="float">
            <text:p>11</text:p>
          </table:table-cell>
          <table:table-cell table:style-name="ce64" table:formula="of:=((10^[.$B30])^(1/[.$W$2]))*[.$C30]" office:value-type="float" office:value="11.0069417125221" calcext:value-type="float">
            <text:p>11,006942</text:p>
          </table:table-cell>
          <table:table-cell table:style-name="ce69" table:formula="of:=5-(([.$F$3]/([.$E$3]+[.$E30]))*[.$E30])" office:value-type="float" office:value="4.99944971348409" calcext:value-type="float">
            <text:p>5,00</text:p>
          </table:table-cell>
          <table:table-cell table:style-name="ce77" table:formula="of:=([.$G$3]-([.$F30]/([.$F$3]/[.$G$3])))" office:value-type="float" office:value="0.112588621155169" calcext:value-type="float">
            <text:p>0</text:p>
          </table:table-cell>
          <table:table-cell table:style-name="ce77" table:formula="of:=ROUND([.G30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30]))*[.$E30])" office:value-type="float" office:value="4.99450258012176" calcext:value-type="float">
            <text:p>4,99</text:p>
          </table:table-cell>
          <table:table-cell table:style-name="ce77" table:formula="of:=([.$K$3]-([.$J30]/([.$J$3]/[.$K$3])))" office:value-type="float" office:value="1.1247721070888" calcext:value-type="float">
            <text:p>1</text:p>
          </table:table-cell>
          <table:table-cell table:style-name="ce77" table:formula="of:=ROUND([.K30]/4)" office:value-type="float" office:value="0" calcext:value-type="float">
            <text:p>0</text:p>
          </table:table-cell>
          <table:table-cell table:style-name="ce91"/>
          <table:table-cell table:style-name="ce93" table:formula="of:=5-(([.$F$3]/([.$M$3]+[.$E30]))*[.$E30])" office:value-type="float" office:value="4.9455644602505" calcext:value-type="float">
            <text:p>4,95</text:p>
          </table:table-cell>
          <table:table-cell table:style-name="ce95" table:formula="of:=([.$O$3]-([.$N30]/([.$N$3]/[.$O$3])))" office:value-type="float" office:value="11.1375114327474" calcext:value-type="float">
            <text:p>11</text:p>
          </table:table-cell>
          <table:table-cell table:style-name="ce143" table:formula="of:=ROUND([.O30]/4)" office:value-type="float" office:value="3" calcext:value-type="float">
            <text:p>3</text:p>
          </table:table-cell>
          <table:table-cell table:style-name="ce97"/>
          <table:table-cell table:style-name="ce99" table:formula="of:=5-(([.$F$3]/([.$Q$3]+[.$E30]))*[.$E30])" office:value-type="float" office:value="4.5042228196401" calcext:value-type="float">
            <text:p>4,50</text:p>
          </table:table-cell>
          <table:table-cell table:style-name="ce101" table:formula="of:=([.$S$3]-([.$R30]/([.$R$3]/[.$S$3])))" office:value-type="float" office:value="101.436011101636" calcext:value-type="float">
            <text:p>101</text:p>
          </table:table-cell>
          <table:table-cell table:style-name="ce101" table:formula="of:=ROUND([.S30]/4)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table:style-name="ce46" office:value-type="float" office:value="10" calcext:value-type="float">
            <text:p>10</text:p>
          </table:table-cell>
          <table:table-cell table:style-name="ce56" table:formula="of:=IF(  [.$A31]=&quot;auf&quot;;ROUNDUP([.$E31];-(LEN([.$C31])-2));   IF(    [.$A31]=&quot;ab&quot;;ROUNDDOWN([.$E31];-(LEN([.$C31])-2));     IF(      [.$A31]=&quot;passt&quot;;[.$E31];       COM.MICROSOFT.IFS(        OR([.$A31]=2;[.$A31]=2.7;[.$A31]=3.3;[.$A31]=3.6);[.$A31]*[.$C31]       )     )   ) )" office:value-type="float" office:value="12" calcext:value-type="float">
            <text:p>12</text:p>
          </table:table-cell>
          <table:table-cell table:style-name="ce64" table:formula="of:=((10^[.$B31])^(1/[.$W$2]))*[.$C31]" office:value-type="float" office:value="12.1152765862859" calcext:value-type="float">
            <text:p>12,115277</text:p>
          </table:table-cell>
          <table:table-cell table:style-name="ce69" table:formula="of:=5-(([.$F$3]/([.$E$3]+[.$E31]))*[.$E31])" office:value-type="float" office:value="4.99939430955176" calcext:value-type="float">
            <text:p>5,00</text:p>
          </table:table-cell>
          <table:table-cell table:style-name="ce77" table:formula="of:=([.$G$3]-([.$F31]/([.$F$3]/[.$G$3])))" office:value-type="float" office:value="0.123924265710116" calcext:value-type="float">
            <text:p>0</text:p>
          </table:table-cell>
          <table:table-cell table:style-name="ce77" table:formula="of:=ROUND([.G31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31]))*[.$E31])" office:value-type="float" office:value="4.99394969182256" calcext:value-type="float">
            <text:p>4,99</text:p>
          </table:table-cell>
          <table:table-cell table:style-name="ce77" table:formula="of:=([.$K$3]-([.$J31]/([.$J$3]/[.$K$3])))" office:value-type="float" office:value="1.23789305310481" calcext:value-type="float">
            <text:p>1</text:p>
          </table:table-cell>
          <table:table-cell table:style-name="ce77" table:formula="of:=ROUND([.K31]/4)" office:value-type="float" office:value="0" calcext:value-type="float">
            <text:p>0</text:p>
          </table:table-cell>
          <table:table-cell table:style-name="ce91"/>
          <table:table-cell table:style-name="ce93" table:formula="of:=5-(([.$F$3]/([.$M$3]+[.$E31]))*[.$E31])" office:value-type="float" office:value="4.94014873173761" calcext:value-type="float">
            <text:p>4,94</text:p>
          </table:table-cell>
          <table:table-cell table:style-name="ce95" table:formula="of:=([.$O$3]-([.$N31]/([.$N$3]/[.$O$3])))" office:value-type="float" office:value="12.245569486485" calcext:value-type="float">
            <text:p>12</text:p>
          </table:table-cell>
          <table:table-cell table:style-name="ce143" table:formula="of:=ROUND([.O31]/4)" office:value-type="float" office:value="3" calcext:value-type="float">
            <text:p>3</text:p>
          </table:table-cell>
          <table:table-cell table:style-name="ce97"/>
          <table:table-cell table:style-name="ce99" table:formula="of:=5-(([.$F$3]/([.$Q$3]+[.$E31]))*[.$E31])" office:value-type="float" office:value="4.45969554929645" calcext:value-type="float">
            <text:p>4,46</text:p>
          </table:table-cell>
          <table:table-cell table:style-name="ce101" table:formula="of:=([.$S$3]-([.$R31]/([.$R$3]/[.$S$3])))" office:value-type="float" office:value="110.546290613946" calcext:value-type="float">
            <text:p>111</text:p>
          </table:table-cell>
          <table:table-cell table:style-name="ce101" table:formula="of:=ROUND([.S31]/4)" office:value-type="float" office:value="28" calcext:value-type="float">
            <text:p>28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10" calcext:value-type="float">
            <text:p>10</text:p>
          </table:table-cell>
          <table:table-cell table:style-name="ce56" table:formula="of:=IF(  [.$A32]=&quot;auf&quot;;ROUNDUP([.$E32];-(LEN([.$C32])-2));   IF(    [.$A32]=&quot;ab&quot;;ROUNDDOWN([.$E32];-(LEN([.$C32])-2));     IF(      [.$A32]=&quot;passt&quot;;[.$E32];       COM.MICROSOFT.IFS(        OR([.$A32]=2;[.$A32]=2.7;[.$A32]=3.3;[.$A32]=3.6);[.$A32]*[.$C32]       )     )   ) )" office:value-type="float" office:value="13" calcext:value-type="float">
            <text:p>13</text:p>
          </table:table-cell>
          <table:table-cell table:style-name="ce64" table:formula="of:=((10^[.$B32])^(1/[.$W$2]))*[.$C32]" office:value-type="float" office:value="13.3352143216332" calcext:value-type="float">
            <text:p>13,335214</text:p>
          </table:table-cell>
          <table:table-cell table:style-name="ce69" table:formula="of:=5-(([.$F$3]/([.$E$3]+[.$E32]))*[.$E32])" office:value-type="float" office:value="4.99933332818603" calcext:value-type="float">
            <text:p>5,00</text:p>
          </table:table-cell>
          <table:table-cell table:style-name="ce77" table:formula="of:=([.$G$3]-([.$F32]/([.$F$3]/[.$G$3])))" office:value-type="float" office:value="0.136401053137433" calcext:value-type="float">
            <text:p>0</text:p>
          </table:table-cell>
          <table:table-cell table:style-name="ce77" table:formula="of:=ROUND([.G32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32]))*[.$E32])" office:value-type="float" office:value="4.99334127239516" calcext:value-type="float">
            <text:p>4,99</text:p>
          </table:table-cell>
          <table:table-cell table:style-name="ce77" table:formula="of:=([.$K$3]-([.$J32]/([.$J$3]/[.$K$3])))" office:value-type="float" office:value="1.36237566795126" calcext:value-type="float">
            <text:p>1</text:p>
          </table:table-cell>
          <table:table-cell table:style-name="ce77" table:formula="of:=ROUND([.K32]/4)" office:value-type="float" office:value="0" calcext:value-type="float">
            <text:p>0</text:p>
          </table:table-cell>
          <table:table-cell table:style-name="ce91"/>
          <table:table-cell table:style-name="ce93" table:formula="of:=5-(([.$F$3]/([.$M$3]+[.$E32]))*[.$E32])" office:value-type="float" office:value="4.93420136726147" calcext:value-type="float">
            <text:p>4,93</text:p>
          </table:table-cell>
          <table:table-cell table:style-name="ce95" table:formula="of:=([.$O$3]-([.$N32]/([.$N$3]/[.$O$3])))" office:value-type="float" office:value="13.4624002583028" calcext:value-type="float">
            <text:p>13</text:p>
          </table:table-cell>
          <table:table-cell table:style-name="ce143" table:formula="of:=ROUND([.O32]/4)" office:value-type="float" office:value="3" calcext:value-type="float">
            <text:p>3</text:p>
          </table:table-cell>
          <table:table-cell table:style-name="ce97"/>
          <table:table-cell table:style-name="ce99" table:formula="of:=5-(([.$F$3]/([.$Q$3]+[.$E32]))*[.$E32])" office:value-type="float" office:value="4.41169148523471" calcext:value-type="float">
            <text:p>4,41</text:p>
          </table:table-cell>
          <table:table-cell table:style-name="ce101" table:formula="of:=([.$S$3]-([.$R32]/([.$R$3]/[.$S$3])))" office:value-type="float" office:value="120.367922120979" calcext:value-type="float">
            <text:p>120</text:p>
          </table:table-cell>
          <table:table-cell table:style-name="ce101" table:formula="of:=ROUND([.S32]/4)"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10" calcext:value-type="float">
            <text:p>10</text:p>
          </table:table-cell>
          <table:table-cell table:style-name="ce56" table:formula="of:=IF(  [.$A33]=&quot;auf&quot;;ROUNDUP([.$E33];-(LEN([.$C33])-2));   IF(    [.$A33]=&quot;ab&quot;;ROUNDDOWN([.$E33];-(LEN([.$C33])-2));     IF(      [.$A33]=&quot;passt&quot;;[.$E33];       COM.MICROSOFT.IFS(        OR([.$A33]=2;[.$A33]=2.7;[.$A33]=3.3;[.$A33]=3.6);[.$A33]*[.$C33]       )     )   ) )" office:value-type="float" office:value="15" calcext:value-type="float">
            <text:p>15</text:p>
          </table:table-cell>
          <table:table-cell table:style-name="ce64" table:formula="of:=((10^[.$B33])^(1/[.$W$2]))*[.$C33]" office:value-type="float" office:value="14.6779926762207" calcext:value-type="float">
            <text:p>14,677993</text:p>
          </table:table-cell>
          <table:table-cell table:style-name="ce69" table:formula="of:=5-(([.$F$3]/([.$E$3]+[.$E33]))*[.$E33])" office:value-type="float" office:value="4.99926620807211" calcext:value-type="float">
            <text:p>5,00</text:p>
          </table:table-cell>
          <table:table-cell table:style-name="ce77" table:formula="of:=([.$G$3]-([.$F33]/([.$F$3]/[.$G$3])))" office:value-type="float" office:value="0.150133828445291" calcext:value-type="float">
            <text:p>0</text:p>
          </table:table-cell>
          <table:table-cell table:style-name="ce77" table:formula="of:=ROUND([.G33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33]))*[.$E33])" office:value-type="float" office:value="4.99267176004713" calcext:value-type="float">
            <text:p>4,99</text:p>
          </table:table-cell>
          <table:table-cell table:style-name="ce77" table:formula="of:=([.$K$3]-([.$J33]/([.$J$3]/[.$K$3])))" office:value-type="float" office:value="1.49935789435813" calcext:value-type="float">
            <text:p>1</text:p>
          </table:table-cell>
          <table:table-cell table:style-name="ce77" table:formula="of:=ROUND([.K33]/4)" office:value-type="float" office:value="0" calcext:value-type="float">
            <text:p>0</text:p>
          </table:table-cell>
          <table:table-cell table:style-name="ce91"/>
          <table:table-cell table:style-name="ce93" table:formula="of:=5-(([.$F$3]/([.$M$3]+[.$E33]))*[.$E33])" office:value-type="float" office:value="4.92767167129787" calcext:value-type="float">
            <text:p>4,93</text:p>
          </table:table-cell>
          <table:table-cell table:style-name="ce95" table:formula="of:=([.$O$3]-([.$N33]/([.$N$3]/[.$O$3])))" office:value-type="float" office:value="14.7983760524559" calcext:value-type="float">
            <text:p>15</text:p>
          </table:table-cell>
          <table:table-cell table:style-name="ce143" table:formula="of:=ROUND([.O33]/4)" office:value-type="float" office:value="4" calcext:value-type="float">
            <text:p>4</text:p>
          </table:table-cell>
          <table:table-cell table:style-name="ce97"/>
          <table:table-cell table:style-name="ce99" table:formula="of:=5-(([.$F$3]/([.$Q$3]+[.$E33]))*[.$E33])" office:value-type="float" office:value="4.36003446111661" calcext:value-type="float">
            <text:p>4,36</text:p>
          </table:table-cell>
          <table:table-cell table:style-name="ce101" table:formula="of:=([.$S$3]-([.$R33]/([.$R$3]/[.$S$3])))" office:value-type="float" office:value="130.936949255542" calcext:value-type="float">
            <text:p>131</text:p>
          </table:table-cell>
          <table:table-cell table:style-name="ce101" table:formula="of:=ROUND([.S33]/4)" office:value-type="float" office:value="33" calcext:value-type="float">
            <text:p>33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5" calcext:value-type="float">
            <text:p>5</text:p>
          </table:table-cell>
          <table:table-cell table:style-name="ce46" office:value-type="float" office:value="10" calcext:value-type="float">
            <text:p>10</text:p>
          </table:table-cell>
          <table:table-cell table:style-name="ce56" table:formula="of:=IF(  [.$A34]=&quot;auf&quot;;ROUNDUP([.$E34];-(LEN([.$C34])-2));   IF(    [.$A34]=&quot;ab&quot;;ROUNDDOWN([.$E34];-(LEN([.$C34])-2));     IF(      [.$A34]=&quot;passt&quot;;[.$E34];       COM.MICROSOFT.IFS(        OR([.$A34]=2;[.$A34]=2.7;[.$A34]=3.3;[.$A34]=3.6);[.$A34]*[.$C34]       )     )   ) )" office:value-type="float" office:value="16" calcext:value-type="float">
            <text:p>16</text:p>
          </table:table-cell>
          <table:table-cell table:style-name="ce64" table:formula="of:=((10^[.$B34])^(1/[.$W$2]))*[.$C34]" office:value-type="float" office:value="16.1559809843987" calcext:value-type="float">
            <text:p>16,155981</text:p>
          </table:table-cell>
          <table:table-cell table:style-name="ce69" table:formula="of:=5-(([.$F$3]/([.$E$3]+[.$E34]))*[.$E34])" office:value-type="float" office:value="4.99919233143756" calcext:value-type="float">
            <text:p>5,00</text:p>
          </table:table-cell>
          <table:table-cell table:style-name="ce77" table:formula="of:=([.$G$3]-([.$F34]/([.$F$3]/[.$G$3])))" office:value-type="float" office:value="0.16524898787543" calcext:value-type="float">
            <text:p>0</text:p>
          </table:table-cell>
          <table:table-cell table:style-name="ce77" table:formula="of:=ROUND([.G34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34]))*[.$E34])" office:value-type="float" office:value="4.99193503924306" calcext:value-type="float">
            <text:p>4,99</text:p>
          </table:table-cell>
          <table:table-cell table:style-name="ce77" table:formula="of:=([.$K$3]-([.$J34]/([.$J$3]/[.$K$3])))" office:value-type="float" office:value="1.6500909708692" calcext:value-type="float">
            <text:p>2</text:p>
          </table:table-cell>
          <table:table-cell table:style-name="ce77" table:formula="of:=ROUND([.K34]/4)" office:value-type="float" office:value="0" calcext:value-type="float">
            <text:p>0</text:p>
          </table:table-cell>
          <table:table-cell table:style-name="ce91"/>
          <table:table-cell table:style-name="ce93" table:formula="of:=5-(([.$F$3]/([.$M$3]+[.$E34]))*[.$E34])" office:value-type="float" office:value="4.92050442409074" calcext:value-type="float">
            <text:p>4,92</text:p>
          </table:table-cell>
          <table:table-cell table:style-name="ce95" table:formula="of:=([.$O$3]-([.$N34]/([.$N$3]/[.$O$3])))" office:value-type="float" office:value="16.2647948310345" calcext:value-type="float">
            <text:p>16</text:p>
          </table:table-cell>
          <table:table-cell table:style-name="ce143" table:formula="of:=ROUND([.O34]/4)" office:value-type="float" office:value="4" calcext:value-type="float">
            <text:p>4</text:p>
          </table:table-cell>
          <table:table-cell table:style-name="ce97"/>
          <table:table-cell table:style-name="ce99" table:formula="of:=5-(([.$F$3]/([.$Q$3]+[.$E34]))*[.$E34])" office:value-type="float" office:value="4.30455664669697" calcext:value-type="float">
            <text:p>4,30</text:p>
          </table:table-cell>
          <table:table-cell table:style-name="ce101" table:formula="of:=([.$S$3]-([.$R34]/([.$R$3]/[.$S$3])))" office:value-type="float" office:value="142.287710085801" calcext:value-type="float">
            <text:p>142</text:p>
          </table:table-cell>
          <table:table-cell table:style-name="ce101" table:formula="of:=ROUND([.S34]/4)" office:value-type="float" office:value="36" calcext:value-type="float">
            <text:p>3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6" calcext:value-type="float">
            <text:p>6</text:p>
          </table:table-cell>
          <table:table-cell table:style-name="ce46" office:value-type="float" office:value="10" calcext:value-type="float">
            <text:p>10</text:p>
          </table:table-cell>
          <table:table-cell table:style-name="ce56" table:formula="of:=IF(  [.$A35]=&quot;auf&quot;;ROUNDUP([.$E35];-(LEN([.$C35])-2));   IF(    [.$A35]=&quot;ab&quot;;ROUNDDOWN([.$E35];-(LEN([.$C35])-2));     IF(      [.$A35]=&quot;passt&quot;;[.$E35];       COM.MICROSOFT.IFS(        OR([.$A35]=2;[.$A35]=2.7;[.$A35]=3.3;[.$A35]=3.6);[.$A35]*[.$C35]       )     )   ) )" office:value-type="float" office:value="18" calcext:value-type="float">
            <text:p>18</text:p>
          </table:table-cell>
          <table:table-cell table:style-name="ce64" table:formula="of:=((10^[.$B35])^(1/[.$W$2]))*[.$C35]" office:value-type="float" office:value="17.7827941003892" calcext:value-type="float">
            <text:p>17,782794</text:p>
          </table:table-cell>
          <table:table-cell table:style-name="ce69" table:formula="of:=5-(([.$F$3]/([.$E$3]+[.$E35]))*[.$E35])" office:value-type="float" office:value="4.99911101838075" calcext:value-type="float">
            <text:p>5,00</text:p>
          </table:table-cell>
          <table:table-cell table:style-name="ce77" table:formula="of:=([.$G$3]-([.$F35]/([.$F$3]/[.$G$3])))" office:value-type="float" office:value="0.181885639298343" calcext:value-type="float">
            <text:p>0</text:p>
          </table:table-cell>
          <table:table-cell table:style-name="ce77" table:formula="of:=ROUND([.G35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35]))*[.$E35])" office:value-type="float" office:value="4.99112438627095" calcext:value-type="float">
            <text:p>4,99</text:p>
          </table:table-cell>
          <table:table-cell table:style-name="ce77" table:formula="of:=([.$K$3]-([.$J35]/([.$J$3]/[.$K$3])))" office:value-type="float" office:value="1.81595056896333" calcext:value-type="float">
            <text:p>2</text:p>
          </table:table-cell>
          <table:table-cell table:style-name="ce77" table:formula="of:=ROUND([.K35]/4)" office:value-type="float" office:value="0" calcext:value-type="float">
            <text:p>0</text:p>
          </table:table-cell>
          <table:table-cell table:style-name="ce91"/>
          <table:table-cell table:style-name="ce93" table:formula="of:=5-(([.$F$3]/([.$M$3]+[.$E35]))*[.$E35])" office:value-type="float" office:value="4.91263954252583" calcext:value-type="float">
            <text:p>4,91</text:p>
          </table:table-cell>
          <table:table-cell table:style-name="ce95" table:formula="of:=([.$O$3]-([.$N35]/([.$N$3]/[.$O$3])))" office:value-type="float" office:value="17.8739495992146" calcext:value-type="float">
            <text:p>18</text:p>
          </table:table-cell>
          <table:table-cell table:style-name="ce143" table:formula="of:=ROUND([.O35]/4)" office:value-type="float" office:value="4" calcext:value-type="float">
            <text:p>4</text:p>
          </table:table-cell>
          <table:table-cell table:style-name="ce97"/>
          <table:table-cell table:style-name="ce99" table:formula="of:=5-(([.$F$3]/([.$Q$3]+[.$E35]))*[.$E35])" office:value-type="float" office:value="4.24510221394338" calcext:value-type="float">
            <text:p>4,25</text:p>
          </table:table-cell>
          <table:table-cell table:style-name="ce101" table:formula="of:=([.$S$3]-([.$R35]/([.$R$3]/[.$S$3])))" office:value-type="float" office:value="154.452087027184" calcext:value-type="float">
            <text:p>154</text:p>
          </table:table-cell>
          <table:table-cell table:style-name="ce101" table:formula="of:=ROUND([.S35]/4)" office:value-type="float" office:value="39" calcext:value-type="float">
            <text:p>39</text:p>
          </table:table-cell>
          <table:table-cell table:number-columns-repeated="1003"/>
        </table:table-row>
        <table:table-row table:style-name="ro2">
          <table:table-cell table:style-name="ce34" office:value-type="string" calcext:value-type="string">
            <text:p>x</text:p>
          </table:table-cell>
          <table:table-cell table:style-name="ce40" office:value-type="float" office:value="7" calcext:value-type="float">
            <text:p>7</text:p>
          </table:table-cell>
          <table:table-cell table:style-name="ce47" office:value-type="float" office:value="10" calcext:value-type="float">
            <text:p>10</text:p>
          </table:table-cell>
          <table:table-cell table:style-name="ce57" table:formula="of:=IF(  [.$A36]=&quot;auf&quot;;ROUNDUP([.$E36];-(LEN([.$C36])-2));   IF(    [.$A36]=&quot;ab&quot;;ROUNDDOWN([.$E36];-(LEN([.$C36])-2));     IF(      [.$A36]=&quot;passt&quot;;[.$E36];       COM.MICROSOFT.IFS(        OR([.$A36]=2;[.$A36]=2.7;[.$A36]=3.3;[.$A36]=3.6);[.$A36]*[.$C36]       )     )   ) )" office:value-type="string" office:string-value="" calcext:value-type="error">
            <text:p>#NV</text:p>
          </table:table-cell>
          <table:table-cell table:style-name="ce65" table:formula="of:=((10^[.$B36])^(1/[.$W$2]))*[.$C36]" office:value-type="float" office:value="19.5734178148766" calcext:value-type="float">
            <text:p>19,573418</text:p>
          </table:table-cell>
          <table:table-cell table:style-name="ce69" table:formula="of:=5-(([.$F$3]/([.$E$3]+[.$E36]))*[.$E36])" office:value-type="float" office:value="4.99902152063111" calcext:value-type="float">
            <text:p>5,00</text:p>
          </table:table-cell>
          <table:table-cell table:style-name="ce77" table:formula="of:=([.$G$3]-([.$F36]/([.$F$3]/[.$G$3])))" office:value-type="float" office:value="0.200196878874635" calcext:value-type="float">
            <text:p>0</text:p>
          </table:table-cell>
          <table:table-cell table:style-name="ce77" table:formula="of:=ROUND([.G36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36]))*[.$E36])" office:value-type="float" office:value="4.99023240960535" calcext:value-type="float">
            <text:p>4,99</text:p>
          </table:table-cell>
          <table:table-cell table:style-name="ce77" table:formula="of:=([.$K$3]-([.$J36]/([.$J$3]/[.$K$3])))" office:value-type="float" office:value="1.99844899474624" calcext:value-type="float">
            <text:p>2</text:p>
          </table:table-cell>
          <table:table-cell table:style-name="ce77" table:formula="of:=ROUND([.K36]/4)" office:value-type="float" office:value="0" calcext:value-type="float">
            <text:p>0</text:p>
          </table:table-cell>
          <table:table-cell table:style-name="ce65"/>
          <table:table-cell table:style-name="ce69" table:formula="of:=5-(([.$F$3]/([.$M$3]+[.$E36]))*[.$E36])" office:value-type="float" office:value="4.90401172945041" calcext:value-type="float">
            <text:p>4,90</text:p>
          </table:table-cell>
          <table:table-cell table:style-name="ce77" table:formula="of:=([.$O$3]-([.$N36]/([.$N$3]/[.$O$3])))" office:value-type="float" office:value="19.6392001544458" calcext:value-type="float">
            <text:p>20</text:p>
          </table:table-cell>
          <table:table-cell table:style-name="ce77" table:formula="of:=ROUND([.O36]/4)" office:value-type="float" office:value="5" calcext:value-type="float">
            <text:p>5</text:p>
          </table:table-cell>
          <table:table-cell table:style-name="ce65"/>
          <table:table-cell table:style-name="ce69" table:formula="of:=5-(([.$F$3]/([.$Q$3]+[.$E36]))*[.$E36])" office:value-type="float" office:value="4.18153138997916" calcext:value-type="float">
            <text:p>4,18</text:p>
          </table:table-cell>
          <table:table-cell table:style-name="ce77" table:formula="of:=([.$S$3]-([.$R36]/([.$R$3]/[.$S$3])))" office:value-type="float" office:value="167.458677610264" calcext:value-type="float">
            <text:p>167</text:p>
          </table:table-cell>
          <table:table-cell table:style-name="ce77" table:formula="of:=ROUND([.S36]/4)" office:value-type="float" office:value="42" calcext:value-type="float">
            <text:p>42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style-name="ce56" table:formula="of:=IF(  [.$A37]=&quot;auf&quot;;ROUNDUP([.$E37];-(LEN([.$C37])-2));   IF(    [.$A37]=&quot;ab&quot;;ROUNDDOWN([.$E37];-(LEN([.$C37])-2));     IF(      [.$A37]=&quot;passt&quot;;[.$E37];       COM.MICROSOFT.IFS(        OR([.$A37]=2;[.$A37]=2.7;[.$A37]=3.3;[.$A37]=3.6);[.$A37]*[.$C37]       )     )   ) )" office:value-type="float" office:value="22" calcext:value-type="float">
            <text:p>22</text:p>
          </table:table-cell>
          <table:table-cell table:style-name="ce64" table:formula="of:=((10^[.$B37])^(1/[.$W$2]))*[.$C37]" office:value-type="float" office:value="21.5443469003188" calcext:value-type="float">
            <text:p>21,544347</text:p>
          </table:table-cell>
          <table:table-cell table:style-name="ce69" table:formula="of:=5-(([.$F$3]/([.$E$3]+[.$E37]))*[.$E37])" office:value-type="float" office:value="4.99892301468444" calcext:value-type="float">
            <text:p>5,00</text:p>
          </table:table-cell>
          <table:table-cell table:style-name="ce77" table:formula="of:=([.$G$3]-([.$F37]/([.$F$3]/[.$G$3])))" office:value-type="float" office:value="0.220351195564376" calcext:value-type="float">
            <text:p>0</text:p>
          </table:table-cell>
          <table:table-cell table:style-name="ce77" table:formula="of:=ROUND([.G37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37]))*[.$E37])" office:value-type="float" office:value="4.9892509846015" calcext:value-type="float">
            <text:p>4,99</text:p>
          </table:table-cell>
          <table:table-cell table:style-name="ce77" table:formula="of:=([.$K$3]-([.$J37]/([.$J$3]/[.$K$3])))" office:value-type="float" office:value="2.1992485505333" calcext:value-type="float">
            <text:p>2</text:p>
          </table:table-cell>
          <table:table-cell table:style-name="ce77" table:formula="of:=ROUND([.K37]/4)" office:value-type="float" office:value="1" calcext:value-type="float">
            <text:p>1</text:p>
          </table:table-cell>
          <table:table-cell table:style-name="ce91"/>
          <table:table-cell table:style-name="ce93" table:formula="of:=5-(([.$F$3]/([.$M$3]+[.$E37]))*[.$E37])" office:value-type="float" office:value="4.89455011441407" calcext:value-type="float">
            <text:p>4,89</text:p>
          </table:table-cell>
          <table:table-cell table:style-name="ce95" table:formula="of:=([.$O$3]-([.$N37]/([.$N$3]/[.$O$3])))" office:value-type="float" office:value="21.5750465908817" calcext:value-type="float">
            <text:p>22</text:p>
          </table:table-cell>
          <table:table-cell table:style-name="ce143" table:formula="of:=ROUND([.O37]/4)" office:value-type="float" office:value="5" calcext:value-type="float">
            <text:p>5</text:p>
          </table:table-cell>
          <table:table-cell table:style-name="ce97"/>
          <table:table-cell table:style-name="ce99" table:formula="of:=5-(([.$F$3]/([.$Q$3]+[.$E37]))*[.$E37])" office:value-type="float" office:value="4.11372484818287" calcext:value-type="float">
            <text:p>4,11</text:p>
          </table:table-cell>
          <table:table-cell table:style-name="ce101" table:formula="of:=([.$S$3]-([.$R37]/([.$R$3]/[.$S$3])))" office:value-type="float" office:value="181.331896061785" calcext:value-type="float">
            <text:p>181</text:p>
          </table:table-cell>
          <table:table-cell table:style-name="ce101" table:formula="of:=ROUND([.S37]/4)" office:value-type="float" office:value="45" calcext:value-type="float">
            <text:p>45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56" table:formula="of:=IF(  [.$A38]=&quot;auf&quot;;ROUNDUP([.$E38];-(LEN([.$C38])-2));   IF(    [.$A38]=&quot;ab&quot;;ROUNDDOWN([.$E38];-(LEN([.$C38])-2));     IF(      [.$A38]=&quot;passt&quot;;[.$E38];       COM.MICROSOFT.IFS(        OR([.$A38]=2;[.$A38]=2.7;[.$A38]=3.3;[.$A38]=3.6);[.$A38]*[.$C38]       )     )   ) )" office:value-type="float" office:value="24" calcext:value-type="float">
            <text:p>24</text:p>
          </table:table-cell>
          <table:table-cell table:style-name="ce64" table:formula="of:=((10^[.$B38])^(1/[.$W$2]))*[.$C38]" office:value-type="float" office:value="23.7137370566165" calcext:value-type="float">
            <text:p>23,713737</text:p>
          </table:table-cell>
          <table:table-cell table:style-name="ce69" table:formula="of:=5-(([.$F$3]/([.$E$3]+[.$E38]))*[.$E38])" office:value-type="float" office:value="4.99881459425117" calcext:value-type="float">
            <text:p>5,00</text:p>
          </table:table-cell>
          <table:table-cell table:style-name="ce77" table:formula="of:=([.$G$3]-([.$F38]/([.$F$3]/[.$G$3])))" office:value-type="float" office:value="0.242534016210357" calcext:value-type="float">
            <text:p>0</text:p>
          </table:table-cell>
          <table:table-cell table:style-name="ce77" table:formula="of:=ROUND([.G38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38]))*[.$E38])" office:value-type="float" office:value="4.98817118201962" calcext:value-type="float">
            <text:p>4,99</text:p>
          </table:table-cell>
          <table:table-cell table:style-name="ce77" table:formula="of:=([.$K$3]-([.$J38]/([.$J$3]/[.$K$3])))" office:value-type="float" office:value="2.42017615878592" calcext:value-type="float">
            <text:p>2</text:p>
          </table:table-cell>
          <table:table-cell table:style-name="ce77" table:formula="of:=ROUND([.K38]/4)" office:value-type="float" office:value="1" calcext:value-type="float">
            <text:p>1</text:p>
          </table:table-cell>
          <table:table-cell table:style-name="ce91"/>
          <table:table-cell table:style-name="ce93" table:formula="of:=5-(([.$F$3]/([.$M$3]+[.$E38]))*[.$E38])" office:value-type="float" office:value="4.88417788978392" calcext:value-type="float">
            <text:p>4,88</text:p>
          </table:table-cell>
          <table:table-cell table:style-name="ce95" table:formula="of:=([.$O$3]-([.$N38]/([.$N$3]/[.$O$3])))" office:value-type="float" office:value="23.6972037502092" calcext:value-type="float">
            <text:p>24</text:p>
          </table:table-cell>
          <table:table-cell table:style-name="ce143" table:formula="of:=ROUND([.O38]/4)" office:value-type="float" office:value="6" calcext:value-type="float">
            <text:p>6</text:p>
          </table:table-cell>
          <table:table-cell table:style-name="ce97"/>
          <table:table-cell table:style-name="ce99" table:formula="of:=5-(([.$F$3]/([.$Q$3]+[.$E38]))*[.$E38])" office:value-type="float" office:value="4.04158836274729" calcext:value-type="float">
            <text:p>4,04</text:p>
          </table:table-cell>
          <table:table-cell table:style-name="ce101" table:formula="of:=([.$S$3]-([.$R38]/([.$R$3]/[.$S$3])))" office:value-type="float" office:value="196.091020981904" calcext:value-type="float">
            <text:p>196</text:p>
          </table:table-cell>
          <table:table-cell table:style-name="ce101" table:formula="of:=ROUND([.S38]/4)" office:value-type="float" office:value="49" calcext:value-type="float">
            <text:p>49</text:p>
          </table:table-cell>
          <table:table-cell table:number-columns-repeated="1003"/>
        </table:table-row>
        <table:table-row table:style-name="ro2">
          <table:table-cell table:style-name="ce33" office:value-type="float" office:value="2.7" calcext:value-type="float">
            <text:p>2,7</text:p>
          </table:table-cell>
          <table:table-cell office:value-type="float" office:value="10" calcext:value-type="float">
            <text:p>10</text:p>
          </table:table-cell>
          <table:table-cell table:style-name="ce46" office:value-type="float" office:value="10" calcext:value-type="float">
            <text:p>10</text:p>
          </table:table-cell>
          <table:table-cell table:style-name="ce56" table:formula="of:=IF(  [.$A39]=&quot;auf&quot;;ROUNDUP([.$E39];-(LEN([.$C39])-2));   IF(    [.$A39]=&quot;ab&quot;;ROUNDDOWN([.$E39];-(LEN([.$C39])-2));     IF(      [.$A39]=&quot;passt&quot;;[.$E39];       COM.MICROSOFT.IFS(        OR([.$A39]=2;[.$A39]=2.7;[.$A39]=3.3;[.$A39]=3.6);[.$A39]*[.$C39]       )     )   ) )" office:value-type="float" office:value="27" calcext:value-type="float">
            <text:p>27</text:p>
          </table:table-cell>
          <table:table-cell table:style-name="ce64" table:formula="of:=((10^[.$B39])^(1/[.$W$2]))*[.$C39]" office:value-type="float" office:value="26.1015721568254" calcext:value-type="float">
            <text:p>26,101572</text:p>
          </table:table-cell>
          <table:table-cell table:style-name="ce69" table:formula="of:=5-(([.$F$3]/([.$E$3]+[.$E39]))*[.$E39])" office:value-type="float" office:value="4.9986952619493" calcext:value-type="float">
            <text:p>5,00</text:p>
          </table:table-cell>
          <table:table-cell table:style-name="ce77" table:formula="of:=([.$G$3]-([.$F39]/([.$F$3]/[.$G$3])))" office:value-type="float" office:value="0.266949405172681" calcext:value-type="float">
            <text:p>0</text:p>
          </table:table-cell>
          <table:table-cell table:style-name="ce77" table:formula="of:=ROUND([.G39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39]))*[.$E39])" office:value-type="float" office:value="4.98698318984255" calcext:value-type="float">
            <text:p>4,99</text:p>
          </table:table-cell>
          <table:table-cell table:style-name="ce77" table:formula="of:=([.$K$3]-([.$J39]/([.$J$3]/[.$K$3])))" office:value-type="float" office:value="2.66323935821538" calcext:value-type="float">
            <text:p>3</text:p>
          </table:table-cell>
          <table:table-cell table:style-name="ce77" table:formula="of:=ROUND([.K39]/4)" office:value-type="float" office:value="1" calcext:value-type="float">
            <text:p>1</text:p>
          </table:table-cell>
          <table:table-cell table:style-name="ce91"/>
          <table:table-cell table:style-name="ce93" table:formula="of:=5-(([.$F$3]/([.$M$3]+[.$E39]))*[.$E39])" office:value-type="float" office:value="4.87281194734961" calcext:value-type="float">
            <text:p>4,87</text:p>
          </table:table-cell>
          <table:table-cell table:style-name="ce95" table:formula="of:=([.$O$3]-([.$N39]/([.$N$3]/[.$O$3])))" office:value-type="float" office:value="26.0226755722691" calcext:value-type="float">
            <text:p>26</text:p>
          </table:table-cell>
          <table:table-cell table:style-name="ce143" table:formula="of:=ROUND([.O39]/4)" office:value-type="float" office:value="7" calcext:value-type="float">
            <text:p>7</text:p>
          </table:table-cell>
          <table:table-cell table:style-name="ce97"/>
          <table:table-cell table:style-name="ce99" table:formula="of:=5-(([.$F$3]/([.$Q$3]+[.$E39]))*[.$E39])" office:value-type="float" office:value="3.96505762337505" calcext:value-type="float">
            <text:p>3,97</text:p>
          </table:table-cell>
          <table:table-cell table:style-name="ce101" table:formula="of:=([.$S$3]-([.$R39]/([.$R$3]/[.$S$3])))" office:value-type="float" office:value="211.749210257464" calcext:value-type="float">
            <text:p>212</text:p>
          </table:table-cell>
          <table:table-cell table:style-name="ce101" table:formula="of:=ROUND([.S39]/4)" office:value-type="float" office:value="53" calcext:value-type="float">
            <text:p>53</text:p>
          </table:table-cell>
          <table:table-cell table:number-columns-repeated="1003"/>
        </table:table-row>
        <table:table-row table:style-name="ro2">
          <table:table-cell table:style-name="ce33" office:value-type="float" office:value="2.7" calcext:value-type="float">
            <text:p>2,7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0" calcext:value-type="float">
            <text:p>10</text:p>
          </table:table-cell>
          <table:table-cell table:style-name="ce56" table:formula="of:=IF(  [.$A40]=&quot;auf&quot;;ROUNDUP([.$E40];-(LEN([.$C40])-2));   IF(    [.$A40]=&quot;ab&quot;;ROUNDDOWN([.$E40];-(LEN([.$C40])-2));     IF(      [.$A40]=&quot;passt&quot;;[.$E40];       COM.MICROSOFT.IFS(        OR([.$A40]=2;[.$A40]=2.7;[.$A40]=3.3;[.$A40]=3.6);[.$A40]*[.$C40]       )     )   ) )" office:value-type="float" office:value="27" calcext:value-type="float">
            <text:p>27</text:p>
          </table:table-cell>
          <table:table-cell table:style-name="ce64" table:formula="of:=((10^[.$B40])^(1/[.$W$2]))*[.$C40]" office:value-type="float" office:value="28.7298483335366" calcext:value-type="float">
            <text:p>28,729848</text:p>
          </table:table-cell>
          <table:table-cell table:style-name="ce69" table:formula="of:=5-(([.$F$3]/([.$E$3]+[.$E40]))*[.$E40])" office:value-type="float" office:value="4.99856392016688" calcext:value-type="float">
            <text:p>5,00</text:p>
          </table:table-cell>
          <table:table-cell table:style-name="ce77" table:formula="of:=([.$G$3]-([.$F40]/([.$F$3]/[.$G$3])))" office:value-type="float" office:value="0.293821933856066" calcext:value-type="float">
            <text:p>0</text:p>
          </table:table-cell>
          <table:table-cell table:style-name="ce77" table:formula="of:=ROUND([.G40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40]))*[.$E40])" office:value-type="float" office:value="4.98567622781348" calcext:value-type="float">
            <text:p>4,99</text:p>
          </table:table-cell>
          <table:table-cell table:style-name="ce77" table:formula="of:=([.$K$3]-([.$J40]/([.$J$3]/[.$K$3])))" office:value-type="float" office:value="2.93064378936197" calcext:value-type="float">
            <text:p>3</text:p>
          </table:table-cell>
          <table:table-cell table:style-name="ce77" table:formula="of:=ROUND([.K40]/4)" office:value-type="float" office:value="1" calcext:value-type="float">
            <text:p>1</text:p>
          </table:table-cell>
          <table:table-cell table:style-name="ce91"/>
          <table:table-cell table:style-name="ce93" table:formula="of:=5-(([.$F$3]/([.$M$3]+[.$E40]))*[.$E40])" office:value-type="float" office:value="4.86036252189981" calcext:value-type="float">
            <text:p>4,86</text:p>
          </table:table-cell>
          <table:table-cell table:style-name="ce95" table:formula="of:=([.$O$3]-([.$N40]/([.$N$3]/[.$O$3])))" office:value-type="float" office:value="28.5698280192984" calcext:value-type="float">
            <text:p>29</text:p>
          </table:table-cell>
          <table:table-cell table:style-name="ce143" table:formula="of:=ROUND([.O40]/4)" office:value-type="float" office:value="7" calcext:value-type="float">
            <text:p>7</text:p>
          </table:table-cell>
          <table:table-cell table:style-name="ce97"/>
          <table:table-cell table:style-name="ce99" table:formula="of:=5-(([.$F$3]/([.$Q$3]+[.$E40]))*[.$E40])" office:value-type="float" office:value="3.88410307689099" calcext:value-type="float">
            <text:p>3,88</text:p>
          </table:table-cell>
          <table:table-cell table:style-name="ce101" table:formula="of:=([.$S$3]-([.$R40]/([.$R$3]/[.$S$3])))" office:value-type="float" office:value="228.312510468104" calcext:value-type="float">
            <text:p>228</text:p>
          </table:table-cell>
          <table:table-cell table:style-name="ce101" table:formula="of:=ROUND([.S40]/4)" office:value-type="float" office:value="57" calcext:value-type="float">
            <text:p>57</text:p>
          </table:table-cell>
          <table:table-cell table:number-columns-repeated="1003"/>
        </table:table-row>
        <table:table-row table:style-name="ro2">
          <table:table-cell table:style-name="ce33" office:value-type="float" office:value="3.3" calcext:value-type="float">
            <text:p>3,3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56" table:formula="of:=IF(  [.$A41]=&quot;auf&quot;;ROUNDUP([.$E41];-(LEN([.$C41])-2));   IF(    [.$A41]=&quot;ab&quot;;ROUNDDOWN([.$E41];-(LEN([.$C41])-2));     IF(      [.$A41]=&quot;passt&quot;;[.$E41];       COM.MICROSOFT.IFS(        OR([.$A41]=2;[.$A41]=2.7;[.$A41]=3.3;[.$A41]=3.6);[.$A41]*[.$C41]       )     )   ) )" office:value-type="float" office:value="33" calcext:value-type="float">
            <text:p>33</text:p>
          </table:table-cell>
          <table:table-cell table:style-name="ce64" table:formula="of:=((10^[.$B41])^(1/[.$W$2]))*[.$C41]" office:value-type="float" office:value="31.6227766016838" calcext:value-type="float">
            <text:p>31,622777</text:p>
          </table:table-cell>
          <table:table-cell table:style-name="ce69" table:formula="of:=5-(([.$F$3]/([.$E$3]+[.$E41]))*[.$E41])" office:value-type="float" office:value="4.99841936101185" calcext:value-type="float">
            <text:p>5,00</text:p>
          </table:table-cell>
          <table:table-cell table:style-name="ce77" table:formula="of:=([.$G$3]-([.$F41]/([.$F$3]/[.$G$3])))" office:value-type="float" office:value="0.32339873697515" calcext:value-type="float">
            <text:p>0</text:p>
          </table:table-cell>
          <table:table-cell table:style-name="ce77" table:formula="of:=ROUND([.G41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41]))*[.$E41])" office:value-type="float" office:value="4.9842384540837" calcext:value-type="float">
            <text:p>4,98</text:p>
          </table:table-cell>
          <table:table-cell table:style-name="ce77" table:formula="of:=([.$K$3]-([.$J41]/([.$J$3]/[.$K$3])))" office:value-type="float" office:value="3.22481229447521" calcext:value-type="float">
            <text:p>3</text:p>
          </table:table-cell>
          <table:table-cell table:style-name="ce77" table:formula="of:=ROUND([.K41]/4)" office:value-type="float" office:value="1" calcext:value-type="float">
            <text:p>1</text:p>
          </table:table-cell>
          <table:table-cell table:style-name="ce91"/>
          <table:table-cell table:style-name="ce93" table:formula="of:=5-(([.$F$3]/([.$M$3]+[.$E41]))*[.$E41])" office:value-type="float" office:value="4.84673284984142" calcext:value-type="float">
            <text:p>4,85</text:p>
          </table:table-cell>
          <table:table-cell table:style-name="ce95" table:formula="of:=([.$O$3]-([.$N41]/([.$N$3]/[.$O$3])))" office:value-type="float" office:value="31.3584589224449" calcext:value-type="float">
            <text:p>31</text:p>
          </table:table-cell>
          <table:table-cell table:style-name="ce143" table:formula="of:=ROUND([.O41]/4)" office:value-type="float" office:value="8" calcext:value-type="float">
            <text:p>8</text:p>
          </table:table-cell>
          <table:table-cell table:style-name="ce97"/>
          <table:table-cell table:style-name="ce99" table:formula="of:=5-(([.$F$3]/([.$Q$3]+[.$E41]))*[.$E41])" office:value-type="float" office:value="3.79873463323979" calcext:value-type="float">
            <text:p>3,80</text:p>
          </table:table-cell>
          <table:table-cell table:style-name="ce101" table:formula="of:=([.$S$3]-([.$R41]/([.$R$3]/[.$S$3])))" office:value-type="float" office:value="245.778894039139" calcext:value-type="float">
            <text:p>246</text:p>
          </table:table-cell>
          <table:table-cell table:style-name="ce101" table:formula="of:=ROUND([.S41]/4)" office:value-type="float" office:value="61" calcext:value-type="float">
            <text:p>61</text:p>
          </table:table-cell>
          <table:table-cell table:number-columns-repeated="1003"/>
        </table:table-row>
        <table:table-row table:style-name="ro2">
          <table:table-cell table:style-name="ce33" office:value-type="float" office:value="3.6" calcext:value-type="float">
            <text:p>3,6</text:p>
          </table:table-cell>
          <table:table-cell office:value-type="float" office:value="13" calcext:value-type="float">
            <text:p>13</text:p>
          </table:table-cell>
          <table:table-cell table:style-name="ce46" office:value-type="float" office:value="10" calcext:value-type="float">
            <text:p>10</text:p>
          </table:table-cell>
          <table:table-cell table:style-name="ce56" table:formula="of:=IF(  [.$A42]=&quot;auf&quot;;ROUNDUP([.$E42];-(LEN([.$C42])-2));   IF(    [.$A42]=&quot;ab&quot;;ROUNDDOWN([.$E42];-(LEN([.$C42])-2));     IF(      [.$A42]=&quot;passt&quot;;[.$E42];       COM.MICROSOFT.IFS(        OR([.$A42]=2;[.$A42]=2.7;[.$A42]=3.3;[.$A42]=3.6);[.$A42]*[.$C42]       )     )   ) )" office:value-type="float" office:value="36" calcext:value-type="float">
            <text:p>36</text:p>
          </table:table-cell>
          <table:table-cell table:style-name="ce64" table:formula="of:=((10^[.$B42])^(1/[.$W$2]))*[.$C42]" office:value-type="float" office:value="34.8070058842841" calcext:value-type="float">
            <text:p>34,807006</text:p>
          </table:table-cell>
          <table:table-cell table:style-name="ce69" table:formula="of:=5-(([.$F$3]/([.$E$3]+[.$E42]))*[.$E42])" office:value-type="float" office:value="4.99826025525884" calcext:value-type="float">
            <text:p>5,00</text:p>
          </table:table-cell>
          <table:table-cell table:style-name="ce77" table:formula="of:=([.$G$3]-([.$F42]/([.$F$3]/[.$G$3])))" office:value-type="float" office:value="0.355951774041387" calcext:value-type="float">
            <text:p>0</text:p>
          </table:table-cell>
          <table:table-cell table:style-name="ce77" table:formula="of:=ROUND([.G42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42]))*[.$E42])" office:value-type="float" office:value="4.98265686332389" calcext:value-type="float">
            <text:p>4,98</text:p>
          </table:table-cell>
          <table:table-cell table:style-name="ce77" table:formula="of:=([.$K$3]-([.$J42]/([.$J$3]/[.$K$3])))" office:value-type="float" office:value="3.54840576393167" calcext:value-type="float">
            <text:p>4</text:p>
          </table:table-cell>
          <table:table-cell table:style-name="ce77" table:formula="of:=ROUND([.K42]/4)" office:value-type="float" office:value="1" calcext:value-type="float">
            <text:p>1</text:p>
          </table:table-cell>
          <table:table-cell table:style-name="ce91"/>
          <table:table-cell table:style-name="ce93" table:formula="of:=5-(([.$F$3]/([.$M$3]+[.$E42]))*[.$E42])" office:value-type="float" office:value="4.83181885276018" calcext:value-type="float">
            <text:p>4,83</text:p>
          </table:table-cell>
          <table:table-cell table:style-name="ce95" table:formula="of:=([.$O$3]-([.$N42]/([.$N$3]/[.$O$3])))" office:value-type="float" office:value="34.4098627252669" calcext:value-type="float">
            <text:p>34</text:p>
          </table:table-cell>
          <table:table-cell table:style-name="ce143" table:formula="of:=ROUND([.O42]/4)" office:value-type="float" office:value="9" calcext:value-type="float">
            <text:p>9</text:p>
          </table:table-cell>
          <table:table-cell table:style-name="ce97"/>
          <table:table-cell table:style-name="ce99" table:formula="of:=5-(([.$F$3]/([.$Q$3]+[.$E42]))*[.$E42])" office:value-type="float" office:value="3.70900604697942" calcext:value-type="float">
            <text:p>3,71</text:p>
          </table:table-cell>
          <table:table-cell table:style-name="ce101" table:formula="of:=([.$S$3]-([.$R42]/([.$R$3]/[.$S$3])))" office:value-type="float" office:value="264.137362788011" calcext:value-type="float">
            <text:p>264</text:p>
          </table:table-cell>
          <table:table-cell table:style-name="ce101" table:formula="of:=ROUND([.S42]/4)" office:value-type="float" office:value="66" calcext:value-type="float">
            <text:p>6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4" calcext:value-type="float">
            <text:p>14</text:p>
          </table:table-cell>
          <table:table-cell table:style-name="ce46" office:value-type="float" office:value="10" calcext:value-type="float">
            <text:p>10</text:p>
          </table:table-cell>
          <table:table-cell table:style-name="ce56" table:formula="of:=IF(  [.$A43]=&quot;auf&quot;;ROUNDUP([.$E43];-(LEN([.$C43])-2));   IF(    [.$A43]=&quot;ab&quot;;ROUNDDOWN([.$E43];-(LEN([.$C43])-2));     IF(      [.$A43]=&quot;passt&quot;;[.$E43];       COM.MICROSOFT.IFS(        OR([.$A43]=2;[.$A43]=2.7;[.$A43]=3.3;[.$A43]=3.6);[.$A43]*[.$C43]       )     )   ) )" office:value-type="float" office:value="39" calcext:value-type="float">
            <text:p>39</text:p>
          </table:table-cell>
          <table:table-cell table:style-name="ce64" table:formula="of:=((10^[.$B43])^(1/[.$W$2]))*[.$C43]" office:value-type="float" office:value="38.3118684955729" calcext:value-type="float">
            <text:p>38,311868</text:p>
          </table:table-cell>
          <table:table-cell table:style-name="ce69" table:formula="of:=5-(([.$F$3]/([.$E$3]+[.$E43]))*[.$E43])" office:value-type="float" office:value="4.99808514019379" calcext:value-type="float">
            <text:p>5,00</text:p>
          </table:table-cell>
          <table:table-cell table:style-name="ce77" table:formula="of:=([.$G$3]-([.$F43]/([.$F$3]/[.$G$3])))" office:value-type="float" office:value="0.39178031635015" calcext:value-type="float">
            <text:p>0</text:p>
          </table:table-cell>
          <table:table-cell table:style-name="ce77" table:formula="of:=ROUND([.G43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43]))*[.$E43])" office:value-type="float" office:value="4.98091717561804" calcext:value-type="float">
            <text:p>4,98</text:p>
          </table:table-cell>
          <table:table-cell table:style-name="ce77" table:formula="of:=([.$K$3]-([.$J43]/([.$J$3]/[.$K$3])))" office:value-type="float" office:value="3.9043458685494" calcext:value-type="float">
            <text:p>4</text:p>
          </table:table-cell>
          <table:table-cell table:style-name="ce77" table:formula="of:=ROUND([.K43]/4)" office:value-type="float" office:value="1" calcext:value-type="float">
            <text:p>1</text:p>
          </table:table-cell>
          <table:table-cell table:style-name="ce91"/>
          <table:table-cell table:style-name="ce93" table:formula="of:=5-(([.$F$3]/([.$M$3]+[.$E43]))*[.$E43])" office:value-type="float" office:value="4.81550885789698" calcext:value-type="float">
            <text:p>4,82</text:p>
          </table:table-cell>
          <table:table-cell table:style-name="ce95" table:formula="of:=([.$O$3]-([.$N43]/([.$N$3]/[.$O$3])))" office:value-type="float" office:value="37.7468876742771" calcext:value-type="float">
            <text:p>38</text:p>
          </table:table-cell>
          <table:table-cell table:style-name="ce143" table:formula="of:=ROUND([.O43]/4)" office:value-type="float" office:value="9" calcext:value-type="float">
            <text:p>9</text:p>
          </table:table-cell>
          <table:table-cell table:style-name="ce97"/>
          <table:table-cell table:style-name="ce99" table:formula="of:=5-(([.$F$3]/([.$Q$3]+[.$E43]))*[.$E43])" office:value-type="float" office:value="3.61501876475629" calcext:value-type="float">
            <text:p>3,62</text:p>
          </table:table-cell>
          <table:table-cell table:style-name="ce101" table:formula="of:=([.$S$3]-([.$R43]/([.$R$3]/[.$S$3])))" office:value-type="float" office:value="283.367160730864" calcext:value-type="float">
            <text:p>283</text:p>
          </table:table-cell>
          <table:table-cell table:style-name="ce101" table:formula="of:=ROUND([.S43]/4)" office:value-type="float" office:value="71" calcext:value-type="float">
            <text:p>71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56" table:formula="of:=IF(  [.$A44]=&quot;auf&quot;;ROUNDUP([.$E44];-(LEN([.$C44])-2));   IF(    [.$A44]=&quot;ab&quot;;ROUNDDOWN([.$E44];-(LEN([.$C44])-2));     IF(      [.$A44]=&quot;passt&quot;;[.$E44];       COM.MICROSOFT.IFS(        OR([.$A44]=2;[.$A44]=2.7;[.$A44]=3.3;[.$A44]=3.6);[.$A44]*[.$C44]       )     )   ) )" office:value-type="float" office:value="43" calcext:value-type="float">
            <text:p>43</text:p>
          </table:table-cell>
          <table:table-cell table:style-name="ce64" table:formula="of:=((10^[.$B44])^(1/[.$W$2]))*[.$C44]" office:value-type="float" office:value="42.1696503428582" calcext:value-type="float">
            <text:p>42,169650</text:p>
          </table:table-cell>
          <table:table-cell table:style-name="ce69" table:formula="of:=5-(([.$F$3]/([.$E$3]+[.$E44]))*[.$E44])" office:value-type="float" office:value="4.99789240624777" calcext:value-type="float">
            <text:p>5,00</text:p>
          </table:table-cell>
          <table:table-cell table:style-name="ce77" table:formula="of:=([.$G$3]-([.$F44]/([.$F$3]/[.$G$3])))" office:value-type="float" office:value="0.431213681705572" calcext:value-type="float">
            <text:p>0</text:p>
          </table:table-cell>
          <table:table-cell table:style-name="ce77" table:formula="of:=ROUND([.G44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44]))*[.$E44])" office:value-type="float" office:value="4.97900371542647" calcext:value-type="float">
            <text:p>4,98</text:p>
          </table:table-cell>
          <table:table-cell table:style-name="ce77" table:formula="of:=([.$K$3]-([.$J44]/([.$J$3]/[.$K$3])))" office:value-type="float" office:value="4.29583982374481" calcext:value-type="float">
            <text:p>4</text:p>
          </table:table-cell>
          <table:table-cell table:style-name="ce77" table:formula="of:=ROUND([.K44]/4)" office:value-type="float" office:value="1" calcext:value-type="float">
            <text:p>1</text:p>
          </table:table-cell>
          <table:table-cell table:style-name="ce91"/>
          <table:table-cell table:style-name="ce93" table:formula="of:=5-(([.$F$3]/([.$M$3]+[.$E44]))*[.$E44])" office:value-type="float" office:value="4.79768336983818" calcext:value-type="float">
            <text:p>4,80</text:p>
          </table:table-cell>
          <table:table-cell table:style-name="ce95" table:formula="of:=([.$O$3]-([.$N44]/([.$N$3]/[.$O$3])))" office:value-type="float" office:value="41.3939825311088" calcext:value-type="float">
            <text:p>41</text:p>
          </table:table-cell>
          <table:table-cell table:style-name="ce143" table:formula="of:=ROUND([.O44]/4)" office:value-type="float" office:value="10" calcext:value-type="float">
            <text:p>10</text:p>
          </table:table-cell>
          <table:table-cell table:style-name="ce97"/>
          <table:table-cell table:style-name="ce99" table:formula="of:=5-(([.$F$3]/([.$Q$3]+[.$E44]))*[.$E44])" office:value-type="float" office:value="3.51692501735914" calcext:value-type="float">
            <text:p>3,52</text:p>
          </table:table-cell>
          <table:table-cell table:style-name="ce101" table:formula="of:=([.$S$3]-([.$R44]/([.$R$3]/[.$S$3])))" office:value-type="float" office:value="303.437141448319" calcext:value-type="float">
            <text:p>303</text:p>
          </table:table-cell>
          <table:table-cell table:style-name="ce101" table:formula="of:=ROUND([.S44]/4)" office:value-type="float" office:value="76" calcext:value-type="float">
            <text:p>7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10" calcext:value-type="float">
            <text:p>10</text:p>
          </table:table-cell>
          <table:table-cell table:style-name="ce56" table:formula="of:=IF(  [.$A45]=&quot;auf&quot;;ROUNDUP([.$E45];-(LEN([.$C45])-2));   IF(    [.$A45]=&quot;ab&quot;;ROUNDDOWN([.$E45];-(LEN([.$C45])-2));     IF(      [.$A45]=&quot;passt&quot;;[.$E45];       COM.MICROSOFT.IFS(        OR([.$A45]=2;[.$A45]=2.7;[.$A45]=3.3;[.$A45]=3.6);[.$A45]*[.$C45]       )     )   ) )" office:value-type="float" office:value="47" calcext:value-type="float">
            <text:p>47</text:p>
          </table:table-cell>
          <table:table-cell table:style-name="ce64" table:formula="of:=((10^[.$B45])^(1/[.$W$2]))*[.$C45]" office:value-type="float" office:value="46.4158883361278" calcext:value-type="float">
            <text:p>46,415888</text:p>
          </table:table-cell>
          <table:table-cell table:style-name="ce69" table:formula="of:=5-(([.$F$3]/([.$E$3]+[.$E45]))*[.$E45])" office:value-type="float" office:value="4.99768028230077" calcext:value-type="float">
            <text:p>5,00</text:p>
          </table:table-cell>
          <table:table-cell table:style-name="ce77" table:formula="of:=([.$G$3]-([.$F45]/([.$F$3]/[.$G$3])))" office:value-type="float" office:value="0.474614241262429" calcext:value-type="float">
            <text:p>0</text:p>
          </table:table-cell>
          <table:table-cell table:style-name="ce77" table:formula="of:=ROUND([.G45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45]))*[.$E45])" office:value-type="float" office:value="4.97689927987651" calcext:value-type="float">
            <text:p>4,98</text:p>
          </table:table-cell>
          <table:table-cell table:style-name="ce77" table:formula="of:=([.$K$3]-([.$J45]/([.$J$3]/[.$K$3])))" office:value-type="float" office:value="4.7264073372661" calcext:value-type="float">
            <text:p>5</text:p>
          </table:table-cell>
          <table:table-cell table:style-name="ce77" table:formula="of:=ROUND([.K45]/4)" office:value-type="float" office:value="1" calcext:value-type="float">
            <text:p>1</text:p>
          </table:table-cell>
          <table:table-cell table:style-name="ce91"/>
          <table:table-cell table:style-name="ce93" table:formula="of:=5-(([.$F$3]/([.$M$3]+[.$E45]))*[.$E45])" office:value-type="float" office:value="4.77821491027849" calcext:value-type="float">
            <text:p>4,78</text:p>
          </table:table-cell>
          <table:table-cell table:style-name="ce95" table:formula="of:=([.$O$3]-([.$N45]/([.$N$3]/[.$O$3])))" office:value-type="float" office:value="45.3772293570204" calcext:value-type="float">
            <text:p>45</text:p>
          </table:table-cell>
          <table:table-cell table:style-name="ce143" table:formula="of:=ROUND([.O45]/4)" office:value-type="float" office:value="11" calcext:value-type="float">
            <text:p>11</text:p>
          </table:table-cell>
          <table:table-cell table:style-name="ce97"/>
          <table:table-cell table:style-name="ce99" table:formula="of:=5-(([.$F$3]/([.$Q$3]+[.$E45]))*[.$E45])" office:value-type="float" office:value="3.41492993473596" calcext:value-type="float">
            <text:p>3,41</text:p>
          </table:table-cell>
          <table:table-cell table:style-name="ce101" table:formula="of:=([.$S$3]-([.$R45]/([.$R$3]/[.$S$3])))" office:value-type="float" office:value="324.305335353023" calcext:value-type="float">
            <text:p>324</text:p>
          </table:table-cell>
          <table:table-cell table:style-name="ce101" table:formula="of:=ROUND([.S45]/4)" office:value-type="float" office:value="81" calcext:value-type="float">
            <text:p>81</text:p>
          </table:table-cell>
          <table:table-cell table:number-columns-repeated="1003"/>
        </table:table-row>
        <table:table-row table:style-name="ro2">
          <table:table-cell table:style-name="ce34" office:value-type="string" calcext:value-type="string">
            <text:p>x</text:p>
          </table:table-cell>
          <table:table-cell table:style-name="ce40" office:value-type="float" office:value="17" calcext:value-type="float">
            <text:p>17</text:p>
          </table:table-cell>
          <table:table-cell table:style-name="ce47" office:value-type="float" office:value="10" calcext:value-type="float">
            <text:p>10</text:p>
          </table:table-cell>
          <table:table-cell table:style-name="ce57" table:formula="of:=IF(  [.$A46]=&quot;auf&quot;;ROUNDUP([.$E46];-(LEN([.$C46])-2));   IF(    [.$A46]=&quot;ab&quot;;ROUNDDOWN([.$E46];-(LEN([.$C46])-2));     IF(      [.$A46]=&quot;passt&quot;;[.$E46];       COM.MICROSOFT.IFS(        OR([.$A46]=2;[.$A46]=2.7;[.$A46]=3.3;[.$A46]=3.6);[.$A46]*[.$C46]       )     )   ) )" office:value-type="string" office:string-value="" calcext:value-type="error">
            <text:p>#NV</text:p>
          </table:table-cell>
          <table:table-cell table:style-name="ce65" table:formula="of:=((10^[.$B46])^(1/[.$W$2]))*[.$C46]" office:value-type="float" office:value="51.0896977450693" calcext:value-type="float">
            <text:p>51,089698</text:p>
          </table:table-cell>
          <table:table-cell table:style-name="ce69" table:formula="of:=5-(([.$F$3]/([.$E$3]+[.$E46]))*[.$E46])" office:value-type="float" office:value="4.99744681952493" calcext:value-type="float">
            <text:p>5,00</text:p>
          </table:table-cell>
          <table:table-cell table:style-name="ce77" table:formula="of:=([.$G$3]-([.$F46]/([.$F$3]/[.$G$3])))" office:value-type="float" office:value="0.522380725198445" calcext:value-type="float">
            <text:p>1</text:p>
          </table:table-cell>
          <table:table-cell table:style-name="ce77" table:formula="of:=ROUND([.G46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46]))*[.$E46])" office:value-type="float" office:value="4.97458499561668" calcext:value-type="float">
            <text:p>4,97</text:p>
          </table:table-cell>
          <table:table-cell table:style-name="ce77" table:formula="of:=([.$K$3]-([.$J46]/([.$J$3]/[.$K$3])))" office:value-type="float" office:value="5.19990989682742" calcext:value-type="float">
            <text:p>5</text:p>
          </table:table-cell>
          <table:table-cell table:style-name="ce77" table:formula="of:=ROUND([.K46]/4)" office:value-type="float" office:value="1" calcext:value-type="float">
            <text:p>1</text:p>
          </table:table-cell>
          <table:table-cell table:style-name="ce65"/>
          <table:table-cell table:style-name="ce69" table:formula="of:=5-(([.$F$3]/([.$M$3]+[.$E46]))*[.$E46])" office:value-type="float" office:value="4.75696794548233" calcext:value-type="float">
            <text:p>4,76</text:p>
          </table:table-cell>
          <table:table-cell table:style-name="ce77" table:formula="of:=([.$O$3]-([.$N46]/([.$N$3]/[.$O$3])))" office:value-type="float" office:value="49.7243583543163" calcext:value-type="float">
            <text:p>50</text:p>
          </table:table-cell>
          <table:table-cell table:style-name="ce77" table:formula="of:=ROUND([.O46]/4)" office:value-type="float" office:value="12" calcext:value-type="float">
            <text:p>12</text:p>
          </table:table-cell>
          <table:table-cell table:style-name="ce65"/>
          <table:table-cell table:style-name="ce69" table:formula="of:=5-(([.$F$3]/([.$Q$3]+[.$E46]))*[.$E46])" office:value-type="float" office:value="3.3092924763384" calcext:value-type="float">
            <text:p>3,31</text:p>
          </table:table-cell>
          <table:table-cell table:style-name="ce77" table:formula="of:=([.$S$3]-([.$R46]/([.$R$3]/[.$S$3])))" office:value-type="float" office:value="345.918759341164" calcext:value-type="float">
            <text:p>346</text:p>
          </table:table-cell>
          <table:table-cell table:style-name="ce77" table:formula="of:=ROUND([.S46]/4)" office:value-type="float" office:value="86" calcext:value-type="float">
            <text:p>8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18" calcext:value-type="float">
            <text:p>18</text:p>
          </table:table-cell>
          <table:table-cell table:style-name="ce46" office:value-type="float" office:value="10" calcext:value-type="float">
            <text:p>10</text:p>
          </table:table-cell>
          <table:table-cell table:style-name="ce56" table:formula="of:=IF(  [.$A47]=&quot;auf&quot;;ROUNDUP([.$E47];-(LEN([.$C47])-2));   IF(    [.$A47]=&quot;ab&quot;;ROUNDDOWN([.$E47];-(LEN([.$C47])-2));     IF(      [.$A47]=&quot;passt&quot;;[.$E47];       COM.MICROSOFT.IFS(        OR([.$A47]=2;[.$A47]=2.7;[.$A47]=3.3;[.$A47]=3.6);[.$A47]*[.$C47]       )     )   ) )" office:value-type="float" office:value="56" calcext:value-type="float">
            <text:p>56</text:p>
          </table:table-cell>
          <table:table-cell table:style-name="ce64" table:formula="of:=((10^[.$B47])^(1/[.$W$2]))*[.$C47]" office:value-type="float" office:value="56.2341325190349" calcext:value-type="float">
            <text:p>56,234133</text:p>
          </table:table-cell>
          <table:table-cell table:style-name="ce69" table:formula="of:=5-(([.$F$3]/([.$E$3]+[.$E47]))*[.$E47])" office:value-type="float" office:value="4.99718987362424" calcext:value-type="float">
            <text:p>5,00</text:p>
          </table:table-cell>
          <table:table-cell table:style-name="ce77" table:formula="of:=([.$G$3]-([.$F47]/([.$F$3]/[.$G$3])))" office:value-type="float" office:value="0.57495185648088" calcext:value-type="float">
            <text:p>1</text:p>
          </table:table-cell>
          <table:table-cell table:style-name="ce77" table:formula="of:=ROUND([.G47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47]))*[.$E47])" office:value-type="float" office:value="4.97204016345583" calcext:value-type="float">
            <text:p>4,97</text:p>
          </table:table-cell>
          <table:table-cell table:style-name="ce77" table:formula="of:=([.$K$3]-([.$J47]/([.$J$3]/[.$K$3])))" office:value-type="float" office:value="5.72058255693787" calcext:value-type="float">
            <text:p>6</text:p>
          </table:table-cell>
          <table:table-cell table:style-name="ce77" table:formula="of:=ROUND([.K47]/4)" office:value-type="float" office:value="1" calcext:value-type="float">
            <text:p>1</text:p>
          </table:table-cell>
          <table:table-cell table:style-name="ce91"/>
          <table:table-cell table:style-name="ce93" table:formula="of:=5-(([.$F$3]/([.$M$3]+[.$E47]))*[.$E47])" office:value-type="float" office:value="4.73379892398989" calcext:value-type="float">
            <text:p>4,73</text:p>
          </table:table-cell>
          <table:table-cell table:style-name="ce95" table:formula="of:=([.$O$3]-([.$N47]/([.$N$3]/[.$O$3])))" office:value-type="float" office:value="54.464740151669" calcext:value-type="float">
            <text:p>54</text:p>
          </table:table-cell>
          <table:table-cell table:style-name="ce145" table:formula="of:=ROUND([.O47]/4)" office:value-type="float" office:value="14" calcext:value-type="float">
            <text:p>14</text:p>
          </table:table-cell>
          <table:table-cell table:style-name="ce97"/>
          <table:table-cell table:style-name="ce99" table:formula="of:=5-(([.$F$3]/([.$Q$3]+[.$E47]))*[.$E47])" office:value-type="float" office:value="3.20032499901443" calcext:value-type="float">
            <text:p>3,20</text:p>
          </table:table-cell>
          <table:table-cell table:style-name="ce101" table:formula="of:=([.$S$3]-([.$R47]/([.$R$3]/[.$S$3])))" office:value-type="float" office:value="368.213505201649" calcext:value-type="float">
            <text:p>368</text:p>
          </table:table-cell>
          <table:table-cell table:style-name="ce101" table:formula="of:=ROUND([.S47]/4)" office:value-type="float" office:value="92" calcext:value-type="float">
            <text:p>92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9" calcext:value-type="float">
            <text:p>19</text:p>
          </table:table-cell>
          <table:table-cell table:style-name="ce46" office:value-type="float" office:value="10" calcext:value-type="float">
            <text:p>10</text:p>
          </table:table-cell>
          <table:table-cell table:style-name="ce56" table:formula="of:=IF(  [.$A48]=&quot;auf&quot;;ROUNDUP([.$E48];-(LEN([.$C48])-2));   IF(    [.$A48]=&quot;ab&quot;;ROUNDDOWN([.$E48];-(LEN([.$C48])-2));     IF(      [.$A48]=&quot;passt&quot;;[.$E48];       COM.MICROSOFT.IFS(        OR([.$A48]=2;[.$A48]=2.7;[.$A48]=3.3;[.$A48]=3.6);[.$A48]*[.$C48]       )     )   ) )" office:value-type="float" office:value="62" calcext:value-type="float">
            <text:p>62</text:p>
          </table:table-cell>
          <table:table-cell table:style-name="ce64" table:formula="of:=((10^[.$B48])^(1/[.$W$2]))*[.$C48]" office:value-type="float" office:value="61.8965818891261" calcext:value-type="float">
            <text:p>61,896582</text:p>
          </table:table-cell>
          <table:table-cell table:style-name="ce69" table:formula="of:=5-(([.$F$3]/([.$E$3]+[.$E48]))*[.$E48])" office:value-type="float" office:value="4.99690708531402" calcext:value-type="float">
            <text:p>5,00</text:p>
          </table:table-cell>
          <table:table-cell table:style-name="ce77" table:formula="of:=([.$G$3]-([.$F48]/([.$F$3]/[.$G$3])))" office:value-type="float" office:value="0.632810344752556" calcext:value-type="float">
            <text:p>1</text:p>
          </table:table-cell>
          <table:table-cell table:style-name="ce77" table:formula="of:=ROUND([.G48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48]))*[.$E48])" office:value-type="float" office:value="4.96924209000491" calcext:value-type="float">
            <text:p>4,97</text:p>
          </table:table-cell>
          <table:table-cell table:style-name="ce77" table:formula="of:=([.$K$3]-([.$J48]/([.$J$3]/[.$K$3])))" office:value-type="float" office:value="6.29306838499508" calcext:value-type="float">
            <text:p>6</text:p>
          </table:table-cell>
          <table:table-cell table:style-name="ce77" table:formula="of:=ROUND([.K48]/4)" office:value-type="float" office:value="2" calcext:value-type="float">
            <text:p>2</text:p>
          </table:table-cell>
          <table:table-cell table:style-name="ce91"/>
          <table:table-cell table:style-name="ce93" table:formula="of:=5-(([.$F$3]/([.$M$3]+[.$E48]))*[.$E48])" office:value-type="float" office:value="4.70855645010642" calcext:value-type="float">
            <text:p>4,71</text:p>
          </table:table-cell>
          <table:table-cell table:style-name="ce95" table:formula="of:=([.$O$3]-([.$N48]/([.$N$3]/[.$O$3])))" office:value-type="float" office:value="59.6293503082273" calcext:value-type="float">
            <text:p>60</text:p>
          </table:table-cell>
          <table:table-cell table:style-name="ce145" table:formula="of:=ROUND([.O48]/4)" office:value-type="float" office:value="15" calcext:value-type="float">
            <text:p>15</text:p>
          </table:table-cell>
          <table:table-cell table:style-name="ce97"/>
          <table:table-cell table:style-name="ce99" table:formula="of:=5-(([.$F$3]/([.$Q$3]+[.$E48]))*[.$E48])" office:value-type="float" office:value="3.08839133084615" calcext:value-type="float">
            <text:p>3,09</text:p>
          </table:table-cell>
          <table:table-cell table:style-name="ce101" table:formula="of:=([.$S$3]-([.$R48]/([.$R$3]/[.$S$3])))" office:value-type="float" office:value="391.115133708879" calcext:value-type="float">
            <text:p>391</text:p>
          </table:table-cell>
          <table:table-cell table:style-name="ce101" table:formula="of:=ROUND([.S48]/4)" office:value-type="float" office:value="98" calcext:value-type="float">
            <text:p>98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20" calcext:value-type="float">
            <text:p>20</text:p>
          </table:table-cell>
          <table:table-cell table:style-name="ce46" office:value-type="float" office:value="10" calcext:value-type="float">
            <text:p>10</text:p>
          </table:table-cell>
          <table:table-cell table:style-name="ce56" table:formula="of:=IF(  [.$A49]=&quot;auf&quot;;ROUNDUP([.$E49];-(LEN([.$C49])-2));   IF(    [.$A49]=&quot;ab&quot;;ROUNDDOWN([.$E49];-(LEN([.$C49])-2));     IF(      [.$A49]=&quot;passt&quot;;[.$E49];       COM.MICROSOFT.IFS(        OR([.$A49]=2;[.$A49]=2.7;[.$A49]=3.3;[.$A49]=3.6);[.$A49]*[.$C49]       )     )   ) )" office:value-type="float" office:value="68" calcext:value-type="float">
            <text:p>68</text:p>
          </table:table-cell>
          <table:table-cell table:style-name="ce64" table:formula="of:=((10^[.$B49])^(1/[.$W$2]))*[.$C49]" office:value-type="float" office:value="68.1292069057961" calcext:value-type="float">
            <text:p>68,129207</text:p>
          </table:table-cell>
          <table:table-cell table:style-name="ce69" table:formula="of:=5-(([.$F$3]/([.$E$3]+[.$E49]))*[.$E49])" office:value-type="float" office:value="4.99659585886907" calcext:value-type="float">
            <text:p>5,00</text:p>
          </table:table-cell>
          <table:table-cell table:style-name="ce77" table:formula="of:=([.$G$3]-([.$F49]/([.$F$3]/[.$G$3])))" office:value-type="float" office:value="0.696487275389359" calcext:value-type="float">
            <text:p>1</text:p>
          </table:table-cell>
          <table:table-cell table:style-name="ce77" table:formula="of:=ROUND([.G49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49]))*[.$E49])" office:value-type="float" office:value="4.96616590554923" calcext:value-type="float">
            <text:p>4,97</text:p>
          </table:table-cell>
          <table:table-cell table:style-name="ce77" table:formula="of:=([.$K$3]-([.$J49]/([.$J$3]/[.$K$3])))" office:value-type="float" office:value="6.92245572462707" calcext:value-type="float">
            <text:p>7</text:p>
          </table:table-cell>
          <table:table-cell table:style-name="ce77" table:formula="of:=ROUND([.K49]/4)" office:value-type="float" office:value="2" calcext:value-type="float">
            <text:p>2</text:p>
          </table:table-cell>
          <table:table-cell table:style-name="ce91"/>
          <table:table-cell table:style-name="ce93" table:formula="of:=5-(([.$F$3]/([.$M$3]+[.$E49]))*[.$E49])" office:value-type="float" office:value="4.68108162165532" calcext:value-type="float">
            <text:p>4,68</text:p>
          </table:table-cell>
          <table:table-cell table:style-name="ce95" table:formula="of:=([.$O$3]-([.$N49]/([.$N$3]/[.$O$3])))" office:value-type="float" office:value="65.2507002093206" calcext:value-type="float">
            <text:p>65</text:p>
          </table:table-cell>
          <table:table-cell table:style-name="ce145" table:formula="of:=ROUND([.O49]/4)" office:value-type="float" office:value="16" calcext:value-type="float">
            <text:p>16</text:p>
          </table:table-cell>
          <table:table-cell table:style-name="ce97"/>
          <table:table-cell table:style-name="ce99" table:formula="of:=5-(([.$F$3]/([.$Q$3]+[.$E49]))*[.$E49])" office:value-type="float" office:value="2.97390328070811" calcext:value-type="float">
            <text:p>2,97</text:p>
          </table:table-cell>
          <table:table-cell table:style-name="ce101" table:formula="of:=([.$S$3]-([.$R49]/([.$R$3]/[.$S$3])))" office:value-type="float" office:value="414.53938876712" calcext:value-type="float">
            <text:p>415</text:p>
          </table:table-cell>
          <table:table-cell table:style-name="ce101" table:formula="of:=ROUND([.S49]/4)" office:value-type="float" office:value="104" calcext:value-type="float">
            <text:p>104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21" calcext:value-type="float">
            <text:p>21</text:p>
          </table:table-cell>
          <table:table-cell table:style-name="ce46" office:value-type="float" office:value="10" calcext:value-type="float">
            <text:p>10</text:p>
          </table:table-cell>
          <table:table-cell table:style-name="ce56" table:formula="of:=IF(  [.$A50]=&quot;auf&quot;;ROUNDUP([.$E50];-(LEN([.$C50])-2));   IF(    [.$A50]=&quot;ab&quot;;ROUNDDOWN([.$E50];-(LEN([.$C50])-2));     IF(      [.$A50]=&quot;passt&quot;;[.$E50];       COM.MICROSOFT.IFS(        OR([.$A50]=2;[.$A50]=2.7;[.$A50]=3.3;[.$A50]=3.6);[.$A50]*[.$C50]       )     )   ) )" office:value-type="float" office:value="75" calcext:value-type="float">
            <text:p>75</text:p>
          </table:table-cell>
          <table:table-cell table:style-name="ce64" table:formula="of:=((10^[.$B50])^(1/[.$W$2]))*[.$C50]" office:value-type="float" office:value="74.9894209332456" calcext:value-type="float">
            <text:p>74,989421</text:p>
          </table:table-cell>
          <table:table-cell table:style-name="ce69" table:formula="of:=5-(([.$F$3]/([.$E$3]+[.$E50]))*[.$E50])" office:value-type="float" office:value="4.99625333855306" calcext:value-type="float">
            <text:p>5,00</text:p>
          </table:table-cell>
          <table:table-cell table:style-name="ce77" table:formula="of:=([.$G$3]-([.$F50]/([.$F$3]/[.$G$3])))" office:value-type="float" office:value="0.766566932043588" calcext:value-type="float">
            <text:p>1</text:p>
          </table:table-cell>
          <table:table-cell table:style-name="ce77" table:formula="of:=ROUND([.G50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50]))*[.$E50])" office:value-type="float" office:value="4.96278436740716" calcext:value-type="float">
            <text:p>4,96</text:p>
          </table:table-cell>
          <table:table-cell table:style-name="ce77" table:formula="of:=([.$K$3]-([.$J50]/([.$J$3]/[.$K$3])))" office:value-type="float" office:value="7.61431842849561" calcext:value-type="float">
            <text:p>8</text:p>
          </table:table-cell>
          <table:table-cell table:style-name="ce77" table:formula="of:=ROUND([.K50]/4)" office:value-type="float" office:value="2" calcext:value-type="float">
            <text:p>2</text:p>
          </table:table-cell>
          <table:table-cell table:style-name="ce91"/>
          <table:table-cell table:style-name="ce93" table:formula="of:=5-(([.$F$3]/([.$M$3]+[.$E50]))*[.$E50])" office:value-type="float" office:value="4.65120856320547" calcext:value-type="float">
            <text:p>4,65</text:p>
          </table:table-cell>
          <table:table-cell table:style-name="ce95" table:formula="of:=([.$O$3]-([.$N50]/([.$N$3]/[.$O$3])))" office:value-type="float" office:value="71.3627279681612" calcext:value-type="float">
            <text:p>71</text:p>
          </table:table-cell>
          <table:table-cell table:style-name="ce145" table:formula="of:=ROUND([.O50]/4)" office:value-type="float" office:value="18" calcext:value-type="float">
            <text:p>18</text:p>
          </table:table-cell>
          <table:table-cell table:style-name="ce97"/>
          <table:table-cell table:style-name="ce99" table:formula="of:=5-(([.$F$3]/([.$Q$3]+[.$E50]))*[.$E50])" office:value-type="float" office:value="2.85731558704191" calcext:value-type="float">
            <text:p>2,86</text:p>
          </table:table-cell>
          <table:table-cell table:style-name="ce101" table:formula="of:=([.$S$3]-([.$R50]/([.$R$3]/[.$S$3])))" office:value-type="float" office:value="438.393230891226" calcext:value-type="float">
            <text:p>438</text:p>
          </table:table-cell>
          <table:table-cell table:style-name="ce101" table:formula="of:=ROUND([.S50]/4)" office:value-type="float" office:value="110" calcext:value-type="float">
            <text:p>110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22" calcext:value-type="float">
            <text:p>22</text:p>
          </table:table-cell>
          <table:table-cell table:style-name="ce46" office:value-type="float" office:value="10" calcext:value-type="float">
            <text:p>10</text:p>
          </table:table-cell>
          <table:table-cell table:style-name="ce56" table:formula="of:=IF(  [.$A51]=&quot;auf&quot;;ROUNDUP([.$E51];-(LEN([.$C51])-2));   IF(    [.$A51]=&quot;ab&quot;;ROUNDDOWN([.$E51];-(LEN([.$C51])-2));     IF(      [.$A51]=&quot;passt&quot;;[.$E51];       COM.MICROSOFT.IFS(        OR([.$A51]=2;[.$A51]=2.7;[.$A51]=3.3;[.$A51]=3.6);[.$A51]*[.$C51]       )     )   ) )" office:value-type="float" office:value="82" calcext:value-type="float">
            <text:p>82</text:p>
          </table:table-cell>
          <table:table-cell table:style-name="ce64" table:formula="of:=((10^[.$B51])^(1/[.$W$2]))*[.$C51]" office:value-type="float" office:value="82.5404185268018" calcext:value-type="float">
            <text:p>82,540419</text:p>
          </table:table-cell>
          <table:table-cell table:style-name="ce69" table:formula="of:=5-(([.$F$3]/([.$E$3]+[.$E51]))*[.$E51])" office:value-type="float" office:value="4.99587638272462" calcext:value-type="float">
            <text:p>5,00</text:p>
          </table:table-cell>
          <table:table-cell table:style-name="ce77" table:formula="of:=([.$G$3]-([.$F51]/([.$F$3]/[.$G$3])))" office:value-type="float" office:value="0.843692094543258" calcext:value-type="float">
            <text:p>1</text:p>
          </table:table-cell>
          <table:table-cell table:style-name="ce77" table:formula="of:=ROUND([.G51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51]))*[.$E51])" office:value-type="float" office:value="4.95906764808246" calcext:value-type="float">
            <text:p>4,96</text:p>
          </table:table-cell>
          <table:table-cell table:style-name="ce77" table:formula="of:=([.$K$3]-([.$J51]/([.$J$3]/[.$K$3])))" office:value-type="float" office:value="8.37475920232964" calcext:value-type="float">
            <text:p>8</text:p>
          </table:table-cell>
          <table:table-cell table:style-name="ce77" table:formula="of:=ROUND([.K51]/4)" office:value-type="float" office:value="2" calcext:value-type="float">
            <text:p>2</text:p>
          </table:table-cell>
          <table:table-cell table:style-name="ce91"/>
          <table:table-cell table:style-name="ce93" table:formula="of:=5-(([.$F$3]/([.$M$3]+[.$E51]))*[.$E51])" office:value-type="float" office:value="4.61876518828217" calcext:value-type="float">
            <text:p>4,62</text:p>
          </table:table-cell>
          <table:table-cell table:style-name="ce95" table:formula="of:=([.$O$3]-([.$N51]/([.$N$3]/[.$O$3])))" office:value-type="float" office:value="78.0006424774686" calcext:value-type="float">
            <text:p>78</text:p>
          </table:table-cell>
          <table:table-cell table:style-name="ce145" table:formula="of:=ROUND([.O51]/4)" office:value-type="float" office:value="20" calcext:value-type="float">
            <text:p>20</text:p>
          </table:table-cell>
          <table:table-cell table:style-name="ce97"/>
          <table:table-cell table:style-name="ce99" table:formula="of:=5-(([.$F$3]/([.$Q$3]+[.$E51]))*[.$E51])" office:value-type="float" office:value="2.73911939084651" calcext:value-type="float">
            <text:p>2,74</text:p>
          </table:table-cell>
          <table:table-cell table:style-name="ce101" table:formula="of:=([.$S$3]-([.$R51]/([.$R$3]/[.$S$3])))" office:value-type="float" office:value="462.576172632805" calcext:value-type="float">
            <text:p>463</text:p>
          </table:table-cell>
          <table:table-cell table:style-name="ce101" table:formula="of:=ROUND([.S51]/4)" office:value-type="float" office:value="116" calcext:value-type="float">
            <text:p>11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23" calcext:value-type="float">
            <text:p>23</text:p>
          </table:table-cell>
          <table:table-cell table:style-name="ce46" office:value-type="float" office:value="10" calcext:value-type="float">
            <text:p>10</text:p>
          </table:table-cell>
          <table:table-cell table:style-name="ce56" table:formula="of:=IF(  [.$A52]=&quot;auf&quot;;ROUNDUP([.$E52];-(LEN([.$C52])-2));   IF(    [.$A52]=&quot;ab&quot;;ROUNDDOWN([.$E52];-(LEN([.$C52])-2));     IF(      [.$A52]=&quot;passt&quot;;[.$E52];       COM.MICROSOFT.IFS(        OR([.$A52]=2;[.$A52]=2.7;[.$A52]=3.3;[.$A52]=3.6);[.$A52]*[.$C52]       )     )   ) )" office:value-type="float" office:value="91" calcext:value-type="float">
            <text:p>91</text:p>
          </table:table-cell>
          <table:table-cell table:style-name="ce64" table:formula="of:=((10^[.$B52])^(1/[.$W$2]))*[.$C52]" office:value-type="float" office:value="90.8517575651687" calcext:value-type="float">
            <text:p>90,851758</text:p>
          </table:table-cell>
          <table:table-cell table:style-name="ce69" table:formula="of:=5-(([.$F$3]/([.$E$3]+[.$E52]))*[.$E52])" office:value-type="float" office:value="4.9954615353966" calcext:value-type="float">
            <text:p>5,00</text:p>
          </table:table-cell>
          <table:table-cell table:style-name="ce77" table:formula="of:=([.$G$3]-([.$F52]/([.$F$3]/[.$G$3])))" office:value-type="float" office:value="0.928569857855564" calcext:value-type="float">
            <text:p>1</text:p>
          </table:table-cell>
          <table:table-cell table:style-name="ce77" table:formula="of:=ROUND([.G52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52]))*[.$E52])" office:value-type="float" office:value="4.95498310759691" calcext:value-type="float">
            <text:p>4,95</text:p>
          </table:table-cell>
          <table:table-cell table:style-name="ce77" table:formula="of:=([.$K$3]-([.$J52]/([.$J$3]/[.$K$3])))" office:value-type="float" office:value="9.21045618567234" calcext:value-type="float">
            <text:p>9</text:p>
          </table:table-cell>
          <table:table-cell table:style-name="ce77" table:formula="of:=ROUND([.K52]/4)" office:value-type="float" office:value="2" calcext:value-type="float">
            <text:p>2</text:p>
          </table:table-cell>
          <table:table-cell table:style-name="ce91"/>
          <table:table-cell table:style-name="ce93" table:formula="of:=5-(([.$F$3]/([.$M$3]+[.$E52]))*[.$E52])" office:value-type="float" office:value="4.58357422566768" calcext:value-type="float">
            <text:p>4,58</text:p>
          </table:table-cell>
          <table:table-cell table:style-name="ce95" table:formula="of:=([.$O$3]-([.$N52]/([.$N$3]/[.$O$3])))" office:value-type="float" office:value="85.2007134283918" calcext:value-type="float">
            <text:p>85</text:p>
          </table:table-cell>
          <table:table-cell table:style-name="ce145" table:formula="of:=ROUND([.O52]/4)" office:value-type="float" office:value="21" calcext:value-type="float">
            <text:p>21</text:p>
          </table:table-cell>
          <table:table-cell table:style-name="ce97"/>
          <table:table-cell table:style-name="ce99" table:formula="of:=5-(([.$F$3]/([.$Q$3]+[.$E52]))*[.$E52])" office:value-type="float" office:value="2.61983440120675" calcext:value-type="float">
            <text:p>2,62</text:p>
          </table:table-cell>
          <table:table-cell table:style-name="ce101" table:formula="of:=([.$S$3]-([.$R52]/([.$R$3]/[.$S$3])))" office:value-type="float" office:value="486.981881513098" calcext:value-type="float">
            <text:p>487</text:p>
          </table:table-cell>
          <table:table-cell table:style-name="ce101" table:formula="of:=ROUND([.S52]/4)" office:value-type="float" office:value="122" calcext:value-type="float">
            <text:p>122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passt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00" calcext:value-type="float">
            <text:p>100</text:p>
          </table:table-cell>
          <table:table-cell table:style-name="ce56" table:formula="of:=IF(  [.$A53]=&quot;auf&quot;;ROUNDUP([.$E53];-(LEN([.$C53])-2));   IF(    [.$A53]=&quot;ab&quot;;ROUNDDOWN([.$E53];-(LEN([.$C53])-2));     IF(      [.$A53]=&quot;passt&quot;;[.$E53];       COM.MICROSOFT.IFS(        OR([.$A53]=2;[.$A53]=2.7;[.$A53]=3.3;[.$A53]=3.6);[.$A53]*[.$C53]       )     )   ) )" office:value-type="float" office:value="100" calcext:value-type="float">
            <text:p>100</text:p>
          </table:table-cell>
          <table:table-cell table:style-name="ce64" table:formula="of:=((10^[.$B53])^(1/[.$W$2]))*[.$C53]" office:value-type="float" office:value="100" calcext:value-type="float">
            <text:p>100,000000</text:p>
          </table:table-cell>
          <table:table-cell table:style-name="ce69" table:formula="of:=5-(([.$F$3]/([.$E$3]+[.$E53]))*[.$E53])" office:value-type="float" office:value="4.99500499500499" calcext:value-type="float">
            <text:p>5,00</text:p>
          </table:table-cell>
          <table:table-cell table:style-name="ce77" table:formula="of:=([.$G$3]-([.$F53]/([.$F$3]/[.$G$3])))" office:value-type="float" office:value="1.02197802197816" calcext:value-type="float">
            <text:p>1</text:p>
          </table:table-cell>
          <table:table-cell table:style-name="ce77" table:formula="of:=ROUND([.G53]/4)" office:value-type="float" office:value="0" calcext:value-type="float">
            <text:p>0</text:p>
          </table:table-cell>
          <table:table-cell table:style-name="ce81"/>
          <table:table-cell table:style-name="ce85" table:formula="of:=5-(([.$F$3]/([.$I$3]+[.$E53]))*[.$E53])" office:value-type="float" office:value="4.95049504950495" calcext:value-type="float">
            <text:p>4,95</text:p>
          </table:table-cell>
          <table:table-cell table:style-name="ce88" table:formula="of:=([.$K$3]-([.$J53]/([.$J$3]/[.$K$3])))" office:value-type="float" office:value="10.1287128712871" calcext:value-type="float">
            <text:p>10</text:p>
          </table:table-cell>
          <table:table-cell table:style-name="ce133" table:formula="of:=ROUND([.K53]/4)" office:value-type="float" office:value="3" calcext:value-type="float">
            <text:p>3</text:p>
          </table:table-cell>
          <table:table-cell table:style-name="ce91"/>
          <table:table-cell table:style-name="ce93" table:formula="of:=5-(([.$F$3]/([.$M$3]+[.$E53]))*[.$E53])" office:value-type="float" office:value="4.54545454545455" calcext:value-type="float">
            <text:p>4,55</text:p>
          </table:table-cell>
          <table:table-cell table:style-name="ce95" table:formula="of:=([.$O$3]-([.$N53]/([.$N$3]/[.$O$3])))" office:value-type="float" office:value="92.9999999999999" calcext:value-type="float">
            <text:p>93</text:p>
          </table:table-cell>
          <table:table-cell table:style-name="ce145" table:formula="of:=ROUND([.O53]/4)" office:value-type="float" office:value="23" calcext:value-type="float">
            <text:p>23</text:p>
          </table:table-cell>
          <table:table-cell table:style-name="ce97"/>
          <table:table-cell table:style-name="ce99" table:formula="of:=5-(([.$F$3]/([.$Q$3]+[.$E53]))*[.$E53])" office:value-type="float" office:value="2.5" calcext:value-type="float">
            <text:p>2,50</text:p>
          </table:table-cell>
          <table:table-cell table:style-name="ce101" table:formula="of:=([.$S$3]-([.$R53]/([.$R$3]/[.$S$3])))" office:value-type="float" office:value="511.5" calcext:value-type="float">
            <text:p>512</text:p>
          </table:table-cell>
          <table:table-cell table:style-name="ce101" table:formula="of:=ROUND([.S53]/4)" office:value-type="float" office:value="128" calcext:value-type="float">
            <text:p>128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56" table:formula="of:=IF(  [.$A54]=&quot;auf&quot;;ROUNDUP([.$E54];-(LEN([.$C54])-2));   IF(    [.$A54]=&quot;ab&quot;;ROUNDDOWN([.$E54];-(LEN([.$C54])-2));     IF(      [.$A54]=&quot;passt&quot;;[.$E54];       COM.MICROSOFT.IFS(        OR([.$A54]=2;[.$A54]=2.7;[.$A54]=3.3;[.$A54]=3.6);[.$A54]*[.$C54]       )     )   ) )" office:value-type="float" office:value="110" calcext:value-type="float">
            <text:p>110</text:p>
          </table:table-cell>
          <table:table-cell table:style-name="ce64" table:formula="of:=((10^[.$B54])^(1/[.$W$2]))*[.$C54]" office:value-type="float" office:value="110.069417125221" calcext:value-type="float">
            <text:p>110,069417</text:p>
          </table:table-cell>
          <table:table-cell table:style-name="ce69" table:formula="of:=5-(([.$F$3]/([.$E$3]+[.$E54]))*[.$E54])" office:value-type="float" office:value="4.99450258012176" calcext:value-type="float">
            <text:p>4,99</text:p>
          </table:table-cell>
          <table:table-cell table:style-name="ce77" table:formula="of:=([.$G$3]-([.$F54]/([.$F$3]/[.$G$3])))" office:value-type="float" office:value="1.1247721070888" calcext:value-type="float">
            <text:p>1</text:p>
          </table:table-cell>
          <table:table-cell table:style-name="ce77" table:formula="of:=ROUND([.G54]/4)" office:value-type="float" office:value="0" calcext:value-type="float">
            <text:p>0</text:p>
          </table:table-cell>
          <table:table-cell table:style-name="ce81"/>
          <table:table-cell table:style-name="ce85" table:formula="of:=5-(([.$F$3]/([.$I$3]+[.$E54]))*[.$E54])" office:value-type="float" office:value="4.9455644602505" calcext:value-type="float">
            <text:p>4,95</text:p>
          </table:table-cell>
          <table:table-cell table:style-name="ce88" table:formula="of:=([.$K$3]-([.$J54]/([.$J$3]/[.$K$3])))" office:value-type="float" office:value="11.1375114327474" calcext:value-type="float">
            <text:p>11</text:p>
          </table:table-cell>
          <table:table-cell table:style-name="ce133" table:formula="of:=ROUND([.K54]/4)" office:value-type="float" office:value="3" calcext:value-type="float">
            <text:p>3</text:p>
          </table:table-cell>
          <table:table-cell table:style-name="ce91"/>
          <table:table-cell table:style-name="ce93" table:formula="of:=5-(([.$F$3]/([.$M$3]+[.$E54]))*[.$E54])" office:value-type="float" office:value="4.5042228196401" calcext:value-type="float">
            <text:p>4,50</text:p>
          </table:table-cell>
          <table:table-cell table:style-name="ce95" table:formula="of:=([.$O$3]-([.$N54]/([.$N$3]/[.$O$3])))" office:value-type="float" office:value="101.436011101636" calcext:value-type="float">
            <text:p>101</text:p>
          </table:table-cell>
          <table:table-cell table:style-name="ce145" table:formula="of:=ROUND([.O54]/4)" office:value-type="float" office:value="25" calcext:value-type="float">
            <text:p>25</text:p>
          </table:table-cell>
          <table:table-cell table:style-name="ce97"/>
          <table:table-cell table:style-name="ce99" table:formula="of:=5-(([.$F$3]/([.$Q$3]+[.$E54]))*[.$E54])" office:value-type="float" office:value="2.38016559879325" calcext:value-type="float">
            <text:p>2,38</text:p>
          </table:table-cell>
          <table:table-cell table:style-name="ce101" table:formula="of:=([.$S$3]-([.$R54]/([.$R$3]/[.$S$3])))" office:value-type="float" office:value="536.018118486902" calcext:value-type="float">
            <text:p>536</text:p>
          </table:table-cell>
          <table:table-cell table:style-name="ce101" table:formula="of:=ROUND([.S54]/4)" office:value-type="float" office:value="134" calcext:value-type="float">
            <text:p>134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table:style-name="ce46" office:value-type="float" office:value="100" calcext:value-type="float">
            <text:p>100</text:p>
          </table:table-cell>
          <table:table-cell table:style-name="ce56" table:formula="of:=IF(  [.$A55]=&quot;auf&quot;;ROUNDUP([.$E55];-(LEN([.$C55])-2));   IF(    [.$A55]=&quot;ab&quot;;ROUNDDOWN([.$E55];-(LEN([.$C55])-2));     IF(      [.$A55]=&quot;passt&quot;;[.$E55];       COM.MICROSOFT.IFS(        OR([.$A55]=2;[.$A55]=2.7;[.$A55]=3.3;[.$A55]=3.6);[.$A55]*[.$C55]       )     )   ) )" office:value-type="float" office:value="120" calcext:value-type="float">
            <text:p>120</text:p>
          </table:table-cell>
          <table:table-cell table:style-name="ce64" table:formula="of:=((10^[.$B55])^(1/[.$W$2]))*[.$C55]" office:value-type="float" office:value="121.152765862859" calcext:value-type="float">
            <text:p>121,152766</text:p>
          </table:table-cell>
          <table:table-cell table:style-name="ce69" table:formula="of:=5-(([.$F$3]/([.$E$3]+[.$E55]))*[.$E55])" office:value-type="float" office:value="4.99394969182256" calcext:value-type="float">
            <text:p>4,99</text:p>
          </table:table-cell>
          <table:table-cell table:style-name="ce77" table:formula="of:=([.$G$3]-([.$F55]/([.$F$3]/[.$G$3])))" office:value-type="float" office:value="1.23789305310481" calcext:value-type="float">
            <text:p>1</text:p>
          </table:table-cell>
          <table:table-cell table:style-name="ce77" table:formula="of:=ROUND([.G55]/4)" office:value-type="float" office:value="0" calcext:value-type="float">
            <text:p>0</text:p>
          </table:table-cell>
          <table:table-cell table:style-name="ce81"/>
          <table:table-cell table:style-name="ce85" table:formula="of:=5-(([.$F$3]/([.$I$3]+[.$E55]))*[.$E55])" office:value-type="float" office:value="4.94014873173761" calcext:value-type="float">
            <text:p>4,94</text:p>
          </table:table-cell>
          <table:table-cell table:style-name="ce88" table:formula="of:=([.$K$3]-([.$J55]/([.$J$3]/[.$K$3])))" office:value-type="float" office:value="12.245569486485" calcext:value-type="float">
            <text:p>12</text:p>
          </table:table-cell>
          <table:table-cell table:style-name="ce133" table:formula="of:=ROUND([.K55]/4)" office:value-type="float" office:value="3" calcext:value-type="float">
            <text:p>3</text:p>
          </table:table-cell>
          <table:table-cell table:style-name="ce91"/>
          <table:table-cell table:style-name="ce93" table:formula="of:=5-(([.$F$3]/([.$M$3]+[.$E55]))*[.$E55])" office:value-type="float" office:value="4.45969554929645" calcext:value-type="float">
            <text:p>4,46</text:p>
          </table:table-cell>
          <table:table-cell table:style-name="ce95" table:formula="of:=([.$O$3]-([.$N55]/([.$N$3]/[.$O$3])))" office:value-type="float" office:value="110.546290613946" calcext:value-type="float">
            <text:p>111</text:p>
          </table:table-cell>
          <table:table-cell table:style-name="ce145" table:formula="of:=ROUND([.O55]/4)" office:value-type="float" office:value="28" calcext:value-type="float">
            <text:p>28</text:p>
          </table:table-cell>
          <table:table-cell table:style-name="ce97"/>
          <table:table-cell table:style-name="ce99" table:formula="of:=5-(([.$F$3]/([.$Q$3]+[.$E55]))*[.$E55])" office:value-type="float" office:value="2.26088060915349" calcext:value-type="float">
            <text:p>2,26</text:p>
          </table:table-cell>
          <table:table-cell table:style-name="ce101" table:formula="of:=([.$S$3]-([.$R55]/([.$R$3]/[.$S$3])))" office:value-type="float" office:value="560.423827367195" calcext:value-type="float">
            <text:p>560</text:p>
          </table:table-cell>
          <table:table-cell table:style-name="ce101" table:formula="of:=ROUND([.S55]/4)" office:value-type="float" office:value="140" calcext:value-type="float">
            <text:p>140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100" calcext:value-type="float">
            <text:p>100</text:p>
          </table:table-cell>
          <table:table-cell table:style-name="ce56" table:formula="of:=IF(  [.$A56]=&quot;auf&quot;;ROUNDUP([.$E56];-(LEN([.$C56])-2));   IF(    [.$A56]=&quot;ab&quot;;ROUNDDOWN([.$E56];-(LEN([.$C56])-2));     IF(      [.$A56]=&quot;passt&quot;;[.$E56];       COM.MICROSOFT.IFS(        OR([.$A56]=2;[.$A56]=2.7;[.$A56]=3.3;[.$A56]=3.6);[.$A56]*[.$C56]       )     )   ) )" office:value-type="float" office:value="130" calcext:value-type="float">
            <text:p>130</text:p>
          </table:table-cell>
          <table:table-cell table:style-name="ce64" table:formula="of:=((10^[.$B56])^(1/[.$W$2]))*[.$C56]" office:value-type="float" office:value="133.352143216332" calcext:value-type="float">
            <text:p>133,352143</text:p>
          </table:table-cell>
          <table:table-cell table:style-name="ce69" table:formula="of:=5-(([.$F$3]/([.$E$3]+[.$E56]))*[.$E56])" office:value-type="float" office:value="4.99334127239516" calcext:value-type="float">
            <text:p>4,99</text:p>
          </table:table-cell>
          <table:table-cell table:style-name="ce77" table:formula="of:=([.$G$3]-([.$F56]/([.$F$3]/[.$G$3])))" office:value-type="float" office:value="1.36237566795126" calcext:value-type="float">
            <text:p>1</text:p>
          </table:table-cell>
          <table:table-cell table:style-name="ce77" table:formula="of:=ROUND([.G56]/4)" office:value-type="float" office:value="0" calcext:value-type="float">
            <text:p>0</text:p>
          </table:table-cell>
          <table:table-cell table:style-name="ce81"/>
          <table:table-cell table:style-name="ce85" table:formula="of:=5-(([.$F$3]/([.$I$3]+[.$E56]))*[.$E56])" office:value-type="float" office:value="4.93420136726147" calcext:value-type="float">
            <text:p>4,93</text:p>
          </table:table-cell>
          <table:table-cell table:style-name="ce88" table:formula="of:=([.$K$3]-([.$J56]/([.$J$3]/[.$K$3])))" office:value-type="float" office:value="13.4624002583028" calcext:value-type="float">
            <text:p>13</text:p>
          </table:table-cell>
          <table:table-cell table:style-name="ce133" table:formula="of:=ROUND([.K56]/4)" office:value-type="float" office:value="3" calcext:value-type="float">
            <text:p>3</text:p>
          </table:table-cell>
          <table:table-cell table:style-name="ce91"/>
          <table:table-cell table:style-name="ce93" table:formula="of:=5-(([.$F$3]/([.$M$3]+[.$E56]))*[.$E56])" office:value-type="float" office:value="4.41169148523471" calcext:value-type="float">
            <text:p>4,41</text:p>
          </table:table-cell>
          <table:table-cell table:style-name="ce95" table:formula="of:=([.$O$3]-([.$N56]/([.$N$3]/[.$O$3])))" office:value-type="float" office:value="120.367922120979" calcext:value-type="float">
            <text:p>120</text:p>
          </table:table-cell>
          <table:table-cell table:style-name="ce145" table:formula="of:=ROUND([.O56]/4)" office:value-type="float" office:value="30" calcext:value-type="float">
            <text:p>30</text:p>
          </table:table-cell>
          <table:table-cell table:style-name="ce97"/>
          <table:table-cell table:style-name="ce99" table:formula="of:=5-(([.$F$3]/([.$Q$3]+[.$E56]))*[.$E56])" office:value-type="float" office:value="2.14268441295809" calcext:value-type="float">
            <text:p>2,14</text:p>
          </table:table-cell>
          <table:table-cell table:style-name="ce101" table:formula="of:=([.$S$3]-([.$R56]/([.$R$3]/[.$S$3])))" office:value-type="float" office:value="584.606769108774" calcext:value-type="float">
            <text:p>585</text:p>
          </table:table-cell>
          <table:table-cell table:style-name="ce101" table:formula="of:=ROUND([.S56]/4)" office:value-type="float" office:value="146" calcext:value-type="float">
            <text:p>14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100" calcext:value-type="float">
            <text:p>100</text:p>
          </table:table-cell>
          <table:table-cell table:style-name="ce56" table:formula="of:=IF(  [.$A57]=&quot;auf&quot;;ROUNDUP([.$E57];-(LEN([.$C57])-2));   IF(    [.$A57]=&quot;ab&quot;;ROUNDDOWN([.$E57];-(LEN([.$C57])-2));     IF(      [.$A57]=&quot;passt&quot;;[.$E57];       COM.MICROSOFT.IFS(        OR([.$A57]=2;[.$A57]=2.7;[.$A57]=3.3;[.$A57]=3.6);[.$A57]*[.$C57]       )     )   ) )" office:value-type="float" office:value="150" calcext:value-type="float">
            <text:p>150</text:p>
          </table:table-cell>
          <table:table-cell table:style-name="ce64" table:formula="of:=((10^[.$B57])^(1/[.$W$2]))*[.$C57]" office:value-type="float" office:value="146.779926762207" calcext:value-type="float">
            <text:p>146,779927</text:p>
          </table:table-cell>
          <table:table-cell table:style-name="ce69" table:formula="of:=5-(([.$F$3]/([.$E$3]+[.$E57]))*[.$E57])" office:value-type="float" office:value="4.99267176004713" calcext:value-type="float">
            <text:p>4,99</text:p>
          </table:table-cell>
          <table:table-cell table:style-name="ce77" table:formula="of:=([.$G$3]-([.$F57]/([.$F$3]/[.$G$3])))" office:value-type="float" office:value="1.49935789435813" calcext:value-type="float">
            <text:p>1</text:p>
          </table:table-cell>
          <table:table-cell table:style-name="ce77" table:formula="of:=ROUND([.G57]/4)" office:value-type="float" office:value="0" calcext:value-type="float">
            <text:p>0</text:p>
          </table:table-cell>
          <table:table-cell table:style-name="ce81"/>
          <table:table-cell table:style-name="ce85" table:formula="of:=5-(([.$F$3]/([.$I$3]+[.$E57]))*[.$E57])" office:value-type="float" office:value="4.92767167129787" calcext:value-type="float">
            <text:p>4,93</text:p>
          </table:table-cell>
          <table:table-cell table:style-name="ce88" table:formula="of:=([.$K$3]-([.$J57]/([.$J$3]/[.$K$3])))" office:value-type="float" office:value="14.7983760524559" calcext:value-type="float">
            <text:p>15</text:p>
          </table:table-cell>
          <table:table-cell table:style-name="ce133" table:formula="of:=ROUND([.K57]/4)" office:value-type="float" office:value="4" calcext:value-type="float">
            <text:p>4</text:p>
          </table:table-cell>
          <table:table-cell table:style-name="ce91"/>
          <table:table-cell table:style-name="ce93" table:formula="of:=5-(([.$F$3]/([.$M$3]+[.$E57]))*[.$E57])" office:value-type="float" office:value="4.36003446111661" calcext:value-type="float">
            <text:p>4,36</text:p>
          </table:table-cell>
          <table:table-cell table:style-name="ce95" table:formula="of:=([.$O$3]-([.$N57]/([.$N$3]/[.$O$3])))" office:value-type="float" office:value="130.936949255542" calcext:value-type="float">
            <text:p>131</text:p>
          </table:table-cell>
          <table:table-cell table:style-name="ce145" table:formula="of:=ROUND([.O57]/4)" office:value-type="float" office:value="33" calcext:value-type="float">
            <text:p>33</text:p>
          </table:table-cell>
          <table:table-cell table:style-name="ce97"/>
          <table:table-cell table:style-name="ce99" table:formula="of:=5-(([.$F$3]/([.$Q$3]+[.$E57]))*[.$E57])" office:value-type="float" office:value="2.02609671929189" calcext:value-type="float">
            <text:p>2,03</text:p>
          </table:table-cell>
          <table:table-cell table:style-name="ce101" table:formula="of:=([.$S$3]-([.$R57]/([.$R$3]/[.$S$3])))" office:value-type="float" office:value="608.46061123288" calcext:value-type="float">
            <text:p>608</text:p>
          </table:table-cell>
          <table:table-cell table:style-name="ce101" table:formula="of:=ROUND([.S57]/4)" office:value-type="float" office:value="152" calcext:value-type="float">
            <text:p>152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5" calcext:value-type="float">
            <text:p>5</text:p>
          </table:table-cell>
          <table:table-cell table:style-name="ce46" office:value-type="float" office:value="100" calcext:value-type="float">
            <text:p>100</text:p>
          </table:table-cell>
          <table:table-cell table:style-name="ce56" table:formula="of:=IF(  [.$A58]=&quot;auf&quot;;ROUNDUP([.$E58];-(LEN([.$C58])-2));   IF(    [.$A58]=&quot;ab&quot;;ROUNDDOWN([.$E58];-(LEN([.$C58])-2));     IF(      [.$A58]=&quot;passt&quot;;[.$E58];       COM.MICROSOFT.IFS(        OR([.$A58]=2;[.$A58]=2.7;[.$A58]=3.3;[.$A58]=3.6);[.$A58]*[.$C58]       )     )   ) )" office:value-type="float" office:value="160" calcext:value-type="float">
            <text:p>160</text:p>
          </table:table-cell>
          <table:table-cell table:style-name="ce64" table:formula="of:=((10^[.$B58])^(1/[.$W$2]))*[.$C58]" office:value-type="float" office:value="161.559809843987" calcext:value-type="float">
            <text:p>161,559810</text:p>
          </table:table-cell>
          <table:table-cell table:style-name="ce69" table:formula="of:=5-(([.$F$3]/([.$E$3]+[.$E58]))*[.$E58])" office:value-type="float" office:value="4.99193503924306" calcext:value-type="float">
            <text:p>4,99</text:p>
          </table:table-cell>
          <table:table-cell table:style-name="ce77" table:formula="of:=([.$G$3]-([.$F58]/([.$F$3]/[.$G$3])))" office:value-type="float" office:value="1.6500909708692" calcext:value-type="float">
            <text:p>2</text:p>
          </table:table-cell>
          <table:table-cell table:style-name="ce77" table:formula="of:=ROUND([.G58]/4)" office:value-type="float" office:value="0" calcext:value-type="float">
            <text:p>0</text:p>
          </table:table-cell>
          <table:table-cell table:style-name="ce81"/>
          <table:table-cell table:style-name="ce85" table:formula="of:=5-(([.$F$3]/([.$I$3]+[.$E58]))*[.$E58])" office:value-type="float" office:value="4.92050442409074" calcext:value-type="float">
            <text:p>4,92</text:p>
          </table:table-cell>
          <table:table-cell table:style-name="ce88" table:formula="of:=([.$K$3]-([.$J58]/([.$J$3]/[.$K$3])))" office:value-type="float" office:value="16.2647948310345" calcext:value-type="float">
            <text:p>16</text:p>
          </table:table-cell>
          <table:table-cell table:style-name="ce133" table:formula="of:=ROUND([.K58]/4)" office:value-type="float" office:value="4" calcext:value-type="float">
            <text:p>4</text:p>
          </table:table-cell>
          <table:table-cell table:style-name="ce91"/>
          <table:table-cell table:style-name="ce93" table:formula="of:=5-(([.$F$3]/([.$M$3]+[.$E58]))*[.$E58])" office:value-type="float" office:value="4.30455664669697" calcext:value-type="float">
            <text:p>4,30</text:p>
          </table:table-cell>
          <table:table-cell table:style-name="ce95" table:formula="of:=([.$O$3]-([.$N58]/([.$N$3]/[.$O$3])))" office:value-type="float" office:value="142.287710085801" calcext:value-type="float">
            <text:p>142</text:p>
          </table:table-cell>
          <table:table-cell table:style-name="ce145" table:formula="of:=ROUND([.O58]/4)" office:value-type="float" office:value="36" calcext:value-type="float">
            <text:p>36</text:p>
          </table:table-cell>
          <table:table-cell table:style-name="ce97"/>
          <table:table-cell table:style-name="ce99" table:formula="of:=5-(([.$F$3]/([.$Q$3]+[.$E58]))*[.$E58])" office:value-type="float" office:value="1.91160866915386" calcext:value-type="float">
            <text:p>1,91</text:p>
          </table:table-cell>
          <table:table-cell table:style-name="ce101" table:formula="of:=([.$S$3]-([.$R58]/([.$R$3]/[.$S$3])))" office:value-type="float" office:value="631.884866291121" calcext:value-type="float">
            <text:p>632</text:p>
          </table:table-cell>
          <table:table-cell table:style-name="ce101" table:formula="of:=ROUND([.S58]/4)" office:value-type="float" office:value="158" calcext:value-type="float">
            <text:p>158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6" calcext:value-type="float">
            <text:p>6</text:p>
          </table:table-cell>
          <table:table-cell table:style-name="ce46" office:value-type="float" office:value="100" calcext:value-type="float">
            <text:p>100</text:p>
          </table:table-cell>
          <table:table-cell table:style-name="ce56" table:formula="of:=IF(  [.$A59]=&quot;auf&quot;;ROUNDUP([.$E59];-(LEN([.$C59])-2));   IF(    [.$A59]=&quot;ab&quot;;ROUNDDOWN([.$E59];-(LEN([.$C59])-2));     IF(      [.$A59]=&quot;passt&quot;;[.$E59];       COM.MICROSOFT.IFS(        OR([.$A59]=2;[.$A59]=2.7;[.$A59]=3.3;[.$A59]=3.6);[.$A59]*[.$C59]       )     )   ) )" office:value-type="float" office:value="180" calcext:value-type="float">
            <text:p>180</text:p>
          </table:table-cell>
          <table:table-cell table:style-name="ce64" table:formula="of:=((10^[.$B59])^(1/[.$W$2]))*[.$C59]" office:value-type="float" office:value="177.827941003892" calcext:value-type="float">
            <text:p>177,827941</text:p>
          </table:table-cell>
          <table:table-cell table:style-name="ce69" table:formula="of:=5-(([.$F$3]/([.$E$3]+[.$E59]))*[.$E59])" office:value-type="float" office:value="4.99112438627095" calcext:value-type="float">
            <text:p>4,99</text:p>
          </table:table-cell>
          <table:table-cell table:style-name="ce77" table:formula="of:=([.$G$3]-([.$F59]/([.$F$3]/[.$G$3])))" office:value-type="float" office:value="1.81595056896333" calcext:value-type="float">
            <text:p>2</text:p>
          </table:table-cell>
          <table:table-cell table:style-name="ce77" table:formula="of:=ROUND([.G59]/4)" office:value-type="float" office:value="0" calcext:value-type="float">
            <text:p>0</text:p>
          </table:table-cell>
          <table:table-cell table:style-name="ce81"/>
          <table:table-cell table:style-name="ce85" table:formula="of:=5-(([.$F$3]/([.$I$3]+[.$E59]))*[.$E59])" office:value-type="float" office:value="4.91263954252583" calcext:value-type="float">
            <text:p>4,91</text:p>
          </table:table-cell>
          <table:table-cell table:style-name="ce88" table:formula="of:=([.$K$3]-([.$J59]/([.$J$3]/[.$K$3])))" office:value-type="float" office:value="17.8739495992146" calcext:value-type="float">
            <text:p>18</text:p>
          </table:table-cell>
          <table:table-cell table:style-name="ce133" table:formula="of:=ROUND([.K59]/4)" office:value-type="float" office:value="4" calcext:value-type="float">
            <text:p>4</text:p>
          </table:table-cell>
          <table:table-cell table:style-name="ce91"/>
          <table:table-cell table:style-name="ce93" table:formula="of:=5-(([.$F$3]/([.$M$3]+[.$E59]))*[.$E59])" office:value-type="float" office:value="4.24510221394338" calcext:value-type="float">
            <text:p>4,25</text:p>
          </table:table-cell>
          <table:table-cell table:style-name="ce95" table:formula="of:=([.$O$3]-([.$N59]/([.$N$3]/[.$O$3])))" office:value-type="float" office:value="154.452087027184" calcext:value-type="float">
            <text:p>154</text:p>
          </table:table-cell>
          <table:table-cell table:style-name="ce145" table:formula="of:=ROUND([.O59]/4)" office:value-type="float" office:value="39" calcext:value-type="float">
            <text:p>39</text:p>
          </table:table-cell>
          <table:table-cell table:style-name="ce97"/>
          <table:table-cell table:style-name="ce99" table:formula="of:=5-(([.$F$3]/([.$Q$3]+[.$E59]))*[.$E59])" office:value-type="float" office:value="1.79967500098558" calcext:value-type="float">
            <text:p>1,80</text:p>
          </table:table-cell>
          <table:table-cell table:style-name="ce101" table:formula="of:=([.$S$3]-([.$R59]/([.$R$3]/[.$S$3])))" office:value-type="float" office:value="654.786494798351" calcext:value-type="float">
            <text:p>655</text:p>
          </table:table-cell>
          <table:table-cell table:style-name="ce101" table:formula="of:=ROUND([.S59]/4)" office:value-type="float" office:value="164" calcext:value-type="float">
            <text:p>164</text:p>
          </table:table-cell>
          <table:table-cell table:number-columns-repeated="1003"/>
        </table:table-row>
        <table:table-row table:style-name="ro2">
          <table:table-cell table:style-name="ce34" office:value-type="string" calcext:value-type="string">
            <text:p>x</text:p>
          </table:table-cell>
          <table:table-cell table:style-name="ce40" office:value-type="float" office:value="7" calcext:value-type="float">
            <text:p>7</text:p>
          </table:table-cell>
          <table:table-cell table:style-name="ce47" office:value-type="float" office:value="100" calcext:value-type="float">
            <text:p>100</text:p>
          </table:table-cell>
          <table:table-cell table:style-name="ce57" table:formula="of:=IF(  [.$A60]=&quot;auf&quot;;ROUNDUP([.$E60];-(LEN([.$C60])-2));   IF(    [.$A60]=&quot;ab&quot;;ROUNDDOWN([.$E60];-(LEN([.$C60])-2));     IF(      [.$A60]=&quot;passt&quot;;[.$E60];       COM.MICROSOFT.IFS(        OR([.$A60]=2;[.$A60]=2.7;[.$A60]=3.3;[.$A60]=3.6);[.$A60]*[.$C60]       )     )   ) )" office:value-type="string" office:string-value="" calcext:value-type="error">
            <text:p>#NV</text:p>
          </table:table-cell>
          <table:table-cell table:style-name="ce65" table:formula="of:=((10^[.$B60])^(1/[.$W$2]))*[.$C60]" office:value-type="float" office:value="195.734178148766" calcext:value-type="float">
            <text:p>195,734178</text:p>
          </table:table-cell>
          <table:table-cell table:style-name="ce69" table:formula="of:=5-(([.$F$3]/([.$E$3]+[.$E60]))*[.$E60])" office:value-type="float" office:value="4.99023240960535" calcext:value-type="float">
            <text:p>4,99</text:p>
          </table:table-cell>
          <table:table-cell table:style-name="ce77" table:formula="of:=([.$G$3]-([.$F60]/([.$F$3]/[.$G$3])))" office:value-type="float" office:value="1.99844899474624" calcext:value-type="float">
            <text:p>2</text:p>
          </table:table-cell>
          <table:table-cell table:style-name="ce77" table:formula="of:=ROUND([.G60]/4)" office:value-type="float" office:value="0" calcext:value-type="float">
            <text:p>0</text:p>
          </table:table-cell>
          <table:table-cell table:style-name="ce65"/>
          <table:table-cell table:style-name="ce69" table:formula="of:=5-(([.$F$3]/([.$I$3]+[.$E60]))*[.$E60])" office:value-type="float" office:value="4.90401172945041" calcext:value-type="float">
            <text:p>4,90</text:p>
          </table:table-cell>
          <table:table-cell table:style-name="ce77" table:formula="of:=([.$K$3]-([.$J60]/([.$J$3]/[.$K$3])))" office:value-type="float" office:value="19.6392001544458" calcext:value-type="float">
            <text:p>20</text:p>
          </table:table-cell>
          <table:table-cell table:style-name="ce77" table:formula="of:=ROUND([.K60]/4)" office:value-type="float" office:value="5" calcext:value-type="float">
            <text:p>5</text:p>
          </table:table-cell>
          <table:table-cell table:style-name="ce65"/>
          <table:table-cell table:style-name="ce69" table:formula="of:=5-(([.$F$3]/([.$M$3]+[.$E60]))*[.$E60])" office:value-type="float" office:value="4.18153138997916" calcext:value-type="float">
            <text:p>4,18</text:p>
          </table:table-cell>
          <table:table-cell table:style-name="ce77" table:formula="of:=([.$O$3]-([.$N60]/([.$N$3]/[.$O$3])))" office:value-type="float" office:value="167.458677610264" calcext:value-type="float">
            <text:p>167</text:p>
          </table:table-cell>
          <table:table-cell table:style-name="ce77" table:formula="of:=ROUND([.O60]/4)" office:value-type="float" office:value="42" calcext:value-type="float">
            <text:p>42</text:p>
          </table:table-cell>
          <table:table-cell table:style-name="ce65"/>
          <table:table-cell table:style-name="ce69" table:formula="of:=5-(([.$F$3]/([.$Q$3]+[.$E60]))*[.$E60])" office:value-type="float" office:value="1.6907075236616" calcext:value-type="float">
            <text:p>1,69</text:p>
          </table:table-cell>
          <table:table-cell table:style-name="ce77" table:formula="of:=([.$S$3]-([.$R60]/([.$R$3]/[.$S$3])))" office:value-type="float" office:value="677.081240658836" calcext:value-type="float">
            <text:p>677</text:p>
          </table:table-cell>
          <table:table-cell table:style-name="ce77" table:formula="of:=ROUND([.S60]/4)" office:value-type="float" office:value="169" calcext:value-type="float">
            <text:p>169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8" calcext:value-type="float">
            <text:p>8</text:p>
          </table:table-cell>
          <table:table-cell table:style-name="ce46" office:value-type="float" office:value="100" calcext:value-type="float">
            <text:p>100</text:p>
          </table:table-cell>
          <table:table-cell table:style-name="ce56" table:formula="of:=IF(  [.$A61]=&quot;auf&quot;;ROUNDUP([.$E61];-(LEN([.$C61])-2));   IF(    [.$A61]=&quot;ab&quot;;ROUNDDOWN([.$E61];-(LEN([.$C61])-2));     IF(      [.$A61]=&quot;passt&quot;;[.$E61];       COM.MICROSOFT.IFS(        OR([.$A61]=2;[.$A61]=2.7;[.$A61]=3.3;[.$A61]=3.6);[.$A61]*[.$C61]       )     )   ) )" office:value-type="float" office:value="220" calcext:value-type="float">
            <text:p>220</text:p>
          </table:table-cell>
          <table:table-cell table:style-name="ce64" table:formula="of:=((10^[.$B61])^(1/[.$W$2]))*[.$C61]" office:value-type="float" office:value="215.443469003188" calcext:value-type="float">
            <text:p>215,443469</text:p>
          </table:table-cell>
          <table:table-cell table:style-name="ce69" table:formula="of:=5-(([.$F$3]/([.$E$3]+[.$E61]))*[.$E61])" office:value-type="float" office:value="4.9892509846015" calcext:value-type="float">
            <text:p>4,99</text:p>
          </table:table-cell>
          <table:table-cell table:style-name="ce77" table:formula="of:=([.$G$3]-([.$F61]/([.$F$3]/[.$G$3])))" office:value-type="float" office:value="2.1992485505333" calcext:value-type="float">
            <text:p>2</text:p>
          </table:table-cell>
          <table:table-cell table:style-name="ce77" table:formula="of:=ROUND([.G61]/4)" office:value-type="float" office:value="1" calcext:value-type="float">
            <text:p>1</text:p>
          </table:table-cell>
          <table:table-cell table:style-name="ce81"/>
          <table:table-cell table:style-name="ce85" table:formula="of:=5-(([.$F$3]/([.$I$3]+[.$E61]))*[.$E61])" office:value-type="float" office:value="4.89455011441407" calcext:value-type="float">
            <text:p>4,89</text:p>
          </table:table-cell>
          <table:table-cell table:style-name="ce88" table:formula="of:=([.$K$3]-([.$J61]/([.$J$3]/[.$K$3])))" office:value-type="float" office:value="21.5750465908817" calcext:value-type="float">
            <text:p>22</text:p>
          </table:table-cell>
          <table:table-cell table:style-name="ce133" table:formula="of:=ROUND([.K61]/4)" office:value-type="float" office:value="5" calcext:value-type="float">
            <text:p>5</text:p>
          </table:table-cell>
          <table:table-cell table:style-name="ce91"/>
          <table:table-cell table:style-name="ce93" table:formula="of:=5-(([.$F$3]/([.$M$3]+[.$E61]))*[.$E61])" office:value-type="float" office:value="4.11372484818287" calcext:value-type="float">
            <text:p>4,11</text:p>
          </table:table-cell>
          <table:table-cell table:style-name="ce95" table:formula="of:=([.$O$3]-([.$N61]/([.$N$3]/[.$O$3])))" office:value-type="float" office:value="181.331896061785" calcext:value-type="float">
            <text:p>181</text:p>
          </table:table-cell>
          <table:table-cell table:style-name="ce143" table:formula="of:=ROUND([.O61]/4)" office:value-type="float" office:value="45" calcext:value-type="float">
            <text:p>45</text:p>
          </table:table-cell>
          <table:table-cell table:style-name="ce97"/>
          <table:table-cell table:style-name="ce99" table:formula="of:=5-(([.$F$3]/([.$Q$3]+[.$E61]))*[.$E61])" office:value-type="float" office:value="1.58507006526404" calcext:value-type="float">
            <text:p>1,59</text:p>
          </table:table-cell>
          <table:table-cell table:style-name="ce101" table:formula="of:=([.$S$3]-([.$R61]/([.$R$3]/[.$S$3])))" office:value-type="float" office:value="698.694664646977" calcext:value-type="float">
            <text:p>699</text:p>
          </table:table-cell>
          <table:table-cell table:style-name="ce101" table:formula="of:=ROUND([.S61]/4)" office:value-type="float" office:value="175" calcext:value-type="float">
            <text:p>175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9" calcext:value-type="float">
            <text:p>9</text:p>
          </table:table-cell>
          <table:table-cell table:style-name="ce46" office:value-type="float" office:value="100" calcext:value-type="float">
            <text:p>100</text:p>
          </table:table-cell>
          <table:table-cell table:style-name="ce56" table:formula="of:=IF(  [.$A62]=&quot;auf&quot;;ROUNDUP([.$E62];-(LEN([.$C62])-2));   IF(    [.$A62]=&quot;ab&quot;;ROUNDDOWN([.$E62];-(LEN([.$C62])-2));     IF(      [.$A62]=&quot;passt&quot;;[.$E62];       COM.MICROSOFT.IFS(        OR([.$A62]=2;[.$A62]=2.7;[.$A62]=3.3;[.$A62]=3.6);[.$A62]*[.$C62]       )     )   ) )" office:value-type="float" office:value="240" calcext:value-type="float">
            <text:p>240</text:p>
          </table:table-cell>
          <table:table-cell table:style-name="ce64" table:formula="of:=((10^[.$B62])^(1/[.$W$2]))*[.$C62]" office:value-type="float" office:value="237.137370566165" calcext:value-type="float">
            <text:p>237,137371</text:p>
          </table:table-cell>
          <table:table-cell table:style-name="ce69" table:formula="of:=5-(([.$F$3]/([.$E$3]+[.$E62]))*[.$E62])" office:value-type="float" office:value="4.98817118201962" calcext:value-type="float">
            <text:p>4,99</text:p>
          </table:table-cell>
          <table:table-cell table:style-name="ce77" table:formula="of:=([.$G$3]-([.$F62]/([.$F$3]/[.$G$3])))" office:value-type="float" office:value="2.42017615878592" calcext:value-type="float">
            <text:p>2</text:p>
          </table:table-cell>
          <table:table-cell table:style-name="ce77" table:formula="of:=ROUND([.G62]/4)" office:value-type="float" office:value="1" calcext:value-type="float">
            <text:p>1</text:p>
          </table:table-cell>
          <table:table-cell table:style-name="ce81"/>
          <table:table-cell table:style-name="ce85" table:formula="of:=5-(([.$F$3]/([.$I$3]+[.$E62]))*[.$E62])" office:value-type="float" office:value="4.88417788978392" calcext:value-type="float">
            <text:p>4,88</text:p>
          </table:table-cell>
          <table:table-cell table:style-name="ce88" table:formula="of:=([.$K$3]-([.$J62]/([.$J$3]/[.$K$3])))" office:value-type="float" office:value="23.6972037502092" calcext:value-type="float">
            <text:p>24</text:p>
          </table:table-cell>
          <table:table-cell table:style-name="ce133" table:formula="of:=ROUND([.K62]/4)" office:value-type="float" office:value="6" calcext:value-type="float">
            <text:p>6</text:p>
          </table:table-cell>
          <table:table-cell table:style-name="ce91"/>
          <table:table-cell table:style-name="ce93" table:formula="of:=5-(([.$F$3]/([.$M$3]+[.$E62]))*[.$E62])" office:value-type="float" office:value="4.04158836274729" calcext:value-type="float">
            <text:p>4,04</text:p>
          </table:table-cell>
          <table:table-cell table:style-name="ce95" table:formula="of:=([.$O$3]-([.$N62]/([.$N$3]/[.$O$3])))" office:value-type="float" office:value="196.091020981904" calcext:value-type="float">
            <text:p>196</text:p>
          </table:table-cell>
          <table:table-cell table:style-name="ce143" table:formula="of:=ROUND([.O62]/4)" office:value-type="float" office:value="49" calcext:value-type="float">
            <text:p>49</text:p>
          </table:table-cell>
          <table:table-cell table:style-name="ce97"/>
          <table:table-cell table:style-name="ce99" table:formula="of:=5-(([.$F$3]/([.$Q$3]+[.$E62]))*[.$E62])" office:value-type="float" office:value="1.48307498264086" calcext:value-type="float">
            <text:p>1,48</text:p>
          </table:table-cell>
          <table:table-cell table:style-name="ce101" table:formula="of:=([.$S$3]-([.$R62]/([.$R$3]/[.$S$3])))" office:value-type="float" office:value="719.562858551681" calcext:value-type="float">
            <text:p>720</text:p>
          </table:table-cell>
          <table:table-cell table:style-name="ce101" table:formula="of:=ROUND([.S62]/4)" office:value-type="float" office:value="180" calcext:value-type="float">
            <text:p>180</text:p>
          </table:table-cell>
          <table:table-cell table:number-columns-repeated="1003"/>
        </table:table-row>
        <table:table-row table:style-name="ro2">
          <table:table-cell table:style-name="ce33" office:value-type="float" office:value="2.7" calcext:value-type="float">
            <text:p>2,7</text:p>
          </table:table-cell>
          <table:table-cell office:value-type="float" office:value="10" calcext:value-type="float">
            <text:p>10</text:p>
          </table:table-cell>
          <table:table-cell table:style-name="ce46" office:value-type="float" office:value="100" calcext:value-type="float">
            <text:p>100</text:p>
          </table:table-cell>
          <table:table-cell table:style-name="ce56" table:formula="of:=IF(  [.$A63]=&quot;auf&quot;;ROUNDUP([.$E63];-(LEN([.$C63])-2));   IF(    [.$A63]=&quot;ab&quot;;ROUNDDOWN([.$E63];-(LEN([.$C63])-2));     IF(      [.$A63]=&quot;passt&quot;;[.$E63];       COM.MICROSOFT.IFS(        OR([.$A63]=2;[.$A63]=2.7;[.$A63]=3.3;[.$A63]=3.6);[.$A63]*[.$C63]       )     )   ) )" office:value-type="float" office:value="270" calcext:value-type="float">
            <text:p>270</text:p>
          </table:table-cell>
          <table:table-cell table:style-name="ce64" table:formula="of:=((10^[.$B63])^(1/[.$W$2]))*[.$C63]" office:value-type="float" office:value="261.015721568254" calcext:value-type="float">
            <text:p>261,015722</text:p>
          </table:table-cell>
          <table:table-cell table:style-name="ce69" table:formula="of:=5-(([.$F$3]/([.$E$3]+[.$E63]))*[.$E63])" office:value-type="float" office:value="4.98698318984255" calcext:value-type="float">
            <text:p>4,99</text:p>
          </table:table-cell>
          <table:table-cell table:style-name="ce77" table:formula="of:=([.$G$3]-([.$F63]/([.$F$3]/[.$G$3])))" office:value-type="float" office:value="2.66323935821538" calcext:value-type="float">
            <text:p>3</text:p>
          </table:table-cell>
          <table:table-cell table:style-name="ce77" table:formula="of:=ROUND([.G63]/4)" office:value-type="float" office:value="1" calcext:value-type="float">
            <text:p>1</text:p>
          </table:table-cell>
          <table:table-cell table:style-name="ce81"/>
          <table:table-cell table:style-name="ce85" table:formula="of:=5-(([.$F$3]/([.$I$3]+[.$E63]))*[.$E63])" office:value-type="float" office:value="4.87281194734961" calcext:value-type="float">
            <text:p>4,87</text:p>
          </table:table-cell>
          <table:table-cell table:style-name="ce88" table:formula="of:=([.$K$3]-([.$J63]/([.$J$3]/[.$K$3])))" office:value-type="float" office:value="26.0226755722691" calcext:value-type="float">
            <text:p>26</text:p>
          </table:table-cell>
          <table:table-cell table:style-name="ce133" table:formula="of:=ROUND([.K63]/4)" office:value-type="float" office:value="7" calcext:value-type="float">
            <text:p>7</text:p>
          </table:table-cell>
          <table:table-cell table:style-name="ce91"/>
          <table:table-cell table:style-name="ce93" table:formula="of:=5-(([.$F$3]/([.$M$3]+[.$E63]))*[.$E63])" office:value-type="float" office:value="3.96505762337505" calcext:value-type="float">
            <text:p>3,97</text:p>
          </table:table-cell>
          <table:table-cell table:style-name="ce95" table:formula="of:=([.$O$3]-([.$N63]/([.$N$3]/[.$O$3])))" office:value-type="float" office:value="211.749210257464" calcext:value-type="float">
            <text:p>212</text:p>
          </table:table-cell>
          <table:table-cell table:style-name="ce143" table:formula="of:=ROUND([.O63]/4)" office:value-type="float" office:value="53" calcext:value-type="float">
            <text:p>53</text:p>
          </table:table-cell>
          <table:table-cell table:style-name="ce97"/>
          <table:table-cell table:style-name="ce99" table:formula="of:=5-(([.$F$3]/([.$Q$3]+[.$E63]))*[.$E63])" office:value-type="float" office:value="1.38498123524371" calcext:value-type="float">
            <text:p>1,38</text:p>
          </table:table-cell>
          <table:table-cell table:style-name="ce101" table:formula="of:=([.$S$3]-([.$R63]/([.$R$3]/[.$S$3])))" office:value-type="float" office:value="739.632839269137" calcext:value-type="float">
            <text:p>740</text:p>
          </table:table-cell>
          <table:table-cell table:style-name="ce101" table:formula="of:=ROUND([.S63]/4)" office:value-type="float" office:value="185" calcext:value-type="float">
            <text:p>185</text:p>
          </table:table-cell>
          <table:table-cell table:number-columns-repeated="1003"/>
        </table:table-row>
        <table:table-row table:style-name="ro2">
          <table:table-cell table:style-name="ce33" office:value-type="float" office:value="2.7" calcext:value-type="float">
            <text:p>2,7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00" calcext:value-type="float">
            <text:p>100</text:p>
          </table:table-cell>
          <table:table-cell table:style-name="ce56" table:formula="of:=IF(  [.$A64]=&quot;auf&quot;;ROUNDUP([.$E64];-(LEN([.$C64])-2));   IF(    [.$A64]=&quot;ab&quot;;ROUNDDOWN([.$E64];-(LEN([.$C64])-2));     IF(      [.$A64]=&quot;passt&quot;;[.$E64];       COM.MICROSOFT.IFS(        OR([.$A64]=2;[.$A64]=2.7;[.$A64]=3.3;[.$A64]=3.6);[.$A64]*[.$C64]       )     )   ) )" office:value-type="float" office:value="270" calcext:value-type="float">
            <text:p>270</text:p>
          </table:table-cell>
          <table:table-cell table:style-name="ce64" table:formula="of:=((10^[.$B64])^(1/[.$W$2]))*[.$C64]" office:value-type="float" office:value="287.298483335366" calcext:value-type="float">
            <text:p>287,298483</text:p>
          </table:table-cell>
          <table:table-cell table:style-name="ce69" table:formula="of:=5-(([.$F$3]/([.$E$3]+[.$E64]))*[.$E64])" office:value-type="float" office:value="4.98567622781348" calcext:value-type="float">
            <text:p>4,99</text:p>
          </table:table-cell>
          <table:table-cell table:style-name="ce77" table:formula="of:=([.$G$3]-([.$F64]/([.$F$3]/[.$G$3])))" office:value-type="float" office:value="2.93064378936197" calcext:value-type="float">
            <text:p>3</text:p>
          </table:table-cell>
          <table:table-cell table:style-name="ce77" table:formula="of:=ROUND([.G64]/4)" office:value-type="float" office:value="1" calcext:value-type="float">
            <text:p>1</text:p>
          </table:table-cell>
          <table:table-cell table:style-name="ce81"/>
          <table:table-cell table:style-name="ce85" table:formula="of:=5-(([.$F$3]/([.$I$3]+[.$E64]))*[.$E64])" office:value-type="float" office:value="4.86036252189981" calcext:value-type="float">
            <text:p>4,86</text:p>
          </table:table-cell>
          <table:table-cell table:style-name="ce88" table:formula="of:=([.$K$3]-([.$J64]/([.$J$3]/[.$K$3])))" office:value-type="float" office:value="28.5698280192984" calcext:value-type="float">
            <text:p>29</text:p>
          </table:table-cell>
          <table:table-cell table:style-name="ce133" table:formula="of:=ROUND([.K64]/4)" office:value-type="float" office:value="7" calcext:value-type="float">
            <text:p>7</text:p>
          </table:table-cell>
          <table:table-cell table:style-name="ce91"/>
          <table:table-cell table:style-name="ce93" table:formula="of:=5-(([.$F$3]/([.$M$3]+[.$E64]))*[.$E64])" office:value-type="float" office:value="3.88410307689099" calcext:value-type="float">
            <text:p>3,88</text:p>
          </table:table-cell>
          <table:table-cell table:style-name="ce95" table:formula="of:=([.$O$3]-([.$N64]/([.$N$3]/[.$O$3])))" office:value-type="float" office:value="228.312510468104" calcext:value-type="float">
            <text:p>228</text:p>
          </table:table-cell>
          <table:table-cell table:style-name="ce143" table:formula="of:=ROUND([.O64]/4)" office:value-type="float" office:value="57" calcext:value-type="float">
            <text:p>57</text:p>
          </table:table-cell>
          <table:table-cell table:style-name="ce97"/>
          <table:table-cell table:style-name="ce99" table:formula="of:=5-(([.$F$3]/([.$Q$3]+[.$E64]))*[.$E64])" office:value-type="float" office:value="1.29099395302058" calcext:value-type="float">
            <text:p>1,29</text:p>
          </table:table-cell>
          <table:table-cell table:style-name="ce101" table:formula="of:=([.$S$3]-([.$R64]/([.$R$3]/[.$S$3])))" office:value-type="float" office:value="758.862637211989" calcext:value-type="float">
            <text:p>759</text:p>
          </table:table-cell>
          <table:table-cell table:style-name="ce101" table:formula="of:=ROUND([.S64]/4)" office:value-type="float" office:value="190" calcext:value-type="float">
            <text:p>190</text:p>
          </table:table-cell>
          <table:table-cell table:number-columns-repeated="1003"/>
        </table:table-row>
        <table:table-row table:style-name="ro2">
          <table:table-cell table:style-name="ce33" office:value-type="float" office:value="3.3" calcext:value-type="float">
            <text:p>3,3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00" calcext:value-type="float">
            <text:p>100</text:p>
          </table:table-cell>
          <table:table-cell table:style-name="ce56" table:formula="of:=IF(  [.$A65]=&quot;auf&quot;;ROUNDUP([.$E65];-(LEN([.$C65])-2));   IF(    [.$A65]=&quot;ab&quot;;ROUNDDOWN([.$E65];-(LEN([.$C65])-2));     IF(      [.$A65]=&quot;passt&quot;;[.$E65];       COM.MICROSOFT.IFS(        OR([.$A65]=2;[.$A65]=2.7;[.$A65]=3.3;[.$A65]=3.6);[.$A65]*[.$C65]       )     )   ) )" office:value-type="float" office:value="330" calcext:value-type="float">
            <text:p>330</text:p>
          </table:table-cell>
          <table:table-cell table:style-name="ce64" table:formula="of:=((10^[.$B65])^(1/[.$W$2]))*[.$C65]" office:value-type="float" office:value="316.227766016838" calcext:value-type="float">
            <text:p>316,227766</text:p>
          </table:table-cell>
          <table:table-cell table:style-name="ce69" table:formula="of:=5-(([.$F$3]/([.$E$3]+[.$E65]))*[.$E65])" office:value-type="float" office:value="4.9842384540837" calcext:value-type="float">
            <text:p>4,98</text:p>
          </table:table-cell>
          <table:table-cell table:style-name="ce77" table:formula="of:=([.$G$3]-([.$F65]/([.$F$3]/[.$G$3])))" office:value-type="float" office:value="3.22481229447521" calcext:value-type="float">
            <text:p>3</text:p>
          </table:table-cell>
          <table:table-cell table:style-name="ce77" table:formula="of:=ROUND([.G65]/4)" office:value-type="float" office:value="1" calcext:value-type="float">
            <text:p>1</text:p>
          </table:table-cell>
          <table:table-cell table:style-name="ce81"/>
          <table:table-cell table:style-name="ce85" table:formula="of:=5-(([.$F$3]/([.$I$3]+[.$E65]))*[.$E65])" office:value-type="float" office:value="4.84673284984142" calcext:value-type="float">
            <text:p>4,85</text:p>
          </table:table-cell>
          <table:table-cell table:style-name="ce88" table:formula="of:=([.$K$3]-([.$J65]/([.$J$3]/[.$K$3])))" office:value-type="float" office:value="31.3584589224449" calcext:value-type="float">
            <text:p>31</text:p>
          </table:table-cell>
          <table:table-cell table:style-name="ce133" table:formula="of:=ROUND([.K65]/4)" office:value-type="float" office:value="8" calcext:value-type="float">
            <text:p>8</text:p>
          </table:table-cell>
          <table:table-cell table:style-name="ce91"/>
          <table:table-cell table:style-name="ce93" table:formula="of:=5-(([.$F$3]/([.$M$3]+[.$E65]))*[.$E65])" office:value-type="float" office:value="3.79873463323979" calcext:value-type="float">
            <text:p>3,80</text:p>
          </table:table-cell>
          <table:table-cell table:style-name="ce95" table:formula="of:=([.$O$3]-([.$N65]/([.$N$3]/[.$O$3])))" office:value-type="float" office:value="245.778894039139" calcext:value-type="float">
            <text:p>246</text:p>
          </table:table-cell>
          <table:table-cell table:style-name="ce143" table:formula="of:=ROUND([.O65]/4)" office:value-type="float" office:value="61" calcext:value-type="float">
            <text:p>61</text:p>
          </table:table-cell>
          <table:table-cell table:style-name="ce97"/>
          <table:table-cell table:style-name="ce99" table:formula="of:=5-(([.$F$3]/([.$Q$3]+[.$E65]))*[.$E65])" office:value-type="float" office:value="1.20126536676021" calcext:value-type="float">
            <text:p>1,20</text:p>
          </table:table-cell>
          <table:table-cell table:style-name="ce101" table:formula="of:=([.$S$3]-([.$R65]/([.$R$3]/[.$S$3])))" office:value-type="float" office:value="777.221105960861" calcext:value-type="float">
            <text:p>777</text:p>
          </table:table-cell>
          <table:table-cell table:style-name="ce101" table:formula="of:=ROUND([.S65]/4)" office:value-type="float" office:value="194" calcext:value-type="float">
            <text:p>194</text:p>
          </table:table-cell>
          <table:table-cell table:number-columns-repeated="1003"/>
        </table:table-row>
        <table:table-row table:style-name="ro2">
          <table:table-cell table:style-name="ce33" office:value-type="float" office:value="3.6" calcext:value-type="float">
            <text:p>3,6</text:p>
          </table:table-cell>
          <table:table-cell office:value-type="float" office:value="13" calcext:value-type="float">
            <text:p>13</text:p>
          </table:table-cell>
          <table:table-cell table:style-name="ce46" office:value-type="float" office:value="100" calcext:value-type="float">
            <text:p>100</text:p>
          </table:table-cell>
          <table:table-cell table:style-name="ce56" table:formula="of:=IF(  [.$A66]=&quot;auf&quot;;ROUNDUP([.$E66];-(LEN([.$C66])-2));   IF(    [.$A66]=&quot;ab&quot;;ROUNDDOWN([.$E66];-(LEN([.$C66])-2));     IF(      [.$A66]=&quot;passt&quot;;[.$E66];       COM.MICROSOFT.IFS(        OR([.$A66]=2;[.$A66]=2.7;[.$A66]=3.3;[.$A66]=3.6);[.$A66]*[.$C66]       )     )   ) )" office:value-type="float" office:value="360" calcext:value-type="float">
            <text:p>360</text:p>
          </table:table-cell>
          <table:table-cell table:style-name="ce64" table:formula="of:=((10^[.$B66])^(1/[.$W$2]))*[.$C66]" office:value-type="float" office:value="348.070058842841" calcext:value-type="float">
            <text:p>348,070059</text:p>
          </table:table-cell>
          <table:table-cell table:style-name="ce69" table:formula="of:=5-(([.$F$3]/([.$E$3]+[.$E66]))*[.$E66])" office:value-type="float" office:value="4.98265686332389" calcext:value-type="float">
            <text:p>4,98</text:p>
          </table:table-cell>
          <table:table-cell table:style-name="ce77" table:formula="of:=([.$G$3]-([.$F66]/([.$F$3]/[.$G$3])))" office:value-type="float" office:value="3.54840576393167" calcext:value-type="float">
            <text:p>4</text:p>
          </table:table-cell>
          <table:table-cell table:style-name="ce77" table:formula="of:=ROUND([.G66]/4)" office:value-type="float" office:value="1" calcext:value-type="float">
            <text:p>1</text:p>
          </table:table-cell>
          <table:table-cell table:style-name="ce81"/>
          <table:table-cell table:style-name="ce85" table:formula="of:=5-(([.$F$3]/([.$I$3]+[.$E66]))*[.$E66])" office:value-type="float" office:value="4.83181885276018" calcext:value-type="float">
            <text:p>4,83</text:p>
          </table:table-cell>
          <table:table-cell table:style-name="ce88" table:formula="of:=([.$K$3]-([.$J66]/([.$J$3]/[.$K$3])))" office:value-type="float" office:value="34.4098627252669" calcext:value-type="float">
            <text:p>34</text:p>
          </table:table-cell>
          <table:table-cell table:style-name="ce133" table:formula="of:=ROUND([.K66]/4)" office:value-type="float" office:value="9" calcext:value-type="float">
            <text:p>9</text:p>
          </table:table-cell>
          <table:table-cell table:style-name="ce91"/>
          <table:table-cell table:style-name="ce93" table:formula="of:=5-(([.$F$3]/([.$M$3]+[.$E66]))*[.$E66])" office:value-type="float" office:value="3.70900604697942" calcext:value-type="float">
            <text:p>3,71</text:p>
          </table:table-cell>
          <table:table-cell table:style-name="ce95" table:formula="of:=([.$O$3]-([.$N66]/([.$N$3]/[.$O$3])))" office:value-type="float" office:value="264.137362788011" calcext:value-type="float">
            <text:p>264</text:p>
          </table:table-cell>
          <table:table-cell table:style-name="ce143" table:formula="of:=ROUND([.O66]/4)" office:value-type="float" office:value="66" calcext:value-type="float">
            <text:p>66</text:p>
          </table:table-cell>
          <table:table-cell table:style-name="ce97"/>
          <table:table-cell table:style-name="ce99" table:formula="of:=5-(([.$F$3]/([.$Q$3]+[.$E66]))*[.$E66])" office:value-type="float" office:value="1.11589692310901" calcext:value-type="float">
            <text:p>1,12</text:p>
          </table:table-cell>
          <table:table-cell table:style-name="ce101" table:formula="of:=([.$S$3]-([.$R66]/([.$R$3]/[.$S$3])))" office:value-type="float" office:value="794.687489531896" calcext:value-type="float">
            <text:p>795</text:p>
          </table:table-cell>
          <table:table-cell table:style-name="ce101" table:formula="of:=ROUND([.S66]/4)" office:value-type="float" office:value="199" calcext:value-type="float">
            <text:p>199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4" calcext:value-type="float">
            <text:p>14</text:p>
          </table:table-cell>
          <table:table-cell table:style-name="ce46" office:value-type="float" office:value="100" calcext:value-type="float">
            <text:p>100</text:p>
          </table:table-cell>
          <table:table-cell table:style-name="ce56" table:formula="of:=IF(  [.$A67]=&quot;auf&quot;;ROUNDUP([.$E67];-(LEN([.$C67])-2));   IF(    [.$A67]=&quot;ab&quot;;ROUNDDOWN([.$E67];-(LEN([.$C67])-2));     IF(      [.$A67]=&quot;passt&quot;;[.$E67];       COM.MICROSOFT.IFS(        OR([.$A67]=2;[.$A67]=2.7;[.$A67]=3.3;[.$A67]=3.6);[.$A67]*[.$C67]       )     )   ) )" office:value-type="float" office:value="390" calcext:value-type="float">
            <text:p>390</text:p>
          </table:table-cell>
          <table:table-cell table:style-name="ce64" table:formula="of:=((10^[.$B67])^(1/[.$W$2]))*[.$C67]" office:value-type="float" office:value="383.118684955729" calcext:value-type="float">
            <text:p>383,118685</text:p>
          </table:table-cell>
          <table:table-cell table:style-name="ce69" table:formula="of:=5-(([.$F$3]/([.$E$3]+[.$E67]))*[.$E67])" office:value-type="float" office:value="4.98091717561804" calcext:value-type="float">
            <text:p>4,98</text:p>
          </table:table-cell>
          <table:table-cell table:style-name="ce77" table:formula="of:=([.$G$3]-([.$F67]/([.$F$3]/[.$G$3])))" office:value-type="float" office:value="3.9043458685494" calcext:value-type="float">
            <text:p>4</text:p>
          </table:table-cell>
          <table:table-cell table:style-name="ce77" table:formula="of:=ROUND([.G67]/4)" office:value-type="float" office:value="1" calcext:value-type="float">
            <text:p>1</text:p>
          </table:table-cell>
          <table:table-cell table:style-name="ce81"/>
          <table:table-cell table:style-name="ce85" table:formula="of:=5-(([.$F$3]/([.$I$3]+[.$E67]))*[.$E67])" office:value-type="float" office:value="4.81550885789698" calcext:value-type="float">
            <text:p>4,82</text:p>
          </table:table-cell>
          <table:table-cell table:style-name="ce88" table:formula="of:=([.$K$3]-([.$J67]/([.$J$3]/[.$K$3])))" office:value-type="float" office:value="37.7468876742771" calcext:value-type="float">
            <text:p>38</text:p>
          </table:table-cell>
          <table:table-cell table:style-name="ce133" table:formula="of:=ROUND([.K67]/4)" office:value-type="float" office:value="9" calcext:value-type="float">
            <text:p>9</text:p>
          </table:table-cell>
          <table:table-cell table:style-name="ce91"/>
          <table:table-cell table:style-name="ce93" table:formula="of:=5-(([.$F$3]/([.$M$3]+[.$E67]))*[.$E67])" office:value-type="float" office:value="3.61501876475629" calcext:value-type="float">
            <text:p>3,62</text:p>
          </table:table-cell>
          <table:table-cell table:style-name="ce95" table:formula="of:=([.$O$3]-([.$N67]/([.$N$3]/[.$O$3])))" office:value-type="float" office:value="283.367160730863" calcext:value-type="float">
            <text:p>283</text:p>
          </table:table-cell>
          <table:table-cell table:style-name="ce143" table:formula="of:=ROUND([.O67]/4)" office:value-type="float" office:value="71" calcext:value-type="float">
            <text:p>71</text:p>
          </table:table-cell>
          <table:table-cell table:style-name="ce97"/>
          <table:table-cell table:style-name="ce99" table:formula="of:=5-(([.$F$3]/([.$Q$3]+[.$E67]))*[.$E67])" office:value-type="float" office:value="1.03494237662495" calcext:value-type="float">
            <text:p>1,03</text:p>
          </table:table-cell>
          <table:table-cell table:style-name="ce101" table:formula="of:=([.$S$3]-([.$R67]/([.$R$3]/[.$S$3])))" office:value-type="float" office:value="811.250789742536" calcext:value-type="float">
            <text:p>811</text:p>
          </table:table-cell>
          <table:table-cell table:style-name="ce101" table:formula="of:=ROUND([.S67]/4)" office:value-type="float" office:value="203" calcext:value-type="float">
            <text:p>203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5" calcext:value-type="float">
            <text:p>15</text:p>
          </table:table-cell>
          <table:table-cell table:style-name="ce46" office:value-type="float" office:value="100" calcext:value-type="float">
            <text:p>100</text:p>
          </table:table-cell>
          <table:table-cell table:style-name="ce56" table:formula="of:=IF(  [.$A68]=&quot;auf&quot;;ROUNDUP([.$E68];-(LEN([.$C68])-2));   IF(    [.$A68]=&quot;ab&quot;;ROUNDDOWN([.$E68];-(LEN([.$C68])-2));     IF(      [.$A68]=&quot;passt&quot;;[.$E68];       COM.MICROSOFT.IFS(        OR([.$A68]=2;[.$A68]=2.7;[.$A68]=3.3;[.$A68]=3.6);[.$A68]*[.$C68]       )     )   ) )" office:value-type="float" office:value="430" calcext:value-type="float">
            <text:p>430</text:p>
          </table:table-cell>
          <table:table-cell table:style-name="ce64" table:formula="of:=((10^[.$B68])^(1/[.$W$2]))*[.$C68]" office:value-type="float" office:value="421.696503428582" calcext:value-type="float">
            <text:p>421,696503</text:p>
          </table:table-cell>
          <table:table-cell table:style-name="ce69" table:formula="of:=5-(([.$F$3]/([.$E$3]+[.$E68]))*[.$E68])" office:value-type="float" office:value="4.97900371542647" calcext:value-type="float">
            <text:p>4,98</text:p>
          </table:table-cell>
          <table:table-cell table:style-name="ce77" table:formula="of:=([.$G$3]-([.$F68]/([.$F$3]/[.$G$3])))" office:value-type="float" office:value="4.29583982374481" calcext:value-type="float">
            <text:p>4</text:p>
          </table:table-cell>
          <table:table-cell table:style-name="ce77" table:formula="of:=ROUND([.G68]/4)" office:value-type="float" office:value="1" calcext:value-type="float">
            <text:p>1</text:p>
          </table:table-cell>
          <table:table-cell table:style-name="ce81"/>
          <table:table-cell table:style-name="ce85" table:formula="of:=5-(([.$F$3]/([.$I$3]+[.$E68]))*[.$E68])" office:value-type="float" office:value="4.79768336983818" calcext:value-type="float">
            <text:p>4,80</text:p>
          </table:table-cell>
          <table:table-cell table:style-name="ce88" table:formula="of:=([.$K$3]-([.$J68]/([.$J$3]/[.$K$3])))" office:value-type="float" office:value="41.3939825311088" calcext:value-type="float">
            <text:p>41</text:p>
          </table:table-cell>
          <table:table-cell table:style-name="ce133" table:formula="of:=ROUND([.K68]/4)" office:value-type="float" office:value="10" calcext:value-type="float">
            <text:p>10</text:p>
          </table:table-cell>
          <table:table-cell table:style-name="ce91"/>
          <table:table-cell table:style-name="ce93" table:formula="of:=5-(([.$F$3]/([.$M$3]+[.$E68]))*[.$E68])" office:value-type="float" office:value="3.51692501735914" calcext:value-type="float">
            <text:p>3,52</text:p>
          </table:table-cell>
          <table:table-cell table:style-name="ce95" table:formula="of:=([.$O$3]-([.$N68]/([.$N$3]/[.$O$3])))" office:value-type="float" office:value="303.437141448319" calcext:value-type="float">
            <text:p>303</text:p>
          </table:table-cell>
          <table:table-cell table:style-name="ce143" table:formula="of:=ROUND([.O68]/4)" office:value-type="float" office:value="76" calcext:value-type="float">
            <text:p>76</text:p>
          </table:table-cell>
          <table:table-cell table:style-name="ce97"/>
          <table:table-cell table:style-name="ce99" table:formula="of:=5-(([.$F$3]/([.$Q$3]+[.$E68]))*[.$E68])" office:value-type="float" office:value="0.958411637252707" calcext:value-type="float">
            <text:p>0,96</text:p>
          </table:table-cell>
          <table:table-cell table:style-name="ce101" table:formula="of:=([.$S$3]-([.$R68]/([.$R$3]/[.$S$3])))" office:value-type="float" office:value="826.908979018096" calcext:value-type="float">
            <text:p>827</text:p>
          </table:table-cell>
          <table:table-cell table:style-name="ce101" table:formula="of:=ROUND([.S68]/4)" office:value-type="float" office:value="207" calcext:value-type="float">
            <text:p>207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100" calcext:value-type="float">
            <text:p>100</text:p>
          </table:table-cell>
          <table:table-cell table:style-name="ce56" table:formula="of:=IF(  [.$A69]=&quot;auf&quot;;ROUNDUP([.$E69];-(LEN([.$C69])-2));   IF(    [.$A69]=&quot;ab&quot;;ROUNDDOWN([.$E69];-(LEN([.$C69])-2));     IF(      [.$A69]=&quot;passt&quot;;[.$E69];       COM.MICROSOFT.IFS(        OR([.$A69]=2;[.$A69]=2.7;[.$A69]=3.3;[.$A69]=3.6);[.$A69]*[.$C69]       )     )   ) )" office:value-type="float" office:value="470" calcext:value-type="float">
            <text:p>470</text:p>
          </table:table-cell>
          <table:table-cell table:style-name="ce64" table:formula="of:=((10^[.$B69])^(1/[.$W$2]))*[.$C69]" office:value-type="float" office:value="464.158883361278" calcext:value-type="float">
            <text:p>464,158883</text:p>
          </table:table-cell>
          <table:table-cell table:style-name="ce69" table:formula="of:=5-(([.$F$3]/([.$E$3]+[.$E69]))*[.$E69])" office:value-type="float" office:value="4.97689927987651" calcext:value-type="float">
            <text:p>4,98</text:p>
          </table:table-cell>
          <table:table-cell table:style-name="ce77" table:formula="of:=([.$G$3]-([.$F69]/([.$F$3]/[.$G$3])))" office:value-type="float" office:value="4.7264073372661" calcext:value-type="float">
            <text:p>5</text:p>
          </table:table-cell>
          <table:table-cell table:style-name="ce77" table:formula="of:=ROUND([.G69]/4)" office:value-type="float" office:value="1" calcext:value-type="float">
            <text:p>1</text:p>
          </table:table-cell>
          <table:table-cell table:style-name="ce81"/>
          <table:table-cell table:style-name="ce85" table:formula="of:=5-(([.$F$3]/([.$I$3]+[.$E69]))*[.$E69])" office:value-type="float" office:value="4.77821491027849" calcext:value-type="float">
            <text:p>4,78</text:p>
          </table:table-cell>
          <table:table-cell table:style-name="ce88" table:formula="of:=([.$K$3]-([.$J69]/([.$J$3]/[.$K$3])))" office:value-type="float" office:value="45.3772293570204" calcext:value-type="float">
            <text:p>45</text:p>
          </table:table-cell>
          <table:table-cell table:style-name="ce133" table:formula="of:=ROUND([.K69]/4)" office:value-type="float" office:value="11" calcext:value-type="float">
            <text:p>11</text:p>
          </table:table-cell>
          <table:table-cell table:style-name="ce91"/>
          <table:table-cell table:style-name="ce93" table:formula="of:=5-(([.$F$3]/([.$M$3]+[.$E69]))*[.$E69])" office:value-type="float" office:value="3.41492993473596" calcext:value-type="float">
            <text:p>3,41</text:p>
          </table:table-cell>
          <table:table-cell table:style-name="ce95" table:formula="of:=([.$O$3]-([.$N69]/([.$N$3]/[.$O$3])))" office:value-type="float" office:value="324.305335353023" calcext:value-type="float">
            <text:p>324</text:p>
          </table:table-cell>
          <table:table-cell table:style-name="ce143" table:formula="of:=ROUND([.O69]/4)" office:value-type="float" office:value="81" calcext:value-type="float">
            <text:p>81</text:p>
          </table:table-cell>
          <table:table-cell table:style-name="ce97"/>
          <table:table-cell table:style-name="ce99" table:formula="of:=5-(([.$F$3]/([.$Q$3]+[.$E69]))*[.$E69])" office:value-type="float" office:value="0.886275151817132" calcext:value-type="float">
            <text:p>0,89</text:p>
          </table:table-cell>
          <table:table-cell table:style-name="ce101" table:formula="of:=([.$S$3]-([.$R69]/([.$R$3]/[.$S$3])))" office:value-type="float" office:value="841.668103938215" calcext:value-type="float">
            <text:p>842</text:p>
          </table:table-cell>
          <table:table-cell table:style-name="ce101" table:formula="of:=ROUND([.S69]/4)" office:value-type="float" office:value="210" calcext:value-type="float">
            <text:p>210</text:p>
          </table:table-cell>
          <table:table-cell table:number-columns-repeated="1003"/>
        </table:table-row>
        <table:table-row table:style-name="ro2">
          <table:table-cell table:style-name="ce34" office:value-type="string" calcext:value-type="string">
            <text:p>x</text:p>
          </table:table-cell>
          <table:table-cell table:style-name="ce40" office:value-type="float" office:value="17" calcext:value-type="float">
            <text:p>17</text:p>
          </table:table-cell>
          <table:table-cell table:style-name="ce47" office:value-type="float" office:value="100" calcext:value-type="float">
            <text:p>100</text:p>
          </table:table-cell>
          <table:table-cell table:style-name="ce57" table:formula="of:=IF(  [.$A70]=&quot;auf&quot;;ROUNDUP([.$E70];-(LEN([.$C70])-2));   IF(    [.$A70]=&quot;ab&quot;;ROUNDDOWN([.$E70];-(LEN([.$C70])-2));     IF(      [.$A70]=&quot;passt&quot;;[.$E70];       COM.MICROSOFT.IFS(        OR([.$A70]=2;[.$A70]=2.7;[.$A70]=3.3;[.$A70]=3.6);[.$A70]*[.$C70]       )     )   ) )" office:value-type="string" office:string-value="" calcext:value-type="error">
            <text:p>#NV</text:p>
          </table:table-cell>
          <table:table-cell table:style-name="ce65" table:formula="of:=((10^[.$B70])^(1/[.$W$2]))*[.$C70]" office:value-type="float" office:value="510.896977450693" calcext:value-type="float">
            <text:p>510,896977</text:p>
          </table:table-cell>
          <table:table-cell table:style-name="ce69" table:formula="of:=5-(([.$F$3]/([.$E$3]+[.$E70]))*[.$E70])" office:value-type="float" office:value="4.97458499561668" calcext:value-type="float">
            <text:p>4,97</text:p>
          </table:table-cell>
          <table:table-cell table:style-name="ce77" table:formula="of:=([.$G$3]-([.$F70]/([.$F$3]/[.$G$3])))" office:value-type="float" office:value="5.19990989682742" calcext:value-type="float">
            <text:p>5</text:p>
          </table:table-cell>
          <table:table-cell table:style-name="ce77" table:formula="of:=ROUND([.G70]/4)" office:value-type="float" office:value="1" calcext:value-type="float">
            <text:p>1</text:p>
          </table:table-cell>
          <table:table-cell table:style-name="ce65"/>
          <table:table-cell table:style-name="ce69" table:formula="of:=5-(([.$F$3]/([.$I$3]+[.$E70]))*[.$E70])" office:value-type="float" office:value="4.75696794548233" calcext:value-type="float">
            <text:p>4,76</text:p>
          </table:table-cell>
          <table:table-cell table:style-name="ce77" table:formula="of:=([.$K$3]-([.$J70]/([.$J$3]/[.$K$3])))" office:value-type="float" office:value="49.7243583543163" calcext:value-type="float">
            <text:p>50</text:p>
          </table:table-cell>
          <table:table-cell table:style-name="ce77" table:formula="of:=ROUND([.K70]/4)" office:value-type="float" office:value="12" calcext:value-type="float">
            <text:p>12</text:p>
          </table:table-cell>
          <table:table-cell table:style-name="ce65"/>
          <table:table-cell table:style-name="ce69" table:formula="of:=5-(([.$F$3]/([.$M$3]+[.$E70]))*[.$E70])" office:value-type="float" office:value="3.3092924763384" calcext:value-type="float">
            <text:p>3,31</text:p>
          </table:table-cell>
          <table:table-cell table:style-name="ce77" table:formula="of:=([.$O$3]-([.$N70]/([.$N$3]/[.$O$3])))" office:value-type="float" office:value="345.918759341164" calcext:value-type="float">
            <text:p>346</text:p>
          </table:table-cell>
          <table:table-cell table:style-name="ce77" table:formula="of:=ROUND([.O70]/4)" office:value-type="float" office:value="86" calcext:value-type="float">
            <text:p>86</text:p>
          </table:table-cell>
          <table:table-cell table:style-name="ce65"/>
          <table:table-cell table:style-name="ce69" table:formula="of:=5-(([.$F$3]/([.$Q$3]+[.$E70]))*[.$E70])" office:value-type="float" office:value="0.818468610020839" calcext:value-type="float">
            <text:p>0,82</text:p>
          </table:table-cell>
          <table:table-cell table:style-name="ce77" table:formula="of:=([.$S$3]-([.$R70]/([.$R$3]/[.$S$3])))" office:value-type="float" office:value="855.541322389736" calcext:value-type="float">
            <text:p>856</text:p>
          </table:table-cell>
          <table:table-cell table:style-name="ce77" table:formula="of:=ROUND([.S70]/4)" office:value-type="float" office:value="214" calcext:value-type="float">
            <text:p>214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18" calcext:value-type="float">
            <text:p>18</text:p>
          </table:table-cell>
          <table:table-cell table:style-name="ce46" office:value-type="float" office:value="100" calcext:value-type="float">
            <text:p>100</text:p>
          </table:table-cell>
          <table:table-cell table:style-name="ce56" table:formula="of:=IF(  [.$A71]=&quot;auf&quot;;ROUNDUP([.$E71];-(LEN([.$C71])-2));   IF(    [.$A71]=&quot;ab&quot;;ROUNDDOWN([.$E71];-(LEN([.$C71])-2));     IF(      [.$A71]=&quot;passt&quot;;[.$E71];       COM.MICROSOFT.IFS(        OR([.$A71]=2;[.$A71]=2.7;[.$A71]=3.3;[.$A71]=3.6);[.$A71]*[.$C71]       )     )   ) )" office:value-type="float" office:value="560" calcext:value-type="float">
            <text:p>560</text:p>
          </table:table-cell>
          <table:table-cell table:style-name="ce64" table:formula="of:=((10^[.$B71])^(1/[.$W$2]))*[.$C71]" office:value-type="float" office:value="562.341325190349" calcext:value-type="float">
            <text:p>562,341325</text:p>
          </table:table-cell>
          <table:table-cell table:style-name="ce69" table:formula="of:=5-(([.$F$3]/([.$E$3]+[.$E71]))*[.$E71])" office:value-type="float" office:value="4.97204016345583" calcext:value-type="float">
            <text:p>4,97</text:p>
          </table:table-cell>
          <table:table-cell table:style-name="ce77" table:formula="of:=([.$G$3]-([.$F71]/([.$F$3]/[.$G$3])))" office:value-type="float" office:value="5.72058255693787" calcext:value-type="float">
            <text:p>6</text:p>
          </table:table-cell>
          <table:table-cell table:style-name="ce77" table:formula="of:=ROUND([.G71]/4)" office:value-type="float" office:value="1" calcext:value-type="float">
            <text:p>1</text:p>
          </table:table-cell>
          <table:table-cell table:style-name="ce81"/>
          <table:table-cell table:style-name="ce85" table:formula="of:=5-(([.$F$3]/([.$I$3]+[.$E71]))*[.$E71])" office:value-type="float" office:value="4.73379892398989" calcext:value-type="float">
            <text:p>4,73</text:p>
          </table:table-cell>
          <table:table-cell table:style-name="ce88" table:formula="of:=([.$K$3]-([.$J71]/([.$J$3]/[.$K$3])))" office:value-type="float" office:value="54.464740151669" calcext:value-type="float">
            <text:p>54</text:p>
          </table:table-cell>
          <table:table-cell table:style-name="ce133" table:formula="of:=ROUND([.K71]/4)" office:value-type="float" office:value="14" calcext:value-type="float">
            <text:p>14</text:p>
          </table:table-cell>
          <table:table-cell table:style-name="ce91"/>
          <table:table-cell table:style-name="ce93" table:formula="of:=5-(([.$F$3]/([.$M$3]+[.$E71]))*[.$E71])" office:value-type="float" office:value="3.20032499901443" calcext:value-type="float">
            <text:p>3,20</text:p>
          </table:table-cell>
          <table:table-cell table:style-name="ce95" table:formula="of:=([.$O$3]-([.$N71]/([.$N$3]/[.$O$3])))" office:value-type="float" office:value="368.213505201649" calcext:value-type="float">
            <text:p>368</text:p>
          </table:table-cell>
          <table:table-cell table:style-name="ce143" table:formula="of:=ROUND([.O71]/4)" office:value-type="float" office:value="92" calcext:value-type="float">
            <text:p>92</text:p>
          </table:table-cell>
          <table:table-cell table:style-name="ce97"/>
          <table:table-cell table:style-name="ce99" table:formula="of:=5-(([.$F$3]/([.$Q$3]+[.$E71]))*[.$E71])" office:value-type="float" office:value="0.754897786056617" calcext:value-type="float">
            <text:p>0,75</text:p>
          </table:table-cell>
          <table:table-cell table:style-name="ce101" table:formula="of:=([.$S$3]-([.$R71]/([.$R$3]/[.$S$3])))" office:value-type="float" office:value="868.547912972816" calcext:value-type="float">
            <text:p>869</text:p>
          </table:table-cell>
          <table:table-cell table:style-name="ce101" table:formula="of:=ROUND([.S71]/4)" office:value-type="float" office:value="217" calcext:value-type="float">
            <text:p>217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9" calcext:value-type="float">
            <text:p>19</text:p>
          </table:table-cell>
          <table:table-cell table:style-name="ce46" office:value-type="float" office:value="100" calcext:value-type="float">
            <text:p>100</text:p>
          </table:table-cell>
          <table:table-cell table:style-name="ce56" table:formula="of:=IF(  [.$A72]=&quot;auf&quot;;ROUNDUP([.$E72];-(LEN([.$C72])-2));   IF(    [.$A72]=&quot;ab&quot;;ROUNDDOWN([.$E72];-(LEN([.$C72])-2));     IF(      [.$A72]=&quot;passt&quot;;[.$E72];       COM.MICROSOFT.IFS(        OR([.$A72]=2;[.$A72]=2.7;[.$A72]=3.3;[.$A72]=3.6);[.$A72]*[.$C72]       )     )   ) )" office:value-type="float" office:value="620" calcext:value-type="float">
            <text:p>620</text:p>
          </table:table-cell>
          <table:table-cell table:style-name="ce64" table:formula="of:=((10^[.$B72])^(1/[.$W$2]))*[.$C72]" office:value-type="float" office:value="618.965818891261" calcext:value-type="float">
            <text:p>618,965819</text:p>
          </table:table-cell>
          <table:table-cell table:style-name="ce69" table:formula="of:=5-(([.$F$3]/([.$E$3]+[.$E72]))*[.$E72])" office:value-type="float" office:value="4.96924209000491" calcext:value-type="float">
            <text:p>4,97</text:p>
          </table:table-cell>
          <table:table-cell table:style-name="ce77" table:formula="of:=([.$G$3]-([.$F72]/([.$F$3]/[.$G$3])))" office:value-type="float" office:value="6.29306838499497" calcext:value-type="float">
            <text:p>6</text:p>
          </table:table-cell>
          <table:table-cell table:style-name="ce77" table:formula="of:=ROUND([.G72]/4)" office:value-type="float" office:value="2" calcext:value-type="float">
            <text:p>2</text:p>
          </table:table-cell>
          <table:table-cell table:style-name="ce81"/>
          <table:table-cell table:style-name="ce85" table:formula="of:=5-(([.$F$3]/([.$I$3]+[.$E72]))*[.$E72])" office:value-type="float" office:value="4.70855645010642" calcext:value-type="float">
            <text:p>4,71</text:p>
          </table:table-cell>
          <table:table-cell table:style-name="ce88" table:formula="of:=([.$K$3]-([.$J72]/([.$J$3]/[.$K$3])))" office:value-type="float" office:value="59.6293503082273" calcext:value-type="float">
            <text:p>60</text:p>
          </table:table-cell>
          <table:table-cell table:style-name="ce133" table:formula="of:=ROUND([.K72]/4)" office:value-type="float" office:value="15" calcext:value-type="float">
            <text:p>15</text:p>
          </table:table-cell>
          <table:table-cell table:style-name="ce91"/>
          <table:table-cell table:style-name="ce93" table:formula="of:=5-(([.$F$3]/([.$M$3]+[.$E72]))*[.$E72])" office:value-type="float" office:value="3.08839133084615" calcext:value-type="float">
            <text:p>3,09</text:p>
          </table:table-cell>
          <table:table-cell table:style-name="ce95" table:formula="of:=([.$O$3]-([.$N72]/([.$N$3]/[.$O$3])))" office:value-type="float" office:value="391.115133708879" calcext:value-type="float">
            <text:p>391</text:p>
          </table:table-cell>
          <table:table-cell table:style-name="ce143" table:formula="of:=ROUND([.O72]/4)" office:value-type="float" office:value="98" calcext:value-type="float">
            <text:p>98</text:p>
          </table:table-cell>
          <table:table-cell table:style-name="ce97"/>
          <table:table-cell table:style-name="ce99" table:formula="of:=5-(([.$F$3]/([.$Q$3]+[.$E72]))*[.$E72])" office:value-type="float" office:value="0.695443353303034" calcext:value-type="float">
            <text:p>0,70</text:p>
          </table:table-cell>
          <table:table-cell table:style-name="ce101" table:formula="of:=([.$S$3]-([.$R72]/([.$R$3]/[.$S$3])))" office:value-type="float" office:value="880.712289914199" calcext:value-type="float">
            <text:p>881</text:p>
          </table:table-cell>
          <table:table-cell table:style-name="ce101" table:formula="of:=ROUND([.S72]/4)" office:value-type="float" office:value="220" calcext:value-type="float">
            <text:p>220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20" calcext:value-type="float">
            <text:p>20</text:p>
          </table:table-cell>
          <table:table-cell table:style-name="ce46" office:value-type="float" office:value="100" calcext:value-type="float">
            <text:p>100</text:p>
          </table:table-cell>
          <table:table-cell table:style-name="ce56" table:formula="of:=IF(  [.$A73]=&quot;auf&quot;;ROUNDUP([.$E73];-(LEN([.$C73])-2));   IF(    [.$A73]=&quot;ab&quot;;ROUNDDOWN([.$E73];-(LEN([.$C73])-2));     IF(      [.$A73]=&quot;passt&quot;;[.$E73];       COM.MICROSOFT.IFS(        OR([.$A73]=2;[.$A73]=2.7;[.$A73]=3.3;[.$A73]=3.6);[.$A73]*[.$C73]       )     )   ) )" office:value-type="float" office:value="680" calcext:value-type="float">
            <text:p>680</text:p>
          </table:table-cell>
          <table:table-cell table:style-name="ce64" table:formula="of:=((10^[.$B73])^(1/[.$W$2]))*[.$C73]" office:value-type="float" office:value="681.292069057961" calcext:value-type="float">
            <text:p>681,292069</text:p>
          </table:table-cell>
          <table:table-cell table:style-name="ce69" table:formula="of:=5-(([.$F$3]/([.$E$3]+[.$E73]))*[.$E73])" office:value-type="float" office:value="4.96616590554923" calcext:value-type="float">
            <text:p>4,97</text:p>
          </table:table-cell>
          <table:table-cell table:style-name="ce77" table:formula="of:=([.$G$3]-([.$F73]/([.$F$3]/[.$G$3])))" office:value-type="float" office:value="6.92245572462707" calcext:value-type="float">
            <text:p>7</text:p>
          </table:table-cell>
          <table:table-cell table:style-name="ce77" table:formula="of:=ROUND([.G73]/4)" office:value-type="float" office:value="2" calcext:value-type="float">
            <text:p>2</text:p>
          </table:table-cell>
          <table:table-cell table:style-name="ce81"/>
          <table:table-cell table:style-name="ce85" table:formula="of:=5-(([.$F$3]/([.$I$3]+[.$E73]))*[.$E73])" office:value-type="float" office:value="4.68108162165532" calcext:value-type="float">
            <text:p>4,68</text:p>
          </table:table-cell>
          <table:table-cell table:style-name="ce88" table:formula="of:=([.$K$3]-([.$J73]/([.$J$3]/[.$K$3])))" office:value-type="float" office:value="65.2507002093206" calcext:value-type="float">
            <text:p>65</text:p>
          </table:table-cell>
          <table:table-cell table:style-name="ce133" table:formula="of:=ROUND([.K73]/4)" office:value-type="float" office:value="16" calcext:value-type="float">
            <text:p>16</text:p>
          </table:table-cell>
          <table:table-cell table:style-name="ce91"/>
          <table:table-cell table:style-name="ce93" table:formula="of:=5-(([.$F$3]/([.$M$3]+[.$E73]))*[.$E73])" office:value-type="float" office:value="2.97390328070811" calcext:value-type="float">
            <text:p>2,97</text:p>
          </table:table-cell>
          <table:table-cell table:style-name="ce95" table:formula="of:=([.$O$3]-([.$N73]/([.$N$3]/[.$O$3])))" office:value-type="float" office:value="414.53938876712" calcext:value-type="float">
            <text:p>415</text:p>
          </table:table-cell>
          <table:table-cell table:style-name="ce143" table:formula="of:=ROUND([.O73]/4)" office:value-type="float" office:value="104" calcext:value-type="float">
            <text:p>104</text:p>
          </table:table-cell>
          <table:table-cell table:style-name="ce97"/>
          <table:table-cell table:style-name="ce99" table:formula="of:=5-(([.$F$3]/([.$Q$3]+[.$E73]))*[.$E73])" office:value-type="float" office:value="0.639965538883394" calcext:value-type="float">
            <text:p>0,64</text:p>
          </table:table-cell>
          <table:table-cell table:style-name="ce101" table:formula="of:=([.$S$3]-([.$R73]/([.$R$3]/[.$S$3])))" office:value-type="float" office:value="892.063050744458" calcext:value-type="float">
            <text:p>892</text:p>
          </table:table-cell>
          <table:table-cell table:style-name="ce101" table:formula="of:=ROUND([.S73]/4)" office:value-type="float" office:value="223" calcext:value-type="float">
            <text:p>223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21" calcext:value-type="float">
            <text:p>21</text:p>
          </table:table-cell>
          <table:table-cell table:style-name="ce46" office:value-type="float" office:value="100" calcext:value-type="float">
            <text:p>100</text:p>
          </table:table-cell>
          <table:table-cell table:style-name="ce56" table:formula="of:=IF(  [.$A74]=&quot;auf&quot;;ROUNDUP([.$E74];-(LEN([.$C74])-2));   IF(    [.$A74]=&quot;ab&quot;;ROUNDDOWN([.$E74];-(LEN([.$C74])-2));     IF(      [.$A74]=&quot;passt&quot;;[.$E74];       COM.MICROSOFT.IFS(        OR([.$A74]=2;[.$A74]=2.7;[.$A74]=3.3;[.$A74]=3.6);[.$A74]*[.$C74]       )     )   ) )" office:value-type="float" office:value="750" calcext:value-type="float">
            <text:p>750</text:p>
          </table:table-cell>
          <table:table-cell table:style-name="ce64" table:formula="of:=((10^[.$B74])^(1/[.$W$2]))*[.$C74]" office:value-type="float" office:value="749.894209332456" calcext:value-type="float">
            <text:p>749,894209</text:p>
          </table:table-cell>
          <table:table-cell table:style-name="ce69" table:formula="of:=5-(([.$F$3]/([.$E$3]+[.$E74]))*[.$E74])" office:value-type="float" office:value="4.96278436740716" calcext:value-type="float">
            <text:p>4,96</text:p>
          </table:table-cell>
          <table:table-cell table:style-name="ce77" table:formula="of:=([.$G$3]-([.$F74]/([.$F$3]/[.$G$3])))" office:value-type="float" office:value="7.61431842849561" calcext:value-type="float">
            <text:p>8</text:p>
          </table:table-cell>
          <table:table-cell table:style-name="ce77" table:formula="of:=ROUND([.G74]/4)" office:value-type="float" office:value="2" calcext:value-type="float">
            <text:p>2</text:p>
          </table:table-cell>
          <table:table-cell table:style-name="ce81"/>
          <table:table-cell table:style-name="ce85" table:formula="of:=5-(([.$F$3]/([.$I$3]+[.$E74]))*[.$E74])" office:value-type="float" office:value="4.65120856320547" calcext:value-type="float">
            <text:p>4,65</text:p>
          </table:table-cell>
          <table:table-cell table:style-name="ce88" table:formula="of:=([.$K$3]-([.$J74]/([.$J$3]/[.$K$3])))" office:value-type="float" office:value="71.3627279681612" calcext:value-type="float">
            <text:p>71</text:p>
          </table:table-cell>
          <table:table-cell table:style-name="ce133" table:formula="of:=ROUND([.K74]/4)" office:value-type="float" office:value="18" calcext:value-type="float">
            <text:p>18</text:p>
          </table:table-cell>
          <table:table-cell table:style-name="ce91"/>
          <table:table-cell table:style-name="ce93" table:formula="of:=5-(([.$F$3]/([.$M$3]+[.$E74]))*[.$E74])" office:value-type="float" office:value="2.85731558704191" calcext:value-type="float">
            <text:p>2,86</text:p>
          </table:table-cell>
          <table:table-cell table:style-name="ce95" table:formula="of:=([.$O$3]-([.$N74]/([.$N$3]/[.$O$3])))" office:value-type="float" office:value="438.393230891226" calcext:value-type="float">
            <text:p>438</text:p>
          </table:table-cell>
          <table:table-cell table:style-name="ce143" table:formula="of:=ROUND([.O74]/4)" office:value-type="float" office:value="110" calcext:value-type="float">
            <text:p>110</text:p>
          </table:table-cell>
          <table:table-cell table:style-name="ce97"/>
          <table:table-cell table:style-name="ce99" table:formula="of:=5-(([.$F$3]/([.$Q$3]+[.$E74]))*[.$E74])" office:value-type="float" office:value="0.588308514765293" calcext:value-type="float">
            <text:p>0,59</text:p>
          </table:table-cell>
          <table:table-cell table:style-name="ce101" table:formula="of:=([.$S$3]-([.$R74]/([.$R$3]/[.$S$3])))" office:value-type="float" office:value="902.632077879021" calcext:value-type="float">
            <text:p>903</text:p>
          </table:table-cell>
          <table:table-cell table:style-name="ce101" table:formula="of:=ROUND([.S74]/4)" office:value-type="float" office:value="226" calcext:value-type="float">
            <text:p>22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22" calcext:value-type="float">
            <text:p>22</text:p>
          </table:table-cell>
          <table:table-cell table:style-name="ce46" office:value-type="float" office:value="100" calcext:value-type="float">
            <text:p>100</text:p>
          </table:table-cell>
          <table:table-cell table:style-name="ce56" table:formula="of:=IF(  [.$A75]=&quot;auf&quot;;ROUNDUP([.$E75];-(LEN([.$C75])-2));   IF(    [.$A75]=&quot;ab&quot;;ROUNDDOWN([.$E75];-(LEN([.$C75])-2));     IF(      [.$A75]=&quot;passt&quot;;[.$E75];       COM.MICROSOFT.IFS(        OR([.$A75]=2;[.$A75]=2.7;[.$A75]=3.3;[.$A75]=3.6);[.$A75]*[.$C75]       )     )   ) )" office:value-type="float" office:value="820" calcext:value-type="float">
            <text:p>820</text:p>
          </table:table-cell>
          <table:table-cell table:style-name="ce64" table:formula="of:=((10^[.$B75])^(1/[.$W$2]))*[.$C75]" office:value-type="float" office:value="825.404185268018" calcext:value-type="float">
            <text:p>825,404185</text:p>
          </table:table-cell>
          <table:table-cell table:style-name="ce69" table:formula="of:=5-(([.$F$3]/([.$E$3]+[.$E75]))*[.$E75])" office:value-type="float" office:value="4.95906764808246" calcext:value-type="float">
            <text:p>4,96</text:p>
          </table:table-cell>
          <table:table-cell table:style-name="ce77" table:formula="of:=([.$G$3]-([.$F75]/([.$F$3]/[.$G$3])))" office:value-type="float" office:value="8.37475920232964" calcext:value-type="float">
            <text:p>8</text:p>
          </table:table-cell>
          <table:table-cell table:style-name="ce77" table:formula="of:=ROUND([.G75]/4)" office:value-type="float" office:value="2" calcext:value-type="float">
            <text:p>2</text:p>
          </table:table-cell>
          <table:table-cell table:style-name="ce81"/>
          <table:table-cell table:style-name="ce85" table:formula="of:=5-(([.$F$3]/([.$I$3]+[.$E75]))*[.$E75])" office:value-type="float" office:value="4.61876518828217" calcext:value-type="float">
            <text:p>4,62</text:p>
          </table:table-cell>
          <table:table-cell table:style-name="ce88" table:formula="of:=([.$K$3]-([.$J75]/([.$J$3]/[.$K$3])))" office:value-type="float" office:value="78.0006424774686" calcext:value-type="float">
            <text:p>78</text:p>
          </table:table-cell>
          <table:table-cell table:style-name="ce133" table:formula="of:=ROUND([.K75]/4)" office:value-type="float" office:value="20" calcext:value-type="float">
            <text:p>20</text:p>
          </table:table-cell>
          <table:table-cell table:style-name="ce91"/>
          <table:table-cell table:style-name="ce93" table:formula="of:=5-(([.$F$3]/([.$M$3]+[.$E75]))*[.$E75])" office:value-type="float" office:value="2.73911939084651" calcext:value-type="float">
            <text:p>2,74</text:p>
          </table:table-cell>
          <table:table-cell table:style-name="ce95" table:formula="of:=([.$O$3]-([.$N75]/([.$N$3]/[.$O$3])))" office:value-type="float" office:value="462.576172632804" calcext:value-type="float">
            <text:p>463</text:p>
          </table:table-cell>
          <table:table-cell table:style-name="ce143" table:formula="of:=ROUND([.O75]/4)" office:value-type="float" office:value="116" calcext:value-type="float">
            <text:p>116</text:p>
          </table:table-cell>
          <table:table-cell table:style-name="ce97"/>
          <table:table-cell table:style-name="ce99" table:formula="of:=5-(([.$F$3]/([.$Q$3]+[.$E75]))*[.$E75])" office:value-type="float" office:value="0.540304450703547" calcext:value-type="float">
            <text:p>0,54</text:p>
          </table:table-cell>
          <table:table-cell table:style-name="ce101" table:formula="of:=([.$S$3]-([.$R75]/([.$R$3]/[.$S$3])))" office:value-type="float" office:value="912.453709386054" calcext:value-type="float">
            <text:p>912</text:p>
          </table:table-cell>
          <table:table-cell table:style-name="ce101" table:formula="of:=ROUND([.S75]/4)" office:value-type="float" office:value="228" calcext:value-type="float">
            <text:p>228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23" calcext:value-type="float">
            <text:p>23</text:p>
          </table:table-cell>
          <table:table-cell table:style-name="ce46" office:value-type="float" office:value="100" calcext:value-type="float">
            <text:p>100</text:p>
          </table:table-cell>
          <table:table-cell table:style-name="ce56" table:formula="of:=IF(  [.$A76]=&quot;auf&quot;;ROUNDUP([.$E76];-(LEN([.$C76])-2));   IF(    [.$A76]=&quot;ab&quot;;ROUNDDOWN([.$E76];-(LEN([.$C76])-2));     IF(      [.$A76]=&quot;passt&quot;;[.$E76];       COM.MICROSOFT.IFS(        OR([.$A76]=2;[.$A76]=2.7;[.$A76]=3.3;[.$A76]=3.6);[.$A76]*[.$C76]       )     )   ) )" office:value-type="float" office:value="910" calcext:value-type="float">
            <text:p>910</text:p>
          </table:table-cell>
          <table:table-cell table:style-name="ce64" table:formula="of:=((10^[.$B76])^(1/[.$W$2]))*[.$C76]" office:value-type="float" office:value="908.517575651687" calcext:value-type="float">
            <text:p>908,517576</text:p>
          </table:table-cell>
          <table:table-cell table:style-name="ce69" table:formula="of:=5-(([.$F$3]/([.$E$3]+[.$E76]))*[.$E76])" office:value-type="float" office:value="4.95498310759691" calcext:value-type="float">
            <text:p>4,95</text:p>
          </table:table-cell>
          <table:table-cell table:style-name="ce77" table:formula="of:=([.$G$3]-([.$F76]/([.$F$3]/[.$G$3])))" office:value-type="float" office:value="9.21045618567234" calcext:value-type="float">
            <text:p>9</text:p>
          </table:table-cell>
          <table:table-cell table:style-name="ce77" table:formula="of:=ROUND([.G76]/4)" office:value-type="float" office:value="2" calcext:value-type="float">
            <text:p>2</text:p>
          </table:table-cell>
          <table:table-cell table:style-name="ce81"/>
          <table:table-cell table:style-name="ce85" table:formula="of:=5-(([.$F$3]/([.$I$3]+[.$E76]))*[.$E76])" office:value-type="float" office:value="4.58357422566768" calcext:value-type="float">
            <text:p>4,58</text:p>
          </table:table-cell>
          <table:table-cell table:style-name="ce88" table:formula="of:=([.$K$3]-([.$J76]/([.$J$3]/[.$K$3])))" office:value-type="float" office:value="85.2007134283918" calcext:value-type="float">
            <text:p>85</text:p>
          </table:table-cell>
          <table:table-cell table:style-name="ce133" table:formula="of:=ROUND([.K76]/4)" office:value-type="float" office:value="21" calcext:value-type="float">
            <text:p>21</text:p>
          </table:table-cell>
          <table:table-cell table:style-name="ce91"/>
          <table:table-cell table:style-name="ce93" table:formula="of:=5-(([.$F$3]/([.$M$3]+[.$E76]))*[.$E76])" office:value-type="float" office:value="2.61983440120675" calcext:value-type="float">
            <text:p>2,62</text:p>
          </table:table-cell>
          <table:table-cell table:style-name="ce95" table:formula="of:=([.$O$3]-([.$N76]/([.$N$3]/[.$O$3])))" office:value-type="float" office:value="486.981881513098" calcext:value-type="float">
            <text:p>487</text:p>
          </table:table-cell>
          <table:table-cell table:style-name="ce143" table:formula="of:=ROUND([.O76]/4)" office:value-type="float" office:value="122" calcext:value-type="float">
            <text:p>122</text:p>
          </table:table-cell>
          <table:table-cell table:style-name="ce97"/>
          <table:table-cell table:style-name="ce99" table:formula="of:=5-(([.$F$3]/([.$Q$3]+[.$E76]))*[.$E76])" office:value-type="float" office:value="0.495777180359904" calcext:value-type="float">
            <text:p>0,50</text:p>
          </table:table-cell>
          <table:table-cell table:style-name="ce101" table:formula="of:=([.$S$3]-([.$R76]/([.$R$3]/[.$S$3])))" office:value-type="float" office:value="921.563988898364" calcext:value-type="float">
            <text:p>922</text:p>
          </table:table-cell>
          <table:table-cell table:style-name="ce101" table:formula="of:=ROUND([.S76]/4)" office:value-type="float" office:value="230" calcext:value-type="float">
            <text:p>230</text:p>
          </table:table-cell>
          <table:table-cell table:number-columns-repeated="1003"/>
        </table:table-row>
        <table:table-row table:style-name="ro2">
          <table:table-cell table:style-name="ce35" office:value-type="string" calcext:value-type="string">
            <text:p>passt</text:p>
          </table:table-cell>
          <table:table-cell table:style-name="ce2" office:value-type="float" office:value="0" calcext:value-type="float">
            <text:p>0</text:p>
          </table:table-cell>
          <table:table-cell table:style-name="ce48" office:value-type="float" office:value="1000" calcext:value-type="float">
            <text:p>1000</text:p>
          </table:table-cell>
          <table:table-cell table:style-name="ce56" table:formula="of:=IF(  [.$A77]=&quot;auf&quot;;ROUNDUP([.$E77];-(LEN([.$C77])-2));   IF(    [.$A77]=&quot;ab&quot;;ROUNDDOWN([.$E77];-(LEN([.$C77])-2));     IF(      [.$A77]=&quot;passt&quot;;[.$E77];       COM.MICROSOFT.IFS(        OR([.$A77]=2;[.$A77]=2.7;[.$A77]=3.3;[.$A77]=3.6);[.$A77]*[.$C77]       )     )   ) )" office:value-type="float" office:value="1000" calcext:value-type="float">
            <text:p>1.000</text:p>
          </table:table-cell>
          <table:table-cell table:style-name="ce64" table:formula="of:=((10^[.$B77])^(1/[.$W$2]))*[.$C77]" office:value-type="float" office:value="1000" calcext:value-type="float">
            <text:p>1.000,000000</text:p>
          </table:table-cell>
          <table:table-cell table:style-name="ce70" table:formula="of:=5-(([.$F$3]/([.$E$3]+[.$E77]))*[.$E77])" office:value-type="float" office:value="4.95049504950495" calcext:value-type="float">
            <text:p>4,95</text:p>
          </table:table-cell>
          <table:table-cell table:style-name="ce78" table:formula="of:=([.$G$3]-([.$F77]/([.$F$3]/[.$G$3])))" office:value-type="float" office:value="10.1287128712871" calcext:value-type="float">
            <text:p>10</text:p>
          </table:table-cell>
          <table:table-cell table:style-name="ce78" table:formula="of:=ROUND([.G77]/4)" office:value-type="float" office:value="3" calcext:value-type="float">
            <text:p>3</text:p>
          </table:table-cell>
          <table:table-cell table:style-name="ce81"/>
          <table:table-cell table:style-name="ce85" table:formula="of:=5-(([.$F$3]/([.$I$3]+[.$E77]))*[.$E77])" office:value-type="float" office:value="4.54545454545455" calcext:value-type="float">
            <text:p>4,55</text:p>
          </table:table-cell>
          <table:table-cell table:style-name="ce88" table:formula="of:=([.$K$3]-([.$J77]/([.$J$3]/[.$K$3])))" office:value-type="float" office:value="92.9999999999999" calcext:value-type="float">
            <text:p>93</text:p>
          </table:table-cell>
          <table:table-cell table:style-name="ce133" table:formula="of:=ROUND([.K77]/4)" office:value-type="float" office:value="23" calcext:value-type="float">
            <text:p>23</text:p>
          </table:table-cell>
          <table:table-cell table:style-name="ce91"/>
          <table:table-cell table:style-name="ce93" table:formula="of:=5-(([.$F$3]/([.$M$3]+[.$E77]))*[.$E77])" office:value-type="float" office:value="2.5" calcext:value-type="float">
            <text:p>2,50</text:p>
          </table:table-cell>
          <table:table-cell table:style-name="ce95" table:formula="of:=([.$O$3]-([.$N77]/([.$N$3]/[.$O$3])))" office:value-type="float" office:value="511.5" calcext:value-type="float">
            <text:p>512</text:p>
          </table:table-cell>
          <table:table-cell table:style-name="ce143" table:formula="of:=ROUND([.O77]/4)" office:value-type="float" office:value="128" calcext:value-type="float">
            <text:p>128</text:p>
          </table:table-cell>
          <table:table-cell table:style-name="ce97"/>
          <table:table-cell table:style-name="ce99" table:formula="of:=5-(([.$F$3]/([.$Q$3]+[.$E77]))*[.$E77])" office:value-type="float" office:value="0.454545454545455" calcext:value-type="float">
            <text:p>0,45</text:p>
          </table:table-cell>
          <table:table-cell table:style-name="ce101" table:formula="of:=([.$S$3]-([.$R77]/([.$R$3]/[.$S$3])))" office:value-type="float" office:value="930" calcext:value-type="float">
            <text:p>930</text:p>
          </table:table-cell>
          <table:table-cell table:style-name="ce101" table:formula="of:=ROUND([.S77]/4)" office:value-type="float" office:value="233" calcext:value-type="float">
            <text:p>233</text:p>
          </table:table-cell>
          <table:table-cell/>
          <table:table-cell table:style-name="ce2" table:number-columns-repeated="1002"/>
        </table:table-row>
        <table:table-row table:style-name="ro2">
          <table:table-cell table:style-name="ce32" office:value-type="string" calcext:value-type="string">
            <text:p>ab</text:p>
          </table:table-cell>
          <table:table-cell table:style-name="Default" office:value-type="float" office:value="1" calcext:value-type="float">
            <text:p>1</text:p>
          </table:table-cell>
          <table:table-cell table:style-name="ce45" office:value-type="float" office:value="1000" calcext:value-type="float">
            <text:p>1000</text:p>
          </table:table-cell>
          <table:table-cell table:style-name="ce56" table:formula="of:=IF(  [.$A78]=&quot;auf&quot;;ROUNDUP([.$E78];-(LEN([.$C78])-2));   IF(    [.$A78]=&quot;ab&quot;;ROUNDDOWN([.$E78];-(LEN([.$C78])-2));     IF(      [.$A78]=&quot;passt&quot;;[.$E78];       COM.MICROSOFT.IFS(        OR([.$A78]=2;[.$A78]=2.7;[.$A78]=3.3;[.$A78]=3.6);[.$A78]*[.$C78]       )     )   ) )" office:value-type="float" office:value="1100" calcext:value-type="float">
            <text:p>1.100</text:p>
          </table:table-cell>
          <table:table-cell table:style-name="ce64" table:formula="of:=((10^[.$B78])^(1/[.$W$2]))*[.$C78]" office:value-type="float" office:value="1100.69417125221" calcext:value-type="float">
            <text:p>1.100,694171</text:p>
          </table:table-cell>
          <table:table-cell table:style-name="ce70" table:formula="of:=5-(([.$F$3]/([.$E$3]+[.$E78]))*[.$E78])" office:value-type="float" office:value="4.9455644602505" calcext:value-type="float">
            <text:p>4,95</text:p>
          </table:table-cell>
          <table:table-cell table:style-name="ce78" table:formula="of:=([.$G$3]-([.$F78]/([.$F$3]/[.$G$3])))" office:value-type="float" office:value="11.1375114327474" calcext:value-type="float">
            <text:p>11</text:p>
          </table:table-cell>
          <table:table-cell table:style-name="ce78" table:formula="of:=ROUND([.G78]/4)" office:value-type="float" office:value="3" calcext:value-type="float">
            <text:p>3</text:p>
          </table:table-cell>
          <table:table-cell table:style-name="ce81"/>
          <table:table-cell table:style-name="ce85" table:formula="of:=5-(([.$F$3]/([.$I$3]+[.$E78]))*[.$E78])" office:value-type="float" office:value="4.5042228196401" calcext:value-type="float">
            <text:p>4,50</text:p>
          </table:table-cell>
          <table:table-cell table:style-name="ce88" table:formula="of:=([.$K$3]-([.$J78]/([.$J$3]/[.$K$3])))" office:value-type="float" office:value="101.436011101636" calcext:value-type="float">
            <text:p>101</text:p>
          </table:table-cell>
          <table:table-cell table:style-name="ce133" table:formula="of:=ROUND([.K78]/4)" office:value-type="float" office:value="25" calcext:value-type="float">
            <text:p>25</text:p>
          </table:table-cell>
          <table:table-cell table:style-name="ce91"/>
          <table:table-cell table:style-name="ce93" table:formula="of:=5-(([.$F$3]/([.$M$3]+[.$E78]))*[.$E78])" office:value-type="float" office:value="2.38016559879325" calcext:value-type="float">
            <text:p>2,38</text:p>
          </table:table-cell>
          <table:table-cell table:style-name="ce95" table:formula="of:=([.$O$3]-([.$N78]/([.$N$3]/[.$O$3])))" office:value-type="float" office:value="536.018118486902" calcext:value-type="float">
            <text:p>536</text:p>
          </table:table-cell>
          <table:table-cell table:style-name="ce143" table:formula="of:=ROUND([.O78]/4)" office:value-type="float" office:value="134" calcext:value-type="float">
            <text:p>134</text:p>
          </table:table-cell>
          <table:table-cell table:style-name="ce97"/>
          <table:table-cell table:style-name="ce99" table:formula="of:=5-(([.$F$3]/([.$Q$3]+[.$E78]))*[.$E78])" office:value-type="float" office:value="0.416425774332316" calcext:value-type="float">
            <text:p>0,42</text:p>
          </table:table-cell>
          <table:table-cell table:style-name="ce101" table:formula="of:=([.$S$3]-([.$R78]/([.$R$3]/[.$S$3])))" office:value-type="float" office:value="937.799286571608" calcext:value-type="float">
            <text:p>938</text:p>
          </table:table-cell>
          <table:table-cell table:style-name="ce101" table:formula="of:=ROUND([.S78]/4)" office:value-type="float" office:value="234" calcext:value-type="float">
            <text:p>234</text:p>
          </table:table-cell>
          <table:table-cell table:number-columns-repeated="1003"/>
        </table:table-row>
        <table:table-row table:style-name="ro2">
          <table:table-cell table:style-name="ce32" office:value-type="string" calcext:value-type="string">
            <text:p>ab</text:p>
          </table:table-cell>
          <table:table-cell table:style-name="Default" office:value-type="float" office:value="2" calcext:value-type="float">
            <text:p>2</text:p>
          </table:table-cell>
          <table:table-cell table:style-name="ce45" office:value-type="float" office:value="1000" calcext:value-type="float">
            <text:p>1000</text:p>
          </table:table-cell>
          <table:table-cell table:style-name="ce56" table:formula="of:=IF(  [.$A79]=&quot;auf&quot;;ROUNDUP([.$E79];-(LEN([.$C79])-2));   IF(    [.$A79]=&quot;ab&quot;;ROUNDDOWN([.$E79];-(LEN([.$C79])-2));     IF(      [.$A79]=&quot;passt&quot;;[.$E79];       COM.MICROSOFT.IFS(        OR([.$A79]=2;[.$A79]=2.7;[.$A79]=3.3;[.$A79]=3.6);[.$A79]*[.$C79]       )     )   ) )" office:value-type="float" office:value="1200" calcext:value-type="float">
            <text:p>1.200</text:p>
          </table:table-cell>
          <table:table-cell table:style-name="ce64" table:formula="of:=((10^[.$B79])^(1/[.$W$2]))*[.$C79]" office:value-type="float" office:value="1211.52765862859" calcext:value-type="float">
            <text:p>1.211,527659</text:p>
          </table:table-cell>
          <table:table-cell table:style-name="ce70" table:formula="of:=5-(([.$F$3]/([.$E$3]+[.$E79]))*[.$E79])" office:value-type="float" office:value="4.94014873173761" calcext:value-type="float">
            <text:p>4,94</text:p>
          </table:table-cell>
          <table:table-cell table:style-name="ce78" table:formula="of:=([.$G$3]-([.$F79]/([.$F$3]/[.$G$3])))" office:value-type="float" office:value="12.245569486485" calcext:value-type="float">
            <text:p>12</text:p>
          </table:table-cell>
          <table:table-cell table:style-name="ce78" table:formula="of:=ROUND([.G79]/4)" office:value-type="float" office:value="3" calcext:value-type="float">
            <text:p>3</text:p>
          </table:table-cell>
          <table:table-cell table:style-name="ce81"/>
          <table:table-cell table:style-name="ce85" table:formula="of:=5-(([.$F$3]/([.$I$3]+[.$E79]))*[.$E79])" office:value-type="float" office:value="4.45969554929645" calcext:value-type="float">
            <text:p>4,46</text:p>
          </table:table-cell>
          <table:table-cell table:style-name="ce88" table:formula="of:=([.$K$3]-([.$J79]/([.$J$3]/[.$K$3])))" office:value-type="float" office:value="110.546290613946" calcext:value-type="float">
            <text:p>111</text:p>
          </table:table-cell>
          <table:table-cell table:style-name="ce133" table:formula="of:=ROUND([.K79]/4)" office:value-type="float" office:value="28" calcext:value-type="float">
            <text:p>28</text:p>
          </table:table-cell>
          <table:table-cell table:style-name="ce91"/>
          <table:table-cell table:style-name="ce93" table:formula="of:=5-(([.$F$3]/([.$M$3]+[.$E79]))*[.$E79])" office:value-type="float" office:value="2.26088060915349" calcext:value-type="float">
            <text:p>2,26</text:p>
          </table:table-cell>
          <table:table-cell table:style-name="ce95" table:formula="of:=([.$O$3]-([.$N79]/([.$N$3]/[.$O$3])))" office:value-type="float" office:value="560.423827367196" calcext:value-type="float">
            <text:p>560</text:p>
          </table:table-cell>
          <table:table-cell table:style-name="ce143" table:formula="of:=ROUND([.O79]/4)" office:value-type="float" office:value="140" calcext:value-type="float">
            <text:p>140</text:p>
          </table:table-cell>
          <table:table-cell table:style-name="ce97"/>
          <table:table-cell table:style-name="ce99" table:formula="of:=5-(([.$F$3]/([.$Q$3]+[.$E79]))*[.$E79])" office:value-type="float" office:value="0.381234811717833" calcext:value-type="float">
            <text:p>0,38</text:p>
          </table:table-cell>
          <table:table-cell table:style-name="ce101" table:formula="of:=([.$S$3]-([.$R79]/([.$R$3]/[.$S$3])))" office:value-type="float" office:value="944.999357522531" calcext:value-type="float">
            <text:p>945</text:p>
          </table:table-cell>
          <table:table-cell table:style-name="ce101" table:formula="of:=ROUND([.S79]/4)" office:value-type="float" office:value="236" calcext:value-type="float">
            <text:p>236</text:p>
          </table:table-cell>
          <table:table-cell table:number-columns-repeated="1003"/>
        </table:table-row>
        <table:table-row table:style-name="ro2">
          <table:table-cell table:style-name="ce32" office:value-type="string" calcext:value-type="string">
            <text:p>ab</text:p>
          </table:table-cell>
          <table:table-cell table:style-name="Default" office:value-type="float" office:value="3" calcext:value-type="float">
            <text:p>3</text:p>
          </table:table-cell>
          <table:table-cell table:style-name="ce45" office:value-type="float" office:value="1000" calcext:value-type="float">
            <text:p>1000</text:p>
          </table:table-cell>
          <table:table-cell table:style-name="ce56" table:formula="of:=IF(  [.$A80]=&quot;auf&quot;;ROUNDUP([.$E80];-(LEN([.$C80])-2));   IF(    [.$A80]=&quot;ab&quot;;ROUNDDOWN([.$E80];-(LEN([.$C80])-2));     IF(      [.$A80]=&quot;passt&quot;;[.$E80];       COM.MICROSOFT.IFS(        OR([.$A80]=2;[.$A80]=2.7;[.$A80]=3.3;[.$A80]=3.6);[.$A80]*[.$C80]       )     )   ) )" office:value-type="float" office:value="1300" calcext:value-type="float">
            <text:p>1.300</text:p>
          </table:table-cell>
          <table:table-cell table:style-name="ce64" table:formula="of:=((10^[.$B80])^(1/[.$W$2]))*[.$C80]" office:value-type="float" office:value="1333.52143216332" calcext:value-type="float">
            <text:p>1.333,521432</text:p>
          </table:table-cell>
          <table:table-cell table:style-name="ce70" table:formula="of:=5-(([.$F$3]/([.$E$3]+[.$E80]))*[.$E80])" office:value-type="float" office:value="4.93420136726147" calcext:value-type="float">
            <text:p>4,93</text:p>
          </table:table-cell>
          <table:table-cell table:style-name="ce78" table:formula="of:=([.$G$3]-([.$F80]/([.$F$3]/[.$G$3])))" office:value-type="float" office:value="13.4624002583028" calcext:value-type="float">
            <text:p>13</text:p>
          </table:table-cell>
          <table:table-cell table:style-name="ce78" table:formula="of:=ROUND([.G80]/4)" office:value-type="float" office:value="3" calcext:value-type="float">
            <text:p>3</text:p>
          </table:table-cell>
          <table:table-cell table:style-name="ce81"/>
          <table:table-cell table:style-name="ce85" table:formula="of:=5-(([.$F$3]/([.$I$3]+[.$E80]))*[.$E80])" office:value-type="float" office:value="4.41169148523471" calcext:value-type="float">
            <text:p>4,41</text:p>
          </table:table-cell>
          <table:table-cell table:style-name="ce88" table:formula="of:=([.$K$3]-([.$J80]/([.$J$3]/[.$K$3])))" office:value-type="float" office:value="120.367922120979" calcext:value-type="float">
            <text:p>120</text:p>
          </table:table-cell>
          <table:table-cell table:style-name="ce133" table:formula="of:=ROUND([.K80]/4)" office:value-type="float" office:value="30" calcext:value-type="float">
            <text:p>30</text:p>
          </table:table-cell>
          <table:table-cell table:style-name="ce91"/>
          <table:table-cell table:style-name="ce93" table:formula="of:=5-(([.$F$3]/([.$M$3]+[.$E80]))*[.$E80])" office:value-type="float" office:value="2.14268441295809" calcext:value-type="float">
            <text:p>2,14</text:p>
          </table:table-cell>
          <table:table-cell table:style-name="ce95" table:formula="of:=([.$O$3]-([.$N80]/([.$N$3]/[.$O$3])))" office:value-type="float" office:value="584.606769108774" calcext:value-type="float">
            <text:p>585</text:p>
          </table:table-cell>
          <table:table-cell table:style-name="ce143" table:formula="of:=ROUND([.O80]/4)" office:value-type="float" office:value="146" calcext:value-type="float">
            <text:p>146</text:p>
          </table:table-cell>
          <table:table-cell table:style-name="ce97"/>
          <table:table-cell table:style-name="ce99" table:formula="of:=5-(([.$F$3]/([.$Q$3]+[.$E80]))*[.$E80])" office:value-type="float" office:value="0.348791436794531" calcext:value-type="float">
            <text:p>0,35</text:p>
          </table:table-cell>
          <table:table-cell table:style-name="ce101" table:formula="of:=([.$S$3]-([.$R80]/([.$R$3]/[.$S$3])))" office:value-type="float" office:value="951.637272031839" calcext:value-type="float">
            <text:p>952</text:p>
          </table:table-cell>
          <table:table-cell table:style-name="ce101" table:formula="of:=ROUND([.S80]/4)" office:value-type="float" office:value="238" calcext:value-type="float">
            <text:p>238</text:p>
          </table:table-cell>
          <table:table-cell table:number-columns-repeated="1003"/>
        </table:table-row>
        <table:table-row table:style-name="ro2">
          <table:table-cell table:style-name="ce32" office:value-type="string" calcext:value-type="string">
            <text:p>auf</text:p>
          </table:table-cell>
          <table:table-cell table:style-name="Default" office:value-type="float" office:value="4" calcext:value-type="float">
            <text:p>4</text:p>
          </table:table-cell>
          <table:table-cell table:style-name="ce45" office:value-type="float" office:value="1000" calcext:value-type="float">
            <text:p>1000</text:p>
          </table:table-cell>
          <table:table-cell table:style-name="ce56" table:formula="of:=IF(  [.$A81]=&quot;auf&quot;;ROUNDUP([.$E81];-(LEN([.$C81])-2));   IF(    [.$A81]=&quot;ab&quot;;ROUNDDOWN([.$E81];-(LEN([.$C81])-2));     IF(      [.$A81]=&quot;passt&quot;;[.$E81];       COM.MICROSOFT.IFS(        OR([.$A81]=2;[.$A81]=2.7;[.$A81]=3.3;[.$A81]=3.6);[.$A81]*[.$C81]       )     )   ) )" office:value-type="float" office:value="1500" calcext:value-type="float">
            <text:p>1.500</text:p>
          </table:table-cell>
          <table:table-cell table:style-name="ce64" table:formula="of:=((10^[.$B81])^(1/[.$W$2]))*[.$C81]" office:value-type="float" office:value="1467.79926762207" calcext:value-type="float">
            <text:p>1.467,799268</text:p>
          </table:table-cell>
          <table:table-cell table:style-name="ce70" table:formula="of:=5-(([.$F$3]/([.$E$3]+[.$E81]))*[.$E81])" office:value-type="float" office:value="4.92767167129787" calcext:value-type="float">
            <text:p>4,93</text:p>
          </table:table-cell>
          <table:table-cell table:style-name="ce78" table:formula="of:=([.$G$3]-([.$F81]/([.$F$3]/[.$G$3])))" office:value-type="float" office:value="14.7983760524559" calcext:value-type="float">
            <text:p>15</text:p>
          </table:table-cell>
          <table:table-cell table:style-name="ce78" table:formula="of:=ROUND([.G81]/4)" office:value-type="float" office:value="4" calcext:value-type="float">
            <text:p>4</text:p>
          </table:table-cell>
          <table:table-cell table:style-name="ce81"/>
          <table:table-cell table:style-name="ce85" table:formula="of:=5-(([.$F$3]/([.$I$3]+[.$E81]))*[.$E81])" office:value-type="float" office:value="4.36003446111661" calcext:value-type="float">
            <text:p>4,36</text:p>
          </table:table-cell>
          <table:table-cell table:style-name="ce88" table:formula="of:=([.$K$3]-([.$J81]/([.$J$3]/[.$K$3])))" office:value-type="float" office:value="130.936949255542" calcext:value-type="float">
            <text:p>131</text:p>
          </table:table-cell>
          <table:table-cell table:style-name="ce133" table:formula="of:=ROUND([.K81]/4)" office:value-type="float" office:value="33" calcext:value-type="float">
            <text:p>33</text:p>
          </table:table-cell>
          <table:table-cell table:style-name="ce91"/>
          <table:table-cell table:style-name="ce93" table:formula="of:=5-(([.$F$3]/([.$M$3]+[.$E81]))*[.$E81])" office:value-type="float" office:value="2.02609671929189" calcext:value-type="float">
            <text:p>2,03</text:p>
          </table:table-cell>
          <table:table-cell table:style-name="ce95" table:formula="of:=([.$O$3]-([.$N81]/([.$N$3]/[.$O$3])))" office:value-type="float" office:value="608.46061123288" calcext:value-type="float">
            <text:p>608</text:p>
          </table:table-cell>
          <table:table-cell table:style-name="ce143" table:formula="of:=ROUND([.O81]/4)" office:value-type="float" office:value="152" calcext:value-type="float">
            <text:p>152</text:p>
          </table:table-cell>
          <table:table-cell table:style-name="ce97"/>
          <table:table-cell table:style-name="ce99" table:formula="of:=5-(([.$F$3]/([.$Q$3]+[.$E81]))*[.$E81])" office:value-type="float" office:value="0.318918378344675" calcext:value-type="float">
            <text:p>0,32</text:p>
          </table:table-cell>
          <table:table-cell table:style-name="ce101" table:formula="of:=([.$S$3]-([.$R81]/([.$R$3]/[.$S$3])))" office:value-type="float" office:value="957.74929979068" calcext:value-type="float">
            <text:p>958</text:p>
          </table:table-cell>
          <table:table-cell table:style-name="ce101" table:formula="of:=ROUND([.S81]/4)" office:value-type="float" office:value="239" calcext:value-type="float">
            <text:p>239</text:p>
          </table:table-cell>
          <table:table-cell table:number-columns-repeated="1003"/>
        </table:table-row>
        <table:table-row table:style-name="ro2">
          <table:table-cell table:style-name="ce32" office:value-type="string" calcext:value-type="string">
            <text:p>ab</text:p>
          </table:table-cell>
          <table:table-cell table:style-name="Default" office:value-type="float" office:value="5" calcext:value-type="float">
            <text:p>5</text:p>
          </table:table-cell>
          <table:table-cell table:style-name="ce45" office:value-type="float" office:value="1000" calcext:value-type="float">
            <text:p>1000</text:p>
          </table:table-cell>
          <table:table-cell table:style-name="ce56" table:formula="of:=IF(  [.$A82]=&quot;auf&quot;;ROUNDUP([.$E82];-(LEN([.$C82])-2));   IF(    [.$A82]=&quot;ab&quot;;ROUNDDOWN([.$E82];-(LEN([.$C82])-2));     IF(      [.$A82]=&quot;passt&quot;;[.$E82];       COM.MICROSOFT.IFS(        OR([.$A82]=2;[.$A82]=2.7;[.$A82]=3.3;[.$A82]=3.6);[.$A82]*[.$C82]       )     )   ) )" office:value-type="float" office:value="1600" calcext:value-type="float">
            <text:p>1.600</text:p>
          </table:table-cell>
          <table:table-cell table:style-name="ce64" table:formula="of:=((10^[.$B82])^(1/[.$W$2]))*[.$C82]" office:value-type="float" office:value="1615.59809843987" calcext:value-type="float">
            <text:p>1.615,598098</text:p>
          </table:table-cell>
          <table:table-cell table:style-name="ce70" table:formula="of:=5-(([.$F$3]/([.$E$3]+[.$E82]))*[.$E82])" office:value-type="float" office:value="4.92050442409074" calcext:value-type="float">
            <text:p>4,92</text:p>
          </table:table-cell>
          <table:table-cell table:style-name="ce78" table:formula="of:=([.$G$3]-([.$F82]/([.$F$3]/[.$G$3])))" office:value-type="float" office:value="16.2647948310345" calcext:value-type="float">
            <text:p>16</text:p>
          </table:table-cell>
          <table:table-cell table:style-name="ce78" table:formula="of:=ROUND([.G82]/4)" office:value-type="float" office:value="4" calcext:value-type="float">
            <text:p>4</text:p>
          </table:table-cell>
          <table:table-cell table:style-name="ce81"/>
          <table:table-cell table:style-name="ce85" table:formula="of:=5-(([.$F$3]/([.$I$3]+[.$E82]))*[.$E82])" office:value-type="float" office:value="4.30455664669697" calcext:value-type="float">
            <text:p>4,30</text:p>
          </table:table-cell>
          <table:table-cell table:style-name="ce88" table:formula="of:=([.$K$3]-([.$J82]/([.$J$3]/[.$K$3])))" office:value-type="float" office:value="142.287710085801" calcext:value-type="float">
            <text:p>142</text:p>
          </table:table-cell>
          <table:table-cell table:style-name="ce133" table:formula="of:=ROUND([.K82]/4)" office:value-type="float" office:value="36" calcext:value-type="float">
            <text:p>36</text:p>
          </table:table-cell>
          <table:table-cell table:style-name="ce91"/>
          <table:table-cell table:style-name="ce93" table:formula="of:=5-(([.$F$3]/([.$M$3]+[.$E82]))*[.$E82])" office:value-type="float" office:value="1.91160866915385" calcext:value-type="float">
            <text:p>1,91</text:p>
          </table:table-cell>
          <table:table-cell table:style-name="ce95" table:formula="of:=([.$O$3]-([.$N82]/([.$N$3]/[.$O$3])))" office:value-type="float" office:value="631.884866291121" calcext:value-type="float">
            <text:p>632</text:p>
          </table:table-cell>
          <table:table-cell table:style-name="ce143" table:formula="of:=ROUND([.O82]/4)" office:value-type="float" office:value="158" calcext:value-type="float">
            <text:p>158</text:p>
          </table:table-cell>
          <table:table-cell table:style-name="ce97"/>
          <table:table-cell table:style-name="ce99" table:formula="of:=5-(([.$F$3]/([.$Q$3]+[.$E82]))*[.$E82])" office:value-type="float" office:value="0.291443549893585" calcext:value-type="float">
            <text:p>0,29</text:p>
          </table:table-cell>
          <table:table-cell table:style-name="ce101" table:formula="of:=([.$S$3]-([.$R82]/([.$R$3]/[.$S$3])))" office:value-type="float" office:value="963.370649691773" calcext:value-type="float">
            <text:p>963</text:p>
          </table:table-cell>
          <table:table-cell table:style-name="ce101" table:formula="of:=ROUND([.S82]/4)" office:value-type="float" office:value="241" calcext:value-type="float">
            <text:p>241</text:p>
          </table:table-cell>
          <table:table-cell table:number-columns-repeated="1003"/>
        </table:table-row>
        <table:table-row table:style-name="ro2">
          <table:table-cell table:style-name="ce32" office:value-type="string" calcext:value-type="string">
            <text:p>auf</text:p>
          </table:table-cell>
          <table:table-cell table:style-name="Default" office:value-type="float" office:value="6" calcext:value-type="float">
            <text:p>6</text:p>
          </table:table-cell>
          <table:table-cell table:style-name="ce45" office:value-type="float" office:value="1000" calcext:value-type="float">
            <text:p>1000</text:p>
          </table:table-cell>
          <table:table-cell table:style-name="ce56" table:formula="of:=IF(  [.$A83]=&quot;auf&quot;;ROUNDUP([.$E83];-(LEN([.$C83])-2));   IF(    [.$A83]=&quot;ab&quot;;ROUNDDOWN([.$E83];-(LEN([.$C83])-2));     IF(      [.$A83]=&quot;passt&quot;;[.$E83];       COM.MICROSOFT.IFS(        OR([.$A83]=2;[.$A83]=2.7;[.$A83]=3.3;[.$A83]=3.6);[.$A83]*[.$C83]       )     )   ) )" office:value-type="float" office:value="1800" calcext:value-type="float">
            <text:p>1.800</text:p>
          </table:table-cell>
          <table:table-cell table:style-name="ce64" table:formula="of:=((10^[.$B83])^(1/[.$W$2]))*[.$C83]" office:value-type="float" office:value="1778.27941003892" calcext:value-type="float">
            <text:p>1.778,279410</text:p>
          </table:table-cell>
          <table:table-cell table:style-name="ce70" table:formula="of:=5-(([.$F$3]/([.$E$3]+[.$E83]))*[.$E83])" office:value-type="float" office:value="4.91263954252583" calcext:value-type="float">
            <text:p>4,91</text:p>
          </table:table-cell>
          <table:table-cell table:style-name="ce78" table:formula="of:=([.$G$3]-([.$F83]/([.$F$3]/[.$G$3])))" office:value-type="float" office:value="17.8739495992146" calcext:value-type="float">
            <text:p>18</text:p>
          </table:table-cell>
          <table:table-cell table:style-name="ce78" table:formula="of:=ROUND([.G83]/4)" office:value-type="float" office:value="4" calcext:value-type="float">
            <text:p>4</text:p>
          </table:table-cell>
          <table:table-cell table:style-name="ce81"/>
          <table:table-cell table:style-name="ce85" table:formula="of:=5-(([.$F$3]/([.$I$3]+[.$E83]))*[.$E83])" office:value-type="float" office:value="4.24510221394338" calcext:value-type="float">
            <text:p>4,25</text:p>
          </table:table-cell>
          <table:table-cell table:style-name="ce88" table:formula="of:=([.$K$3]-([.$J83]/([.$J$3]/[.$K$3])))" office:value-type="float" office:value="154.452087027184" calcext:value-type="float">
            <text:p>154</text:p>
          </table:table-cell>
          <table:table-cell table:style-name="ce133" table:formula="of:=ROUND([.K83]/4)" office:value-type="float" office:value="39" calcext:value-type="float">
            <text:p>39</text:p>
          </table:table-cell>
          <table:table-cell table:style-name="ce91"/>
          <table:table-cell table:style-name="ce93" table:formula="of:=5-(([.$F$3]/([.$M$3]+[.$E83]))*[.$E83])" office:value-type="float" office:value="1.79967500098557" calcext:value-type="float">
            <text:p>1,80</text:p>
          </table:table-cell>
          <table:table-cell table:style-name="ce95" table:formula="of:=([.$O$3]-([.$N83]/([.$N$3]/[.$O$3])))" office:value-type="float" office:value="654.786494798351" calcext:value-type="float">
            <text:p>655</text:p>
          </table:table-cell>
          <table:table-cell table:style-name="ce143" table:formula="of:=ROUND([.O83]/4)" office:value-type="float" office:value="164" calcext:value-type="float">
            <text:p>164</text:p>
          </table:table-cell>
          <table:table-cell table:style-name="ce97"/>
          <table:table-cell table:style-name="ce99" table:formula="of:=5-(([.$F$3]/([.$Q$3]+[.$E83]))*[.$E83])" office:value-type="float" office:value="0.266201076010113" calcext:value-type="float">
            <text:p>0,27</text:p>
          </table:table-cell>
          <table:table-cell table:style-name="ce101" table:formula="of:=([.$S$3]-([.$R83]/([.$R$3]/[.$S$3])))" office:value-type="float" office:value="968.535259848331" calcext:value-type="float">
            <text:p>969</text:p>
          </table:table-cell>
          <table:table-cell table:style-name="ce101" table:formula="of:=ROUND([.S83]/4)" office:value-type="float" office:value="242" calcext:value-type="float">
            <text:p>242</text:p>
          </table:table-cell>
          <table:table-cell table:number-columns-repeated="1003"/>
        </table:table-row>
        <table:table-row table:style-name="ro2">
          <table:table-cell table:style-name="ce34" office:value-type="string" calcext:value-type="string">
            <text:p>x</text:p>
          </table:table-cell>
          <table:table-cell table:style-name="ce40" office:value-type="float" office:value="7" calcext:value-type="float">
            <text:p>7</text:p>
          </table:table-cell>
          <table:table-cell table:style-name="ce47" office:value-type="float" office:value="1000" calcext:value-type="float">
            <text:p>1000</text:p>
          </table:table-cell>
          <table:table-cell table:style-name="ce57" table:formula="of:=IF(  [.$A84]=&quot;auf&quot;;ROUNDUP([.$E84];-(LEN([.$C84])-2));   IF(    [.$A84]=&quot;ab&quot;;ROUNDDOWN([.$E84];-(LEN([.$C84])-2));     IF(      [.$A84]=&quot;passt&quot;;[.$E84];       COM.MICROSOFT.IFS(        OR([.$A84]=2;[.$A84]=2.7;[.$A84]=3.3;[.$A84]=3.6);[.$A84]*[.$C84]       )     )   ) )" office:value-type="string" office:string-value="" calcext:value-type="error">
            <text:p>#NV</text:p>
          </table:table-cell>
          <table:table-cell table:style-name="ce65" table:formula="of:=((10^[.$B84])^(1/[.$W$2]))*[.$C84]" office:value-type="float" office:value="1957.34178148766" calcext:value-type="float">
            <text:p>1.957,341781</text:p>
          </table:table-cell>
          <table:table-cell table:style-name="ce69" table:formula="of:=5-(([.$F$3]/([.$E$3]+[.$E84]))*[.$E84])" office:value-type="float" office:value="4.90401172945041" calcext:value-type="float">
            <text:p>4,90</text:p>
          </table:table-cell>
          <table:table-cell table:style-name="ce77" table:formula="of:=([.$G$3]-([.$F84]/([.$F$3]/[.$G$3])))" office:value-type="float" office:value="19.6392001544458" calcext:value-type="float">
            <text:p>20</text:p>
          </table:table-cell>
          <table:table-cell table:style-name="ce77" table:formula="of:=ROUND([.G84]/4)" office:value-type="float" office:value="5" calcext:value-type="float">
            <text:p>5</text:p>
          </table:table-cell>
          <table:table-cell table:style-name="ce65"/>
          <table:table-cell table:style-name="ce69" table:formula="of:=5-(([.$F$3]/([.$I$3]+[.$E84]))*[.$E84])" office:value-type="float" office:value="4.18153138997916" calcext:value-type="float">
            <text:p>4,18</text:p>
          </table:table-cell>
          <table:table-cell table:style-name="ce77" table:formula="of:=([.$K$3]-([.$J84]/([.$J$3]/[.$K$3])))" office:value-type="float" office:value="167.458677610264" calcext:value-type="float">
            <text:p>167</text:p>
          </table:table-cell>
          <table:table-cell table:style-name="ce77" table:formula="of:=ROUND([.K84]/4)" office:value-type="float" office:value="42" calcext:value-type="float">
            <text:p>42</text:p>
          </table:table-cell>
          <table:table-cell table:style-name="ce65"/>
          <table:table-cell table:style-name="ce69" table:formula="of:=5-(([.$F$3]/([.$M$3]+[.$E84]))*[.$E84])" office:value-type="float" office:value="1.6907075236616" calcext:value-type="float">
            <text:p>1,69</text:p>
          </table:table-cell>
          <table:table-cell table:style-name="ce77" table:formula="of:=([.$O$3]-([.$N84]/([.$N$3]/[.$O$3])))" office:value-type="float" office:value="677.081240658836" calcext:value-type="float">
            <text:p>677</text:p>
          </table:table-cell>
          <table:table-cell table:style-name="ce77" table:formula="of:=ROUND([.O84]/4)" office:value-type="float" office:value="169" calcext:value-type="float">
            <text:p>169</text:p>
          </table:table-cell>
          <table:table-cell table:style-name="ce65"/>
          <table:table-cell table:style-name="ce69" table:formula="of:=5-(([.$F$3]/([.$Q$3]+[.$E84]))*[.$E84])" office:value-type="float" office:value="0.243032054517675" calcext:value-type="float">
            <text:p>0,24</text:p>
          </table:table-cell>
          <table:table-cell table:style-name="ce77" table:formula="of:=([.$S$3]-([.$R84]/([.$R$3]/[.$S$3])))" office:value-type="float" office:value="973.275641645684" calcext:value-type="float">
            <text:p>973</text:p>
          </table:table-cell>
          <table:table-cell table:style-name="ce77" table:formula="of:=ROUND([.S84]/4)" office:value-type="float" office:value="243" calcext:value-type="float">
            <text:p>243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8" calcext:value-type="float">
            <text:p>8</text:p>
          </table:table-cell>
          <table:table-cell table:style-name="ce46" office:value-type="float" office:value="1000" calcext:value-type="float">
            <text:p>1000</text:p>
          </table:table-cell>
          <table:table-cell table:style-name="ce56" table:formula="of:=IF(  [.$A85]=&quot;auf&quot;;ROUNDUP([.$E85];-(LEN([.$C85])-2));   IF(    [.$A85]=&quot;ab&quot;;ROUNDDOWN([.$E85];-(LEN([.$C85])-2));     IF(      [.$A85]=&quot;passt&quot;;[.$E85];       COM.MICROSOFT.IFS(        OR([.$A85]=2;[.$A85]=2.7;[.$A85]=3.3;[.$A85]=3.6);[.$A85]*[.$C85]       )     )   ) )" office:value-type="float" office:value="2200" calcext:value-type="float">
            <text:p>2.200</text:p>
          </table:table-cell>
          <table:table-cell table:style-name="ce64" table:formula="of:=((10^[.$B85])^(1/[.$W$2]))*[.$C85]" office:value-type="float" office:value="2154.43469003188" calcext:value-type="float">
            <text:p>2.154,434690</text:p>
          </table:table-cell>
          <table:table-cell table:style-name="ce70" table:formula="of:=5-(([.$F$3]/([.$E$3]+[.$E85]))*[.$E85])" office:value-type="float" office:value="4.89455011441407" calcext:value-type="float">
            <text:p>4,89</text:p>
          </table:table-cell>
          <table:table-cell table:style-name="ce78" table:formula="of:=([.$G$3]-([.$F85]/([.$F$3]/[.$G$3])))" office:value-type="float" office:value="21.5750465908817" calcext:value-type="float">
            <text:p>22</text:p>
          </table:table-cell>
          <table:table-cell table:style-name="ce78" table:formula="of:=ROUND([.G85]/4)" office:value-type="float" office:value="5" calcext:value-type="float">
            <text:p>5</text:p>
          </table:table-cell>
          <table:table-cell table:style-name="ce81"/>
          <table:table-cell table:style-name="ce85" table:formula="of:=5-(([.$F$3]/([.$I$3]+[.$E85]))*[.$E85])" office:value-type="float" office:value="4.11372484818287" calcext:value-type="float">
            <text:p>4,11</text:p>
          </table:table-cell>
          <table:table-cell table:style-name="ce88" table:formula="of:=([.$K$3]-([.$J85]/([.$J$3]/[.$K$3])))" office:value-type="float" office:value="181.331896061785" calcext:value-type="float">
            <text:p>181</text:p>
          </table:table-cell>
          <table:table-cell table:style-name="ce133" table:formula="of:=ROUND([.K85]/4)" office:value-type="float" office:value="45" calcext:value-type="float">
            <text:p>45</text:p>
          </table:table-cell>
          <table:table-cell table:style-name="ce91"/>
          <table:table-cell table:style-name="ce93" table:formula="of:=5-(([.$F$3]/([.$M$3]+[.$E85]))*[.$E85])" office:value-type="float" office:value="1.58507006526404" calcext:value-type="float">
            <text:p>1,59</text:p>
          </table:table-cell>
          <table:table-cell table:style-name="ce95" table:formula="of:=([.$O$3]-([.$N85]/([.$N$3]/[.$O$3])))" office:value-type="float" office:value="698.694664646977" calcext:value-type="float">
            <text:p>699</text:p>
          </table:table-cell>
          <table:table-cell table:style-name="ce143" table:formula="of:=ROUND([.O85]/4)" office:value-type="float" office:value="175" calcext:value-type="float">
            <text:p>175</text:p>
          </table:table-cell>
          <table:table-cell table:style-name="ce97"/>
          <table:table-cell table:style-name="ce99" table:formula="of:=5-(([.$F$3]/([.$Q$3]+[.$E85]))*[.$E85])" office:value-type="float" office:value="0.221785089721507" calcext:value-type="float">
            <text:p>0,22</text:p>
          </table:table-cell>
          <table:table-cell table:style-name="ce101" table:formula="of:=([.$S$3]-([.$R85]/([.$R$3]/[.$S$3])))" office:value-type="float" office:value="977.62277064298" calcext:value-type="float">
            <text:p>978</text:p>
          </table:table-cell>
          <table:table-cell table:style-name="ce101" table:formula="of:=ROUND([.S85]/4)" office:value-type="float" office:value="244" calcext:value-type="float">
            <text:p>244</text:p>
          </table:table-cell>
          <table:table-cell table:number-columns-repeated="1003"/>
        </table:table-row>
        <table:table-row table:style-name="ro2">
          <table:table-cell table:style-name="ce32" office:value-type="string" calcext:value-type="string">
            <text:p>auf</text:p>
          </table:table-cell>
          <table:table-cell table:style-name="Default" office:value-type="float" office:value="9" calcext:value-type="float">
            <text:p>9</text:p>
          </table:table-cell>
          <table:table-cell table:style-name="ce45" office:value-type="float" office:value="1000" calcext:value-type="float">
            <text:p>1000</text:p>
          </table:table-cell>
          <table:table-cell table:style-name="ce56" table:formula="of:=IF(  [.$A86]=&quot;auf&quot;;ROUNDUP([.$E86];-(LEN([.$C86])-2));   IF(    [.$A86]=&quot;ab&quot;;ROUNDDOWN([.$E86];-(LEN([.$C86])-2));     IF(      [.$A86]=&quot;passt&quot;;[.$E86];       COM.MICROSOFT.IFS(        OR([.$A86]=2;[.$A86]=2.7;[.$A86]=3.3;[.$A86]=3.6);[.$A86]*[.$C86]       )     )   ) )" office:value-type="float" office:value="2400" calcext:value-type="float">
            <text:p>2.400</text:p>
          </table:table-cell>
          <table:table-cell table:style-name="ce64" table:formula="of:=((10^[.$B86])^(1/[.$W$2]))*[.$C86]" office:value-type="float" office:value="2371.37370566165" calcext:value-type="float">
            <text:p>2.371,373706</text:p>
          </table:table-cell>
          <table:table-cell table:style-name="ce70" table:formula="of:=5-(([.$F$3]/([.$E$3]+[.$E86]))*[.$E86])" office:value-type="float" office:value="4.88417788978392" calcext:value-type="float">
            <text:p>4,88</text:p>
          </table:table-cell>
          <table:table-cell table:style-name="ce78" table:formula="of:=([.$G$3]-([.$F86]/([.$F$3]/[.$G$3])))" office:value-type="float" office:value="23.6972037502092" calcext:value-type="float">
            <text:p>24</text:p>
          </table:table-cell>
          <table:table-cell table:style-name="ce78" table:formula="of:=ROUND([.G86]/4)" office:value-type="float" office:value="6" calcext:value-type="float">
            <text:p>6</text:p>
          </table:table-cell>
          <table:table-cell table:style-name="ce81"/>
          <table:table-cell table:style-name="ce85" table:formula="of:=5-(([.$F$3]/([.$I$3]+[.$E86]))*[.$E86])" office:value-type="float" office:value="4.04158836274729" calcext:value-type="float">
            <text:p>4,04</text:p>
          </table:table-cell>
          <table:table-cell table:style-name="ce88" table:formula="of:=([.$K$3]-([.$J86]/([.$J$3]/[.$K$3])))" office:value-type="float" office:value="196.091020981904" calcext:value-type="float">
            <text:p>196</text:p>
          </table:table-cell>
          <table:table-cell table:style-name="ce133" table:formula="of:=ROUND([.K86]/4)" office:value-type="float" office:value="49" calcext:value-type="float">
            <text:p>49</text:p>
          </table:table-cell>
          <table:table-cell table:style-name="ce91"/>
          <table:table-cell table:style-name="ce93" table:formula="of:=5-(([.$F$3]/([.$M$3]+[.$E86]))*[.$E86])" office:value-type="float" office:value="1.48307498264086" calcext:value-type="float">
            <text:p>1,48</text:p>
          </table:table-cell>
          <table:table-cell table:style-name="ce95" table:formula="of:=([.$O$3]-([.$N86]/([.$N$3]/[.$O$3])))" office:value-type="float" office:value="719.562858551681" calcext:value-type="float">
            <text:p>720</text:p>
          </table:table-cell>
          <table:table-cell table:style-name="ce143" table:formula="of:=ROUND([.O86]/4)" office:value-type="float" office:value="180" calcext:value-type="float">
            <text:p>180</text:p>
          </table:table-cell>
          <table:table-cell table:style-name="ce97"/>
          <table:table-cell table:style-name="ce99" table:formula="of:=5-(([.$F$3]/([.$Q$3]+[.$E86]))*[.$E86])" office:value-type="float" office:value="0.202316630161821" calcext:value-type="float">
            <text:p>0,20</text:p>
          </table:table-cell>
          <table:table-cell table:style-name="ce101" table:formula="of:=([.$S$3]-([.$R86]/([.$R$3]/[.$S$3])))" office:value-type="float" office:value="981.606017468891" calcext:value-type="float">
            <text:p>982</text:p>
          </table:table-cell>
          <table:table-cell table:style-name="ce101" table:formula="of:=ROUND([.S86]/4)" office:value-type="float" office:value="245" calcext:value-type="float">
            <text:p>245</text:p>
          </table:table-cell>
          <table:table-cell table:number-columns-repeated="1003"/>
        </table:table-row>
        <table:table-row table:style-name="ro2">
          <table:table-cell table:style-name="ce32" office:value-type="float" office:value="2.7" calcext:value-type="float">
            <text:p>2,7</text:p>
          </table:table-cell>
          <table:table-cell table:style-name="Default" office:value-type="float" office:value="10" calcext:value-type="float">
            <text:p>10</text:p>
          </table:table-cell>
          <table:table-cell table:style-name="ce45" office:value-type="float" office:value="1000" calcext:value-type="float">
            <text:p>1000</text:p>
          </table:table-cell>
          <table:table-cell table:style-name="ce56" table:formula="of:=IF(  [.$A87]=&quot;auf&quot;;ROUNDUP([.$E87];-(LEN([.$C87])-2));   IF(    [.$A87]=&quot;ab&quot;;ROUNDDOWN([.$E87];-(LEN([.$C87])-2));     IF(      [.$A87]=&quot;passt&quot;;[.$E87];       COM.MICROSOFT.IFS(        OR([.$A87]=2;[.$A87]=2.7;[.$A87]=3.3;[.$A87]=3.6);[.$A87]*[.$C87]       )     )   ) )" office:value-type="float" office:value="2700" calcext:value-type="float">
            <text:p>2.700</text:p>
          </table:table-cell>
          <table:table-cell table:style-name="ce64" table:formula="of:=((10^[.$B87])^(1/[.$W$2]))*[.$C87]" office:value-type="float" office:value="2610.15721568254" calcext:value-type="float">
            <text:p>2.610,157216</text:p>
          </table:table-cell>
          <table:table-cell table:style-name="ce70" table:formula="of:=5-(([.$F$3]/([.$E$3]+[.$E87]))*[.$E87])" office:value-type="float" office:value="4.87281194734961" calcext:value-type="float">
            <text:p>4,87</text:p>
          </table:table-cell>
          <table:table-cell table:style-name="ce78" table:formula="of:=([.$G$3]-([.$F87]/([.$F$3]/[.$G$3])))" office:value-type="float" office:value="26.0226755722691" calcext:value-type="float">
            <text:p>26</text:p>
          </table:table-cell>
          <table:table-cell table:style-name="ce78" table:formula="of:=ROUND([.G87]/4)" office:value-type="float" office:value="7" calcext:value-type="float">
            <text:p>7</text:p>
          </table:table-cell>
          <table:table-cell table:style-name="ce81"/>
          <table:table-cell table:style-name="ce85" table:formula="of:=5-(([.$F$3]/([.$I$3]+[.$E87]))*[.$E87])" office:value-type="float" office:value="3.96505762337505" calcext:value-type="float">
            <text:p>3,97</text:p>
          </table:table-cell>
          <table:table-cell table:style-name="ce88" table:formula="of:=([.$K$3]-([.$J87]/([.$J$3]/[.$K$3])))" office:value-type="float" office:value="211.749210257464" calcext:value-type="float">
            <text:p>212</text:p>
          </table:table-cell>
          <table:table-cell table:style-name="ce133" table:formula="of:=ROUND([.K87]/4)" office:value-type="float" office:value="53" calcext:value-type="float">
            <text:p>53</text:p>
          </table:table-cell>
          <table:table-cell table:style-name="ce91"/>
          <table:table-cell table:style-name="ce93" table:formula="of:=5-(([.$F$3]/([.$M$3]+[.$E87]))*[.$E87])" office:value-type="float" office:value="1.38498123524371" calcext:value-type="float">
            <text:p>1,38</text:p>
          </table:table-cell>
          <table:table-cell table:style-name="ce95" table:formula="of:=([.$O$3]-([.$N87]/([.$N$3]/[.$O$3])))" office:value-type="float" office:value="739.632839269137" calcext:value-type="float">
            <text:p>740</text:p>
          </table:table-cell>
          <table:table-cell table:style-name="ce143" table:formula="of:=ROUND([.O87]/4)" office:value-type="float" office:value="185" calcext:value-type="float">
            <text:p>185</text:p>
          </table:table-cell>
          <table:table-cell table:style-name="ce97"/>
          <table:table-cell table:style-name="ce99" table:formula="of:=5-(([.$F$3]/([.$Q$3]+[.$E87]))*[.$E87])" office:value-type="float" office:value="0.184491142103016" calcext:value-type="float">
            <text:p>0,18</text:p>
          </table:table-cell>
          <table:table-cell table:style-name="ce101" table:formula="of:=([.$S$3]-([.$R87]/([.$R$3]/[.$S$3])))" office:value-type="float" office:value="985.253112325723" calcext:value-type="float">
            <text:p>985</text:p>
          </table:table-cell>
          <table:table-cell table:style-name="ce101" table:formula="of:=ROUND([.S87]/4)" office:value-type="float" office:value="246" calcext:value-type="float">
            <text:p>246</text:p>
          </table:table-cell>
          <table:table-cell table:number-columns-repeated="1003"/>
        </table:table-row>
        <table:table-row table:style-name="ro2">
          <table:table-cell table:style-name="ce32" office:value-type="float" office:value="2.7" calcext:value-type="float">
            <text:p>2,7</text:p>
          </table:table-cell>
          <table:table-cell table:style-name="Default" office:value-type="float" office:value="11" calcext:value-type="float">
            <text:p>11</text:p>
          </table:table-cell>
          <table:table-cell table:style-name="ce45" office:value-type="float" office:value="1000" calcext:value-type="float">
            <text:p>1000</text:p>
          </table:table-cell>
          <table:table-cell table:style-name="ce56" table:formula="of:=IF(  [.$A88]=&quot;auf&quot;;ROUNDUP([.$E88];-(LEN([.$C88])-2));   IF(    [.$A88]=&quot;ab&quot;;ROUNDDOWN([.$E88];-(LEN([.$C88])-2));     IF(      [.$A88]=&quot;passt&quot;;[.$E88];       COM.MICROSOFT.IFS(        OR([.$A88]=2;[.$A88]=2.7;[.$A88]=3.3;[.$A88]=3.6);[.$A88]*[.$C88]       )     )   ) )" office:value-type="float" office:value="2700" calcext:value-type="float">
            <text:p>2.700</text:p>
          </table:table-cell>
          <table:table-cell table:style-name="ce64" table:formula="of:=((10^[.$B88])^(1/[.$W$2]))*[.$C88]" office:value-type="float" office:value="2872.98483335366" calcext:value-type="float">
            <text:p>2.872,984833</text:p>
          </table:table-cell>
          <table:table-cell table:style-name="ce70" table:formula="of:=5-(([.$F$3]/([.$E$3]+[.$E88]))*[.$E88])" office:value-type="float" office:value="4.86036252189981" calcext:value-type="float">
            <text:p>4,86</text:p>
          </table:table-cell>
          <table:table-cell table:style-name="ce78" table:formula="of:=([.$G$3]-([.$F88]/([.$F$3]/[.$G$3])))" office:value-type="float" office:value="28.5698280192984" calcext:value-type="float">
            <text:p>29</text:p>
          </table:table-cell>
          <table:table-cell table:style-name="ce78" table:formula="of:=ROUND([.G88]/4)" office:value-type="float" office:value="7" calcext:value-type="float">
            <text:p>7</text:p>
          </table:table-cell>
          <table:table-cell table:style-name="ce81"/>
          <table:table-cell table:style-name="ce85" table:formula="of:=5-(([.$F$3]/([.$I$3]+[.$E88]))*[.$E88])" office:value-type="float" office:value="3.88410307689099" calcext:value-type="float">
            <text:p>3,88</text:p>
          </table:table-cell>
          <table:table-cell table:style-name="ce88" table:formula="of:=([.$K$3]-([.$J88]/([.$J$3]/[.$K$3])))" office:value-type="float" office:value="228.312510468104" calcext:value-type="float">
            <text:p>228</text:p>
          </table:table-cell>
          <table:table-cell table:style-name="ce133" table:formula="of:=ROUND([.K88]/4)" office:value-type="float" office:value="57" calcext:value-type="float">
            <text:p>57</text:p>
          </table:table-cell>
          <table:table-cell table:style-name="ce91"/>
          <table:table-cell table:style-name="ce93" table:formula="of:=5-(([.$F$3]/([.$M$3]+[.$E88]))*[.$E88])" office:value-type="float" office:value="1.29099395302058" calcext:value-type="float">
            <text:p>1,29</text:p>
          </table:table-cell>
          <table:table-cell table:style-name="ce95" table:formula="of:=([.$O$3]-([.$N88]/([.$N$3]/[.$O$3])))" office:value-type="float" office:value="758.862637211989" calcext:value-type="float">
            <text:p>759</text:p>
          </table:table-cell>
          <table:table-cell table:style-name="ce143" table:formula="of:=ROUND([.O88]/4)" office:value-type="float" office:value="190" calcext:value-type="float">
            <text:p>190</text:p>
          </table:table-cell>
          <table:table-cell table:style-name="ce97"/>
          <table:table-cell table:style-name="ce99" table:formula="of:=5-(([.$F$3]/([.$Q$3]+[.$E88]))*[.$E88])" office:value-type="float" office:value="0.168181147239819" calcext:value-type="float">
            <text:p>0,17</text:p>
          </table:table-cell>
          <table:table-cell table:style-name="ce101" table:formula="of:=([.$S$3]-([.$R88]/([.$R$3]/[.$S$3])))" office:value-type="float" office:value="988.590137274733" calcext:value-type="float">
            <text:p>989</text:p>
          </table:table-cell>
          <table:table-cell table:style-name="ce101" table:formula="of:=ROUND([.S88]/4)" office:value-type="float" office:value="247" calcext:value-type="float">
            <text:p>247</text:p>
          </table:table-cell>
          <table:table-cell table:number-columns-repeated="1003"/>
        </table:table-row>
        <table:table-row table:style-name="ro2">
          <table:table-cell table:style-name="ce33" office:value-type="float" office:value="3.3" calcext:value-type="float">
            <text:p>3,3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000" calcext:value-type="float">
            <text:p>1000</text:p>
          </table:table-cell>
          <table:table-cell table:style-name="ce56" table:formula="of:=IF(  [.$A89]=&quot;auf&quot;;ROUNDUP([.$E89];-(LEN([.$C89])-2));   IF(    [.$A89]=&quot;ab&quot;;ROUNDDOWN([.$E89];-(LEN([.$C89])-2));     IF(      [.$A89]=&quot;passt&quot;;[.$E89];       COM.MICROSOFT.IFS(        OR([.$A89]=2;[.$A89]=2.7;[.$A89]=3.3;[.$A89]=3.6);[.$A89]*[.$C89]       )     )   ) )" office:value-type="float" office:value="3300" calcext:value-type="float">
            <text:p>3.300</text:p>
          </table:table-cell>
          <table:table-cell table:style-name="ce64" table:formula="of:=((10^[.$B89])^(1/[.$W$2]))*[.$C89]" office:value-type="float" office:value="3162.27766016838" calcext:value-type="float">
            <text:p>3.162,277660</text:p>
          </table:table-cell>
          <table:table-cell table:style-name="ce70" table:formula="of:=5-(([.$F$3]/([.$E$3]+[.$E89]))*[.$E89])" office:value-type="float" office:value="4.84673284984142" calcext:value-type="float">
            <text:p>4,85</text:p>
          </table:table-cell>
          <table:table-cell table:style-name="ce78" table:formula="of:=([.$G$3]-([.$F89]/([.$F$3]/[.$G$3])))" office:value-type="float" office:value="31.3584589224449" calcext:value-type="float">
            <text:p>31</text:p>
          </table:table-cell>
          <table:table-cell table:style-name="ce78" table:formula="of:=ROUND([.G89]/4)" office:value-type="float" office:value="8" calcext:value-type="float">
            <text:p>8</text:p>
          </table:table-cell>
          <table:table-cell table:style-name="ce81"/>
          <table:table-cell table:style-name="ce85" table:formula="of:=5-(([.$F$3]/([.$I$3]+[.$E89]))*[.$E89])" office:value-type="float" office:value="3.79873463323979" calcext:value-type="float">
            <text:p>3,80</text:p>
          </table:table-cell>
          <table:table-cell table:style-name="ce88" table:formula="of:=([.$K$3]-([.$J89]/([.$J$3]/[.$K$3])))" office:value-type="float" office:value="245.778894039139" calcext:value-type="float">
            <text:p>246</text:p>
          </table:table-cell>
          <table:table-cell table:style-name="ce133" table:formula="of:=ROUND([.K89]/4)" office:value-type="float" office:value="61" calcext:value-type="float">
            <text:p>61</text:p>
          </table:table-cell>
          <table:table-cell table:style-name="ce91"/>
          <table:table-cell table:style-name="ce93" table:formula="of:=5-(([.$F$3]/([.$M$3]+[.$E89]))*[.$E89])" office:value-type="float" office:value="1.20126536676021" calcext:value-type="float">
            <text:p>1,20</text:p>
          </table:table-cell>
          <table:table-cell table:style-name="ce95" table:formula="of:=([.$O$3]-([.$N89]/([.$N$3]/[.$O$3])))" office:value-type="float" office:value="777.221105960861" calcext:value-type="float">
            <text:p>777</text:p>
          </table:table-cell>
          <table:table-cell table:style-name="ce143" table:formula="of:=ROUND([.O89]/4)" office:value-type="float" office:value="194" calcext:value-type="float">
            <text:p>194</text:p>
          </table:table-cell>
          <table:table-cell table:style-name="ce97"/>
          <table:table-cell table:style-name="ce99" table:formula="of:=5-(([.$F$3]/([.$Q$3]+[.$E89]))*[.$E89])" office:value-type="float" office:value="0.153267150158578" calcext:value-type="float">
            <text:p>0,15</text:p>
          </table:table-cell>
          <table:table-cell table:style-name="ce101" table:formula="of:=([.$S$3]-([.$R89]/([.$R$3]/[.$S$3])))" office:value-type="float" office:value="991.641541077555" calcext:value-type="float">
            <text:p>992</text:p>
          </table:table-cell>
          <table:table-cell table:style-name="ce101" table:formula="of:=ROUND([.S89]/4)" office:value-type="float" office:value="248" calcext:value-type="float">
            <text:p>248</text:p>
          </table:table-cell>
          <table:table-cell table:number-columns-repeated="1003"/>
        </table:table-row>
        <table:table-row table:style-name="ro2">
          <table:table-cell table:style-name="ce32" office:value-type="float" office:value="3.6" calcext:value-type="float">
            <text:p>3,6</text:p>
          </table:table-cell>
          <table:table-cell table:style-name="Default" office:value-type="float" office:value="13" calcext:value-type="float">
            <text:p>13</text:p>
          </table:table-cell>
          <table:table-cell table:style-name="ce45" office:value-type="float" office:value="1000" calcext:value-type="float">
            <text:p>1000</text:p>
          </table:table-cell>
          <table:table-cell table:style-name="ce56" table:formula="of:=IF(  [.$A90]=&quot;auf&quot;;ROUNDUP([.$E90];-(LEN([.$C90])-2));   IF(    [.$A90]=&quot;ab&quot;;ROUNDDOWN([.$E90];-(LEN([.$C90])-2));     IF(      [.$A90]=&quot;passt&quot;;[.$E90];       COM.MICROSOFT.IFS(        OR([.$A90]=2;[.$A90]=2.7;[.$A90]=3.3;[.$A90]=3.6);[.$A90]*[.$C90]       )     )   ) )" office:value-type="float" office:value="3600" calcext:value-type="float">
            <text:p>3.600</text:p>
          </table:table-cell>
          <table:table-cell table:style-name="ce64" table:formula="of:=((10^[.$B90])^(1/[.$W$2]))*[.$C90]" office:value-type="float" office:value="3480.70058842841" calcext:value-type="float">
            <text:p>3.480,700588</text:p>
          </table:table-cell>
          <table:table-cell table:style-name="ce70" table:formula="of:=5-(([.$F$3]/([.$E$3]+[.$E90]))*[.$E90])" office:value-type="float" office:value="4.83181885276018" calcext:value-type="float">
            <text:p>4,83</text:p>
          </table:table-cell>
          <table:table-cell table:style-name="ce78" table:formula="of:=([.$G$3]-([.$F90]/([.$F$3]/[.$G$3])))" office:value-type="float" office:value="34.4098627252669" calcext:value-type="float">
            <text:p>34</text:p>
          </table:table-cell>
          <table:table-cell table:style-name="ce78" table:formula="of:=ROUND([.G90]/4)" office:value-type="float" office:value="9" calcext:value-type="float">
            <text:p>9</text:p>
          </table:table-cell>
          <table:table-cell table:style-name="ce81"/>
          <table:table-cell table:style-name="ce85" table:formula="of:=5-(([.$F$3]/([.$I$3]+[.$E90]))*[.$E90])" office:value-type="float" office:value="3.70900604697942" calcext:value-type="float">
            <text:p>3,71</text:p>
          </table:table-cell>
          <table:table-cell table:style-name="ce88" table:formula="of:=([.$K$3]-([.$J90]/([.$J$3]/[.$K$3])))" office:value-type="float" office:value="264.137362788011" calcext:value-type="float">
            <text:p>264</text:p>
          </table:table-cell>
          <table:table-cell table:style-name="ce133" table:formula="of:=ROUND([.K90]/4)" office:value-type="float" office:value="66" calcext:value-type="float">
            <text:p>66</text:p>
          </table:table-cell>
          <table:table-cell table:style-name="ce91"/>
          <table:table-cell table:style-name="ce93" table:formula="of:=5-(([.$F$3]/([.$M$3]+[.$E90]))*[.$E90])" office:value-type="float" office:value="1.11589692310901" calcext:value-type="float">
            <text:p>1,12</text:p>
          </table:table-cell>
          <table:table-cell table:style-name="ce95" table:formula="of:=([.$O$3]-([.$N90]/([.$N$3]/[.$O$3])))" office:value-type="float" office:value="794.687489531896" calcext:value-type="float">
            <text:p>795</text:p>
          </table:table-cell>
          <table:table-cell table:style-name="ce143" table:formula="of:=ROUND([.O90]/4)" office:value-type="float" office:value="199" calcext:value-type="float">
            <text:p>199</text:p>
          </table:table-cell>
          <table:table-cell table:style-name="ce97"/>
          <table:table-cell table:style-name="ce99" table:formula="of:=5-(([.$F$3]/([.$Q$3]+[.$E90]))*[.$E90])" office:value-type="float" office:value="0.139637478100187" calcext:value-type="float">
            <text:p>0,14</text:p>
          </table:table-cell>
          <table:table-cell table:style-name="ce101" table:formula="of:=([.$S$3]-([.$R90]/([.$R$3]/[.$S$3])))" office:value-type="float" office:value="994.430171980702" calcext:value-type="float">
            <text:p>994</text:p>
          </table:table-cell>
          <table:table-cell table:style-name="ce101" table:formula="of:=ROUND([.S90]/4)" office:value-type="float" office:value="249" calcext:value-type="float">
            <text:p>249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4" calcext:value-type="float">
            <text:p>14</text:p>
          </table:table-cell>
          <table:table-cell table:style-name="ce46" office:value-type="float" office:value="1000" calcext:value-type="float">
            <text:p>1000</text:p>
          </table:table-cell>
          <table:table-cell table:style-name="ce56" table:formula="of:=IF(  [.$A91]=&quot;auf&quot;;ROUNDUP([.$E91];-(LEN([.$C91])-2));   IF(    [.$A91]=&quot;ab&quot;;ROUNDDOWN([.$E91];-(LEN([.$C91])-2));     IF(      [.$A91]=&quot;passt&quot;;[.$E91];       COM.MICROSOFT.IFS(        OR([.$A91]=2;[.$A91]=2.7;[.$A91]=3.3;[.$A91]=3.6);[.$A91]*[.$C91]       )     )   ) )" office:value-type="float" office:value="3900" calcext:value-type="float">
            <text:p>3.900</text:p>
          </table:table-cell>
          <table:table-cell table:style-name="ce64" table:formula="of:=((10^[.$B91])^(1/[.$W$2]))*[.$C91]" office:value-type="float" office:value="3831.18684955729" calcext:value-type="float">
            <text:p>3.831,186850</text:p>
          </table:table-cell>
          <table:table-cell table:style-name="ce70" table:formula="of:=5-(([.$F$3]/([.$E$3]+[.$E91]))*[.$E91])" office:value-type="float" office:value="4.81550885789698" calcext:value-type="float">
            <text:p>4,82</text:p>
          </table:table-cell>
          <table:table-cell table:style-name="ce78" table:formula="of:=([.$G$3]-([.$F91]/([.$F$3]/[.$G$3])))" office:value-type="float" office:value="37.7468876742771" calcext:value-type="float">
            <text:p>38</text:p>
          </table:table-cell>
          <table:table-cell table:style-name="ce78" table:formula="of:=ROUND([.G91]/4)" office:value-type="float" office:value="9" calcext:value-type="float">
            <text:p>9</text:p>
          </table:table-cell>
          <table:table-cell table:style-name="ce81"/>
          <table:table-cell table:style-name="ce85" table:formula="of:=5-(([.$F$3]/([.$I$3]+[.$E91]))*[.$E91])" office:value-type="float" office:value="3.61501876475629" calcext:value-type="float">
            <text:p>3,62</text:p>
          </table:table-cell>
          <table:table-cell table:style-name="ce88" table:formula="of:=([.$K$3]-([.$J91]/([.$J$3]/[.$K$3])))" office:value-type="float" office:value="283.367160730864" calcext:value-type="float">
            <text:p>283</text:p>
          </table:table-cell>
          <table:table-cell table:style-name="ce133" table:formula="of:=ROUND([.K91]/4)" office:value-type="float" office:value="71" calcext:value-type="float">
            <text:p>71</text:p>
          </table:table-cell>
          <table:table-cell table:style-name="ce91"/>
          <table:table-cell table:style-name="ce93" table:formula="of:=5-(([.$F$3]/([.$M$3]+[.$E91]))*[.$E91])" office:value-type="float" office:value="1.03494237662495" calcext:value-type="float">
            <text:p>1,03</text:p>
          </table:table-cell>
          <table:table-cell table:style-name="ce95" table:formula="of:=([.$O$3]-([.$N91]/([.$N$3]/[.$O$3])))" office:value-type="float" office:value="811.250789742536" calcext:value-type="float">
            <text:p>811</text:p>
          </table:table-cell>
          <table:table-cell table:style-name="ce143" table:formula="of:=ROUND([.O91]/4)" office:value-type="float" office:value="203" calcext:value-type="float">
            <text:p>203</text:p>
          </table:table-cell>
          <table:table-cell table:style-name="ce97"/>
          <table:table-cell table:style-name="ce99" table:formula="of:=5-(([.$F$3]/([.$Q$3]+[.$E91]))*[.$E91])" office:value-type="float" office:value="0.127188052650387" calcext:value-type="float">
            <text:p>0,13</text:p>
          </table:table-cell>
          <table:table-cell table:style-name="ce101" table:formula="of:=([.$S$3]-([.$R91]/([.$R$3]/[.$S$3])))" office:value-type="float" office:value="996.977324427731" calcext:value-type="float">
            <text:p>997</text:p>
          </table:table-cell>
          <table:table-cell table:style-name="ce101" table:formula="of:=ROUND([.S91]/4)" office:value-type="float" office:value="249" calcext:value-type="float">
            <text:p>249</text:p>
          </table:table-cell>
          <table:table-cell table:number-columns-repeated="1003"/>
        </table:table-row>
        <table:table-row table:style-name="ro2">
          <table:table-cell table:style-name="ce32" office:value-type="string" calcext:value-type="string">
            <text:p>auf</text:p>
          </table:table-cell>
          <table:table-cell table:style-name="Default" office:value-type="float" office:value="15" calcext:value-type="float">
            <text:p>15</text:p>
          </table:table-cell>
          <table:table-cell table:style-name="ce45" office:value-type="float" office:value="1000" calcext:value-type="float">
            <text:p>1000</text:p>
          </table:table-cell>
          <table:table-cell table:style-name="ce56" table:formula="of:=IF(  [.$A92]=&quot;auf&quot;;ROUNDUP([.$E92];-(LEN([.$C92])-2));   IF(    [.$A92]=&quot;ab&quot;;ROUNDDOWN([.$E92];-(LEN([.$C92])-2));     IF(      [.$A92]=&quot;passt&quot;;[.$E92];       COM.MICROSOFT.IFS(        OR([.$A92]=2;[.$A92]=2.7;[.$A92]=3.3;[.$A92]=3.6);[.$A92]*[.$C92]       )     )   ) )" office:value-type="float" office:value="4300" calcext:value-type="float">
            <text:p>4.300</text:p>
          </table:table-cell>
          <table:table-cell table:style-name="ce64" table:formula="of:=((10^[.$B92])^(1/[.$W$2]))*[.$C92]" office:value-type="float" office:value="4216.96503428582" calcext:value-type="float">
            <text:p>4.216,965034</text:p>
          </table:table-cell>
          <table:table-cell table:style-name="ce70" table:formula="of:=5-(([.$F$3]/([.$E$3]+[.$E92]))*[.$E92])" office:value-type="float" office:value="4.79768336983818" calcext:value-type="float">
            <text:p>4,80</text:p>
          </table:table-cell>
          <table:table-cell table:style-name="ce78" table:formula="of:=([.$G$3]-([.$F92]/([.$F$3]/[.$G$3])))" office:value-type="float" office:value="41.3939825311088" calcext:value-type="float">
            <text:p>41</text:p>
          </table:table-cell>
          <table:table-cell table:style-name="ce78" table:formula="of:=ROUND([.G92]/4)" office:value-type="float" office:value="10" calcext:value-type="float">
            <text:p>10</text:p>
          </table:table-cell>
          <table:table-cell table:style-name="ce81"/>
          <table:table-cell table:style-name="ce85" table:formula="of:=5-(([.$F$3]/([.$I$3]+[.$E92]))*[.$E92])" office:value-type="float" office:value="3.51692501735914" calcext:value-type="float">
            <text:p>3,52</text:p>
          </table:table-cell>
          <table:table-cell table:style-name="ce88" table:formula="of:=([.$K$3]-([.$J92]/([.$J$3]/[.$K$3])))" office:value-type="float" office:value="303.437141448319" calcext:value-type="float">
            <text:p>303</text:p>
          </table:table-cell>
          <table:table-cell table:style-name="ce133" table:formula="of:=ROUND([.K92]/4)" office:value-type="float" office:value="76" calcext:value-type="float">
            <text:p>76</text:p>
          </table:table-cell>
          <table:table-cell table:style-name="ce91"/>
          <table:table-cell table:style-name="ce93" table:formula="of:=5-(([.$F$3]/([.$M$3]+[.$E92]))*[.$E92])" office:value-type="float" office:value="0.958411637252707" calcext:value-type="float">
            <text:p>0,96</text:p>
          </table:table-cell>
          <table:table-cell table:style-name="ce95" table:formula="of:=([.$O$3]-([.$N92]/([.$N$3]/[.$O$3])))" office:value-type="float" office:value="826.908979018096" calcext:value-type="float">
            <text:p>827</text:p>
          </table:table-cell>
          <table:table-cell table:style-name="ce143" table:formula="of:=ROUND([.O92]/4)" office:value-type="float" office:value="207" calcext:value-type="float">
            <text:p>207</text:p>
          </table:table-cell>
          <table:table-cell table:style-name="ce97"/>
          <table:table-cell table:style-name="ce99" table:formula="of:=5-(([.$F$3]/([.$Q$3]+[.$E92]))*[.$E92])" office:value-type="float" office:value="0.115822110216076" calcext:value-type="float">
            <text:p>0,12</text:p>
          </table:table-cell>
          <table:table-cell table:style-name="ce101" table:formula="of:=([.$S$3]-([.$R92]/([.$R$3]/[.$S$3])))" office:value-type="float" office:value="999.302796249791" calcext:value-type="float">
            <text:p>999</text:p>
          </table:table-cell>
          <table:table-cell table:style-name="ce101" table:formula="of:=ROUND([.S92]/4)" office:value-type="float" office:value="250" calcext:value-type="float">
            <text:p>250</text:p>
          </table:table-cell>
          <table:table-cell table:number-columns-repeated="1003"/>
        </table:table-row>
        <table:table-row table:style-name="ro2">
          <table:table-cell table:style-name="ce32" office:value-type="string" calcext:value-type="string">
            <text:p>auf</text:p>
          </table:table-cell>
          <table:table-cell table:style-name="Default" office:value-type="float" office:value="16" calcext:value-type="float">
            <text:p>16</text:p>
          </table:table-cell>
          <table:table-cell table:style-name="ce45" office:value-type="float" office:value="1000" calcext:value-type="float">
            <text:p>1000</text:p>
          </table:table-cell>
          <table:table-cell table:style-name="ce56" table:formula="of:=IF(  [.$A93]=&quot;auf&quot;;ROUNDUP([.$E93];-(LEN([.$C93])-2));   IF(    [.$A93]=&quot;ab&quot;;ROUNDDOWN([.$E93];-(LEN([.$C93])-2));     IF(      [.$A93]=&quot;passt&quot;;[.$E93];       COM.MICROSOFT.IFS(        OR([.$A93]=2;[.$A93]=2.7;[.$A93]=3.3;[.$A93]=3.6);[.$A93]*[.$C93]       )     )   ) )" office:value-type="float" office:value="4700" calcext:value-type="float">
            <text:p>4.700</text:p>
          </table:table-cell>
          <table:table-cell table:style-name="ce64" table:formula="of:=((10^[.$B93])^(1/[.$W$2]))*[.$C93]" office:value-type="float" office:value="4641.58883361278" calcext:value-type="float">
            <text:p>4.641,588834</text:p>
          </table:table-cell>
          <table:table-cell table:style-name="ce70" table:formula="of:=5-(([.$F$3]/([.$E$3]+[.$E93]))*[.$E93])" office:value-type="float" office:value="4.77821491027849" calcext:value-type="float">
            <text:p>4,78</text:p>
          </table:table-cell>
          <table:table-cell table:style-name="ce78" table:formula="of:=([.$G$3]-([.$F93]/([.$F$3]/[.$G$3])))" office:value-type="float" office:value="45.3772293570204" calcext:value-type="float">
            <text:p>45</text:p>
          </table:table-cell>
          <table:table-cell table:style-name="ce78" table:formula="of:=ROUND([.G93]/4)" office:value-type="float" office:value="11" calcext:value-type="float">
            <text:p>11</text:p>
          </table:table-cell>
          <table:table-cell table:style-name="ce81"/>
          <table:table-cell table:style-name="ce85" table:formula="of:=5-(([.$F$3]/([.$I$3]+[.$E93]))*[.$E93])" office:value-type="float" office:value="3.41492993473596" calcext:value-type="float">
            <text:p>3,41</text:p>
          </table:table-cell>
          <table:table-cell table:style-name="ce88" table:formula="of:=([.$K$3]-([.$J93]/([.$J$3]/[.$K$3])))" office:value-type="float" office:value="324.305335353023" calcext:value-type="float">
            <text:p>324</text:p>
          </table:table-cell>
          <table:table-cell table:style-name="ce133" table:formula="of:=ROUND([.K93]/4)" office:value-type="float" office:value="81" calcext:value-type="float">
            <text:p>81</text:p>
          </table:table-cell>
          <table:table-cell table:style-name="ce91"/>
          <table:table-cell table:style-name="ce93" table:formula="of:=5-(([.$F$3]/([.$M$3]+[.$E93]))*[.$E93])" office:value-type="float" office:value="0.886275151817132" calcext:value-type="float">
            <text:p>0,89</text:p>
          </table:table-cell>
          <table:table-cell table:style-name="ce95" table:formula="of:=([.$O$3]-([.$N93]/([.$N$3]/[.$O$3])))" office:value-type="float" office:value="841.668103938215" calcext:value-type="float">
            <text:p>842</text:p>
          </table:table-cell>
          <table:table-cell table:style-name="ce143" table:formula="of:=ROUND([.O93]/4)" office:value-type="float" office:value="210" calcext:value-type="float">
            <text:p>210</text:p>
          </table:table-cell>
          <table:table-cell table:style-name="ce97"/>
          <table:table-cell table:style-name="ce99" table:formula="of:=5-(([.$F$3]/([.$Q$3]+[.$E93]))*[.$E93])" office:value-type="float" office:value="0.105449885585932" calcext:value-type="float">
            <text:p>0,11</text:p>
          </table:table-cell>
          <table:table-cell table:style-name="ce101" table:formula="of:=([.$S$3]-([.$R93]/([.$R$3]/[.$S$3])))" office:value-type="float" office:value="1001.42495340912" calcext:value-type="float">
            <text:p>1001</text:p>
          </table:table-cell>
          <table:table-cell table:style-name="ce101" table:formula="of:=ROUND([.S93]/4)" office:value-type="float" office:value="250" calcext:value-type="float">
            <text:p>250</text:p>
          </table:table-cell>
          <table:table-cell table:number-columns-repeated="1003"/>
        </table:table-row>
        <table:table-row table:style-name="ro2">
          <table:table-cell table:style-name="ce34" office:value-type="string" calcext:value-type="string">
            <text:p>x</text:p>
          </table:table-cell>
          <table:table-cell table:style-name="ce40" office:value-type="float" office:value="17" calcext:value-type="float">
            <text:p>17</text:p>
          </table:table-cell>
          <table:table-cell table:style-name="ce47" office:value-type="float" office:value="1000" calcext:value-type="float">
            <text:p>1000</text:p>
          </table:table-cell>
          <table:table-cell table:style-name="ce57" table:formula="of:=IF(  [.$A94]=&quot;auf&quot;;ROUNDUP([.$E94];-(LEN([.$C94])-2));   IF(    [.$A94]=&quot;ab&quot;;ROUNDDOWN([.$E94];-(LEN([.$C94])-2));     IF(      [.$A94]=&quot;passt&quot;;[.$E94];       COM.MICROSOFT.IFS(        OR([.$A94]=2;[.$A94]=2.7;[.$A94]=3.3;[.$A94]=3.6);[.$A94]*[.$C94]       )     )   ) )" office:value-type="string" office:string-value="" calcext:value-type="error">
            <text:p>#NV</text:p>
          </table:table-cell>
          <table:table-cell table:style-name="ce65" table:formula="of:=((10^[.$B94])^(1/[.$W$2]))*[.$C94]" office:value-type="float" office:value="5108.96977450693" calcext:value-type="float">
            <text:p>5.108,969775</text:p>
          </table:table-cell>
          <table:table-cell table:style-name="ce69" table:formula="of:=5-(([.$F$3]/([.$E$3]+[.$E94]))*[.$E94])" office:value-type="float" office:value="4.75696794548233" calcext:value-type="float">
            <text:p>4,76</text:p>
          </table:table-cell>
          <table:table-cell table:style-name="ce77" table:formula="of:=([.$G$3]-([.$F94]/([.$F$3]/[.$G$3])))" office:value-type="float" office:value="49.7243583543163" calcext:value-type="float">
            <text:p>50</text:p>
          </table:table-cell>
          <table:table-cell table:style-name="ce77" table:formula="of:=ROUND([.G94]/4)" office:value-type="float" office:value="12" calcext:value-type="float">
            <text:p>12</text:p>
          </table:table-cell>
          <table:table-cell table:style-name="ce65"/>
          <table:table-cell table:style-name="ce69" table:formula="of:=5-(([.$F$3]/([.$I$3]+[.$E94]))*[.$E94])" office:value-type="float" office:value="3.3092924763384" calcext:value-type="float">
            <text:p>3,31</text:p>
          </table:table-cell>
          <table:table-cell table:style-name="ce77" table:formula="of:=([.$K$3]-([.$J94]/([.$J$3]/[.$K$3])))" office:value-type="float" office:value="345.918759341164" calcext:value-type="float">
            <text:p>346</text:p>
          </table:table-cell>
          <table:table-cell table:style-name="ce77" table:formula="of:=ROUND([.K94]/4)" office:value-type="float" office:value="86" calcext:value-type="float">
            <text:p>86</text:p>
          </table:table-cell>
          <table:table-cell table:style-name="ce65"/>
          <table:table-cell table:style-name="ce69" table:formula="of:=5-(([.$F$3]/([.$M$3]+[.$E94]))*[.$E94])" office:value-type="float" office:value="0.818468610020839" calcext:value-type="float">
            <text:p>0,82</text:p>
          </table:table-cell>
          <table:table-cell table:style-name="ce77" table:formula="of:=([.$O$3]-([.$N94]/([.$N$3]/[.$O$3])))" office:value-type="float" office:value="855.541322389736" calcext:value-type="float">
            <text:p>856</text:p>
          </table:table-cell>
          <table:table-cell table:style-name="ce77" table:formula="of:=ROUND([.O94]/4)" office:value-type="float" office:value="214" calcext:value-type="float">
            <text:p>214</text:p>
          </table:table-cell>
          <table:table-cell table:style-name="ce65"/>
          <table:table-cell table:style-name="ce69" table:formula="of:=5-(([.$F$3]/([.$Q$3]+[.$E94]))*[.$E94])" office:value-type="float" office:value="0.0959882705495883" calcext:value-type="float">
            <text:p>0,10</text:p>
          </table:table-cell>
          <table:table-cell table:style-name="ce77" table:formula="of:=([.$S$3]-([.$R94]/([.$R$3]/[.$S$3])))" office:value-type="float" office:value="1003.36079984555" calcext:value-type="float">
            <text:p>1003</text:p>
          </table:table-cell>
          <table:table-cell table:style-name="ce77" table:formula="of:=ROUND([.S94]/4)" office:value-type="float" office:value="251" calcext:value-type="float">
            <text:p>251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18" calcext:value-type="float">
            <text:p>18</text:p>
          </table:table-cell>
          <table:table-cell table:style-name="ce46" office:value-type="float" office:value="1000" calcext:value-type="float">
            <text:p>1000</text:p>
          </table:table-cell>
          <table:table-cell table:style-name="ce56" table:formula="of:=IF(  [.$A95]=&quot;auf&quot;;ROUNDUP([.$E95];-(LEN([.$C95])-2));   IF(    [.$A95]=&quot;ab&quot;;ROUNDDOWN([.$E95];-(LEN([.$C95])-2));     IF(      [.$A95]=&quot;passt&quot;;[.$E95];       COM.MICROSOFT.IFS(        OR([.$A95]=2;[.$A95]=2.7;[.$A95]=3.3;[.$A95]=3.6);[.$A95]*[.$C95]       )     )   ) )" office:value-type="float" office:value="5600" calcext:value-type="float">
            <text:p>5.600</text:p>
          </table:table-cell>
          <table:table-cell table:style-name="ce64" table:formula="of:=((10^[.$B95])^(1/[.$W$2]))*[.$C95]" office:value-type="float" office:value="5623.41325190349" calcext:value-type="float">
            <text:p>5.623,413252</text:p>
          </table:table-cell>
          <table:table-cell table:style-name="ce70" table:formula="of:=5-(([.$F$3]/([.$E$3]+[.$E95]))*[.$E95])" office:value-type="float" office:value="4.73379892398989" calcext:value-type="float">
            <text:p>4,73</text:p>
          </table:table-cell>
          <table:table-cell table:style-name="ce78" table:formula="of:=([.$G$3]-([.$F95]/([.$F$3]/[.$G$3])))" office:value-type="float" office:value="54.464740151669" calcext:value-type="float">
            <text:p>54</text:p>
          </table:table-cell>
          <table:table-cell table:style-name="ce78" table:formula="of:=ROUND([.G95]/4)" office:value-type="float" office:value="14" calcext:value-type="float">
            <text:p>14</text:p>
          </table:table-cell>
          <table:table-cell table:style-name="ce81"/>
          <table:table-cell table:style-name="ce85" table:formula="of:=5-(([.$F$3]/([.$I$3]+[.$E95]))*[.$E95])" office:value-type="float" office:value="3.20032499901443" calcext:value-type="float">
            <text:p>3,20</text:p>
          </table:table-cell>
          <table:table-cell table:style-name="ce88" table:formula="of:=([.$K$3]-([.$J95]/([.$J$3]/[.$K$3])))" office:value-type="float" office:value="368.213505201649" calcext:value-type="float">
            <text:p>368</text:p>
          </table:table-cell>
          <table:table-cell table:style-name="ce133" table:formula="of:=ROUND([.K95]/4)" office:value-type="float" office:value="92" calcext:value-type="float">
            <text:p>92</text:p>
          </table:table-cell>
          <table:table-cell table:style-name="ce91"/>
          <table:table-cell table:style-name="ce93" table:formula="of:=5-(([.$F$3]/([.$M$3]+[.$E95]))*[.$E95])" office:value-type="float" office:value="0.754897786056617" calcext:value-type="float">
            <text:p>0,75</text:p>
          </table:table-cell>
          <table:table-cell table:style-name="ce95" table:formula="of:=([.$O$3]-([.$N95]/([.$N$3]/[.$O$3])))" office:value-type="float" office:value="868.547912972816" calcext:value-type="float">
            <text:p>869</text:p>
          </table:table-cell>
          <table:table-cell table:style-name="ce143" table:formula="of:=ROUND([.O95]/4)" office:value-type="float" office:value="217" calcext:value-type="float">
            <text:p>217</text:p>
          </table:table-cell>
          <table:table-cell table:style-name="ce97"/>
          <table:table-cell table:style-name="ce99" table:formula="of:=5-(([.$F$3]/([.$Q$3]+[.$E95]))*[.$E95])" office:value-type="float" office:value="0.0873604574741673" calcext:value-type="float">
            <text:p>0,09</text:p>
          </table:table-cell>
          <table:table-cell table:style-name="ce101" table:formula="of:=([.$S$3]-([.$R95]/([.$R$3]/[.$S$3])))" office:value-type="float" office:value="1005.12605040079" calcext:value-type="float">
            <text:p>1005</text:p>
          </table:table-cell>
          <table:table-cell table:style-name="ce101" table:formula="of:=ROUND([.S95]/4)" office:value-type="float" office:value="251" calcext:value-type="float">
            <text:p>251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9" calcext:value-type="float">
            <text:p>19</text:p>
          </table:table-cell>
          <table:table-cell table:style-name="ce46" office:value-type="float" office:value="1000" calcext:value-type="float">
            <text:p>1000</text:p>
          </table:table-cell>
          <table:table-cell table:style-name="ce56" table:formula="of:=IF(  [.$A96]=&quot;auf&quot;;ROUNDUP([.$E96];-(LEN([.$C96])-2));   IF(    [.$A96]=&quot;ab&quot;;ROUNDDOWN([.$E96];-(LEN([.$C96])-2));     IF(      [.$A96]=&quot;passt&quot;;[.$E96];       COM.MICROSOFT.IFS(        OR([.$A96]=2;[.$A96]=2.7;[.$A96]=3.3;[.$A96]=3.6);[.$A96]*[.$C96]       )     )   ) )" office:value-type="float" office:value="6200" calcext:value-type="float">
            <text:p>6.200</text:p>
          </table:table-cell>
          <table:table-cell table:style-name="ce64" table:formula="of:=((10^[.$B96])^(1/[.$W$2]))*[.$C96]" office:value-type="float" office:value="6189.65818891261" calcext:value-type="float">
            <text:p>6.189,658189</text:p>
          </table:table-cell>
          <table:table-cell table:style-name="ce70" table:formula="of:=5-(([.$F$3]/([.$E$3]+[.$E96]))*[.$E96])" office:value-type="float" office:value="4.70855645010642" calcext:value-type="float">
            <text:p>4,71</text:p>
          </table:table-cell>
          <table:table-cell table:style-name="ce78" table:formula="of:=([.$G$3]-([.$F96]/([.$F$3]/[.$G$3])))" office:value-type="float" office:value="59.6293503082273" calcext:value-type="float">
            <text:p>60</text:p>
          </table:table-cell>
          <table:table-cell table:style-name="ce78" table:formula="of:=ROUND([.G96]/4)" office:value-type="float" office:value="15" calcext:value-type="float">
            <text:p>15</text:p>
          </table:table-cell>
          <table:table-cell table:style-name="ce81"/>
          <table:table-cell table:style-name="ce85" table:formula="of:=5-(([.$F$3]/([.$I$3]+[.$E96]))*[.$E96])" office:value-type="float" office:value="3.08839133084615" calcext:value-type="float">
            <text:p>3,09</text:p>
          </table:table-cell>
          <table:table-cell table:style-name="ce88" table:formula="of:=([.$K$3]-([.$J96]/([.$J$3]/[.$K$3])))" office:value-type="float" office:value="391.115133708879" calcext:value-type="float">
            <text:p>391</text:p>
          </table:table-cell>
          <table:table-cell table:style-name="ce133" table:formula="of:=ROUND([.K96]/4)" office:value-type="float" office:value="98" calcext:value-type="float">
            <text:p>98</text:p>
          </table:table-cell>
          <table:table-cell table:style-name="ce91"/>
          <table:table-cell table:style-name="ce93" table:formula="of:=5-(([.$F$3]/([.$M$3]+[.$E96]))*[.$E96])" office:value-type="float" office:value="0.695443353303034" calcext:value-type="float">
            <text:p>0,70</text:p>
          </table:table-cell>
          <table:table-cell table:style-name="ce95" table:formula="of:=([.$O$3]-([.$N96]/([.$N$3]/[.$O$3])))" office:value-type="float" office:value="880.712289914199" calcext:value-type="float">
            <text:p>881</text:p>
          </table:table-cell>
          <table:table-cell table:style-name="ce143" table:formula="of:=ROUND([.O96]/4)" office:value-type="float" office:value="220" calcext:value-type="float">
            <text:p>220</text:p>
          </table:table-cell>
          <table:table-cell table:style-name="ce97"/>
          <table:table-cell table:style-name="ce99" table:formula="of:=5-(([.$F$3]/([.$Q$3]+[.$E96]))*[.$E96])" office:value-type="float" office:value="0.0794955759092595" calcext:value-type="float">
            <text:p>0,08</text:p>
          </table:table-cell>
          <table:table-cell table:style-name="ce101" table:formula="of:=([.$S$3]-([.$R96]/([.$R$3]/[.$S$3])))" office:value-type="float" office:value="1006.73520516897" calcext:value-type="float">
            <text:p>1007</text:p>
          </table:table-cell>
          <table:table-cell table:style-name="ce101" table:formula="of:=ROUND([.S96]/4)" office:value-type="float" office:value="252" calcext:value-type="float">
            <text:p>252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20" calcext:value-type="float">
            <text:p>20</text:p>
          </table:table-cell>
          <table:table-cell table:style-name="ce46" office:value-type="float" office:value="1000" calcext:value-type="float">
            <text:p>1000</text:p>
          </table:table-cell>
          <table:table-cell table:style-name="ce56" table:formula="of:=IF(  [.$A97]=&quot;auf&quot;;ROUNDUP([.$E97];-(LEN([.$C97])-2));   IF(    [.$A97]=&quot;ab&quot;;ROUNDDOWN([.$E97];-(LEN([.$C97])-2));     IF(      [.$A97]=&quot;passt&quot;;[.$E97];       COM.MICROSOFT.IFS(        OR([.$A97]=2;[.$A97]=2.7;[.$A97]=3.3;[.$A97]=3.6);[.$A97]*[.$C97]       )     )   ) )" office:value-type="float" office:value="6800" calcext:value-type="float">
            <text:p>6.800</text:p>
          </table:table-cell>
          <table:table-cell table:style-name="ce64" table:formula="of:=((10^[.$B97])^(1/[.$W$2]))*[.$C97]" office:value-type="float" office:value="6812.92069057961" calcext:value-type="float">
            <text:p>6.812,920691</text:p>
          </table:table-cell>
          <table:table-cell table:style-name="ce70" table:formula="of:=5-(([.$F$3]/([.$E$3]+[.$E97]))*[.$E97])" office:value-type="float" office:value="4.68108162165532" calcext:value-type="float">
            <text:p>4,68</text:p>
          </table:table-cell>
          <table:table-cell table:style-name="ce78" table:formula="of:=([.$G$3]-([.$F97]/([.$F$3]/[.$G$3])))" office:value-type="float" office:value="65.2507002093206" calcext:value-type="float">
            <text:p>65</text:p>
          </table:table-cell>
          <table:table-cell table:style-name="ce78" table:formula="of:=ROUND([.G97]/4)" office:value-type="float" office:value="16" calcext:value-type="float">
            <text:p>16</text:p>
          </table:table-cell>
          <table:table-cell table:style-name="ce81"/>
          <table:table-cell table:style-name="ce85" table:formula="of:=5-(([.$F$3]/([.$I$3]+[.$E97]))*[.$E97])" office:value-type="float" office:value="2.97390328070811" calcext:value-type="float">
            <text:p>2,97</text:p>
          </table:table-cell>
          <table:table-cell table:style-name="ce88" table:formula="of:=([.$K$3]-([.$J97]/([.$J$3]/[.$K$3])))" office:value-type="float" office:value="414.53938876712" calcext:value-type="float">
            <text:p>415</text:p>
          </table:table-cell>
          <table:table-cell table:style-name="ce133" table:formula="of:=ROUND([.K97]/4)" office:value-type="float" office:value="104" calcext:value-type="float">
            <text:p>104</text:p>
          </table:table-cell>
          <table:table-cell table:style-name="ce91"/>
          <table:table-cell table:style-name="ce93" table:formula="of:=5-(([.$F$3]/([.$M$3]+[.$E97]))*[.$E97])" office:value-type="float" office:value="0.639965538883394" calcext:value-type="float">
            <text:p>0,64</text:p>
          </table:table-cell>
          <table:table-cell table:style-name="ce95" table:formula="of:=([.$O$3]-([.$N97]/([.$N$3]/[.$O$3])))" office:value-type="float" office:value="892.063050744458" calcext:value-type="float">
            <text:p>892</text:p>
          </table:table-cell>
          <table:table-cell table:style-name="ce143" table:formula="of:=ROUND([.O97]/4)" office:value-type="float" office:value="223" calcext:value-type="float">
            <text:p>223</text:p>
          </table:table-cell>
          <table:table-cell table:style-name="ce97"/>
          <table:table-cell table:style-name="ce99" table:formula="of:=5-(([.$F$3]/([.$Q$3]+[.$E97]))*[.$E97])" office:value-type="float" office:value="0.0723283287021301" calcext:value-type="float">
            <text:p>0,07</text:p>
          </table:table-cell>
          <table:table-cell table:style-name="ce101" table:formula="of:=([.$S$3]-([.$R97]/([.$R$3]/[.$S$3])))" office:value-type="float" office:value="1008.20162394754" calcext:value-type="float">
            <text:p>1008</text:p>
          </table:table-cell>
          <table:table-cell table:style-name="ce101" table:formula="of:=ROUND([.S97]/4)" office:value-type="float" office:value="252" calcext:value-type="float">
            <text:p>252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21" calcext:value-type="float">
            <text:p>21</text:p>
          </table:table-cell>
          <table:table-cell table:style-name="ce46" office:value-type="float" office:value="1000" calcext:value-type="float">
            <text:p>1000</text:p>
          </table:table-cell>
          <table:table-cell table:style-name="ce56" table:formula="of:=IF(  [.$A98]=&quot;auf&quot;;ROUNDUP([.$E98];-(LEN([.$C98])-2));   IF(    [.$A98]=&quot;ab&quot;;ROUNDDOWN([.$E98];-(LEN([.$C98])-2));     IF(      [.$A98]=&quot;passt&quot;;[.$E98];       COM.MICROSOFT.IFS(        OR([.$A98]=2;[.$A98]=2.7;[.$A98]=3.3;[.$A98]=3.6);[.$A98]*[.$C98]       )     )   ) )" office:value-type="float" office:value="7500" calcext:value-type="float">
            <text:p>7.500</text:p>
          </table:table-cell>
          <table:table-cell table:style-name="ce64" table:formula="of:=((10^[.$B98])^(1/[.$W$2]))*[.$C98]" office:value-type="float" office:value="7498.94209332456" calcext:value-type="float">
            <text:p>7.498,942093</text:p>
          </table:table-cell>
          <table:table-cell table:style-name="ce70" table:formula="of:=5-(([.$F$3]/([.$E$3]+[.$E98]))*[.$E98])" office:value-type="float" office:value="4.65120856320547" calcext:value-type="float">
            <text:p>4,65</text:p>
          </table:table-cell>
          <table:table-cell table:style-name="ce78" table:formula="of:=([.$G$3]-([.$F98]/([.$F$3]/[.$G$3])))" office:value-type="float" office:value="71.3627279681612" calcext:value-type="float">
            <text:p>71</text:p>
          </table:table-cell>
          <table:table-cell table:style-name="ce78" table:formula="of:=ROUND([.G98]/4)" office:value-type="float" office:value="18" calcext:value-type="float">
            <text:p>18</text:p>
          </table:table-cell>
          <table:table-cell table:style-name="ce81"/>
          <table:table-cell table:style-name="ce85" table:formula="of:=5-(([.$F$3]/([.$I$3]+[.$E98]))*[.$E98])" office:value-type="float" office:value="2.85731558704191" calcext:value-type="float">
            <text:p>2,86</text:p>
          </table:table-cell>
          <table:table-cell table:style-name="ce88" table:formula="of:=([.$K$3]-([.$J98]/([.$J$3]/[.$K$3])))" office:value-type="float" office:value="438.393230891226" calcext:value-type="float">
            <text:p>438</text:p>
          </table:table-cell>
          <table:table-cell table:style-name="ce133" table:formula="of:=ROUND([.K98]/4)" office:value-type="float" office:value="110" calcext:value-type="float">
            <text:p>110</text:p>
          </table:table-cell>
          <table:table-cell table:style-name="ce91"/>
          <table:table-cell table:style-name="ce93" table:formula="of:=5-(([.$F$3]/([.$M$3]+[.$E98]))*[.$E98])" office:value-type="float" office:value="0.588308514765293" calcext:value-type="float">
            <text:p>0,59</text:p>
          </table:table-cell>
          <table:table-cell table:style-name="ce95" table:formula="of:=([.$O$3]-([.$N98]/([.$N$3]/[.$O$3])))" office:value-type="float" office:value="902.632077879021" calcext:value-type="float">
            <text:p>903</text:p>
          </table:table-cell>
          <table:table-cell table:style-name="ce143" table:formula="of:=ROUND([.O98]/4)" office:value-type="float" office:value="226" calcext:value-type="float">
            <text:p>226</text:p>
          </table:table-cell>
          <table:table-cell table:style-name="ce97"/>
          <table:table-cell table:style-name="ce99" table:formula="of:=5-(([.$F$3]/([.$Q$3]+[.$E98]))*[.$E98])" office:value-type="float" office:value="0.0657986327385274" calcext:value-type="float">
            <text:p>0,07</text:p>
          </table:table-cell>
          <table:table-cell table:style-name="ce101" table:formula="of:=([.$S$3]-([.$R98]/([.$R$3]/[.$S$3])))" office:value-type="float" office:value="1009.5375997417" calcext:value-type="float">
            <text:p>1010</text:p>
          </table:table-cell>
          <table:table-cell table:style-name="ce101" table:formula="of:=ROUND([.S98]/4)" office:value-type="float" office:value="252" calcext:value-type="float">
            <text:p>252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22" calcext:value-type="float">
            <text:p>22</text:p>
          </table:table-cell>
          <table:table-cell table:style-name="ce46" office:value-type="float" office:value="1000" calcext:value-type="float">
            <text:p>1000</text:p>
          </table:table-cell>
          <table:table-cell table:style-name="ce56" table:formula="of:=IF(  [.$A99]=&quot;auf&quot;;ROUNDUP([.$E99];-(LEN([.$C99])-2));   IF(    [.$A99]=&quot;ab&quot;;ROUNDDOWN([.$E99];-(LEN([.$C99])-2));     IF(      [.$A99]=&quot;passt&quot;;[.$E99];       COM.MICROSOFT.IFS(        OR([.$A99]=2;[.$A99]=2.7;[.$A99]=3.3;[.$A99]=3.6);[.$A99]*[.$C99]       )     )   ) )" office:value-type="float" office:value="8200" calcext:value-type="float">
            <text:p>8.200</text:p>
          </table:table-cell>
          <table:table-cell table:style-name="ce64" table:formula="of:=((10^[.$B99])^(1/[.$W$2]))*[.$C99]" office:value-type="float" office:value="8254.04185268018" calcext:value-type="float">
            <text:p>8.254,041853</text:p>
          </table:table-cell>
          <table:table-cell table:style-name="ce70" table:formula="of:=5-(([.$F$3]/([.$E$3]+[.$E99]))*[.$E99])" office:value-type="float" office:value="4.61876518828217" calcext:value-type="float">
            <text:p>4,62</text:p>
          </table:table-cell>
          <table:table-cell table:style-name="ce78" table:formula="of:=([.$G$3]-([.$F99]/([.$F$3]/[.$G$3])))" office:value-type="float" office:value="78.0006424774686" calcext:value-type="float">
            <text:p>78</text:p>
          </table:table-cell>
          <table:table-cell table:style-name="ce78" table:formula="of:=ROUND([.G99]/4)" office:value-type="float" office:value="20" calcext:value-type="float">
            <text:p>20</text:p>
          </table:table-cell>
          <table:table-cell table:style-name="ce81"/>
          <table:table-cell table:style-name="ce85" table:formula="of:=5-(([.$F$3]/([.$I$3]+[.$E99]))*[.$E99])" office:value-type="float" office:value="2.73911939084651" calcext:value-type="float">
            <text:p>2,74</text:p>
          </table:table-cell>
          <table:table-cell table:style-name="ce88" table:formula="of:=([.$K$3]-([.$J99]/([.$J$3]/[.$K$3])))" office:value-type="float" office:value="462.576172632805" calcext:value-type="float">
            <text:p>463</text:p>
          </table:table-cell>
          <table:table-cell table:style-name="ce133" table:formula="of:=ROUND([.K99]/4)" office:value-type="float" office:value="116" calcext:value-type="float">
            <text:p>116</text:p>
          </table:table-cell>
          <table:table-cell table:style-name="ce91"/>
          <table:table-cell table:style-name="ce93" table:formula="of:=5-(([.$F$3]/([.$M$3]+[.$E99]))*[.$E99])" office:value-type="float" office:value="0.540304450703546" calcext:value-type="float">
            <text:p>0,54</text:p>
          </table:table-cell>
          <table:table-cell table:style-name="ce95" table:formula="of:=([.$O$3]-([.$N99]/([.$N$3]/[.$O$3])))" office:value-type="float" office:value="912.453709386054" calcext:value-type="float">
            <text:p>912</text:p>
          </table:table-cell>
          <table:table-cell table:style-name="ce143" table:formula="of:=ROUND([.O99]/4)" office:value-type="float" office:value="228" calcext:value-type="float">
            <text:p>228</text:p>
          </table:table-cell>
          <table:table-cell table:style-name="ce97"/>
          <table:table-cell table:style-name="ce99" table:formula="of:=5-(([.$F$3]/([.$Q$3]+[.$E99]))*[.$E99])" office:value-type="float" office:value="0.0598512682623902" calcext:value-type="float">
            <text:p>0,06</text:p>
          </table:table-cell>
          <table:table-cell table:style-name="ce101" table:formula="of:=([.$S$3]-([.$R99]/([.$R$3]/[.$S$3])))" office:value-type="float" office:value="1010.75443051352" calcext:value-type="float">
            <text:p>1011</text:p>
          </table:table-cell>
          <table:table-cell table:style-name="ce101" table:formula="of:=ROUND([.S99]/4)" office:value-type="float" office:value="253" calcext:value-type="float">
            <text:p>253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23" calcext:value-type="float">
            <text:p>23</text:p>
          </table:table-cell>
          <table:table-cell table:style-name="ce46" office:value-type="float" office:value="1000" calcext:value-type="float">
            <text:p>1000</text:p>
          </table:table-cell>
          <table:table-cell table:style-name="ce56" table:formula="of:=IF(  [.$A100]=&quot;auf&quot;;ROUNDUP([.$E100];-(LEN([.$C100])-2));   IF(    [.$A100]=&quot;ab&quot;;ROUNDDOWN([.$E100];-(LEN([.$C100])-2));     IF(      [.$A100]=&quot;passt&quot;;[.$E100];       COM.MICROSOFT.IFS(        OR([.$A100]=2;[.$A100]=2.7;[.$A100]=3.3;[.$A100]=3.6);[.$A100]*[.$C100]       )     )   ) )" office:value-type="float" office:value="9100" calcext:value-type="float">
            <text:p>9.100</text:p>
          </table:table-cell>
          <table:table-cell table:style-name="ce64" table:formula="of:=((10^[.$B100])^(1/[.$W$2]))*[.$C100]" office:value-type="float" office:value="9085.17575651687" calcext:value-type="float">
            <text:p>9.085,175757</text:p>
          </table:table-cell>
          <table:table-cell table:style-name="ce70" table:formula="of:=5-(([.$F$3]/([.$E$3]+[.$E100]))*[.$E100])" office:value-type="float" office:value="4.58357422566768" calcext:value-type="float">
            <text:p>4,58</text:p>
          </table:table-cell>
          <table:table-cell table:style-name="ce78" table:formula="of:=([.$G$3]-([.$F100]/([.$F$3]/[.$G$3])))" office:value-type="float" office:value="85.2007134283918" calcext:value-type="float">
            <text:p>85</text:p>
          </table:table-cell>
          <table:table-cell table:style-name="ce78" table:formula="of:=ROUND([.G100]/4)" office:value-type="float" office:value="21" calcext:value-type="float">
            <text:p>21</text:p>
          </table:table-cell>
          <table:table-cell table:style-name="ce81"/>
          <table:table-cell table:style-name="ce85" table:formula="of:=5-(([.$F$3]/([.$I$3]+[.$E100]))*[.$E100])" office:value-type="float" office:value="2.61983440120675" calcext:value-type="float">
            <text:p>2,62</text:p>
          </table:table-cell>
          <table:table-cell table:style-name="ce88" table:formula="of:=([.$K$3]-([.$J100]/([.$J$3]/[.$K$3])))" office:value-type="float" office:value="486.981881513098" calcext:value-type="float">
            <text:p>487</text:p>
          </table:table-cell>
          <table:table-cell table:style-name="ce133" table:formula="of:=ROUND([.K100]/4)" office:value-type="float" office:value="122" calcext:value-type="float">
            <text:p>122</text:p>
          </table:table-cell>
          <table:table-cell table:style-name="ce91"/>
          <table:table-cell table:style-name="ce93" table:formula="of:=5-(([.$F$3]/([.$M$3]+[.$E100]))*[.$E100])" office:value-type="float" office:value="0.495777180359904" calcext:value-type="float">
            <text:p>0,50</text:p>
          </table:table-cell>
          <table:table-cell table:style-name="ce95" table:formula="of:=([.$O$3]-([.$N100]/([.$N$3]/[.$O$3])))" office:value-type="float" office:value="921.563988898364" calcext:value-type="float">
            <text:p>922</text:p>
          </table:table-cell>
          <table:table-cell table:style-name="ce143" table:formula="of:=ROUND([.O100]/4)" office:value-type="float" office:value="230" calcext:value-type="float">
            <text:p>230</text:p>
          </table:table-cell>
          <table:table-cell table:style-name="ce97"/>
          <table:table-cell table:style-name="ce99" table:formula="of:=5-(([.$F$3]/([.$Q$3]+[.$E100]))*[.$E100])" office:value-type="float" office:value="0.0544355397494982" calcext:value-type="float">
            <text:p>0,05</text:p>
          </table:table-cell>
          <table:table-cell table:style-name="ce101" table:formula="of:=([.$S$3]-([.$R100]/([.$R$3]/[.$S$3])))" office:value-type="float" office:value="1011.86248856725" calcext:value-type="float">
            <text:p>1012</text:p>
          </table:table-cell>
          <table:table-cell table:style-name="ce101" table:formula="of:=ROUND([.S100]/4)" office:value-type="float" office:value="253" calcext:value-type="float">
            <text:p>253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passt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56" table:formula="of:=IF(  [.$A101]=&quot;auf&quot;;ROUNDUP([.$E101];-(LEN([.$C101])-2));   IF(    [.$A101]=&quot;ab&quot;;ROUNDDOWN([.$E101];-(LEN([.$C101])-2));     IF(      [.$A101]=&quot;passt&quot;;[.$E101];       COM.MICROSOFT.IFS(        OR([.$A101]=2;[.$A101]=2.7;[.$A101]=3.3;[.$A101]=3.6);[.$A101]*[.$C101]       )     )   ) )" office:value-type="float" office:value="10000" calcext:value-type="float">
            <text:p>10.000</text:p>
          </table:table-cell>
          <table:table-cell table:style-name="ce64" table:formula="of:=((10^[.$B101])^(1/[.$W$2]))*[.$C101]" office:value-type="float" office:value="10000" calcext:value-type="float">
            <text:p>10.000,000000</text:p>
          </table:table-cell>
          <table:table-cell table:style-name="ce70" table:formula="of:=5-(([.$F$3]/([.$E$3]+[.$E101]))*[.$E101])" office:value-type="float" office:value="4.54545454545455" calcext:value-type="float">
            <text:p>4,55</text:p>
          </table:table-cell>
          <table:table-cell table:style-name="ce78" table:formula="of:=([.$G$3]-([.$F101]/([.$F$3]/[.$G$3])))" office:value-type="float" office:value="92.9999999999999" calcext:value-type="float">
            <text:p>93</text:p>
          </table:table-cell>
          <table:table-cell table:style-name="ce78" table:formula="of:=ROUND([.G101]/4)" office:value-type="float" office:value="23" calcext:value-type="float">
            <text:p>23</text:p>
          </table:table-cell>
          <table:table-cell table:style-name="ce81"/>
          <table:table-cell table:style-name="ce85" table:formula="of:=5-(([.$F$3]/([.$I$3]+[.$E101]))*[.$E101])" office:value-type="float" office:value="2.5" calcext:value-type="float">
            <text:p>2,50</text:p>
          </table:table-cell>
          <table:table-cell table:style-name="ce88" table:formula="of:=([.$K$3]-([.$J101]/([.$J$3]/[.$K$3])))" office:value-type="float" office:value="511.5" calcext:value-type="float">
            <text:p>512</text:p>
          </table:table-cell>
          <table:table-cell table:style-name="ce133" table:formula="of:=ROUND([.K101]/4)" office:value-type="float" office:value="128" calcext:value-type="float">
            <text:p>128</text:p>
          </table:table-cell>
          <table:table-cell table:style-name="ce91"/>
          <table:table-cell table:style-name="ce93" table:formula="of:=5-(([.$F$3]/([.$M$3]+[.$E101]))*[.$E101])" office:value-type="float" office:value="0.454545454545454" calcext:value-type="float">
            <text:p>0,45</text:p>
          </table:table-cell>
          <table:table-cell table:style-name="ce95" table:formula="of:=([.$O$3]-([.$N101]/([.$N$3]/[.$O$3])))" office:value-type="float" office:value="930" calcext:value-type="float">
            <text:p>930</text:p>
          </table:table-cell>
          <table:table-cell table:style-name="ce143" table:formula="of:=ROUND([.O101]/4)" office:value-type="float" office:value="233" calcext:value-type="float">
            <text:p>233</text:p>
          </table:table-cell>
          <table:table-cell table:style-name="ce97"/>
          <table:table-cell table:style-name="ce99" table:formula="of:=5-(([.$F$3]/([.$Q$3]+[.$E101]))*[.$E101])" office:value-type="float" office:value="0.0495049504950496" calcext:value-type="float">
            <text:p>0,05</text:p>
          </table:table-cell>
          <table:table-cell table:style-name="ce101" table:formula="of:=([.$S$3]-([.$R101]/([.$R$3]/[.$S$3])))" office:value-type="float" office:value="1012.87128712871" calcext:value-type="float">
            <text:p>1013</text:p>
          </table:table-cell>
          <table:table-cell table:style-name="ce101" table:formula="of:=ROUND([.S101]/4)" office:value-type="float" office:value="253" calcext:value-type="float">
            <text:p>253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56" table:formula="of:=IF(  [.$A102]=&quot;auf&quot;;ROUNDUP([.$E102];-(LEN([.$C102])-2));   IF(    [.$A102]=&quot;ab&quot;;ROUNDDOWN([.$E102];-(LEN([.$C102])-2));     IF(      [.$A102]=&quot;passt&quot;;[.$E102];       COM.MICROSOFT.IFS(        OR([.$A102]=2;[.$A102]=2.7;[.$A102]=3.3;[.$A102]=3.6);[.$A102]*[.$C102]       )     )   ) )" office:value-type="float" office:value="11000" calcext:value-type="float">
            <text:p>11.000</text:p>
          </table:table-cell>
          <table:table-cell table:style-name="ce64" table:formula="of:=((10^[.$B102])^(1/[.$W$2]))*[.$C102]" office:value-type="float" office:value="11006.9417125221" calcext:value-type="float">
            <text:p>11.006,941713</text:p>
          </table:table-cell>
          <table:table-cell table:style-name="ce70" table:formula="of:=5-(([.$F$3]/([.$E$3]+[.$E102]))*[.$E102])" office:value-type="float" office:value="4.5042228196401" calcext:value-type="float">
            <text:p>4,50</text:p>
          </table:table-cell>
          <table:table-cell table:style-name="ce78" table:formula="of:=([.$G$3]-([.$F102]/([.$F$3]/[.$G$3])))" office:value-type="float" office:value="101.436011101636" calcext:value-type="float">
            <text:p>101</text:p>
          </table:table-cell>
          <table:table-cell table:style-name="ce78" table:formula="of:=ROUND([.G102]/4)" office:value-type="float" office:value="25" calcext:value-type="float">
            <text:p>25</text:p>
          </table:table-cell>
          <table:table-cell table:style-name="ce81"/>
          <table:table-cell table:style-name="ce85" table:formula="of:=5-(([.$F$3]/([.$I$3]+[.$E102]))*[.$E102])" office:value-type="float" office:value="2.38016559879325" calcext:value-type="float">
            <text:p>2,38</text:p>
          </table:table-cell>
          <table:table-cell table:style-name="ce88" table:formula="of:=([.$K$3]-([.$J102]/([.$J$3]/[.$K$3])))" office:value-type="float" office:value="536.018118486902" calcext:value-type="float">
            <text:p>536</text:p>
          </table:table-cell>
          <table:table-cell table:style-name="ce133" table:formula="of:=ROUND([.K102]/4)" office:value-type="float" office:value="134" calcext:value-type="float">
            <text:p>134</text:p>
          </table:table-cell>
          <table:table-cell table:style-name="ce91"/>
          <table:table-cell table:style-name="ce93" table:formula="of:=5-(([.$F$3]/([.$M$3]+[.$E102]))*[.$E102])" office:value-type="float" office:value="0.416425774332316" calcext:value-type="float">
            <text:p>0,42</text:p>
          </table:table-cell>
          <table:table-cell table:style-name="ce95" table:formula="of:=([.$O$3]-([.$N102]/([.$N$3]/[.$O$3])))" office:value-type="float" office:value="937.799286571608" calcext:value-type="float">
            <text:p>938</text:p>
          </table:table-cell>
          <table:table-cell table:style-name="ce143" table:formula="of:=ROUND([.O102]/4)" office:value-type="float" office:value="234" calcext:value-type="float">
            <text:p>234</text:p>
          </table:table-cell>
          <table:table-cell table:style-name="ce65"/>
          <table:table-cell table:style-name="ce69" table:formula="of:=5-(([.$F$3]/([.$Q$3]+[.$E102]))*[.$E102])" office:value-type="float" office:value="0.0450168924030896" calcext:value-type="float">
            <text:p>0,05</text:p>
          </table:table-cell>
          <table:table-cell table:style-name="ce77" table:formula="of:=([.$S$3]-([.$R102]/([.$R$3]/[.$S$3])))" office:value-type="float" office:value="1013.78954381433" calcext:value-type="float">
            <text:p>1014</text:p>
          </table:table-cell>
          <table:table-cell table:style-name="ce77" table:formula="of:=ROUND([.S102]/4)" office:value-type="float" office:value="253" calcext:value-type="float">
            <text:p>253</text:p>
          </table:table-cell>
          <table:table-cell table:number-columns-repeated="1003"/>
        </table:table-row>
        <table:table-row table:style-name="ro2">
          <table:table-cell table:style-name="ce35" office:value-type="string" calcext:value-type="string">
            <text:p>ab</text:p>
          </table:table-cell>
          <table:table-cell table:style-name="ce2" office:value-type="float" office:value="2" calcext:value-type="float">
            <text:p>2</text:p>
          </table:table-cell>
          <table:table-cell table:style-name="ce48" office:value-type="float" office:value="10000" calcext:value-type="float">
            <text:p>10000</text:p>
          </table:table-cell>
          <table:table-cell table:style-name="ce56" table:formula="of:=IF(  [.$A103]=&quot;auf&quot;;ROUNDUP([.$E103];-(LEN([.$C103])-2));   IF(    [.$A103]=&quot;ab&quot;;ROUNDDOWN([.$E103];-(LEN([.$C103])-2));     IF(      [.$A103]=&quot;passt&quot;;[.$E103];       COM.MICROSOFT.IFS(        OR([.$A103]=2;[.$A103]=2.7;[.$A103]=3.3;[.$A103]=3.6);[.$A103]*[.$C103]       )     )   ) )" office:value-type="float" office:value="12000" calcext:value-type="float">
            <text:p>12.000</text:p>
          </table:table-cell>
          <table:table-cell table:style-name="ce64" table:formula="of:=((10^[.$B103])^(1/[.$W$2]))*[.$C103]" office:value-type="float" office:value="12115.2765862859" calcext:value-type="float">
            <text:p>12.115,276586</text:p>
          </table:table-cell>
          <table:table-cell table:style-name="ce70" table:formula="of:=5-(([.$F$3]/([.$E$3]+[.$E103]))*[.$E103])" office:value-type="float" office:value="4.45969554929645" calcext:value-type="float">
            <text:p>4,46</text:p>
          </table:table-cell>
          <table:table-cell table:style-name="ce78" table:formula="of:=([.$G$3]-([.$F103]/([.$F$3]/[.$G$3])))" office:value-type="float" office:value="110.546290613946" calcext:value-type="float">
            <text:p>111</text:p>
          </table:table-cell>
          <table:table-cell table:style-name="ce78" table:formula="of:=ROUND([.G103]/4)" office:value-type="float" office:value="28" calcext:value-type="float">
            <text:p>28</text:p>
          </table:table-cell>
          <table:table-cell table:style-name="ce81"/>
          <table:table-cell table:style-name="ce85" table:formula="of:=5-(([.$F$3]/([.$I$3]+[.$E103]))*[.$E103])" office:value-type="float" office:value="2.26088060915349" calcext:value-type="float">
            <text:p>2,26</text:p>
          </table:table-cell>
          <table:table-cell table:style-name="ce88" table:formula="of:=([.$K$3]-([.$J103]/([.$J$3]/[.$K$3])))" office:value-type="float" office:value="560.423827367195" calcext:value-type="float">
            <text:p>560</text:p>
          </table:table-cell>
          <table:table-cell table:style-name="ce133" table:formula="of:=ROUND([.K103]/4)" office:value-type="float" office:value="140" calcext:value-type="float">
            <text:p>140</text:p>
          </table:table-cell>
          <table:table-cell table:style-name="ce91"/>
          <table:table-cell table:style-name="ce93" table:formula="of:=5-(([.$F$3]/([.$M$3]+[.$E103]))*[.$E103])" office:value-type="float" office:value="0.381234811717833" calcext:value-type="float">
            <text:p>0,38</text:p>
          </table:table-cell>
          <table:table-cell table:style-name="ce95" table:formula="of:=([.$O$3]-([.$N103]/([.$N$3]/[.$O$3])))" office:value-type="float" office:value="944.999357522531" calcext:value-type="float">
            <text:p>945</text:p>
          </table:table-cell>
          <table:table-cell table:style-name="ce143" table:formula="of:=ROUND([.O103]/4)" office:value-type="float" office:value="236" calcext:value-type="float">
            <text:p>236</text:p>
          </table:table-cell>
          <table:table-cell table:style-name="ce65"/>
          <table:table-cell table:style-name="ce69" table:formula="of:=5-(([.$F$3]/([.$Q$3]+[.$E103]))*[.$E103])" office:value-type="float" office:value="0.0409323519175455" calcext:value-type="float">
            <text:p>0,04</text:p>
          </table:table-cell>
          <table:table-cell table:style-name="ce77" table:formula="of:=([.$S$3]-([.$R103]/([.$R$3]/[.$S$3])))" office:value-type="float" office:value="1014.62524079767" calcext:value-type="float">
            <text:p>1015</text:p>
          </table:table-cell>
          <table:table-cell table:style-name="ce77" table:formula="of:=ROUND([.S103]/4)" office:value-type="float" office:value="254" calcext:value-type="float">
            <text:p>254</text:p>
          </table:table-cell>
          <table:table-cell/>
          <table:table-cell table:style-name="ce2" table:number-columns-repeated="1002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56" table:formula="of:=IF(  [.$A104]=&quot;auf&quot;;ROUNDUP([.$E104];-(LEN([.$C104])-2));   IF(    [.$A104]=&quot;ab&quot;;ROUNDDOWN([.$E104];-(LEN([.$C104])-2));     IF(      [.$A104]=&quot;passt&quot;;[.$E104];       COM.MICROSOFT.IFS(        OR([.$A104]=2;[.$A104]=2.7;[.$A104]=3.3;[.$A104]=3.6);[.$A104]*[.$C104]       )     )   ) )" office:value-type="float" office:value="13000" calcext:value-type="float">
            <text:p>13.000</text:p>
          </table:table-cell>
          <table:table-cell table:style-name="ce64" table:formula="of:=((10^[.$B104])^(1/[.$W$2]))*[.$C104]" office:value-type="float" office:value="13335.2143216332" calcext:value-type="float">
            <text:p>13.335,214322</text:p>
          </table:table-cell>
          <table:table-cell table:style-name="ce70" table:formula="of:=5-(([.$F$3]/([.$E$3]+[.$E104]))*[.$E104])" office:value-type="float" office:value="4.41169148523471" calcext:value-type="float">
            <text:p>4,41</text:p>
          </table:table-cell>
          <table:table-cell table:style-name="ce78" table:formula="of:=([.$G$3]-([.$F104]/([.$F$3]/[.$G$3])))" office:value-type="float" office:value="120.367922120979" calcext:value-type="float">
            <text:p>120</text:p>
          </table:table-cell>
          <table:table-cell table:style-name="ce78" table:formula="of:=ROUND([.G104]/4)" office:value-type="float" office:value="30" calcext:value-type="float">
            <text:p>30</text:p>
          </table:table-cell>
          <table:table-cell table:style-name="ce81"/>
          <table:table-cell table:style-name="ce85" table:formula="of:=5-(([.$F$3]/([.$I$3]+[.$E104]))*[.$E104])" office:value-type="float" office:value="2.14268441295809" calcext:value-type="float">
            <text:p>2,14</text:p>
          </table:table-cell>
          <table:table-cell table:style-name="ce88" table:formula="of:=([.$K$3]-([.$J104]/([.$J$3]/[.$K$3])))" office:value-type="float" office:value="584.606769108774" calcext:value-type="float">
            <text:p>585</text:p>
          </table:table-cell>
          <table:table-cell table:style-name="ce133" table:formula="of:=ROUND([.K104]/4)" office:value-type="float" office:value="146" calcext:value-type="float">
            <text:p>146</text:p>
          </table:table-cell>
          <table:table-cell table:style-name="ce91"/>
          <table:table-cell table:style-name="ce93" table:formula="of:=5-(([.$F$3]/([.$M$3]+[.$E104]))*[.$E104])" office:value-type="float" office:value="0.348791436794531" calcext:value-type="float">
            <text:p>0,35</text:p>
          </table:table-cell>
          <table:table-cell table:style-name="ce95" table:formula="of:=([.$O$3]-([.$N104]/([.$N$3]/[.$O$3])))" office:value-type="float" office:value="951.637272031839" calcext:value-type="float">
            <text:p>952</text:p>
          </table:table-cell>
          <table:table-cell table:style-name="ce143" table:formula="of:=ROUND([.O104]/4)" office:value-type="float" office:value="238" calcext:value-type="float">
            <text:p>238</text:p>
          </table:table-cell>
          <table:table-cell table:style-name="ce65"/>
          <table:table-cell table:style-name="ce69" table:formula="of:=5-(([.$F$3]/([.$Q$3]+[.$E104]))*[.$E104])" office:value-type="float" office:value="0.0372156325928428" calcext:value-type="float">
            <text:p>0,04</text:p>
          </table:table-cell>
          <table:table-cell table:style-name="ce77" table:formula="of:=([.$S$3]-([.$R104]/([.$R$3]/[.$S$3])))" office:value-type="float" office:value="1015.3856815715" calcext:value-type="float">
            <text:p>1015</text:p>
          </table:table-cell>
          <table:table-cell table:style-name="ce77" table:formula="of:=ROUND([.S104]/4)" office:value-type="float" office:value="254" calcext:value-type="float">
            <text:p>254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56" table:formula="of:=IF(  [.$A105]=&quot;auf&quot;;ROUNDUP([.$E105];-(LEN([.$C105])-2));   IF(    [.$A105]=&quot;ab&quot;;ROUNDDOWN([.$E105];-(LEN([.$C105])-2));     IF(      [.$A105]=&quot;passt&quot;;[.$E105];       COM.MICROSOFT.IFS(        OR([.$A105]=2;[.$A105]=2.7;[.$A105]=3.3;[.$A105]=3.6);[.$A105]*[.$C105]       )     )   ) )" office:value-type="float" office:value="15000" calcext:value-type="float">
            <text:p>15.000</text:p>
          </table:table-cell>
          <table:table-cell table:style-name="ce64" table:formula="of:=((10^[.$B105])^(1/[.$W$2]))*[.$C105]" office:value-type="float" office:value="14677.9926762207" calcext:value-type="float">
            <text:p>14.677,992676</text:p>
          </table:table-cell>
          <table:table-cell table:style-name="ce70" table:formula="of:=5-(([.$F$3]/([.$E$3]+[.$E105]))*[.$E105])" office:value-type="float" office:value="4.36003446111661" calcext:value-type="float">
            <text:p>4,36</text:p>
          </table:table-cell>
          <table:table-cell table:style-name="ce78" table:formula="of:=([.$G$3]-([.$F105]/([.$F$3]/[.$G$3])))" office:value-type="float" office:value="130.936949255542" calcext:value-type="float">
            <text:p>131</text:p>
          </table:table-cell>
          <table:table-cell table:style-name="ce78" table:formula="of:=ROUND([.G105]/4)" office:value-type="float" office:value="33" calcext:value-type="float">
            <text:p>33</text:p>
          </table:table-cell>
          <table:table-cell table:style-name="ce81"/>
          <table:table-cell table:style-name="ce85" table:formula="of:=5-(([.$F$3]/([.$I$3]+[.$E105]))*[.$E105])" office:value-type="float" office:value="2.02609671929189" calcext:value-type="float">
            <text:p>2,03</text:p>
          </table:table-cell>
          <table:table-cell table:style-name="ce88" table:formula="of:=([.$K$3]-([.$J105]/([.$J$3]/[.$K$3])))" office:value-type="float" office:value="608.46061123288" calcext:value-type="float">
            <text:p>608</text:p>
          </table:table-cell>
          <table:table-cell table:style-name="ce133" table:formula="of:=ROUND([.K105]/4)" office:value-type="float" office:value="152" calcext:value-type="float">
            <text:p>152</text:p>
          </table:table-cell>
          <table:table-cell table:style-name="ce91"/>
          <table:table-cell table:style-name="ce93" table:formula="of:=5-(([.$F$3]/([.$M$3]+[.$E105]))*[.$E105])" office:value-type="float" office:value="0.318918378344676" calcext:value-type="float">
            <text:p>0,32</text:p>
          </table:table-cell>
          <table:table-cell table:style-name="ce95" table:formula="of:=([.$O$3]-([.$N105]/([.$N$3]/[.$O$3])))" office:value-type="float" office:value="957.74929979068" calcext:value-type="float">
            <text:p>958</text:p>
          </table:table-cell>
          <table:table-cell table:style-name="ce143" table:formula="of:=ROUND([.O105]/4)" office:value-type="float" office:value="239" calcext:value-type="float">
            <text:p>239</text:p>
          </table:table-cell>
          <table:table-cell table:style-name="ce65"/>
          <table:table-cell table:style-name="ce69" table:formula="of:=5-(([.$F$3]/([.$Q$3]+[.$E105]))*[.$E105])" office:value-type="float" office:value="0.0338340944507678" calcext:value-type="float">
            <text:p>0,03</text:p>
          </table:table-cell>
          <table:table-cell table:style-name="ce77" table:formula="of:=([.$S$3]-([.$R105]/([.$R$3]/[.$S$3])))" office:value-type="float" office:value="1016.07754427537" calcext:value-type="float">
            <text:p>1016</text:p>
          </table:table-cell>
          <table:table-cell table:style-name="ce77" table:formula="of:=ROUND([.S105]/4)" office:value-type="float" office:value="254" calcext:value-type="float">
            <text:p>254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5" calcext:value-type="float">
            <text:p>5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56" table:formula="of:=IF(  [.$A106]=&quot;auf&quot;;ROUNDUP([.$E106];-(LEN([.$C106])-2));   IF(    [.$A106]=&quot;ab&quot;;ROUNDDOWN([.$E106];-(LEN([.$C106])-2));     IF(      [.$A106]=&quot;passt&quot;;[.$E106];       COM.MICROSOFT.IFS(        OR([.$A106]=2;[.$A106]=2.7;[.$A106]=3.3;[.$A106]=3.6);[.$A106]*[.$C106]       )     )   ) )" office:value-type="float" office:value="16000" calcext:value-type="float">
            <text:p>16.000</text:p>
          </table:table-cell>
          <table:table-cell table:style-name="ce64" table:formula="of:=((10^[.$B106])^(1/[.$W$2]))*[.$C106]" office:value-type="float" office:value="16155.9809843987" calcext:value-type="float">
            <text:p>16.155,980984</text:p>
          </table:table-cell>
          <table:table-cell table:style-name="ce70" table:formula="of:=5-(([.$F$3]/([.$E$3]+[.$E106]))*[.$E106])" office:value-type="float" office:value="4.30455664669697" calcext:value-type="float">
            <text:p>4,30</text:p>
          </table:table-cell>
          <table:table-cell table:style-name="ce78" table:formula="of:=([.$G$3]-([.$F106]/([.$F$3]/[.$G$3])))" office:value-type="float" office:value="142.287710085801" calcext:value-type="float">
            <text:p>142</text:p>
          </table:table-cell>
          <table:table-cell table:style-name="ce78" table:formula="of:=ROUND([.G106]/4)" office:value-type="float" office:value="36" calcext:value-type="float">
            <text:p>36</text:p>
          </table:table-cell>
          <table:table-cell table:style-name="ce81"/>
          <table:table-cell table:style-name="ce85" table:formula="of:=5-(([.$F$3]/([.$I$3]+[.$E106]))*[.$E106])" office:value-type="float" office:value="1.91160866915385" calcext:value-type="float">
            <text:p>1,91</text:p>
          </table:table-cell>
          <table:table-cell table:style-name="ce88" table:formula="of:=([.$K$3]-([.$J106]/([.$J$3]/[.$K$3])))" office:value-type="float" office:value="631.884866291121" calcext:value-type="float">
            <text:p>632</text:p>
          </table:table-cell>
          <table:table-cell table:style-name="ce133" table:formula="of:=ROUND([.K106]/4)" office:value-type="float" office:value="158" calcext:value-type="float">
            <text:p>158</text:p>
          </table:table-cell>
          <table:table-cell table:style-name="ce91"/>
          <table:table-cell table:style-name="ce93" table:formula="of:=5-(([.$F$3]/([.$M$3]+[.$E106]))*[.$E106])" office:value-type="float" office:value="0.291443549893585" calcext:value-type="float">
            <text:p>0,29</text:p>
          </table:table-cell>
          <table:table-cell table:style-name="ce95" table:formula="of:=([.$O$3]-([.$N106]/([.$N$3]/[.$O$3])))" office:value-type="float" office:value="963.370649691773" calcext:value-type="float">
            <text:p>963</text:p>
          </table:table-cell>
          <table:table-cell table:style-name="ce143" table:formula="of:=ROUND([.O106]/4)" office:value-type="float" office:value="241" calcext:value-type="float">
            <text:p>241</text:p>
          </table:table-cell>
          <table:table-cell table:style-name="ce65"/>
          <table:table-cell table:style-name="ce69" table:formula="of:=5-(([.$F$3]/([.$Q$3]+[.$E106]))*[.$E106])" office:value-type="float" office:value="0.0307579099950885" calcext:value-type="float">
            <text:p>0,03</text:p>
          </table:table-cell>
          <table:table-cell table:style-name="ce77" table:formula="of:=([.$S$3]-([.$R106]/([.$R$3]/[.$S$3])))" office:value-type="float" office:value="1016.70693161501" calcext:value-type="float">
            <text:p>1017</text:p>
          </table:table-cell>
          <table:table-cell table:style-name="ce77" table:formula="of:=ROUND([.S106]/4)" office:value-type="float" office:value="254" calcext:value-type="float">
            <text:p>254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6" calcext:value-type="float">
            <text:p>6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56" table:formula="of:=IF(  [.$A107]=&quot;auf&quot;;ROUNDUP([.$E107];-(LEN([.$C107])-2));   IF(    [.$A107]=&quot;ab&quot;;ROUNDDOWN([.$E107];-(LEN([.$C107])-2));     IF(      [.$A107]=&quot;passt&quot;;[.$E107];       COM.MICROSOFT.IFS(        OR([.$A107]=2;[.$A107]=2.7;[.$A107]=3.3;[.$A107]=3.6);[.$A107]*[.$C107]       )     )   ) )" office:value-type="float" office:value="18000" calcext:value-type="float">
            <text:p>18.000</text:p>
          </table:table-cell>
          <table:table-cell table:style-name="ce64" table:formula="of:=((10^[.$B107])^(1/[.$W$2]))*[.$C107]" office:value-type="float" office:value="17782.7941003892" calcext:value-type="float">
            <text:p>17.782,794100</text:p>
          </table:table-cell>
          <table:table-cell table:style-name="ce70" table:formula="of:=5-(([.$F$3]/([.$E$3]+[.$E107]))*[.$E107])" office:value-type="float" office:value="4.24510221394338" calcext:value-type="float">
            <text:p>4,25</text:p>
          </table:table-cell>
          <table:table-cell table:style-name="ce78" table:formula="of:=([.$G$3]-([.$F107]/([.$F$3]/[.$G$3])))" office:value-type="float" office:value="154.452087027184" calcext:value-type="float">
            <text:p>154</text:p>
          </table:table-cell>
          <table:table-cell table:style-name="ce78" table:formula="of:=ROUND([.G107]/4)" office:value-type="float" office:value="39" calcext:value-type="float">
            <text:p>39</text:p>
          </table:table-cell>
          <table:table-cell table:style-name="ce81"/>
          <table:table-cell table:style-name="ce85" table:formula="of:=5-(([.$F$3]/([.$I$3]+[.$E107]))*[.$E107])" office:value-type="float" office:value="1.79967500098558" calcext:value-type="float">
            <text:p>1,80</text:p>
          </table:table-cell>
          <table:table-cell table:style-name="ce88" table:formula="of:=([.$K$3]-([.$J107]/([.$J$3]/[.$K$3])))" office:value-type="float" office:value="654.786494798351" calcext:value-type="float">
            <text:p>655</text:p>
          </table:table-cell>
          <table:table-cell table:style-name="ce133" table:formula="of:=ROUND([.K107]/4)" office:value-type="float" office:value="164" calcext:value-type="float">
            <text:p>164</text:p>
          </table:table-cell>
          <table:table-cell table:style-name="ce91"/>
          <table:table-cell table:style-name="ce93" table:formula="of:=5-(([.$F$3]/([.$M$3]+[.$E107]))*[.$E107])" office:value-type="float" office:value="0.266201076010112" calcext:value-type="float">
            <text:p>0,27</text:p>
          </table:table-cell>
          <table:table-cell table:style-name="ce95" table:formula="of:=([.$O$3]-([.$N107]/([.$N$3]/[.$O$3])))" office:value-type="float" office:value="968.535259848331" calcext:value-type="float">
            <text:p>969</text:p>
          </table:table-cell>
          <table:table-cell table:style-name="ce143" table:formula="of:=ROUND([.O107]/4)" office:value-type="float" office:value="242" calcext:value-type="float">
            <text:p>242</text:p>
          </table:table-cell>
          <table:table-cell table:style-name="ce65"/>
          <table:table-cell table:style-name="ce69" table:formula="of:=5-(([.$F$3]/([.$Q$3]+[.$E107]))*[.$E107])" office:value-type="float" office:value="0.0279598365441744" calcext:value-type="float">
            <text:p>0,03</text:p>
          </table:table-cell>
          <table:table-cell table:style-name="ce77" table:formula="of:=([.$S$3]-([.$R107]/([.$R$3]/[.$S$3])))" office:value-type="float" office:value="1017.27941744306" calcext:value-type="float">
            <text:p>1017</text:p>
          </table:table-cell>
          <table:table-cell table:style-name="ce77" table:formula="of:=ROUND([.S107]/4)" office:value-type="float" office:value="254" calcext:value-type="float">
            <text:p>254</text:p>
          </table:table-cell>
          <table:table-cell table:number-columns-repeated="1003"/>
        </table:table-row>
        <table:table-row table:style-name="ro2">
          <table:table-cell table:style-name="ce34" office:value-type="string" calcext:value-type="string">
            <text:p>x</text:p>
          </table:table-cell>
          <table:table-cell table:style-name="ce40" office:value-type="float" office:value="7" calcext:value-type="float">
            <text:p>7</text:p>
          </table:table-cell>
          <table:table-cell table:style-name="ce47" office:value-type="float" office:value="10000" calcext:value-type="float">
            <text:p>10000</text:p>
          </table:table-cell>
          <table:table-cell table:style-name="ce57" table:formula="of:=IF(  [.$A108]=&quot;auf&quot;;ROUNDUP([.$E108];-(LEN([.$C108])-2));   IF(    [.$A108]=&quot;ab&quot;;ROUNDDOWN([.$E108];-(LEN([.$C108])-2));     IF(      [.$A108]=&quot;passt&quot;;[.$E108];       COM.MICROSOFT.IFS(        OR([.$A108]=2;[.$A108]=2.7;[.$A108]=3.3;[.$A108]=3.6);[.$A108]*[.$C108]       )     )   ) )" office:value-type="string" office:string-value="" calcext:value-type="error">
            <text:p>#NV</text:p>
          </table:table-cell>
          <table:table-cell table:style-name="ce65" table:formula="of:=((10^[.$B108])^(1/[.$W$2]))*[.$C108]" office:value-type="float" office:value="19573.4178148766" calcext:value-type="float">
            <text:p>19.573,417815</text:p>
          </table:table-cell>
          <table:table-cell table:style-name="ce69" table:formula="of:=5-(([.$F$3]/([.$E$3]+[.$E108]))*[.$E108])" office:value-type="float" office:value="4.18153138997916" calcext:value-type="float">
            <text:p>4,18</text:p>
          </table:table-cell>
          <table:table-cell table:style-name="ce77" table:formula="of:=([.$G$3]-([.$F108]/([.$F$3]/[.$G$3])))" office:value-type="float" office:value="167.458677610264" calcext:value-type="float">
            <text:p>167</text:p>
          </table:table-cell>
          <table:table-cell table:style-name="ce77" table:formula="of:=ROUND([.G108]/4)" office:value-type="float" office:value="42" calcext:value-type="float">
            <text:p>42</text:p>
          </table:table-cell>
          <table:table-cell table:style-name="ce65"/>
          <table:table-cell table:style-name="ce69" table:formula="of:=5-(([.$F$3]/([.$I$3]+[.$E108]))*[.$E108])" office:value-type="float" office:value="1.6907075236616" calcext:value-type="float">
            <text:p>1,69</text:p>
          </table:table-cell>
          <table:table-cell table:style-name="ce77" table:formula="of:=([.$K$3]-([.$J108]/([.$J$3]/[.$K$3])))" office:value-type="float" office:value="677.081240658836" calcext:value-type="float">
            <text:p>677</text:p>
          </table:table-cell>
          <table:table-cell table:style-name="ce77" table:formula="of:=ROUND([.K108]/4)" office:value-type="float" office:value="169" calcext:value-type="float">
            <text:p>169</text:p>
          </table:table-cell>
          <table:table-cell table:style-name="ce65"/>
          <table:table-cell table:style-name="ce69" table:formula="of:=5-(([.$F$3]/([.$M$3]+[.$E108]))*[.$E108])" office:value-type="float" office:value="0.243032054517675" calcext:value-type="float">
            <text:p>0,24</text:p>
          </table:table-cell>
          <table:table-cell table:style-name="ce77" table:formula="of:=([.$O$3]-([.$N108]/([.$N$3]/[.$O$3])))" office:value-type="float" office:value="973.275641645684" calcext:value-type="float">
            <text:p>973</text:p>
          </table:table-cell>
          <table:table-cell table:style-name="ce77" table:formula="of:=ROUND([.O108]/4)" office:value-type="float" office:value="243" calcext:value-type="float">
            <text:p>243</text:p>
          </table:table-cell>
          <table:table-cell table:style-name="ce65"/>
          <table:table-cell table:style-name="ce69" table:formula="of:=5-(([.$F$3]/([.$Q$3]+[.$E108]))*[.$E108])" office:value-type="float" office:value="0.0254150043833219" calcext:value-type="float">
            <text:p>0,03</text:p>
          </table:table-cell>
          <table:table-cell table:style-name="ce77" table:formula="of:=([.$S$3]-([.$R108]/([.$R$3]/[.$S$3])))" office:value-type="float" office:value="1017.80009010317" calcext:value-type="float">
            <text:p>1018</text:p>
          </table:table-cell>
          <table:table-cell table:style-name="ce77" table:formula="of:=ROUND([.S108]/4)" office:value-type="float" office:value="254" calcext:value-type="float">
            <text:p>254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8" calcext:value-type="float">
            <text:p>8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56" table:formula="of:=IF(  [.$A109]=&quot;auf&quot;;ROUNDUP([.$E109];-(LEN([.$C109])-2));   IF(    [.$A109]=&quot;ab&quot;;ROUNDDOWN([.$E109];-(LEN([.$C109])-2));     IF(      [.$A109]=&quot;passt&quot;;[.$E109];       COM.MICROSOFT.IFS(        OR([.$A109]=2;[.$A109]=2.7;[.$A109]=3.3;[.$A109]=3.6);[.$A109]*[.$C109]       )     )   ) )" office:value-type="float" office:value="22000" calcext:value-type="float">
            <text:p>22.000</text:p>
          </table:table-cell>
          <table:table-cell table:style-name="ce64" table:formula="of:=((10^[.$B109])^(1/[.$W$2]))*[.$C109]" office:value-type="float" office:value="21544.3469003188" calcext:value-type="float">
            <text:p>21.544,346900</text:p>
          </table:table-cell>
          <table:table-cell table:style-name="ce70" table:formula="of:=5-(([.$F$3]/([.$E$3]+[.$E109]))*[.$E109])" office:value-type="float" office:value="4.11372484818287" calcext:value-type="float">
            <text:p>4,11</text:p>
          </table:table-cell>
          <table:table-cell table:style-name="ce78" table:formula="of:=([.$G$3]-([.$F109]/([.$F$3]/[.$G$3])))" office:value-type="float" office:value="181.331896061785" calcext:value-type="float">
            <text:p>181</text:p>
          </table:table-cell>
          <table:table-cell table:style-name="ce78" table:formula="of:=ROUND([.G109]/4)" office:value-type="float" office:value="45" calcext:value-type="float">
            <text:p>45</text:p>
          </table:table-cell>
          <table:table-cell table:style-name="ce81"/>
          <table:table-cell table:style-name="ce85" table:formula="of:=5-(([.$F$3]/([.$I$3]+[.$E109]))*[.$E109])" office:value-type="float" office:value="1.58507006526404" calcext:value-type="float">
            <text:p>1,59</text:p>
          </table:table-cell>
          <table:table-cell table:style-name="ce88" table:formula="of:=([.$K$3]-([.$J109]/([.$J$3]/[.$K$3])))" office:value-type="float" office:value="698.694664646977" calcext:value-type="float">
            <text:p>699</text:p>
          </table:table-cell>
          <table:table-cell table:style-name="ce133" table:formula="of:=ROUND([.K109]/4)" office:value-type="float" office:value="175" calcext:value-type="float">
            <text:p>175</text:p>
          </table:table-cell>
          <table:table-cell table:style-name="ce91"/>
          <table:table-cell table:style-name="ce93" table:formula="of:=5-(([.$F$3]/([.$M$3]+[.$E109]))*[.$E109])" office:value-type="float" office:value="0.221785089721507" calcext:value-type="float">
            <text:p>0,22</text:p>
          </table:table-cell>
          <table:table-cell table:style-name="ce95" table:formula="of:=([.$O$3]-([.$N109]/([.$N$3]/[.$O$3])))" office:value-type="float" office:value="977.62277064298" calcext:value-type="float">
            <text:p>978</text:p>
          </table:table-cell>
          <table:table-cell table:style-name="ce143" table:formula="of:=ROUND([.O109]/4)" office:value-type="float" office:value="244" calcext:value-type="float">
            <text:p>244</text:p>
          </table:table-cell>
          <table:table-cell table:style-name="ce65"/>
          <table:table-cell table:style-name="ce69" table:formula="of:=5-(([.$F$3]/([.$Q$3]+[.$E109]))*[.$E109])" office:value-type="float" office:value="0.0231007201234901" calcext:value-type="float">
            <text:p>0,02</text:p>
          </table:table-cell>
          <table:table-cell table:style-name="ce77" table:formula="of:=([.$S$3]-([.$R109]/([.$R$3]/[.$S$3])))" office:value-type="float" office:value="1018.27359266273" calcext:value-type="float">
            <text:p>1018</text:p>
          </table:table-cell>
          <table:table-cell table:style-name="ce77" table:formula="of:=ROUND([.S109]/4)" office:value-type="float" office:value="255" calcext:value-type="float">
            <text:p>255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9" calcext:value-type="float">
            <text:p>9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56" table:formula="of:=IF(  [.$A110]=&quot;auf&quot;;ROUNDUP([.$E110];-(LEN([.$C110])-2));   IF(    [.$A110]=&quot;ab&quot;;ROUNDDOWN([.$E110];-(LEN([.$C110])-2));     IF(      [.$A110]=&quot;passt&quot;;[.$E110];       COM.MICROSOFT.IFS(        OR([.$A110]=2;[.$A110]=2.7;[.$A110]=3.3;[.$A110]=3.6);[.$A110]*[.$C110]       )     )   ) )" office:value-type="float" office:value="24000" calcext:value-type="float">
            <text:p>24.000</text:p>
          </table:table-cell>
          <table:table-cell table:style-name="ce64" table:formula="of:=((10^[.$B110])^(1/[.$W$2]))*[.$C110]" office:value-type="float" office:value="23713.7370566165" calcext:value-type="float">
            <text:p>23.713,737057</text:p>
          </table:table-cell>
          <table:table-cell table:style-name="ce70" table:formula="of:=5-(([.$F$3]/([.$E$3]+[.$E110]))*[.$E110])" office:value-type="float" office:value="4.04158836274729" calcext:value-type="float">
            <text:p>4,04</text:p>
          </table:table-cell>
          <table:table-cell table:style-name="ce78" table:formula="of:=([.$G$3]-([.$F110]/([.$F$3]/[.$G$3])))" office:value-type="float" office:value="196.091020981904" calcext:value-type="float">
            <text:p>196</text:p>
          </table:table-cell>
          <table:table-cell table:style-name="ce78" table:formula="of:=ROUND([.G110]/4)" office:value-type="float" office:value="49" calcext:value-type="float">
            <text:p>49</text:p>
          </table:table-cell>
          <table:table-cell table:style-name="ce81"/>
          <table:table-cell table:style-name="ce85" table:formula="of:=5-(([.$F$3]/([.$I$3]+[.$E110]))*[.$E110])" office:value-type="float" office:value="1.48307498264086" calcext:value-type="float">
            <text:p>1,48</text:p>
          </table:table-cell>
          <table:table-cell table:style-name="ce88" table:formula="of:=([.$K$3]-([.$J110]/([.$J$3]/[.$K$3])))" office:value-type="float" office:value="719.562858551681" calcext:value-type="float">
            <text:p>720</text:p>
          </table:table-cell>
          <table:table-cell table:style-name="ce133" table:formula="of:=ROUND([.K110]/4)" office:value-type="float" office:value="180" calcext:value-type="float">
            <text:p>180</text:p>
          </table:table-cell>
          <table:table-cell table:style-name="ce91"/>
          <table:table-cell table:style-name="ce93" table:formula="of:=5-(([.$F$3]/([.$M$3]+[.$E110]))*[.$E110])" office:value-type="float" office:value="0.202316630161822" calcext:value-type="float">
            <text:p>0,20</text:p>
          </table:table-cell>
          <table:table-cell table:style-name="ce95" table:formula="of:=([.$O$3]-([.$N110]/([.$N$3]/[.$O$3])))" office:value-type="float" office:value="981.606017468891" calcext:value-type="float">
            <text:p>982</text:p>
          </table:table-cell>
          <table:table-cell table:style-name="ce143" table:formula="of:=ROUND([.O110]/4)" office:value-type="float" office:value="245" calcext:value-type="float">
            <text:p>245</text:p>
          </table:table-cell>
          <table:table-cell table:style-name="ce65"/>
          <table:table-cell table:style-name="ce69" table:formula="of:=5-(([.$F$3]/([.$Q$3]+[.$E110]))*[.$E110])" office:value-type="float" office:value="0.0209962845735321" calcext:value-type="float">
            <text:p>0,02</text:p>
          </table:table-cell>
          <table:table-cell table:style-name="ce77" table:formula="of:=([.$S$3]-([.$R110]/([.$R$3]/[.$S$3])))" office:value-type="float" office:value="1018.70416017626" calcext:value-type="float">
            <text:p>1019</text:p>
          </table:table-cell>
          <table:table-cell table:style-name="ce77" table:formula="of:=ROUND([.S110]/4)" office:value-type="float" office:value="255" calcext:value-type="float">
            <text:p>255</text:p>
          </table:table-cell>
          <table:table-cell table:number-columns-repeated="1003"/>
        </table:table-row>
        <table:table-row table:style-name="ro2">
          <table:table-cell table:style-name="ce33" office:value-type="float" office:value="2.7" calcext:value-type="float">
            <text:p>2,7</text:p>
          </table:table-cell>
          <table:table-cell office:value-type="float" office:value="10" calcext:value-type="float">
            <text:p>10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56" table:formula="of:=IF(  [.$A111]=&quot;auf&quot;;ROUNDUP([.$E111];-(LEN([.$C111])-2));   IF(    [.$A111]=&quot;ab&quot;;ROUNDDOWN([.$E111];-(LEN([.$C111])-2));     IF(      [.$A111]=&quot;passt&quot;;[.$E111];       COM.MICROSOFT.IFS(        OR([.$A111]=2;[.$A111]=2.7;[.$A111]=3.3;[.$A111]=3.6);[.$A111]*[.$C111]       )     )   ) )" office:value-type="float" office:value="27000" calcext:value-type="float">
            <text:p>27.000</text:p>
          </table:table-cell>
          <table:table-cell table:style-name="ce64" table:formula="of:=((10^[.$B111])^(1/[.$W$2]))*[.$C111]" office:value-type="float" office:value="26101.5721568254" calcext:value-type="float">
            <text:p>26.101,572157</text:p>
          </table:table-cell>
          <table:table-cell table:style-name="ce70" table:formula="of:=5-(([.$F$3]/([.$E$3]+[.$E111]))*[.$E111])" office:value-type="float" office:value="3.96505762337505" calcext:value-type="float">
            <text:p>3,97</text:p>
          </table:table-cell>
          <table:table-cell table:style-name="ce78" table:formula="of:=([.$G$3]-([.$F111]/([.$F$3]/[.$G$3])))" office:value-type="float" office:value="211.749210257464" calcext:value-type="float">
            <text:p>212</text:p>
          </table:table-cell>
          <table:table-cell table:style-name="ce78" table:formula="of:=ROUND([.G111]/4)" office:value-type="float" office:value="53" calcext:value-type="float">
            <text:p>53</text:p>
          </table:table-cell>
          <table:table-cell table:style-name="ce81"/>
          <table:table-cell table:style-name="ce85" table:formula="of:=5-(([.$F$3]/([.$I$3]+[.$E111]))*[.$E111])" office:value-type="float" office:value="1.38498123524371" calcext:value-type="float">
            <text:p>1,38</text:p>
          </table:table-cell>
          <table:table-cell table:style-name="ce88" table:formula="of:=([.$K$3]-([.$J111]/([.$J$3]/[.$K$3])))" office:value-type="float" office:value="739.632839269137" calcext:value-type="float">
            <text:p>740</text:p>
          </table:table-cell>
          <table:table-cell table:style-name="ce133" table:formula="of:=ROUND([.K111]/4)" office:value-type="float" office:value="185" calcext:value-type="float">
            <text:p>185</text:p>
          </table:table-cell>
          <table:table-cell table:style-name="ce91"/>
          <table:table-cell table:style-name="ce93" table:formula="of:=5-(([.$F$3]/([.$M$3]+[.$E111]))*[.$E111])" office:value-type="float" office:value="0.184491142103016" calcext:value-type="float">
            <text:p>0,18</text:p>
          </table:table-cell>
          <table:table-cell table:style-name="ce95" table:formula="of:=([.$O$3]-([.$N111]/([.$N$3]/[.$O$3])))" office:value-type="float" office:value="985.253112325723" calcext:value-type="float">
            <text:p>985</text:p>
          </table:table-cell>
          <table:table-cell table:style-name="ce143" table:formula="of:=ROUND([.O111]/4)" office:value-type="float" office:value="246" calcext:value-type="float">
            <text:p>246</text:p>
          </table:table-cell>
          <table:table-cell table:style-name="ce65"/>
          <table:table-cell table:style-name="ce69" table:formula="of:=5-(([.$F$3]/([.$Q$3]+[.$E111]))*[.$E111])" office:value-type="float" office:value="0.0190828243819619" calcext:value-type="float">
            <text:p>0,02</text:p>
          </table:table-cell>
          <table:table-cell table:style-name="ce77" table:formula="of:=([.$S$3]-([.$R111]/([.$R$3]/[.$S$3])))" office:value-type="float" office:value="1019.09565413145" calcext:value-type="float">
            <text:p>1019</text:p>
          </table:table-cell>
          <table:table-cell table:style-name="ce77" table:formula="of:=ROUND([.S111]/4)" office:value-type="float" office:value="255" calcext:value-type="float">
            <text:p>255</text:p>
          </table:table-cell>
          <table:table-cell table:number-columns-repeated="1003"/>
        </table:table-row>
        <table:table-row table:style-name="ro2">
          <table:table-cell table:style-name="ce33" office:value-type="float" office:value="2.7" calcext:value-type="float">
            <text:p>2,7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56" table:formula="of:=IF(  [.$A112]=&quot;auf&quot;;ROUNDUP([.$E112];-(LEN([.$C112])-2));   IF(    [.$A112]=&quot;ab&quot;;ROUNDDOWN([.$E112];-(LEN([.$C112])-2));     IF(      [.$A112]=&quot;passt&quot;;[.$E112];       COM.MICROSOFT.IFS(        OR([.$A112]=2;[.$A112]=2.7;[.$A112]=3.3;[.$A112]=3.6);[.$A112]*[.$C112]       )     )   ) )" office:value-type="float" office:value="27000" calcext:value-type="float">
            <text:p>27.000</text:p>
          </table:table-cell>
          <table:table-cell table:style-name="ce64" table:formula="of:=((10^[.$B112])^(1/[.$W$2]))*[.$C112]" office:value-type="float" office:value="28729.8483335366" calcext:value-type="float">
            <text:p>28.729,848334</text:p>
          </table:table-cell>
          <table:table-cell table:style-name="ce70" table:formula="of:=5-(([.$F$3]/([.$E$3]+[.$E112]))*[.$E112])" office:value-type="float" office:value="3.88410307689099" calcext:value-type="float">
            <text:p>3,88</text:p>
          </table:table-cell>
          <table:table-cell table:style-name="ce78" table:formula="of:=([.$G$3]-([.$F112]/([.$F$3]/[.$G$3])))" office:value-type="float" office:value="228.312510468104" calcext:value-type="float">
            <text:p>228</text:p>
          </table:table-cell>
          <table:table-cell table:style-name="ce78" table:formula="of:=ROUND([.G112]/4)" office:value-type="float" office:value="57" calcext:value-type="float">
            <text:p>57</text:p>
          </table:table-cell>
          <table:table-cell table:style-name="ce81"/>
          <table:table-cell table:style-name="ce85" table:formula="of:=5-(([.$F$3]/([.$I$3]+[.$E112]))*[.$E112])" office:value-type="float" office:value="1.29099395302058" calcext:value-type="float">
            <text:p>1,29</text:p>
          </table:table-cell>
          <table:table-cell table:style-name="ce88" table:formula="of:=([.$K$3]-([.$J112]/([.$J$3]/[.$K$3])))" office:value-type="float" office:value="758.862637211989" calcext:value-type="float">
            <text:p>759</text:p>
          </table:table-cell>
          <table:table-cell table:style-name="ce133" table:formula="of:=ROUND([.K112]/4)" office:value-type="float" office:value="190" calcext:value-type="float">
            <text:p>190</text:p>
          </table:table-cell>
          <table:table-cell table:style-name="ce91"/>
          <table:table-cell table:style-name="ce93" table:formula="of:=5-(([.$F$3]/([.$M$3]+[.$E112]))*[.$E112])" office:value-type="float" office:value="0.168181147239818" calcext:value-type="float">
            <text:p>0,17</text:p>
          </table:table-cell>
          <table:table-cell table:style-name="ce95" table:formula="of:=([.$O$3]-([.$N112]/([.$N$3]/[.$O$3])))" office:value-type="float" office:value="988.590137274733" calcext:value-type="float">
            <text:p>989</text:p>
          </table:table-cell>
          <table:table-cell table:style-name="ce143" table:formula="of:=ROUND([.O112]/4)" office:value-type="float" office:value="247" calcext:value-type="float">
            <text:p>247</text:p>
          </table:table-cell>
          <table:table-cell table:style-name="ce65"/>
          <table:table-cell table:style-name="ce69" table:formula="of:=5-(([.$F$3]/([.$Q$3]+[.$E112]))*[.$E112])" office:value-type="float" office:value="0.017343136676109" calcext:value-type="float">
            <text:p>0,02</text:p>
          </table:table-cell>
          <table:table-cell table:style-name="ce77" table:formula="of:=([.$S$3]-([.$R112]/([.$R$3]/[.$S$3])))" office:value-type="float" office:value="1019.45159423607" calcext:value-type="float">
            <text:p>1019</text:p>
          </table:table-cell>
          <table:table-cell table:style-name="ce77" table:formula="of:=ROUND([.S112]/4)" office:value-type="float" office:value="255" calcext:value-type="float">
            <text:p>255</text:p>
          </table:table-cell>
          <table:table-cell table:number-columns-repeated="1003"/>
        </table:table-row>
        <table:table-row table:style-name="ro2">
          <table:table-cell table:style-name="ce33" office:value-type="float" office:value="3.3" calcext:value-type="float">
            <text:p>3,3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56" table:formula="of:=IF(  [.$A113]=&quot;auf&quot;;ROUNDUP([.$E113];-(LEN([.$C113])-2));   IF(    [.$A113]=&quot;ab&quot;;ROUNDDOWN([.$E113];-(LEN([.$C113])-2));     IF(      [.$A113]=&quot;passt&quot;;[.$E113];       COM.MICROSOFT.IFS(        OR([.$A113]=2;[.$A113]=2.7;[.$A113]=3.3;[.$A113]=3.6);[.$A113]*[.$C113]       )     )   ) )" office:value-type="float" office:value="33000" calcext:value-type="float">
            <text:p>33.000</text:p>
          </table:table-cell>
          <table:table-cell table:style-name="ce64" table:formula="of:=((10^[.$B113])^(1/[.$W$2]))*[.$C113]" office:value-type="float" office:value="31622.7766016838" calcext:value-type="float">
            <text:p>31.622,776602</text:p>
          </table:table-cell>
          <table:table-cell table:style-name="ce70" table:formula="of:=5-(([.$F$3]/([.$E$3]+[.$E113]))*[.$E113])" office:value-type="float" office:value="3.79873463323979" calcext:value-type="float">
            <text:p>3,80</text:p>
          </table:table-cell>
          <table:table-cell table:style-name="ce78" table:formula="of:=([.$G$3]-([.$F113]/([.$F$3]/[.$G$3])))" office:value-type="float" office:value="245.778894039139" calcext:value-type="float">
            <text:p>246</text:p>
          </table:table-cell>
          <table:table-cell table:style-name="ce78" table:formula="of:=ROUND([.G113]/4)" office:value-type="float" office:value="61" calcext:value-type="float">
            <text:p>61</text:p>
          </table:table-cell>
          <table:table-cell table:style-name="ce81"/>
          <table:table-cell table:style-name="ce85" table:formula="of:=5-(([.$F$3]/([.$I$3]+[.$E113]))*[.$E113])" office:value-type="float" office:value="1.20126536676021" calcext:value-type="float">
            <text:p>1,20</text:p>
          </table:table-cell>
          <table:table-cell table:style-name="ce88" table:formula="of:=([.$K$3]-([.$J113]/([.$J$3]/[.$K$3])))" office:value-type="float" office:value="777.221105960861" calcext:value-type="float">
            <text:p>777</text:p>
          </table:table-cell>
          <table:table-cell table:style-name="ce133" table:formula="of:=ROUND([.K113]/4)" office:value-type="float" office:value="194" calcext:value-type="float">
            <text:p>194</text:p>
          </table:table-cell>
          <table:table-cell table:style-name="ce91"/>
          <table:table-cell table:style-name="ce93" table:formula="of:=5-(([.$F$3]/([.$M$3]+[.$E113]))*[.$E113])" office:value-type="float" office:value="0.153267150158578" calcext:value-type="float">
            <text:p>0,15</text:p>
          </table:table-cell>
          <table:table-cell table:style-name="ce95" table:formula="of:=([.$O$3]-([.$N113]/([.$N$3]/[.$O$3])))" office:value-type="float" office:value="991.641541077555" calcext:value-type="float">
            <text:p>992</text:p>
          </table:table-cell>
          <table:table-cell table:style-name="ce143" table:formula="of:=ROUND([.O113]/4)" office:value-type="float" office:value="248" calcext:value-type="float">
            <text:p>248</text:p>
          </table:table-cell>
          <table:table-cell table:style-name="ce65"/>
          <table:table-cell table:style-name="ce69" table:formula="of:=5-(([.$F$3]/([.$Q$3]+[.$E113]))*[.$E113])" office:value-type="float" office:value="0.015761545916301" calcext:value-type="float">
            <text:p>0,02</text:p>
          </table:table-cell>
          <table:table-cell table:style-name="ce77" table:formula="of:=([.$S$3]-([.$R113]/([.$R$3]/[.$S$3])))" office:value-type="float" office:value="1019.77518770552" calcext:value-type="float">
            <text:p>1020</text:p>
          </table:table-cell>
          <table:table-cell table:style-name="ce77" table:formula="of:=ROUND([.S113]/4)" office:value-type="float" office:value="255" calcext:value-type="float">
            <text:p>255</text:p>
          </table:table-cell>
          <table:table-cell table:number-columns-repeated="1003"/>
        </table:table-row>
        <table:table-row table:style-name="ro2">
          <table:table-cell table:style-name="ce33" office:value-type="float" office:value="3.6" calcext:value-type="float">
            <text:p>3,6</text:p>
          </table:table-cell>
          <table:table-cell office:value-type="float" office:value="13" calcext:value-type="float">
            <text:p>13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56" table:formula="of:=IF(  [.$A114]=&quot;auf&quot;;ROUNDUP([.$E114];-(LEN([.$C114])-2));   IF(    [.$A114]=&quot;ab&quot;;ROUNDDOWN([.$E114];-(LEN([.$C114])-2));     IF(      [.$A114]=&quot;passt&quot;;[.$E114];       COM.MICROSOFT.IFS(        OR([.$A114]=2;[.$A114]=2.7;[.$A114]=3.3;[.$A114]=3.6);[.$A114]*[.$C114]       )     )   ) )" office:value-type="float" office:value="36000" calcext:value-type="float">
            <text:p>36.000</text:p>
          </table:table-cell>
          <table:table-cell table:style-name="ce64" table:formula="of:=((10^[.$B114])^(1/[.$W$2]))*[.$C114]" office:value-type="float" office:value="34807.0058842841" calcext:value-type="float">
            <text:p>34.807,005884</text:p>
          </table:table-cell>
          <table:table-cell table:style-name="ce70" table:formula="of:=5-(([.$F$3]/([.$E$3]+[.$E114]))*[.$E114])" office:value-type="float" office:value="3.70900604697942" calcext:value-type="float">
            <text:p>3,71</text:p>
          </table:table-cell>
          <table:table-cell table:style-name="ce78" table:formula="of:=([.$G$3]-([.$F114]/([.$F$3]/[.$G$3])))" office:value-type="float" office:value="264.137362788011" calcext:value-type="float">
            <text:p>264</text:p>
          </table:table-cell>
          <table:table-cell table:style-name="ce78" table:formula="of:=ROUND([.G114]/4)" office:value-type="float" office:value="66" calcext:value-type="float">
            <text:p>66</text:p>
          </table:table-cell>
          <table:table-cell table:style-name="ce81"/>
          <table:table-cell table:style-name="ce85" table:formula="of:=5-(([.$F$3]/([.$I$3]+[.$E114]))*[.$E114])" office:value-type="float" office:value="1.11589692310901" calcext:value-type="float">
            <text:p>1,12</text:p>
          </table:table-cell>
          <table:table-cell table:style-name="ce88" table:formula="of:=([.$K$3]-([.$J114]/([.$J$3]/[.$K$3])))" office:value-type="float" office:value="794.687489531896" calcext:value-type="float">
            <text:p>795</text:p>
          </table:table-cell>
          <table:table-cell table:style-name="ce133" table:formula="of:=ROUND([.K114]/4)" office:value-type="float" office:value="199" calcext:value-type="float">
            <text:p>199</text:p>
          </table:table-cell>
          <table:table-cell table:style-name="ce91"/>
          <table:table-cell table:style-name="ce93" table:formula="of:=5-(([.$F$3]/([.$M$3]+[.$E114]))*[.$E114])" office:value-type="float" office:value="0.139637478100187" calcext:value-type="float">
            <text:p>0,14</text:p>
          </table:table-cell>
          <table:table-cell table:style-name="ce95" table:formula="of:=([.$O$3]-([.$N114]/([.$N$3]/[.$O$3])))" office:value-type="float" office:value="994.430171980702" calcext:value-type="float">
            <text:p>994</text:p>
          </table:table-cell>
          <table:table-cell table:style-name="ce143" table:formula="of:=ROUND([.O114]/4)" office:value-type="float" office:value="249" calcext:value-type="float">
            <text:p>249</text:p>
          </table:table-cell>
          <table:table-cell table:style-name="ce65"/>
          <table:table-cell table:style-name="ce69" table:formula="of:=5-(([.$F$3]/([.$Q$3]+[.$E114]))*[.$E114])" office:value-type="float" office:value="0.0143237721865201" calcext:value-type="float">
            <text:p>0,01</text:p>
          </table:table-cell>
          <table:table-cell table:style-name="ce77" table:formula="of:=([.$S$3]-([.$R114]/([.$R$3]/[.$S$3])))" office:value-type="float" office:value="1020.06935621064" calcext:value-type="float">
            <text:p>1020</text:p>
          </table:table-cell>
          <table:table-cell table:style-name="ce77" table:formula="of:=ROUND([.S114]/4)" office:value-type="float" office:value="255" calcext:value-type="float">
            <text:p>255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4" calcext:value-type="float">
            <text:p>14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56" table:formula="of:=IF(  [.$A115]=&quot;auf&quot;;ROUNDUP([.$E115];-(LEN([.$C115])-2));   IF(    [.$A115]=&quot;ab&quot;;ROUNDDOWN([.$E115];-(LEN([.$C115])-2));     IF(      [.$A115]=&quot;passt&quot;;[.$E115];       COM.MICROSOFT.IFS(        OR([.$A115]=2;[.$A115]=2.7;[.$A115]=3.3;[.$A115]=3.6);[.$A115]*[.$C115]       )     )   ) )" office:value-type="float" office:value="39000" calcext:value-type="float">
            <text:p>39.000</text:p>
          </table:table-cell>
          <table:table-cell table:style-name="ce64" table:formula="of:=((10^[.$B115])^(1/[.$W$2]))*[.$C115]" office:value-type="float" office:value="38311.8684955729" calcext:value-type="float">
            <text:p>38.311,868496</text:p>
          </table:table-cell>
          <table:table-cell table:style-name="ce70" table:formula="of:=5-(([.$F$3]/([.$E$3]+[.$E115]))*[.$E115])" office:value-type="float" office:value="3.61501876475629" calcext:value-type="float">
            <text:p>3,62</text:p>
          </table:table-cell>
          <table:table-cell table:style-name="ce78" table:formula="of:=([.$G$3]-([.$F115]/([.$F$3]/[.$G$3])))" office:value-type="float" office:value="283.367160730863" calcext:value-type="float">
            <text:p>283</text:p>
          </table:table-cell>
          <table:table-cell table:style-name="ce78" table:formula="of:=ROUND([.G115]/4)" office:value-type="float" office:value="71" calcext:value-type="float">
            <text:p>71</text:p>
          </table:table-cell>
          <table:table-cell table:style-name="ce81"/>
          <table:table-cell table:style-name="ce85" table:formula="of:=5-(([.$F$3]/([.$I$3]+[.$E115]))*[.$E115])" office:value-type="float" office:value="1.03494237662495" calcext:value-type="float">
            <text:p>1,03</text:p>
          </table:table-cell>
          <table:table-cell table:style-name="ce88" table:formula="of:=([.$K$3]-([.$J115]/([.$J$3]/[.$K$3])))" office:value-type="float" office:value="811.250789742536" calcext:value-type="float">
            <text:p>811</text:p>
          </table:table-cell>
          <table:table-cell table:style-name="ce133" table:formula="of:=ROUND([.K115]/4)" office:value-type="float" office:value="203" calcext:value-type="float">
            <text:p>203</text:p>
          </table:table-cell>
          <table:table-cell table:style-name="ce91"/>
          <table:table-cell table:style-name="ce93" table:formula="of:=5-(([.$F$3]/([.$M$3]+[.$E115]))*[.$E115])" office:value-type="float" office:value="0.127188052650387" calcext:value-type="float">
            <text:p>0,13</text:p>
          </table:table-cell>
          <table:table-cell table:style-name="ce95" table:formula="of:=([.$O$3]-([.$N115]/([.$N$3]/[.$O$3])))" office:value-type="float" office:value="996.977324427731" calcext:value-type="float">
            <text:p>997</text:p>
          </table:table-cell>
          <table:table-cell table:style-name="ce143" table:formula="of:=ROUND([.O115]/4)" office:value-type="float" office:value="249" calcext:value-type="float">
            <text:p>249</text:p>
          </table:table-cell>
          <table:table-cell table:style-name="ce65"/>
          <table:table-cell table:style-name="ce69" table:formula="of:=5-(([.$F$3]/([.$Q$3]+[.$E115]))*[.$E115])" office:value-type="float" office:value="0.0130168101574544" calcext:value-type="float">
            <text:p>0,01</text:p>
          </table:table-cell>
          <table:table-cell table:style-name="ce77" table:formula="of:=([.$S$3]-([.$R115]/([.$R$3]/[.$S$3])))" office:value-type="float" office:value="1020.33676064178" calcext:value-type="float">
            <text:p>1020</text:p>
          </table:table-cell>
          <table:table-cell table:style-name="ce77" table:formula="of:=ROUND([.S115]/4)" office:value-type="float" office:value="255" calcext:value-type="float">
            <text:p>255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5" calcext:value-type="float">
            <text:p>15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56" table:formula="of:=IF(  [.$A116]=&quot;auf&quot;;ROUNDUP([.$E116];-(LEN([.$C116])-2));   IF(    [.$A116]=&quot;ab&quot;;ROUNDDOWN([.$E116];-(LEN([.$C116])-2));     IF(      [.$A116]=&quot;passt&quot;;[.$E116];       COM.MICROSOFT.IFS(        OR([.$A116]=2;[.$A116]=2.7;[.$A116]=3.3;[.$A116]=3.6);[.$A116]*[.$C116]       )     )   ) )" office:value-type="float" office:value="43000" calcext:value-type="float">
            <text:p>43.000</text:p>
          </table:table-cell>
          <table:table-cell table:style-name="ce64" table:formula="of:=((10^[.$B116])^(1/[.$W$2]))*[.$C116]" office:value-type="float" office:value="42169.6503428582" calcext:value-type="float">
            <text:p>42.169,650343</text:p>
          </table:table-cell>
          <table:table-cell table:style-name="ce70" table:formula="of:=5-(([.$F$3]/([.$E$3]+[.$E116]))*[.$E116])" office:value-type="float" office:value="3.51692501735914" calcext:value-type="float">
            <text:p>3,52</text:p>
          </table:table-cell>
          <table:table-cell table:style-name="ce78" table:formula="of:=([.$G$3]-([.$F116]/([.$F$3]/[.$G$3])))" office:value-type="float" office:value="303.437141448319" calcext:value-type="float">
            <text:p>303</text:p>
          </table:table-cell>
          <table:table-cell table:style-name="ce78" table:formula="of:=ROUND([.G116]/4)" office:value-type="float" office:value="76" calcext:value-type="float">
            <text:p>76</text:p>
          </table:table-cell>
          <table:table-cell table:style-name="ce81"/>
          <table:table-cell table:style-name="ce85" table:formula="of:=5-(([.$F$3]/([.$I$3]+[.$E116]))*[.$E116])" office:value-type="float" office:value="0.958411637252707" calcext:value-type="float">
            <text:p>0,96</text:p>
          </table:table-cell>
          <table:table-cell table:style-name="ce88" table:formula="of:=([.$K$3]-([.$J116]/([.$J$3]/[.$K$3])))" office:value-type="float" office:value="826.908979018096" calcext:value-type="float">
            <text:p>827</text:p>
          </table:table-cell>
          <table:table-cell table:style-name="ce133" table:formula="of:=ROUND([.K116]/4)" office:value-type="float" office:value="207" calcext:value-type="float">
            <text:p>207</text:p>
          </table:table-cell>
          <table:table-cell table:style-name="ce91"/>
          <table:table-cell table:style-name="ce93" table:formula="of:=5-(([.$F$3]/([.$M$3]+[.$E116]))*[.$E116])" office:value-type="float" office:value="0.115822110216077" calcext:value-type="float">
            <text:p>0,12</text:p>
          </table:table-cell>
          <table:table-cell table:style-name="ce95" table:formula="of:=([.$O$3]-([.$N116]/([.$N$3]/[.$O$3])))" office:value-type="float" office:value="999.302796249791" calcext:value-type="float">
            <text:p>999</text:p>
          </table:table-cell>
          <table:table-cell table:style-name="ce143" table:formula="of:=ROUND([.O116]/4)" office:value-type="float" office:value="250" calcext:value-type="float">
            <text:p>250</text:p>
          </table:table-cell>
          <table:table-cell table:style-name="ce65"/>
          <table:table-cell table:style-name="ce69" table:formula="of:=5-(([.$F$3]/([.$Q$3]+[.$E116]))*[.$E116])" office:value-type="float" office:value="0.0118288179803807" calcext:value-type="float">
            <text:p>0,01</text:p>
          </table:table-cell>
          <table:table-cell table:style-name="ce77" table:formula="of:=([.$S$3]-([.$R116]/([.$R$3]/[.$S$3])))" office:value-type="float" office:value="1020.57982384121" calcext:value-type="float">
            <text:p>1021</text:p>
          </table:table-cell>
          <table:table-cell table:style-name="ce77" table:formula="of:=ROUND([.S116]/4)" office:value-type="float" office:value="255" calcext:value-type="float">
            <text:p>255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56" table:formula="of:=IF(  [.$A117]=&quot;auf&quot;;ROUNDUP([.$E117];-(LEN([.$C117])-2));   IF(    [.$A117]=&quot;ab&quot;;ROUNDDOWN([.$E117];-(LEN([.$C117])-2));     IF(      [.$A117]=&quot;passt&quot;;[.$E117];       COM.MICROSOFT.IFS(        OR([.$A117]=2;[.$A117]=2.7;[.$A117]=3.3;[.$A117]=3.6);[.$A117]*[.$C117]       )     )   ) )" office:value-type="float" office:value="47000" calcext:value-type="float">
            <text:p>47.000</text:p>
          </table:table-cell>
          <table:table-cell table:style-name="ce64" table:formula="of:=((10^[.$B117])^(1/[.$W$2]))*[.$C117]" office:value-type="float" office:value="46415.8883361278" calcext:value-type="float">
            <text:p>46.415,888336</text:p>
          </table:table-cell>
          <table:table-cell table:style-name="ce70" table:formula="of:=5-(([.$F$3]/([.$E$3]+[.$E117]))*[.$E117])" office:value-type="float" office:value="3.41492993473596" calcext:value-type="float">
            <text:p>3,41</text:p>
          </table:table-cell>
          <table:table-cell table:style-name="ce78" table:formula="of:=([.$G$3]-([.$F117]/([.$F$3]/[.$G$3])))" office:value-type="float" office:value="324.305335353023" calcext:value-type="float">
            <text:p>324</text:p>
          </table:table-cell>
          <table:table-cell table:style-name="ce78" table:formula="of:=ROUND([.G117]/4)" office:value-type="float" office:value="81" calcext:value-type="float">
            <text:p>81</text:p>
          </table:table-cell>
          <table:table-cell table:style-name="ce81"/>
          <table:table-cell table:style-name="ce85" table:formula="of:=5-(([.$F$3]/([.$I$3]+[.$E117]))*[.$E117])" office:value-type="float" office:value="0.886275151817132" calcext:value-type="float">
            <text:p>0,89</text:p>
          </table:table-cell>
          <table:table-cell table:style-name="ce88" table:formula="of:=([.$K$3]-([.$J117]/([.$J$3]/[.$K$3])))" office:value-type="float" office:value="841.668103938215" calcext:value-type="float">
            <text:p>842</text:p>
          </table:table-cell>
          <table:table-cell table:style-name="ce133" table:formula="of:=ROUND([.K117]/4)" office:value-type="float" office:value="210" calcext:value-type="float">
            <text:p>210</text:p>
          </table:table-cell>
          <table:table-cell table:style-name="ce91"/>
          <table:table-cell table:style-name="ce93" table:formula="of:=5-(([.$F$3]/([.$M$3]+[.$E117]))*[.$E117])" office:value-type="float" office:value="0.105449885585932" calcext:value-type="float">
            <text:p>0,11</text:p>
          </table:table-cell>
          <table:table-cell table:style-name="ce95" table:formula="of:=([.$O$3]-([.$N117]/([.$N$3]/[.$O$3])))" office:value-type="float" office:value="1001.42495340912" calcext:value-type="float">
            <text:p>1001</text:p>
          </table:table-cell>
          <table:table-cell table:style-name="ce143" table:formula="of:=ROUND([.O117]/4)" office:value-type="float" office:value="250" calcext:value-type="float">
            <text:p>250</text:p>
          </table:table-cell>
          <table:table-cell table:style-name="ce65"/>
          <table:table-cell table:style-name="ce69" table:formula="of:=5-(([.$F$3]/([.$Q$3]+[.$E117]))*[.$E117])" office:value-type="float" office:value="0.0107490153985017" calcext:value-type="float">
            <text:p>0,01</text:p>
          </table:table-cell>
          <table:table-cell table:style-name="ce77" table:formula="of:=([.$S$3]-([.$R117]/([.$R$3]/[.$S$3])))" office:value-type="float" office:value="1020.80075144947" calcext:value-type="float">
            <text:p>1021</text:p>
          </table:table-cell>
          <table:table-cell table:style-name="ce77" table:formula="of:=ROUND([.S117]/4)" office:value-type="float" office:value="255" calcext:value-type="float">
            <text:p>255</text:p>
          </table:table-cell>
          <table:table-cell table:number-columns-repeated="1003"/>
        </table:table-row>
        <table:table-row table:style-name="ro2">
          <table:table-cell table:style-name="ce34" office:value-type="string" calcext:value-type="string">
            <text:p>x</text:p>
          </table:table-cell>
          <table:table-cell table:style-name="ce40" office:value-type="float" office:value="17" calcext:value-type="float">
            <text:p>17</text:p>
          </table:table-cell>
          <table:table-cell table:style-name="ce47" office:value-type="float" office:value="10000" calcext:value-type="float">
            <text:p>10000</text:p>
          </table:table-cell>
          <table:table-cell table:style-name="ce57" table:formula="of:=IF(  [.$A118]=&quot;auf&quot;;ROUNDUP([.$E118];-(LEN([.$C118])-2));   IF(    [.$A118]=&quot;ab&quot;;ROUNDDOWN([.$E118];-(LEN([.$C118])-2));     IF(      [.$A118]=&quot;passt&quot;;[.$E118];       COM.MICROSOFT.IFS(        OR([.$A118]=2;[.$A118]=2.7;[.$A118]=3.3;[.$A118]=3.6);[.$A118]*[.$C118]       )     )   ) )" office:value-type="string" office:string-value="" calcext:value-type="error">
            <text:p>#NV</text:p>
          </table:table-cell>
          <table:table-cell table:style-name="ce65" table:formula="of:=((10^[.$B118])^(1/[.$W$2]))*[.$C118]" office:value-type="float" office:value="51089.6977450693" calcext:value-type="float">
            <text:p>51.089,697745</text:p>
          </table:table-cell>
          <table:table-cell table:style-name="ce69" table:formula="of:=5-(([.$F$3]/([.$E$3]+[.$E118]))*[.$E118])" office:value-type="float" office:value="3.3092924763384" calcext:value-type="float">
            <text:p>3,31</text:p>
          </table:table-cell>
          <table:table-cell table:style-name="ce77" table:formula="of:=([.$G$3]-([.$F118]/([.$F$3]/[.$G$3])))" office:value-type="float" office:value="345.918759341164" calcext:value-type="float">
            <text:p>346</text:p>
          </table:table-cell>
          <table:table-cell table:style-name="ce77" table:formula="of:=ROUND([.G118]/4)" office:value-type="float" office:value="86" calcext:value-type="float">
            <text:p>86</text:p>
          </table:table-cell>
          <table:table-cell table:style-name="ce65"/>
          <table:table-cell table:style-name="ce69" table:formula="of:=5-(([.$F$3]/([.$I$3]+[.$E118]))*[.$E118])" office:value-type="float" office:value="0.818468610020839" calcext:value-type="float">
            <text:p>0,82</text:p>
          </table:table-cell>
          <table:table-cell table:style-name="ce77" table:formula="of:=([.$K$3]-([.$J118]/([.$J$3]/[.$K$3])))" office:value-type="float" office:value="855.541322389736" calcext:value-type="float">
            <text:p>856</text:p>
          </table:table-cell>
          <table:table-cell table:style-name="ce77" table:formula="of:=ROUND([.K118]/4)" office:value-type="float" office:value="214" calcext:value-type="float">
            <text:p>214</text:p>
          </table:table-cell>
          <table:table-cell table:style-name="ce65"/>
          <table:table-cell table:style-name="ce69" table:formula="of:=5-(([.$F$3]/([.$M$3]+[.$E118]))*[.$E118])" office:value-type="float" office:value="0.0959882705495883" calcext:value-type="float">
            <text:p>0,10</text:p>
          </table:table-cell>
          <table:table-cell table:style-name="ce77" table:formula="of:=([.$O$3]-([.$N118]/([.$N$3]/[.$O$3])))" office:value-type="float" office:value="1003.36079984555" calcext:value-type="float">
            <text:p>1003</text:p>
          </table:table-cell>
          <table:table-cell table:style-name="ce77" table:formula="of:=ROUND([.O118]/4)" office:value-type="float" office:value="251" calcext:value-type="float">
            <text:p>251</text:p>
          </table:table-cell>
          <table:table-cell table:style-name="ce65"/>
          <table:table-cell table:style-name="ce69" table:formula="of:=5-(([.$F$3]/([.$Q$3]+[.$E118]))*[.$E118])" office:value-type="float" office:value="0.00976759039465414" calcext:value-type="float">
            <text:p>0,01</text:p>
          </table:table-cell>
          <table:table-cell table:style-name="ce77" table:formula="of:=([.$S$3]-([.$R118]/([.$R$3]/[.$S$3])))" office:value-type="float" office:value="1021.00155100525" calcext:value-type="float">
            <text:p>1021</text:p>
          </table:table-cell>
          <table:table-cell table:style-name="ce77" table:formula="of:=ROUND([.S118]/4)" office:value-type="float" office:value="255" calcext:value-type="float">
            <text:p>255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18" calcext:value-type="float">
            <text:p>18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56" table:formula="of:=IF(  [.$A119]=&quot;auf&quot;;ROUNDUP([.$E119];-(LEN([.$C119])-2));   IF(    [.$A119]=&quot;ab&quot;;ROUNDDOWN([.$E119];-(LEN([.$C119])-2));     IF(      [.$A119]=&quot;passt&quot;;[.$E119];       COM.MICROSOFT.IFS(        OR([.$A119]=2;[.$A119]=2.7;[.$A119]=3.3;[.$A119]=3.6);[.$A119]*[.$C119]       )     )   ) )" office:value-type="float" office:value="56000" calcext:value-type="float">
            <text:p>56.000</text:p>
          </table:table-cell>
          <table:table-cell table:style-name="ce64" table:formula="of:=((10^[.$B119])^(1/[.$W$2]))*[.$C119]" office:value-type="float" office:value="56234.1325190349" calcext:value-type="float">
            <text:p>56.234,132519</text:p>
          </table:table-cell>
          <table:table-cell table:style-name="ce70" table:formula="of:=5-(([.$F$3]/([.$E$3]+[.$E119]))*[.$E119])" office:value-type="float" office:value="3.20032499901443" calcext:value-type="float">
            <text:p>3,20</text:p>
          </table:table-cell>
          <table:table-cell table:style-name="ce78" table:formula="of:=([.$G$3]-([.$F119]/([.$F$3]/[.$G$3])))" office:value-type="float" office:value="368.213505201648" calcext:value-type="float">
            <text:p>368</text:p>
          </table:table-cell>
          <table:table-cell table:style-name="ce78" table:formula="of:=ROUND([.G119]/4)" office:value-type="float" office:value="92" calcext:value-type="float">
            <text:p>92</text:p>
          </table:table-cell>
          <table:table-cell table:style-name="ce81"/>
          <table:table-cell table:style-name="ce85" table:formula="of:=5-(([.$F$3]/([.$I$3]+[.$E119]))*[.$E119])" office:value-type="float" office:value="0.754897786056617" calcext:value-type="float">
            <text:p>0,75</text:p>
          </table:table-cell>
          <table:table-cell table:style-name="ce88" table:formula="of:=([.$K$3]-([.$J119]/([.$J$3]/[.$K$3])))" office:value-type="float" office:value="868.547912972816" calcext:value-type="float">
            <text:p>869</text:p>
          </table:table-cell>
          <table:table-cell table:style-name="ce133" table:formula="of:=ROUND([.K119]/4)" office:value-type="float" office:value="217" calcext:value-type="float">
            <text:p>217</text:p>
          </table:table-cell>
          <table:table-cell table:style-name="ce91"/>
          <table:table-cell table:style-name="ce93" table:formula="of:=5-(([.$F$3]/([.$M$3]+[.$E119]))*[.$E119])" office:value-type="float" office:value="0.0873604574741673" calcext:value-type="float">
            <text:p>0,09</text:p>
          </table:table-cell>
          <table:table-cell table:style-name="ce95" table:formula="of:=([.$O$3]-([.$N119]/([.$N$3]/[.$O$3])))" office:value-type="float" office:value="1005.12605040079" calcext:value-type="float">
            <text:p>1005</text:p>
          </table:table-cell>
          <table:table-cell table:style-name="ce143" table:formula="of:=ROUND([.O119]/4)" office:value-type="float" office:value="251" calcext:value-type="float">
            <text:p>251</text:p>
          </table:table-cell>
          <table:table-cell table:style-name="ce65"/>
          <table:table-cell table:style-name="ce69" table:formula="of:=5-(([.$F$3]/([.$Q$3]+[.$E119]))*[.$E119])" office:value-type="float" office:value="0.00887561372904866" calcext:value-type="float">
            <text:p>0,01</text:p>
          </table:table-cell>
          <table:table-cell table:style-name="ce77" table:formula="of:=([.$S$3]-([.$R119]/([.$R$3]/[.$S$3])))" office:value-type="float" office:value="1021.18404943104" calcext:value-type="float">
            <text:p>1021</text:p>
          </table:table-cell>
          <table:table-cell table:style-name="ce77" table:formula="of:=ROUND([.S119]/4)" office:value-type="float" office:value="255" calcext:value-type="float">
            <text:p>255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9" calcext:value-type="float">
            <text:p>19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56" table:formula="of:=IF(  [.$A120]=&quot;auf&quot;;ROUNDUP([.$E120];-(LEN([.$C120])-2));   IF(    [.$A120]=&quot;ab&quot;;ROUNDDOWN([.$E120];-(LEN([.$C120])-2));     IF(      [.$A120]=&quot;passt&quot;;[.$E120];       COM.MICROSOFT.IFS(        OR([.$A120]=2;[.$A120]=2.7;[.$A120]=3.3;[.$A120]=3.6);[.$A120]*[.$C120]       )     )   ) )" office:value-type="float" office:value="62000" calcext:value-type="float">
            <text:p>62.000</text:p>
          </table:table-cell>
          <table:table-cell table:style-name="ce64" table:formula="of:=((10^[.$B120])^(1/[.$W$2]))*[.$C120]" office:value-type="float" office:value="61896.5818891261" calcext:value-type="float">
            <text:p>61.896,581889</text:p>
          </table:table-cell>
          <table:table-cell table:style-name="ce70" table:formula="of:=5-(([.$F$3]/([.$E$3]+[.$E120]))*[.$E120])" office:value-type="float" office:value="3.08839133084615" calcext:value-type="float">
            <text:p>3,09</text:p>
          </table:table-cell>
          <table:table-cell table:style-name="ce78" table:formula="of:=([.$G$3]-([.$F120]/([.$F$3]/[.$G$3])))" office:value-type="float" office:value="391.115133708879" calcext:value-type="float">
            <text:p>391</text:p>
          </table:table-cell>
          <table:table-cell table:style-name="ce78" table:formula="of:=ROUND([.G120]/4)" office:value-type="float" office:value="98" calcext:value-type="float">
            <text:p>98</text:p>
          </table:table-cell>
          <table:table-cell table:style-name="ce81"/>
          <table:table-cell table:style-name="ce85" table:formula="of:=5-(([.$F$3]/([.$I$3]+[.$E120]))*[.$E120])" office:value-type="float" office:value="0.695443353303034" calcext:value-type="float">
            <text:p>0,70</text:p>
          </table:table-cell>
          <table:table-cell table:style-name="ce88" table:formula="of:=([.$K$3]-([.$J120]/([.$J$3]/[.$K$3])))" office:value-type="float" office:value="880.712289914199" calcext:value-type="float">
            <text:p>881</text:p>
          </table:table-cell>
          <table:table-cell table:style-name="ce133" table:formula="of:=ROUND([.K120]/4)" office:value-type="float" office:value="220" calcext:value-type="float">
            <text:p>220</text:p>
          </table:table-cell>
          <table:table-cell table:style-name="ce91"/>
          <table:table-cell table:style-name="ce93" table:formula="of:=5-(([.$F$3]/([.$M$3]+[.$E120]))*[.$E120])" office:value-type="float" office:value="0.0794955759092595" calcext:value-type="float">
            <text:p>0,08</text:p>
          </table:table-cell>
          <table:table-cell table:style-name="ce95" table:formula="of:=([.$O$3]-([.$N120]/([.$N$3]/[.$O$3])))" office:value-type="float" office:value="1006.73520516897" calcext:value-type="float">
            <text:p>1007</text:p>
          </table:table-cell>
          <table:table-cell table:style-name="ce143" table:formula="of:=ROUND([.O120]/4)" office:value-type="float" office:value="252" calcext:value-type="float">
            <text:p>252</text:p>
          </table:table-cell>
          <table:table-cell table:style-name="ce65"/>
          <table:table-cell table:style-name="ce69" table:formula="of:=5-(([.$F$3]/([.$Q$3]+[.$E120]))*[.$E120])" office:value-type="float" office:value="0.0080649607569363" calcext:value-type="float">
            <text:p>0,01</text:p>
          </table:table-cell>
          <table:table-cell table:style-name="ce77" table:formula="of:=([.$S$3]-([.$R120]/([.$R$3]/[.$S$3])))" office:value-type="float" office:value="1021.34990902913" calcext:value-type="float">
            <text:p>1021</text:p>
          </table:table-cell>
          <table:table-cell table:style-name="ce77" table:formula="of:=ROUND([.S120]/4)" office:value-type="float" office:value="255" calcext:value-type="float">
            <text:p>255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20" calcext:value-type="float">
            <text:p>20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56" table:formula="of:=IF(  [.$A121]=&quot;auf&quot;;ROUNDUP([.$E121];-(LEN([.$C121])-2));   IF(    [.$A121]=&quot;ab&quot;;ROUNDDOWN([.$E121];-(LEN([.$C121])-2));     IF(      [.$A121]=&quot;passt&quot;;[.$E121];       COM.MICROSOFT.IFS(        OR([.$A121]=2;[.$A121]=2.7;[.$A121]=3.3;[.$A121]=3.6);[.$A121]*[.$C121]       )     )   ) )" office:value-type="float" office:value="68000" calcext:value-type="float">
            <text:p>68.000</text:p>
          </table:table-cell>
          <table:table-cell table:style-name="ce64" table:formula="of:=((10^[.$B121])^(1/[.$W$2]))*[.$C121]" office:value-type="float" office:value="68129.2069057961" calcext:value-type="float">
            <text:p>68.129,206906</text:p>
          </table:table-cell>
          <table:table-cell table:style-name="ce70" table:formula="of:=5-(([.$F$3]/([.$E$3]+[.$E121]))*[.$E121])" office:value-type="float" office:value="2.97390328070811" calcext:value-type="float">
            <text:p>2,97</text:p>
          </table:table-cell>
          <table:table-cell table:style-name="ce78" table:formula="of:=([.$G$3]-([.$F121]/([.$F$3]/[.$G$3])))" office:value-type="float" office:value="414.53938876712" calcext:value-type="float">
            <text:p>415</text:p>
          </table:table-cell>
          <table:table-cell table:style-name="ce78" table:formula="of:=ROUND([.G121]/4)" office:value-type="float" office:value="104" calcext:value-type="float">
            <text:p>104</text:p>
          </table:table-cell>
          <table:table-cell table:style-name="ce81"/>
          <table:table-cell table:style-name="ce85" table:formula="of:=5-(([.$F$3]/([.$I$3]+[.$E121]))*[.$E121])" office:value-type="float" office:value="0.639965538883394" calcext:value-type="float">
            <text:p>0,64</text:p>
          </table:table-cell>
          <table:table-cell table:style-name="ce88" table:formula="of:=([.$K$3]-([.$J121]/([.$J$3]/[.$K$3])))" office:value-type="float" office:value="892.063050744458" calcext:value-type="float">
            <text:p>892</text:p>
          </table:table-cell>
          <table:table-cell table:style-name="ce133" table:formula="of:=ROUND([.K121]/4)" office:value-type="float" office:value="223" calcext:value-type="float">
            <text:p>223</text:p>
          </table:table-cell>
          <table:table-cell table:style-name="ce91"/>
          <table:table-cell table:style-name="ce93" table:formula="of:=5-(([.$F$3]/([.$M$3]+[.$E121]))*[.$E121])" office:value-type="float" office:value="0.0723283287021301" calcext:value-type="float">
            <text:p>0,07</text:p>
          </table:table-cell>
          <table:table-cell table:style-name="ce95" table:formula="of:=([.$O$3]-([.$N121]/([.$N$3]/[.$O$3])))" office:value-type="float" office:value="1008.20162394754" calcext:value-type="float">
            <text:p>1008</text:p>
          </table:table-cell>
          <table:table-cell table:style-name="ce143" table:formula="of:=ROUND([.O121]/4)" office:value-type="float" office:value="252" calcext:value-type="float">
            <text:p>252</text:p>
          </table:table-cell>
          <table:table-cell table:style-name="ce65"/>
          <table:table-cell table:style-name="ce69" table:formula="of:=5-(([.$F$3]/([.$Q$3]+[.$E121]))*[.$E121])" office:value-type="float" office:value="0.00732823995287379" calcext:value-type="float">
            <text:p>0,01</text:p>
          </table:table-cell>
          <table:table-cell table:style-name="ce77" table:formula="of:=([.$S$3]-([.$R121]/([.$R$3]/[.$S$3])))" office:value-type="float" office:value="1021.50064210564" calcext:value-type="float">
            <text:p>1022</text:p>
          </table:table-cell>
          <table:table-cell table:style-name="ce77" table:formula="of:=ROUND([.S121]/4)" office:value-type="float" office:value="255" calcext:value-type="float">
            <text:p>255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21" calcext:value-type="float">
            <text:p>21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56" table:formula="of:=IF(  [.$A122]=&quot;auf&quot;;ROUNDUP([.$E122];-(LEN([.$C122])-2));   IF(    [.$A122]=&quot;ab&quot;;ROUNDDOWN([.$E122];-(LEN([.$C122])-2));     IF(      [.$A122]=&quot;passt&quot;;[.$E122];       COM.MICROSOFT.IFS(        OR([.$A122]=2;[.$A122]=2.7;[.$A122]=3.3;[.$A122]=3.6);[.$A122]*[.$C122]       )     )   ) )" office:value-type="float" office:value="75000" calcext:value-type="float">
            <text:p>75.000</text:p>
          </table:table-cell>
          <table:table-cell table:style-name="ce64" table:formula="of:=((10^[.$B122])^(1/[.$W$2]))*[.$C122]" office:value-type="float" office:value="74989.4209332456" calcext:value-type="float">
            <text:p>74.989,420933</text:p>
          </table:table-cell>
          <table:table-cell table:style-name="ce70" table:formula="of:=5-(([.$F$3]/([.$E$3]+[.$E122]))*[.$E122])" office:value-type="float" office:value="2.85731558704191" calcext:value-type="float">
            <text:p>2,86</text:p>
          </table:table-cell>
          <table:table-cell table:style-name="ce78" table:formula="of:=([.$G$3]-([.$F122]/([.$F$3]/[.$G$3])))" office:value-type="float" office:value="438.393230891226" calcext:value-type="float">
            <text:p>438</text:p>
          </table:table-cell>
          <table:table-cell table:style-name="ce78" table:formula="of:=ROUND([.G122]/4)" office:value-type="float" office:value="110" calcext:value-type="float">
            <text:p>110</text:p>
          </table:table-cell>
          <table:table-cell table:style-name="ce81"/>
          <table:table-cell table:style-name="ce85" table:formula="of:=5-(([.$F$3]/([.$I$3]+[.$E122]))*[.$E122])" office:value-type="float" office:value="0.588308514765293" calcext:value-type="float">
            <text:p>0,59</text:p>
          </table:table-cell>
          <table:table-cell table:style-name="ce88" table:formula="of:=([.$K$3]-([.$J122]/([.$J$3]/[.$K$3])))" office:value-type="float" office:value="902.632077879021" calcext:value-type="float">
            <text:p>903</text:p>
          </table:table-cell>
          <table:table-cell table:style-name="ce133" table:formula="of:=ROUND([.K122]/4)" office:value-type="float" office:value="226" calcext:value-type="float">
            <text:p>226</text:p>
          </table:table-cell>
          <table:table-cell table:style-name="ce91"/>
          <table:table-cell table:style-name="ce93" table:formula="of:=5-(([.$F$3]/([.$M$3]+[.$E122]))*[.$E122])" office:value-type="float" office:value="0.0657986327385274" calcext:value-type="float">
            <text:p>0,07</text:p>
          </table:table-cell>
          <table:table-cell table:style-name="ce95" table:formula="of:=([.$O$3]-([.$N122]/([.$N$3]/[.$O$3])))" office:value-type="float" office:value="1009.5375997417" calcext:value-type="float">
            <text:p>1010</text:p>
          </table:table-cell>
          <table:table-cell table:style-name="ce143" table:formula="of:=ROUND([.O122]/4)" office:value-type="float" office:value="252" calcext:value-type="float">
            <text:p>252</text:p>
          </table:table-cell>
          <table:table-cell table:style-name="ce65"/>
          <table:table-cell table:style-name="ce69" table:formula="of:=5-(([.$F$3]/([.$Q$3]+[.$E122]))*[.$E122])" office:value-type="float" office:value="0.00665872760484376" calcext:value-type="float">
            <text:p>0,01</text:p>
          </table:table-cell>
          <table:table-cell table:style-name="ce77" table:formula="of:=([.$S$3]-([.$R122]/([.$R$3]/[.$S$3])))" office:value-type="float" office:value="1021.63762433205" calcext:value-type="float">
            <text:p>1022</text:p>
          </table:table-cell>
          <table:table-cell table:style-name="ce77" table:formula="of:=ROUND([.S122]/4)" office:value-type="float" office:value="255" calcext:value-type="float">
            <text:p>255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22" calcext:value-type="float">
            <text:p>22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56" table:formula="of:=IF(  [.$A123]=&quot;auf&quot;;ROUNDUP([.$E123];-(LEN([.$C123])-2));   IF(    [.$A123]=&quot;ab&quot;;ROUNDDOWN([.$E123];-(LEN([.$C123])-2));     IF(      [.$A123]=&quot;passt&quot;;[.$E123];       COM.MICROSOFT.IFS(        OR([.$A123]=2;[.$A123]=2.7;[.$A123]=3.3;[.$A123]=3.6);[.$A123]*[.$C123]       )     )   ) )" office:value-type="float" office:value="82000" calcext:value-type="float">
            <text:p>82.000</text:p>
          </table:table-cell>
          <table:table-cell table:style-name="ce64" table:formula="of:=((10^[.$B123])^(1/[.$W$2]))*[.$C123]" office:value-type="float" office:value="82540.4185268018" calcext:value-type="float">
            <text:p>82.540,418527</text:p>
          </table:table-cell>
          <table:table-cell table:style-name="ce70" table:formula="of:=5-(([.$F$3]/([.$E$3]+[.$E123]))*[.$E123])" office:value-type="float" office:value="2.73911939084651" calcext:value-type="float">
            <text:p>2,74</text:p>
          </table:table-cell>
          <table:table-cell table:style-name="ce78" table:formula="of:=([.$G$3]-([.$F123]/([.$F$3]/[.$G$3])))" office:value-type="float" office:value="462.576172632805" calcext:value-type="float">
            <text:p>463</text:p>
          </table:table-cell>
          <table:table-cell table:style-name="ce78" table:formula="of:=ROUND([.G123]/4)" office:value-type="float" office:value="116" calcext:value-type="float">
            <text:p>116</text:p>
          </table:table-cell>
          <table:table-cell table:style-name="ce81"/>
          <table:table-cell table:style-name="ce85" table:formula="of:=5-(([.$F$3]/([.$I$3]+[.$E123]))*[.$E123])" office:value-type="float" office:value="0.540304450703546" calcext:value-type="float">
            <text:p>0,54</text:p>
          </table:table-cell>
          <table:table-cell table:style-name="ce88" table:formula="of:=([.$K$3]-([.$J123]/([.$J$3]/[.$K$3])))" office:value-type="float" office:value="912.453709386054" calcext:value-type="float">
            <text:p>912</text:p>
          </table:table-cell>
          <table:table-cell table:style-name="ce133" table:formula="of:=ROUND([.K123]/4)" office:value-type="float" office:value="228" calcext:value-type="float">
            <text:p>228</text:p>
          </table:table-cell>
          <table:table-cell table:style-name="ce91"/>
          <table:table-cell table:style-name="ce93" table:formula="of:=5-(([.$F$3]/([.$M$3]+[.$E123]))*[.$E123])" office:value-type="float" office:value="0.0598512682623902" calcext:value-type="float">
            <text:p>0,06</text:p>
          </table:table-cell>
          <table:table-cell table:style-name="ce95" table:formula="of:=([.$O$3]-([.$N123]/([.$N$3]/[.$O$3])))" office:value-type="float" office:value="1010.75443051352" calcext:value-type="float">
            <text:p>1011</text:p>
          </table:table-cell>
          <table:table-cell table:style-name="ce143" table:formula="of:=ROUND([.O123]/4)" office:value-type="float" office:value="253" calcext:value-type="float">
            <text:p>253</text:p>
          </table:table-cell>
          <table:table-cell table:style-name="ce65"/>
          <table:table-cell table:style-name="ce69" table:formula="of:=5-(([.$F$3]/([.$Q$3]+[.$E123]))*[.$E123])" office:value-type="float" office:value="0.00605030817744279" calcext:value-type="float">
            <text:p>0,01</text:p>
          </table:table-cell>
          <table:table-cell table:style-name="ce77" table:formula="of:=([.$S$3]-([.$R123]/([.$R$3]/[.$S$3])))" office:value-type="float" office:value="1021.7621069469" calcext:value-type="float">
            <text:p>1022</text:p>
          </table:table-cell>
          <table:table-cell table:style-name="ce77" table:formula="of:=ROUND([.S123]/4)" office:value-type="float" office:value="255" calcext:value-type="float">
            <text:p>255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23" calcext:value-type="float">
            <text:p>23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56" table:formula="of:=IF(  [.$A124]=&quot;auf&quot;;ROUNDUP([.$E124];-(LEN([.$C124])-2));   IF(    [.$A124]=&quot;ab&quot;;ROUNDDOWN([.$E124];-(LEN([.$C124])-2));     IF(      [.$A124]=&quot;passt&quot;;[.$E124];       COM.MICROSOFT.IFS(        OR([.$A124]=2;[.$A124]=2.7;[.$A124]=3.3;[.$A124]=3.6);[.$A124]*[.$C124]       )     )   ) )" office:value-type="float" office:value="91000" calcext:value-type="float">
            <text:p>91.000</text:p>
          </table:table-cell>
          <table:table-cell table:style-name="ce64" table:formula="of:=((10^[.$B124])^(1/[.$W$2]))*[.$C124]" office:value-type="float" office:value="90851.7575651687" calcext:value-type="float">
            <text:p>90.851,757565</text:p>
          </table:table-cell>
          <table:table-cell table:style-name="ce70" table:formula="of:=5-(([.$F$3]/([.$E$3]+[.$E124]))*[.$E124])" office:value-type="float" office:value="2.61983440120675" calcext:value-type="float">
            <text:p>2,62</text:p>
          </table:table-cell>
          <table:table-cell table:style-name="ce78" table:formula="of:=([.$G$3]-([.$F124]/([.$F$3]/[.$G$3])))" office:value-type="float" office:value="486.981881513098" calcext:value-type="float">
            <text:p>487</text:p>
          </table:table-cell>
          <table:table-cell table:style-name="ce78" table:formula="of:=ROUND([.G124]/4)" office:value-type="float" office:value="122" calcext:value-type="float">
            <text:p>122</text:p>
          </table:table-cell>
          <table:table-cell table:style-name="ce81"/>
          <table:table-cell table:style-name="ce85" table:formula="of:=5-(([.$F$3]/([.$I$3]+[.$E124]))*[.$E124])" office:value-type="float" office:value="0.495777180359904" calcext:value-type="float">
            <text:p>0,50</text:p>
          </table:table-cell>
          <table:table-cell table:style-name="ce88" table:formula="of:=([.$K$3]-([.$J124]/([.$J$3]/[.$K$3])))" office:value-type="float" office:value="921.563988898364" calcext:value-type="float">
            <text:p>922</text:p>
          </table:table-cell>
          <table:table-cell table:style-name="ce133" table:formula="of:=ROUND([.K124]/4)" office:value-type="float" office:value="230" calcext:value-type="float">
            <text:p>230</text:p>
          </table:table-cell>
          <table:table-cell table:style-name="ce91"/>
          <table:table-cell table:style-name="ce93" table:formula="of:=5-(([.$F$3]/([.$M$3]+[.$E124]))*[.$E124])" office:value-type="float" office:value="0.0544355397494982" calcext:value-type="float">
            <text:p>0,05</text:p>
          </table:table-cell>
          <table:table-cell table:style-name="ce95" table:formula="of:=([.$O$3]-([.$N124]/([.$N$3]/[.$O$3])))" office:value-type="float" office:value="1011.86248856725" calcext:value-type="float">
            <text:p>1012</text:p>
          </table:table-cell>
          <table:table-cell table:style-name="ce143" table:formula="of:=ROUND([.O124]/4)" office:value-type="float" office:value="253" calcext:value-type="float">
            <text:p>253</text:p>
          </table:table-cell>
          <table:table-cell table:style-name="ce65"/>
          <table:table-cell table:style-name="ce69" table:formula="of:=5-(([.$F$3]/([.$Q$3]+[.$E124]))*[.$E124])" office:value-type="float" office:value="0.00549741987824426" calcext:value-type="float">
            <text:p>0,01</text:p>
          </table:table-cell>
          <table:table-cell table:style-name="ce77" table:formula="of:=([.$S$3]-([.$R124]/([.$R$3]/[.$S$3])))" office:value-type="float" office:value="1021.87522789291" calcext:value-type="float">
            <text:p>1022</text:p>
          </table:table-cell>
          <table:table-cell table:style-name="ce77" table:formula="of:=ROUND([.S124]/4)" office:value-type="float" office:value="255" calcext:value-type="float">
            <text:p>255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passt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00000" calcext:value-type="float">
            <text:p>100000</text:p>
          </table:table-cell>
          <table:table-cell table:style-name="ce56" table:formula="of:=IF(  [.$A125]=&quot;auf&quot;;ROUNDUP([.$E125];-(LEN([.$C125])-2));   IF(    [.$A125]=&quot;ab&quot;;ROUNDDOWN([.$E125];-(LEN([.$C125])-2));     IF(      [.$A125]=&quot;passt&quot;;[.$E125];       COM.MICROSOFT.IFS(        OR([.$A125]=2;[.$A125]=2.7;[.$A125]=3.3;[.$A125]=3.6);[.$A125]*[.$C125]       )     )   ) )" office:value-type="float" office:value="100000" calcext:value-type="float">
            <text:p>100.000</text:p>
          </table:table-cell>
          <table:table-cell table:style-name="ce64" table:formula="of:=((10^[.$B125])^(1/[.$W$2]))*[.$C125]" office:value-type="float" office:value="100000" calcext:value-type="float">
            <text:p>100.000,000000</text:p>
          </table:table-cell>
          <table:table-cell table:style-name="ce70" table:formula="of:=5-(([.$F$3]/([.$E$3]+[.$E125]))*[.$E125])" office:value-type="float" office:value="2.5" calcext:value-type="float">
            <text:p>2,50</text:p>
          </table:table-cell>
          <table:table-cell table:style-name="ce78" table:formula="of:=([.$G$3]-([.$F125]/([.$F$3]/[.$G$3])))" office:value-type="float" office:value="511.5" calcext:value-type="float">
            <text:p>512</text:p>
          </table:table-cell>
          <table:table-cell table:style-name="ce78" table:formula="of:=ROUND([.G125]/4)" office:value-type="float" office:value="128" calcext:value-type="float">
            <text:p>128</text:p>
          </table:table-cell>
          <table:table-cell table:style-name="ce81"/>
          <table:table-cell table:style-name="ce85" table:formula="of:=5-(([.$F$3]/([.$I$3]+[.$E125]))*[.$E125])" office:value-type="float" office:value="0.454545454545455" calcext:value-type="float">
            <text:p>0,45</text:p>
          </table:table-cell>
          <table:table-cell table:style-name="ce88" table:formula="of:=([.$K$3]-([.$J125]/([.$J$3]/[.$K$3])))" office:value-type="float" office:value="930" calcext:value-type="float">
            <text:p>930</text:p>
          </table:table-cell>
          <table:table-cell table:style-name="ce133" table:formula="of:=ROUND([.K125]/4)" office:value-type="float" office:value="233" calcext:value-type="float">
            <text:p>233</text:p>
          </table:table-cell>
          <table:table-cell table:style-name="ce91"/>
          <table:table-cell table:style-name="ce93" table:formula="of:=5-(([.$F$3]/([.$M$3]+[.$E125]))*[.$E125])" office:value-type="float" office:value="0.0495049504950496" calcext:value-type="float">
            <text:p>0,05</text:p>
          </table:table-cell>
          <table:table-cell table:style-name="ce95" table:formula="of:=([.$O$3]-([.$N125]/([.$N$3]/[.$O$3])))" office:value-type="float" office:value="1012.87128712871" calcext:value-type="float">
            <text:p>1013</text:p>
          </table:table-cell>
          <table:table-cell table:style-name="ce143" table:formula="of:=ROUND([.O125]/4)" office:value-type="float" office:value="253" calcext:value-type="float">
            <text:p>253</text:p>
          </table:table-cell>
          <table:table-cell table:style-name="ce65"/>
          <table:table-cell table:style-name="ce69" table:formula="of:=5-(([.$F$3]/([.$Q$3]+[.$E125]))*[.$E125])" office:value-type="float" office:value="0.00499500499500538" calcext:value-type="float">
            <text:p>0,00</text:p>
          </table:table-cell>
          <table:table-cell table:style-name="ce77" table:formula="of:=([.$S$3]-([.$R125]/([.$R$3]/[.$S$3])))" office:value-type="float" office:value="1021.97802197802" calcext:value-type="float">
            <text:p>1022</text:p>
          </table:table-cell>
          <table:table-cell table:style-name="ce77" table:formula="of:=ROUND([.S125]/4)" office:value-type="float" office:value="255" calcext:value-type="float">
            <text:p>255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100000" calcext:value-type="float">
            <text:p>100000</text:p>
          </table:table-cell>
          <table:table-cell table:style-name="ce56" table:formula="of:=IF(  [.$A126]=&quot;auf&quot;;ROUNDUP([.$E126];-(LEN([.$C126])-2));   IF(    [.$A126]=&quot;ab&quot;;ROUNDDOWN([.$E126];-(LEN([.$C126])-2));     IF(      [.$A126]=&quot;passt&quot;;[.$E126];       COM.MICROSOFT.IFS(        OR([.$A126]=2;[.$A126]=2.7;[.$A126]=3.3;[.$A126]=3.6);[.$A126]*[.$C126]       )     )   ) )" office:value-type="float" office:value="110000" calcext:value-type="float">
            <text:p>110.000</text:p>
          </table:table-cell>
          <table:table-cell table:style-name="ce64" table:formula="of:=((10^[.$B126])^(1/[.$W$2]))*[.$C126]" office:value-type="float" office:value="110069.417125221" calcext:value-type="float">
            <text:p>110.069,417125</text:p>
          </table:table-cell>
          <table:table-cell table:style-name="ce70" table:formula="of:=5-(([.$F$3]/([.$E$3]+[.$E126]))*[.$E126])" office:value-type="float" office:value="2.38016559879325" calcext:value-type="float">
            <text:p>2,38</text:p>
          </table:table-cell>
          <table:table-cell table:style-name="ce78" table:formula="of:=([.$G$3]-([.$F126]/([.$F$3]/[.$G$3])))" office:value-type="float" office:value="536.018118486902" calcext:value-type="float">
            <text:p>536</text:p>
          </table:table-cell>
          <table:table-cell table:style-name="ce78" table:formula="of:=ROUND([.G126]/4)" office:value-type="float" office:value="134" calcext:value-type="float">
            <text:p>134</text:p>
          </table:table-cell>
          <table:table-cell table:style-name="ce81"/>
          <table:table-cell table:style-name="ce85" table:formula="of:=5-(([.$F$3]/([.$I$3]+[.$E126]))*[.$E126])" office:value-type="float" office:value="0.416425774332316" calcext:value-type="float">
            <text:p>0,42</text:p>
          </table:table-cell>
          <table:table-cell table:style-name="ce88" table:formula="of:=([.$K$3]-([.$J126]/([.$J$3]/[.$K$3])))" office:value-type="float" office:value="937.799286571608" calcext:value-type="float">
            <text:p>938</text:p>
          </table:table-cell>
          <table:table-cell table:style-name="ce133" table:formula="of:=ROUND([.K126]/4)" office:value-type="float" office:value="234" calcext:value-type="float">
            <text:p>234</text:p>
          </table:table-cell>
          <table:table-cell table:style-name="ce65"/>
          <table:table-cell table:style-name="ce69" table:formula="of:=5-(([.$F$3]/([.$M$3]+[.$E126]))*[.$E126])" office:value-type="float" office:value="0.0450168924030905" calcext:value-type="float">
            <text:p>0,05</text:p>
          </table:table-cell>
          <table:table-cell table:style-name="ce77" table:formula="of:=([.$O$3]-([.$N126]/([.$N$3]/[.$O$3])))" office:value-type="float" office:value="1013.78954381433" calcext:value-type="float">
            <text:p>1014</text:p>
          </table:table-cell>
          <table:table-cell table:style-name="ce77" table:formula="of:=ROUND([.O126]/4)" office:value-type="float" office:value="253" calcext:value-type="float">
            <text:p>253</text:p>
          </table:table-cell>
          <table:table-cell table:style-name="ce65"/>
          <table:table-cell table:style-name="ce69" table:formula="of:=5-(([.$F$3]/([.$Q$3]+[.$E126]))*[.$E126])" office:value-type="float" office:value="0.00453846460339946" calcext:value-type="float">
            <text:p>0,00</text:p>
          </table:table-cell>
          <table:table-cell table:style-name="ce77" table:formula="of:=([.$S$3]-([.$R126]/([.$R$3]/[.$S$3])))" office:value-type="float" office:value="1022.07143014214" calcext:value-type="float">
            <text:p>1022</text:p>
          </table:table-cell>
          <table:table-cell table:style-name="ce77" table:formula="of:=ROUND([.S126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table:style-name="ce46" office:value-type="float" office:value="100000" calcext:value-type="float">
            <text:p>100000</text:p>
          </table:table-cell>
          <table:table-cell table:style-name="ce56" table:formula="of:=IF(  [.$A127]=&quot;auf&quot;;ROUNDUP([.$E127];-(LEN([.$C127])-2));   IF(    [.$A127]=&quot;ab&quot;;ROUNDDOWN([.$E127];-(LEN([.$C127])-2));     IF(      [.$A127]=&quot;passt&quot;;[.$E127];       COM.MICROSOFT.IFS(        OR([.$A127]=2;[.$A127]=2.7;[.$A127]=3.3;[.$A127]=3.6);[.$A127]*[.$C127]       )     )   ) )" office:value-type="float" office:value="120000" calcext:value-type="float">
            <text:p>120.000</text:p>
          </table:table-cell>
          <table:table-cell table:style-name="ce64" table:formula="of:=((10^[.$B127])^(1/[.$W$2]))*[.$C127]" office:value-type="float" office:value="121152.765862859" calcext:value-type="float">
            <text:p>121.152,765863</text:p>
          </table:table-cell>
          <table:table-cell table:style-name="ce70" table:formula="of:=5-(([.$F$3]/([.$E$3]+[.$E127]))*[.$E127])" office:value-type="float" office:value="2.26088060915349" calcext:value-type="float">
            <text:p>2,26</text:p>
          </table:table-cell>
          <table:table-cell table:style-name="ce78" table:formula="of:=([.$G$3]-([.$F127]/([.$F$3]/[.$G$3])))" office:value-type="float" office:value="560.423827367195" calcext:value-type="float">
            <text:p>560</text:p>
          </table:table-cell>
          <table:table-cell table:style-name="ce78" table:formula="of:=ROUND([.G127]/4)" office:value-type="float" office:value="140" calcext:value-type="float">
            <text:p>140</text:p>
          </table:table-cell>
          <table:table-cell table:style-name="ce81"/>
          <table:table-cell table:style-name="ce85" table:formula="of:=5-(([.$F$3]/([.$I$3]+[.$E127]))*[.$E127])" office:value-type="float" office:value="0.381234811717833" calcext:value-type="float">
            <text:p>0,38</text:p>
          </table:table-cell>
          <table:table-cell table:style-name="ce88" table:formula="of:=([.$K$3]-([.$J127]/([.$J$3]/[.$K$3])))" office:value-type="float" office:value="944.999357522531" calcext:value-type="float">
            <text:p>945</text:p>
          </table:table-cell>
          <table:table-cell table:style-name="ce133" table:formula="of:=ROUND([.K127]/4)" office:value-type="float" office:value="236" calcext:value-type="float">
            <text:p>236</text:p>
          </table:table-cell>
          <table:table-cell table:style-name="ce65"/>
          <table:table-cell table:style-name="ce69" table:formula="of:=5-(([.$F$3]/([.$M$3]+[.$E127]))*[.$E127])" office:value-type="float" office:value="0.0409323519175446" calcext:value-type="float">
            <text:p>0,04</text:p>
          </table:table-cell>
          <table:table-cell table:style-name="ce77" table:formula="of:=([.$O$3]-([.$N127]/([.$N$3]/[.$O$3])))" office:value-type="float" office:value="1014.62524079767" calcext:value-type="float">
            <text:p>1015</text:p>
          </table:table-cell>
          <table:table-cell table:style-name="ce77" table:formula="of:=ROUND([.O127]/4)" office:value-type="float" office:value="254" calcext:value-type="float">
            <text:p>254</text:p>
          </table:table-cell>
          <table:table-cell table:style-name="ce65"/>
          <table:table-cell table:style-name="ce69" table:formula="of:=5-(([.$F$3]/([.$Q$3]+[.$E127]))*[.$E127])" office:value-type="float" office:value="0.00412361727538269" calcext:value-type="float">
            <text:p>0,00</text:p>
          </table:table-cell>
          <table:table-cell table:style-name="ce77" table:formula="of:=([.$S$3]-([.$R127]/([.$R$3]/[.$S$3])))" office:value-type="float" office:value="1022.15630790546" calcext:value-type="float">
            <text:p>1022</text:p>
          </table:table-cell>
          <table:table-cell table:style-name="ce77" table:formula="of:=ROUND([.S127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100000" calcext:value-type="float">
            <text:p>100000</text:p>
          </table:table-cell>
          <table:table-cell table:style-name="ce56" table:formula="of:=IF(  [.$A128]=&quot;auf&quot;;ROUNDUP([.$E128];-(LEN([.$C128])-2));   IF(    [.$A128]=&quot;ab&quot;;ROUNDDOWN([.$E128];-(LEN([.$C128])-2));     IF(      [.$A128]=&quot;passt&quot;;[.$E128];       COM.MICROSOFT.IFS(        OR([.$A128]=2;[.$A128]=2.7;[.$A128]=3.3;[.$A128]=3.6);[.$A128]*[.$C128]       )     )   ) )" office:value-type="float" office:value="130000" calcext:value-type="float">
            <text:p>130.000</text:p>
          </table:table-cell>
          <table:table-cell table:style-name="ce64" table:formula="of:=((10^[.$B128])^(1/[.$W$2]))*[.$C128]" office:value-type="float" office:value="133352.143216332" calcext:value-type="float">
            <text:p>133.352,143216</text:p>
          </table:table-cell>
          <table:table-cell table:style-name="ce70" table:formula="of:=5-(([.$F$3]/([.$E$3]+[.$E128]))*[.$E128])" office:value-type="float" office:value="2.14268441295809" calcext:value-type="float">
            <text:p>2,14</text:p>
          </table:table-cell>
          <table:table-cell table:style-name="ce78" table:formula="of:=([.$G$3]-([.$F128]/([.$F$3]/[.$G$3])))" office:value-type="float" office:value="584.606769108774" calcext:value-type="float">
            <text:p>585</text:p>
          </table:table-cell>
          <table:table-cell table:style-name="ce78" table:formula="of:=ROUND([.G128]/4)" office:value-type="float" office:value="146" calcext:value-type="float">
            <text:p>146</text:p>
          </table:table-cell>
          <table:table-cell table:style-name="ce81"/>
          <table:table-cell table:style-name="ce85" table:formula="of:=5-(([.$F$3]/([.$I$3]+[.$E128]))*[.$E128])" office:value-type="float" office:value="0.348791436794531" calcext:value-type="float">
            <text:p>0,35</text:p>
          </table:table-cell>
          <table:table-cell table:style-name="ce88" table:formula="of:=([.$K$3]-([.$J128]/([.$J$3]/[.$K$3])))" office:value-type="float" office:value="951.637272031839" calcext:value-type="float">
            <text:p>952</text:p>
          </table:table-cell>
          <table:table-cell table:style-name="ce133" table:formula="of:=ROUND([.K128]/4)" office:value-type="float" office:value="238" calcext:value-type="float">
            <text:p>238</text:p>
          </table:table-cell>
          <table:table-cell table:style-name="ce65"/>
          <table:table-cell table:style-name="ce69" table:formula="of:=5-(([.$F$3]/([.$M$3]+[.$E128]))*[.$E128])" office:value-type="float" office:value="0.0372156325928428" calcext:value-type="float">
            <text:p>0,04</text:p>
          </table:table-cell>
          <table:table-cell table:style-name="ce77" table:formula="of:=([.$O$3]-([.$N128]/([.$N$3]/[.$O$3])))" office:value-type="float" office:value="1015.3856815715" calcext:value-type="float">
            <text:p>1015</text:p>
          </table:table-cell>
          <table:table-cell table:style-name="ce77" table:formula="of:=ROUND([.O128]/4)" office:value-type="float" office:value="254" calcext:value-type="float">
            <text:p>254</text:p>
          </table:table-cell>
          <table:table-cell table:style-name="ce65"/>
          <table:table-cell table:style-name="ce69" table:formula="of:=5-(([.$F$3]/([.$Q$3]+[.$E128]))*[.$E128])" office:value-type="float" office:value="0.00374666144693858" calcext:value-type="float">
            <text:p>0,00</text:p>
          </table:table-cell>
          <table:table-cell table:style-name="ce77" table:formula="of:=([.$S$3]-([.$R128]/([.$R$3]/[.$S$3])))" office:value-type="float" office:value="1022.23343306796" calcext:value-type="float">
            <text:p>1022</text:p>
          </table:table-cell>
          <table:table-cell table:style-name="ce77" table:formula="of:=ROUND([.S128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100000" calcext:value-type="float">
            <text:p>100000</text:p>
          </table:table-cell>
          <table:table-cell table:style-name="ce56" table:formula="of:=IF(  [.$A129]=&quot;auf&quot;;ROUNDUP([.$E129];-(LEN([.$C129])-2));   IF(    [.$A129]=&quot;ab&quot;;ROUNDDOWN([.$E129];-(LEN([.$C129])-2));     IF(      [.$A129]=&quot;passt&quot;;[.$E129];       COM.MICROSOFT.IFS(        OR([.$A129]=2;[.$A129]=2.7;[.$A129]=3.3;[.$A129]=3.6);[.$A129]*[.$C129]       )     )   ) )" office:value-type="float" office:value="150000" calcext:value-type="float">
            <text:p>150.000</text:p>
          </table:table-cell>
          <table:table-cell table:style-name="ce64" table:formula="of:=((10^[.$B129])^(1/[.$W$2]))*[.$C129]" office:value-type="float" office:value="146779.926762207" calcext:value-type="float">
            <text:p>146.779,926762</text:p>
          </table:table-cell>
          <table:table-cell table:style-name="ce70" table:formula="of:=5-(([.$F$3]/([.$E$3]+[.$E129]))*[.$E129])" office:value-type="float" office:value="2.02609671929189" calcext:value-type="float">
            <text:p>2,03</text:p>
          </table:table-cell>
          <table:table-cell table:style-name="ce78" table:formula="of:=([.$G$3]-([.$F129]/([.$F$3]/[.$G$3])))" office:value-type="float" office:value="608.46061123288" calcext:value-type="float">
            <text:p>608</text:p>
          </table:table-cell>
          <table:table-cell table:style-name="ce78" table:formula="of:=ROUND([.G129]/4)" office:value-type="float" office:value="152" calcext:value-type="float">
            <text:p>152</text:p>
          </table:table-cell>
          <table:table-cell table:style-name="ce81"/>
          <table:table-cell table:style-name="ce85" table:formula="of:=5-(([.$F$3]/([.$I$3]+[.$E129]))*[.$E129])" office:value-type="float" office:value="0.318918378344675" calcext:value-type="float">
            <text:p>0,32</text:p>
          </table:table-cell>
          <table:table-cell table:style-name="ce88" table:formula="of:=([.$K$3]-([.$J129]/([.$J$3]/[.$K$3])))" office:value-type="float" office:value="957.74929979068" calcext:value-type="float">
            <text:p>958</text:p>
          </table:table-cell>
          <table:table-cell table:style-name="ce133" table:formula="of:=ROUND([.K129]/4)" office:value-type="float" office:value="239" calcext:value-type="float">
            <text:p>239</text:p>
          </table:table-cell>
          <table:table-cell table:style-name="ce65"/>
          <table:table-cell table:style-name="ce69" table:formula="of:=5-(([.$F$3]/([.$M$3]+[.$E129]))*[.$E129])" office:value-type="float" office:value="0.0338340944507678" calcext:value-type="float">
            <text:p>0,03</text:p>
          </table:table-cell>
          <table:table-cell table:style-name="ce77" table:formula="of:=([.$O$3]-([.$N129]/([.$N$3]/[.$O$3])))" office:value-type="float" office:value="1016.07754427537" calcext:value-type="float">
            <text:p>1016</text:p>
          </table:table-cell>
          <table:table-cell table:style-name="ce77" table:formula="of:=ROUND([.O129]/4)" office:value-type="float" office:value="254" calcext:value-type="float">
            <text:p>254</text:p>
          </table:table-cell>
          <table:table-cell table:style-name="ce65"/>
          <table:table-cell table:style-name="ce69" table:formula="of:=5-(([.$F$3]/([.$Q$3]+[.$E129]))*[.$E129])" office:value-type="float" office:value="0.00340414113093512" calcext:value-type="float">
            <text:p>0,00</text:p>
          </table:table-cell>
          <table:table-cell table:style-name="ce77" table:formula="of:=([.$S$3]-([.$R129]/([.$R$3]/[.$S$3])))" office:value-type="float" office:value="1022.30351272461" calcext:value-type="float">
            <text:p>1022</text:p>
          </table:table-cell>
          <table:table-cell table:style-name="ce77" table:formula="of:=ROUND([.S129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5" calcext:value-type="float">
            <text:p>5</text:p>
          </table:table-cell>
          <table:table-cell table:style-name="ce46" office:value-type="float" office:value="100000" calcext:value-type="float">
            <text:p>100000</text:p>
          </table:table-cell>
          <table:table-cell table:style-name="ce56" table:formula="of:=IF(  [.$A130]=&quot;auf&quot;;ROUNDUP([.$E130];-(LEN([.$C130])-2));   IF(    [.$A130]=&quot;ab&quot;;ROUNDDOWN([.$E130];-(LEN([.$C130])-2));     IF(      [.$A130]=&quot;passt&quot;;[.$E130];       COM.MICROSOFT.IFS(        OR([.$A130]=2;[.$A130]=2.7;[.$A130]=3.3;[.$A130]=3.6);[.$A130]*[.$C130]       )     )   ) )" office:value-type="float" office:value="160000" calcext:value-type="float">
            <text:p>160.000</text:p>
          </table:table-cell>
          <table:table-cell table:style-name="ce64" table:formula="of:=((10^[.$B130])^(1/[.$W$2]))*[.$C130]" office:value-type="float" office:value="161559.809843987" calcext:value-type="float">
            <text:p>161.559,809844</text:p>
          </table:table-cell>
          <table:table-cell table:style-name="ce70" table:formula="of:=5-(([.$F$3]/([.$E$3]+[.$E130]))*[.$E130])" office:value-type="float" office:value="1.91160866915385" calcext:value-type="float">
            <text:p>1,91</text:p>
          </table:table-cell>
          <table:table-cell table:style-name="ce78" table:formula="of:=([.$G$3]-([.$F130]/([.$F$3]/[.$G$3])))" office:value-type="float" office:value="631.884866291121" calcext:value-type="float">
            <text:p>632</text:p>
          </table:table-cell>
          <table:table-cell table:style-name="ce78" table:formula="of:=ROUND([.G130]/4)" office:value-type="float" office:value="158" calcext:value-type="float">
            <text:p>158</text:p>
          </table:table-cell>
          <table:table-cell table:style-name="ce81"/>
          <table:table-cell table:style-name="ce85" table:formula="of:=5-(([.$F$3]/([.$I$3]+[.$E130]))*[.$E130])" office:value-type="float" office:value="0.291443549893585" calcext:value-type="float">
            <text:p>0,29</text:p>
          </table:table-cell>
          <table:table-cell table:style-name="ce88" table:formula="of:=([.$K$3]-([.$J130]/([.$J$3]/[.$K$3])))" office:value-type="float" office:value="963.370649691773" calcext:value-type="float">
            <text:p>963</text:p>
          </table:table-cell>
          <table:table-cell table:style-name="ce133" table:formula="of:=ROUND([.K130]/4)" office:value-type="float" office:value="241" calcext:value-type="float">
            <text:p>241</text:p>
          </table:table-cell>
          <table:table-cell table:style-name="ce65"/>
          <table:table-cell table:style-name="ce69" table:formula="of:=5-(([.$F$3]/([.$M$3]+[.$E130]))*[.$E130])" office:value-type="float" office:value="0.0307579099950876" calcext:value-type="float">
            <text:p>0,03</text:p>
          </table:table-cell>
          <table:table-cell table:style-name="ce77" table:formula="of:=([.$O$3]-([.$N130]/([.$N$3]/[.$O$3])))" office:value-type="float" office:value="1016.70693161501" calcext:value-type="float">
            <text:p>1017</text:p>
          </table:table-cell>
          <table:table-cell table:style-name="ce77" table:formula="of:=ROUND([.O130]/4)" office:value-type="float" office:value="254" calcext:value-type="float">
            <text:p>254</text:p>
          </table:table-cell>
          <table:table-cell table:style-name="ce65"/>
          <table:table-cell table:style-name="ce69" table:formula="of:=5-(([.$F$3]/([.$Q$3]+[.$E130]))*[.$E130])" office:value-type="float" office:value="0.00309291468598438" calcext:value-type="float">
            <text:p>0,00</text:p>
          </table:table-cell>
          <table:table-cell table:style-name="ce77" table:formula="of:=([.$S$3]-([.$R130]/([.$R$3]/[.$S$3])))" office:value-type="float" office:value="1022.36718965525" calcext:value-type="float">
            <text:p>1022</text:p>
          </table:table-cell>
          <table:table-cell table:style-name="ce77" table:formula="of:=ROUND([.S130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6" calcext:value-type="float">
            <text:p>6</text:p>
          </table:table-cell>
          <table:table-cell table:style-name="ce46" office:value-type="float" office:value="100000" calcext:value-type="float">
            <text:p>100000</text:p>
          </table:table-cell>
          <table:table-cell table:style-name="ce56" table:formula="of:=IF(  [.$A131]=&quot;auf&quot;;ROUNDUP([.$E131];-(LEN([.$C131])-2));   IF(    [.$A131]=&quot;ab&quot;;ROUNDDOWN([.$E131];-(LEN([.$C131])-2));     IF(      [.$A131]=&quot;passt&quot;;[.$E131];       COM.MICROSOFT.IFS(        OR([.$A131]=2;[.$A131]=2.7;[.$A131]=3.3;[.$A131]=3.6);[.$A131]*[.$C131]       )     )   ) )" office:value-type="float" office:value="180000" calcext:value-type="float">
            <text:p>180.000</text:p>
          </table:table-cell>
          <table:table-cell table:style-name="ce64" table:formula="of:=((10^[.$B131])^(1/[.$W$2]))*[.$C131]" office:value-type="float" office:value="177827.941003892" calcext:value-type="float">
            <text:p>177.827,941004</text:p>
          </table:table-cell>
          <table:table-cell table:style-name="ce70" table:formula="of:=5-(([.$F$3]/([.$E$3]+[.$E131]))*[.$E131])" office:value-type="float" office:value="1.79967500098557" calcext:value-type="float">
            <text:p>1,80</text:p>
          </table:table-cell>
          <table:table-cell table:style-name="ce78" table:formula="of:=([.$G$3]-([.$F131]/([.$F$3]/[.$G$3])))" office:value-type="float" office:value="654.786494798351" calcext:value-type="float">
            <text:p>655</text:p>
          </table:table-cell>
          <table:table-cell table:style-name="ce78" table:formula="of:=ROUND([.G131]/4)" office:value-type="float" office:value="164" calcext:value-type="float">
            <text:p>164</text:p>
          </table:table-cell>
          <table:table-cell table:style-name="ce81"/>
          <table:table-cell table:style-name="ce85" table:formula="of:=5-(([.$F$3]/([.$I$3]+[.$E131]))*[.$E131])" office:value-type="float" office:value="0.266201076010113" calcext:value-type="float">
            <text:p>0,27</text:p>
          </table:table-cell>
          <table:table-cell table:style-name="ce88" table:formula="of:=([.$K$3]-([.$J131]/([.$J$3]/[.$K$3])))" office:value-type="float" office:value="968.535259848331" calcext:value-type="float">
            <text:p>969</text:p>
          </table:table-cell>
          <table:table-cell table:style-name="ce133" table:formula="of:=ROUND([.K131]/4)" office:value-type="float" office:value="242" calcext:value-type="float">
            <text:p>242</text:p>
          </table:table-cell>
          <table:table-cell table:style-name="ce65"/>
          <table:table-cell table:style-name="ce69" table:formula="of:=5-(([.$F$3]/([.$M$3]+[.$E131]))*[.$E131])" office:value-type="float" office:value="0.0279598365441736" calcext:value-type="float">
            <text:p>0,03</text:p>
          </table:table-cell>
          <table:table-cell table:style-name="ce77" table:formula="of:=([.$O$3]-([.$N131]/([.$N$3]/[.$O$3])))" office:value-type="float" office:value="1017.27941744306" calcext:value-type="float">
            <text:p>1017</text:p>
          </table:table-cell>
          <table:table-cell table:style-name="ce77" table:formula="of:=ROUND([.O131]/4)" office:value-type="float" office:value="254" calcext:value-type="float">
            <text:p>254</text:p>
          </table:table-cell>
          <table:table-cell table:style-name="ce65"/>
          <table:table-cell table:style-name="ce69" table:formula="of:=5-(([.$F$3]/([.$Q$3]+[.$E131]))*[.$E131])" office:value-type="float" office:value="0.00281012637576161" calcext:value-type="float">
            <text:p>0,00</text:p>
          </table:table-cell>
          <table:table-cell table:style-name="ce77" table:formula="of:=([.$S$3]-([.$R131]/([.$R$3]/[.$S$3])))" office:value-type="float" office:value="1022.42504814352" calcext:value-type="float">
            <text:p>1022</text:p>
          </table:table-cell>
          <table:table-cell table:style-name="ce77" table:formula="of:=ROUND([.S131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4" office:value-type="string" calcext:value-type="string">
            <text:p>x</text:p>
          </table:table-cell>
          <table:table-cell table:style-name="ce40" office:value-type="float" office:value="7" calcext:value-type="float">
            <text:p>7</text:p>
          </table:table-cell>
          <table:table-cell table:style-name="ce47" office:value-type="float" office:value="100000" calcext:value-type="float">
            <text:p>100000</text:p>
          </table:table-cell>
          <table:table-cell table:style-name="ce57" table:formula="of:=IF(  [.$A132]=&quot;auf&quot;;ROUNDUP([.$E132];-(LEN([.$C132])-2));   IF(    [.$A132]=&quot;ab&quot;;ROUNDDOWN([.$E132];-(LEN([.$C132])-2));     IF(      [.$A132]=&quot;passt&quot;;[.$E132];       COM.MICROSOFT.IFS(        OR([.$A132]=2;[.$A132]=2.7;[.$A132]=3.3;[.$A132]=3.6);[.$A132]*[.$C132]       )     )   ) )" office:value-type="string" office:string-value="" calcext:value-type="error">
            <text:p>#NV</text:p>
          </table:table-cell>
          <table:table-cell table:style-name="ce65" table:formula="of:=((10^[.$B132])^(1/[.$W$2]))*[.$C132]" office:value-type="float" office:value="195734.178148766" calcext:value-type="float">
            <text:p>195.734,178149</text:p>
          </table:table-cell>
          <table:table-cell table:style-name="ce69" table:formula="of:=5-(([.$F$3]/([.$E$3]+[.$E132]))*[.$E132])" office:value-type="float" office:value="1.6907075236616" calcext:value-type="float">
            <text:p>1,69</text:p>
          </table:table-cell>
          <table:table-cell table:style-name="ce77" table:formula="of:=([.$G$3]-([.$F132]/([.$F$3]/[.$G$3])))" office:value-type="float" office:value="677.081240658836" calcext:value-type="float">
            <text:p>677</text:p>
          </table:table-cell>
          <table:table-cell table:style-name="ce77" table:formula="of:=ROUND([.G132]/4)" office:value-type="float" office:value="169" calcext:value-type="float">
            <text:p>169</text:p>
          </table:table-cell>
          <table:table-cell table:style-name="ce65"/>
          <table:table-cell table:style-name="ce69" table:formula="of:=5-(([.$F$3]/([.$I$3]+[.$E132]))*[.$E132])" office:value-type="float" office:value="0.243032054517675" calcext:value-type="float">
            <text:p>0,24</text:p>
          </table:table-cell>
          <table:table-cell table:style-name="ce77" table:formula="of:=([.$K$3]-([.$J132]/([.$J$3]/[.$K$3])))" office:value-type="float" office:value="973.275641645684" calcext:value-type="float">
            <text:p>973</text:p>
          </table:table-cell>
          <table:table-cell table:style-name="ce77" table:formula="of:=ROUND([.K132]/4)" office:value-type="float" office:value="243" calcext:value-type="float">
            <text:p>243</text:p>
          </table:table-cell>
          <table:table-cell table:style-name="ce65"/>
          <table:table-cell table:style-name="ce69" table:formula="of:=5-(([.$F$3]/([.$M$3]+[.$E132]))*[.$E132])" office:value-type="float" office:value="0.025415004383321" calcext:value-type="float">
            <text:p>0,03</text:p>
          </table:table-cell>
          <table:table-cell table:style-name="ce77" table:formula="of:=([.$O$3]-([.$N132]/([.$N$3]/[.$O$3])))" office:value-type="float" office:value="1017.80009010317" calcext:value-type="float">
            <text:p>1018</text:p>
          </table:table-cell>
          <table:table-cell table:style-name="ce77" table:formula="of:=ROUND([.O132]/4)" office:value-type="float" office:value="254" calcext:value-type="float">
            <text:p>254</text:p>
          </table:table-cell>
          <table:table-cell table:style-name="ce65"/>
          <table:table-cell table:style-name="ce69" table:formula="of:=5-(([.$F$3]/([.$Q$3]+[.$E132]))*[.$E132])" office:value-type="float" office:value="0.00255318047506581" calcext:value-type="float">
            <text:p>0,00</text:p>
          </table:table-cell>
          <table:table-cell table:style-name="ce77" table:formula="of:=([.$S$3]-([.$R132]/([.$R$3]/[.$S$3])))" office:value-type="float" office:value="1022.4776192748" calcext:value-type="float">
            <text:p>1022</text:p>
          </table:table-cell>
          <table:table-cell table:style-name="ce77" table:formula="of:=ROUND([.S132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8" calcext:value-type="float">
            <text:p>8</text:p>
          </table:table-cell>
          <table:table-cell table:style-name="ce46" office:value-type="float" office:value="100000" calcext:value-type="float">
            <text:p>100000</text:p>
          </table:table-cell>
          <table:table-cell table:style-name="ce56" table:formula="of:=IF(  [.$A133]=&quot;auf&quot;;ROUNDUP([.$E133];-(LEN([.$C133])-2));   IF(    [.$A133]=&quot;ab&quot;;ROUNDDOWN([.$E133];-(LEN([.$C133])-2));     IF(      [.$A133]=&quot;passt&quot;;[.$E133];       COM.MICROSOFT.IFS(        OR([.$A133]=2;[.$A133]=2.7;[.$A133]=3.3;[.$A133]=3.6);[.$A133]*[.$C133]       )     )   ) )" office:value-type="float" office:value="220000" calcext:value-type="float">
            <text:p>220.000</text:p>
          </table:table-cell>
          <table:table-cell table:style-name="ce64" table:formula="of:=((10^[.$B133])^(1/[.$W$2]))*[.$C133]" office:value-type="float" office:value="215443.469003188" calcext:value-type="float">
            <text:p>215.443,469003</text:p>
          </table:table-cell>
          <table:table-cell table:style-name="ce70" table:formula="of:=5-(([.$F$3]/([.$E$3]+[.$E133]))*[.$E133])" office:value-type="float" office:value="1.58507006526404" calcext:value-type="float">
            <text:p>1,59</text:p>
          </table:table-cell>
          <table:table-cell table:style-name="ce78" table:formula="of:=([.$G$3]-([.$F133]/([.$F$3]/[.$G$3])))" office:value-type="float" office:value="698.694664646977" calcext:value-type="float">
            <text:p>699</text:p>
          </table:table-cell>
          <table:table-cell table:style-name="ce78" table:formula="of:=ROUND([.G133]/4)" office:value-type="float" office:value="175" calcext:value-type="float">
            <text:p>175</text:p>
          </table:table-cell>
          <table:table-cell table:style-name="ce81"/>
          <table:table-cell table:style-name="ce85" table:formula="of:=5-(([.$F$3]/([.$I$3]+[.$E133]))*[.$E133])" office:value-type="float" office:value="0.221785089721507" calcext:value-type="float">
            <text:p>0,22</text:p>
          </table:table-cell>
          <table:table-cell table:style-name="ce88" table:formula="of:=([.$K$3]-([.$J133]/([.$J$3]/[.$K$3])))" office:value-type="float" office:value="977.62277064298" calcext:value-type="float">
            <text:p>978</text:p>
          </table:table-cell>
          <table:table-cell table:style-name="ce133" table:formula="of:=ROUND([.K133]/4)" office:value-type="float" office:value="244" calcext:value-type="float">
            <text:p>244</text:p>
          </table:table-cell>
          <table:table-cell table:style-name="ce65"/>
          <table:table-cell table:style-name="ce69" table:formula="of:=5-(([.$F$3]/([.$M$3]+[.$E133]))*[.$E133])" office:value-type="float" office:value="0.023100720123491" calcext:value-type="float">
            <text:p>0,02</text:p>
          </table:table-cell>
          <table:table-cell table:style-name="ce77" table:formula="of:=([.$O$3]-([.$N133]/([.$N$3]/[.$O$3])))" office:value-type="float" office:value="1018.27359266273" calcext:value-type="float">
            <text:p>1018</text:p>
          </table:table-cell>
          <table:table-cell table:style-name="ce77" table:formula="of:=ROUND([.O133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Q$3]+[.$E133]))*[.$E133])" office:value-type="float" office:value="0.0023197176992289" calcext:value-type="float">
            <text:p>0,00</text:p>
          </table:table-cell>
          <table:table-cell table:style-name="ce77" table:formula="of:=([.$S$3]-([.$R133]/([.$R$3]/[.$S$3])))" office:value-type="float" office:value="1022.52538575874" calcext:value-type="float">
            <text:p>1023</text:p>
          </table:table-cell>
          <table:table-cell table:style-name="ce77" table:formula="of:=ROUND([.S133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9" calcext:value-type="float">
            <text:p>9</text:p>
          </table:table-cell>
          <table:table-cell table:style-name="ce46" office:value-type="float" office:value="100000" calcext:value-type="float">
            <text:p>100000</text:p>
          </table:table-cell>
          <table:table-cell table:style-name="ce56" table:formula="of:=IF(  [.$A134]=&quot;auf&quot;;ROUNDUP([.$E134];-(LEN([.$C134])-2));   IF(    [.$A134]=&quot;ab&quot;;ROUNDDOWN([.$E134];-(LEN([.$C134])-2));     IF(      [.$A134]=&quot;passt&quot;;[.$E134];       COM.MICROSOFT.IFS(        OR([.$A134]=2;[.$A134]=2.7;[.$A134]=3.3;[.$A134]=3.6);[.$A134]*[.$C134]       )     )   ) )" office:value-type="float" office:value="240000" calcext:value-type="float">
            <text:p>240.000</text:p>
          </table:table-cell>
          <table:table-cell table:style-name="ce64" table:formula="of:=((10^[.$B134])^(1/[.$W$2]))*[.$C134]" office:value-type="float" office:value="237137.370566165" calcext:value-type="float">
            <text:p>237.137,370566</text:p>
          </table:table-cell>
          <table:table-cell table:style-name="ce70" table:formula="of:=5-(([.$F$3]/([.$E$3]+[.$E134]))*[.$E134])" office:value-type="float" office:value="1.48307498264086" calcext:value-type="float">
            <text:p>1,48</text:p>
          </table:table-cell>
          <table:table-cell table:style-name="ce78" table:formula="of:=([.$G$3]-([.$F134]/([.$F$3]/[.$G$3])))" office:value-type="float" office:value="719.562858551681" calcext:value-type="float">
            <text:p>720</text:p>
          </table:table-cell>
          <table:table-cell table:style-name="ce78" table:formula="of:=ROUND([.G134]/4)" office:value-type="float" office:value="180" calcext:value-type="float">
            <text:p>180</text:p>
          </table:table-cell>
          <table:table-cell table:style-name="ce81"/>
          <table:table-cell table:style-name="ce85" table:formula="of:=5-(([.$F$3]/([.$I$3]+[.$E134]))*[.$E134])" office:value-type="float" office:value="0.202316630161822" calcext:value-type="float">
            <text:p>0,20</text:p>
          </table:table-cell>
          <table:table-cell table:style-name="ce88" table:formula="of:=([.$K$3]-([.$J134]/([.$J$3]/[.$K$3])))" office:value-type="float" office:value="981.606017468891" calcext:value-type="float">
            <text:p>982</text:p>
          </table:table-cell>
          <table:table-cell table:style-name="ce133" table:formula="of:=ROUND([.K134]/4)" office:value-type="float" office:value="245" calcext:value-type="float">
            <text:p>245</text:p>
          </table:table-cell>
          <table:table-cell table:style-name="ce65"/>
          <table:table-cell table:style-name="ce69" table:formula="of:=5-(([.$F$3]/([.$M$3]+[.$E134]))*[.$E134])" office:value-type="float" office:value="0.0209962845735321" calcext:value-type="float">
            <text:p>0,02</text:p>
          </table:table-cell>
          <table:table-cell table:style-name="ce77" table:formula="of:=([.$O$3]-([.$N134]/([.$N$3]/[.$O$3])))" office:value-type="float" office:value="1018.70416017626" calcext:value-type="float">
            <text:p>1019</text:p>
          </table:table-cell>
          <table:table-cell table:style-name="ce77" table:formula="of:=ROUND([.O134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Q$3]+[.$E134]))*[.$E134])" office:value-type="float" office:value="0.00210759375222658" calcext:value-type="float">
            <text:p>0,00</text:p>
          </table:table-cell>
          <table:table-cell table:style-name="ce77" table:formula="of:=([.$S$3]-([.$R134]/([.$R$3]/[.$S$3])))" office:value-type="float" office:value="1022.56878631829" calcext:value-type="float">
            <text:p>1023</text:p>
          </table:table-cell>
          <table:table-cell table:style-name="ce77" table:formula="of:=ROUND([.S134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float" office:value="2.7" calcext:value-type="float">
            <text:p>2,7</text:p>
          </table:table-cell>
          <table:table-cell office:value-type="float" office:value="10" calcext:value-type="float">
            <text:p>10</text:p>
          </table:table-cell>
          <table:table-cell table:style-name="ce46" office:value-type="float" office:value="100000" calcext:value-type="float">
            <text:p>100000</text:p>
          </table:table-cell>
          <table:table-cell table:style-name="ce56" table:formula="of:=IF(  [.$A135]=&quot;auf&quot;;ROUNDUP([.$E135];-(LEN([.$C135])-2));   IF(    [.$A135]=&quot;ab&quot;;ROUNDDOWN([.$E135];-(LEN([.$C135])-2));     IF(      [.$A135]=&quot;passt&quot;;[.$E135];       COM.MICROSOFT.IFS(        OR([.$A135]=2;[.$A135]=2.7;[.$A135]=3.3;[.$A135]=3.6);[.$A135]*[.$C135]       )     )   ) )" office:value-type="float" office:value="270000" calcext:value-type="float">
            <text:p>270.000</text:p>
          </table:table-cell>
          <table:table-cell table:style-name="ce64" table:formula="of:=((10^[.$B135])^(1/[.$W$2]))*[.$C135]" office:value-type="float" office:value="261015.721568254" calcext:value-type="float">
            <text:p>261.015,721568</text:p>
          </table:table-cell>
          <table:table-cell table:style-name="ce70" table:formula="of:=5-(([.$F$3]/([.$E$3]+[.$E135]))*[.$E135])" office:value-type="float" office:value="1.38498123524371" calcext:value-type="float">
            <text:p>1,38</text:p>
          </table:table-cell>
          <table:table-cell table:style-name="ce78" table:formula="of:=([.$G$3]-([.$F135]/([.$F$3]/[.$G$3])))" office:value-type="float" office:value="739.632839269136" calcext:value-type="float">
            <text:p>740</text:p>
          </table:table-cell>
          <table:table-cell table:style-name="ce78" table:formula="of:=ROUND([.G135]/4)" office:value-type="float" office:value="185" calcext:value-type="float">
            <text:p>185</text:p>
          </table:table-cell>
          <table:table-cell table:style-name="ce81"/>
          <table:table-cell table:style-name="ce85" table:formula="of:=5-(([.$F$3]/([.$I$3]+[.$E135]))*[.$E135])" office:value-type="float" office:value="0.184491142103016" calcext:value-type="float">
            <text:p>0,18</text:p>
          </table:table-cell>
          <table:table-cell table:style-name="ce88" table:formula="of:=([.$K$3]-([.$J135]/([.$J$3]/[.$K$3])))" office:value-type="float" office:value="985.253112325723" calcext:value-type="float">
            <text:p>985</text:p>
          </table:table-cell>
          <table:table-cell table:style-name="ce133" table:formula="of:=ROUND([.K135]/4)" office:value-type="float" office:value="246" calcext:value-type="float">
            <text:p>246</text:p>
          </table:table-cell>
          <table:table-cell table:style-name="ce65"/>
          <table:table-cell table:style-name="ce69" table:formula="of:=5-(([.$F$3]/([.$M$3]+[.$E135]))*[.$E135])" office:value-type="float" office:value="0.0190828243819619" calcext:value-type="float">
            <text:p>0,02</text:p>
          </table:table-cell>
          <table:table-cell table:style-name="ce77" table:formula="of:=([.$O$3]-([.$N135]/([.$N$3]/[.$O$3])))" office:value-type="float" office:value="1019.09565413145" calcext:value-type="float">
            <text:p>1019</text:p>
          </table:table-cell>
          <table:table-cell table:style-name="ce77" table:formula="of:=ROUND([.O135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Q$3]+[.$E135]))*[.$E135])" office:value-type="float" office:value="0.00191485980620776" calcext:value-type="float">
            <text:p>0,00</text:p>
          </table:table-cell>
          <table:table-cell table:style-name="ce77" table:formula="of:=([.$S$3]-([.$R135]/([.$R$3]/[.$S$3])))" office:value-type="float" office:value="1022.60821968365" calcext:value-type="float">
            <text:p>1023</text:p>
          </table:table-cell>
          <table:table-cell table:style-name="ce77" table:formula="of:=ROUND([.S135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float" office:value="2.7" calcext:value-type="float">
            <text:p>2,7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00000" calcext:value-type="float">
            <text:p>100000</text:p>
          </table:table-cell>
          <table:table-cell table:style-name="ce56" table:formula="of:=IF(  [.$A136]=&quot;auf&quot;;ROUNDUP([.$E136];-(LEN([.$C136])-2));   IF(    [.$A136]=&quot;ab&quot;;ROUNDDOWN([.$E136];-(LEN([.$C136])-2));     IF(      [.$A136]=&quot;passt&quot;;[.$E136];       COM.MICROSOFT.IFS(        OR([.$A136]=2;[.$A136]=2.7;[.$A136]=3.3;[.$A136]=3.6);[.$A136]*[.$C136]       )     )   ) )" office:value-type="float" office:value="270000" calcext:value-type="float">
            <text:p>270.000</text:p>
          </table:table-cell>
          <table:table-cell table:style-name="ce64" table:formula="of:=((10^[.$B136])^(1/[.$W$2]))*[.$C136]" office:value-type="float" office:value="287298.483335366" calcext:value-type="float">
            <text:p>287.298,483335</text:p>
          </table:table-cell>
          <table:table-cell table:style-name="ce70" table:formula="of:=5-(([.$F$3]/([.$E$3]+[.$E136]))*[.$E136])" office:value-type="float" office:value="1.29099395302058" calcext:value-type="float">
            <text:p>1,29</text:p>
          </table:table-cell>
          <table:table-cell table:style-name="ce78" table:formula="of:=([.$G$3]-([.$F136]/([.$F$3]/[.$G$3])))" office:value-type="float" office:value="758.862637211989" calcext:value-type="float">
            <text:p>759</text:p>
          </table:table-cell>
          <table:table-cell table:style-name="ce78" table:formula="of:=ROUND([.G136]/4)" office:value-type="float" office:value="190" calcext:value-type="float">
            <text:p>190</text:p>
          </table:table-cell>
          <table:table-cell table:style-name="ce81"/>
          <table:table-cell table:style-name="ce85" table:formula="of:=5-(([.$F$3]/([.$I$3]+[.$E136]))*[.$E136])" office:value-type="float" office:value="0.168181147239818" calcext:value-type="float">
            <text:p>0,17</text:p>
          </table:table-cell>
          <table:table-cell table:style-name="ce88" table:formula="of:=([.$K$3]-([.$J136]/([.$J$3]/[.$K$3])))" office:value-type="float" office:value="988.590137274733" calcext:value-type="float">
            <text:p>989</text:p>
          </table:table-cell>
          <table:table-cell table:style-name="ce133" table:formula="of:=ROUND([.K136]/4)" office:value-type="float" office:value="247" calcext:value-type="float">
            <text:p>247</text:p>
          </table:table-cell>
          <table:table-cell table:style-name="ce65"/>
          <table:table-cell table:style-name="ce69" table:formula="of:=5-(([.$F$3]/([.$M$3]+[.$E136]))*[.$E136])" office:value-type="float" office:value="0.017343136676109" calcext:value-type="float">
            <text:p>0,02</text:p>
          </table:table-cell>
          <table:table-cell table:style-name="ce77" table:formula="of:=([.$O$3]-([.$N136]/([.$N$3]/[.$O$3])))" office:value-type="float" office:value="1019.45159423607" calcext:value-type="float">
            <text:p>1019</text:p>
          </table:table-cell>
          <table:table-cell table:style-name="ce77" table:formula="of:=ROUND([.O136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Q$3]+[.$E136]))*[.$E136])" office:value-type="float" office:value="0.00173974474115912" calcext:value-type="float">
            <text:p>0,00</text:p>
          </table:table-cell>
          <table:table-cell table:style-name="ce77" table:formula="of:=([.$S$3]-([.$R136]/([.$R$3]/[.$S$3])))" office:value-type="float" office:value="1022.64404822596" calcext:value-type="float">
            <text:p>1023</text:p>
          </table:table-cell>
          <table:table-cell table:style-name="ce77" table:formula="of:=ROUND([.S136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float" office:value="3.3" calcext:value-type="float">
            <text:p>3,3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00000" calcext:value-type="float">
            <text:p>100000</text:p>
          </table:table-cell>
          <table:table-cell table:style-name="ce56" table:formula="of:=IF(  [.$A137]=&quot;auf&quot;;ROUNDUP([.$E137];-(LEN([.$C137])-2));   IF(    [.$A137]=&quot;ab&quot;;ROUNDDOWN([.$E137];-(LEN([.$C137])-2));     IF(      [.$A137]=&quot;passt&quot;;[.$E137];       COM.MICROSOFT.IFS(        OR([.$A137]=2;[.$A137]=2.7;[.$A137]=3.3;[.$A137]=3.6);[.$A137]*[.$C137]       )     )   ) )" office:value-type="float" office:value="330000" calcext:value-type="float">
            <text:p>330.000</text:p>
          </table:table-cell>
          <table:table-cell table:style-name="ce64" table:formula="of:=((10^[.$B137])^(1/[.$W$2]))*[.$C137]" office:value-type="float" office:value="316227.766016838" calcext:value-type="float">
            <text:p>316.227,766017</text:p>
          </table:table-cell>
          <table:table-cell table:style-name="ce70" table:formula="of:=5-(([.$F$3]/([.$E$3]+[.$E137]))*[.$E137])" office:value-type="float" office:value="1.20126536676021" calcext:value-type="float">
            <text:p>1,20</text:p>
          </table:table-cell>
          <table:table-cell table:style-name="ce78" table:formula="of:=([.$G$3]-([.$F137]/([.$F$3]/[.$G$3])))" office:value-type="float" office:value="777.221105960861" calcext:value-type="float">
            <text:p>777</text:p>
          </table:table-cell>
          <table:table-cell table:style-name="ce78" table:formula="of:=ROUND([.G137]/4)" office:value-type="float" office:value="194" calcext:value-type="float">
            <text:p>194</text:p>
          </table:table-cell>
          <table:table-cell table:style-name="ce81"/>
          <table:table-cell table:style-name="ce85" table:formula="of:=5-(([.$F$3]/([.$I$3]+[.$E137]))*[.$E137])" office:value-type="float" office:value="0.153267150158578" calcext:value-type="float">
            <text:p>0,15</text:p>
          </table:table-cell>
          <table:table-cell table:style-name="ce88" table:formula="of:=([.$K$3]-([.$J137]/([.$J$3]/[.$K$3])))" office:value-type="float" office:value="991.641541077555" calcext:value-type="float">
            <text:p>992</text:p>
          </table:table-cell>
          <table:table-cell table:style-name="ce133" table:formula="of:=ROUND([.K137]/4)" office:value-type="float" office:value="248" calcext:value-type="float">
            <text:p>248</text:p>
          </table:table-cell>
          <table:table-cell table:style-name="ce65"/>
          <table:table-cell table:style-name="ce69" table:formula="of:=5-(([.$F$3]/([.$M$3]+[.$E137]))*[.$E137])" office:value-type="float" office:value="0.015761545916301" calcext:value-type="float">
            <text:p>0,02</text:p>
          </table:table-cell>
          <table:table-cell table:style-name="ce77" table:formula="of:=([.$O$3]-([.$N137]/([.$N$3]/[.$O$3])))" office:value-type="float" office:value="1019.77518770552" calcext:value-type="float">
            <text:p>1020</text:p>
          </table:table-cell>
          <table:table-cell table:style-name="ce77" table:formula="of:=ROUND([.O137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Q$3]+[.$E137]))*[.$E137])" office:value-type="float" office:value="0.00158063898814742" calcext:value-type="float">
            <text:p>0,00</text:p>
          </table:table-cell>
          <table:table-cell table:style-name="ce77" table:formula="of:=([.$S$3]-([.$R137]/([.$R$3]/[.$S$3])))" office:value-type="float" office:value="1022.67660126303" calcext:value-type="float">
            <text:p>1023</text:p>
          </table:table-cell>
          <table:table-cell table:style-name="ce77" table:formula="of:=ROUND([.S137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float" office:value="3.6" calcext:value-type="float">
            <text:p>3,6</text:p>
          </table:table-cell>
          <table:table-cell office:value-type="float" office:value="13" calcext:value-type="float">
            <text:p>13</text:p>
          </table:table-cell>
          <table:table-cell table:style-name="ce46" office:value-type="float" office:value="100000" calcext:value-type="float">
            <text:p>100000</text:p>
          </table:table-cell>
          <table:table-cell table:style-name="ce56" table:formula="of:=IF(  [.$A138]=&quot;auf&quot;;ROUNDUP([.$E138];-(LEN([.$C138])-2));   IF(    [.$A138]=&quot;ab&quot;;ROUNDDOWN([.$E138];-(LEN([.$C138])-2));     IF(      [.$A138]=&quot;passt&quot;;[.$E138];       COM.MICROSOFT.IFS(        OR([.$A138]=2;[.$A138]=2.7;[.$A138]=3.3;[.$A138]=3.6);[.$A138]*[.$C138]       )     )   ) )" office:value-type="float" office:value="360000" calcext:value-type="float">
            <text:p>360.000</text:p>
          </table:table-cell>
          <table:table-cell table:style-name="ce64" table:formula="of:=((10^[.$B138])^(1/[.$W$2]))*[.$C138]" office:value-type="float" office:value="348070.058842841" calcext:value-type="float">
            <text:p>348.070,058843</text:p>
          </table:table-cell>
          <table:table-cell table:style-name="ce70" table:formula="of:=5-(([.$F$3]/([.$E$3]+[.$E138]))*[.$E138])" office:value-type="float" office:value="1.11589692310901" calcext:value-type="float">
            <text:p>1,12</text:p>
          </table:table-cell>
          <table:table-cell table:style-name="ce78" table:formula="of:=([.$G$3]-([.$F138]/([.$F$3]/[.$G$3])))" office:value-type="float" office:value="794.687489531896" calcext:value-type="float">
            <text:p>795</text:p>
          </table:table-cell>
          <table:table-cell table:style-name="ce78" table:formula="of:=ROUND([.G138]/4)" office:value-type="float" office:value="199" calcext:value-type="float">
            <text:p>199</text:p>
          </table:table-cell>
          <table:table-cell table:style-name="ce81"/>
          <table:table-cell table:style-name="ce85" table:formula="of:=5-(([.$F$3]/([.$I$3]+[.$E138]))*[.$E138])" office:value-type="float" office:value="0.139637478100187" calcext:value-type="float">
            <text:p>0,14</text:p>
          </table:table-cell>
          <table:table-cell table:style-name="ce88" table:formula="of:=([.$K$3]-([.$J138]/([.$J$3]/[.$K$3])))" office:value-type="float" office:value="994.430171980702" calcext:value-type="float">
            <text:p>994</text:p>
          </table:table-cell>
          <table:table-cell table:style-name="ce133" table:formula="of:=ROUND([.K138]/4)" office:value-type="float" office:value="249" calcext:value-type="float">
            <text:p>249</text:p>
          </table:table-cell>
          <table:table-cell table:style-name="ce65"/>
          <table:table-cell table:style-name="ce69" table:formula="of:=5-(([.$F$3]/([.$M$3]+[.$E138]))*[.$E138])" office:value-type="float" office:value="0.0143237721865201" calcext:value-type="float">
            <text:p>0,01</text:p>
          </table:table-cell>
          <table:table-cell table:style-name="ce77" table:formula="of:=([.$O$3]-([.$N138]/([.$N$3]/[.$O$3])))" office:value-type="float" office:value="1020.06935621064" calcext:value-type="float">
            <text:p>1020</text:p>
          </table:table-cell>
          <table:table-cell table:style-name="ce77" table:formula="of:=ROUND([.O138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Q$3]+[.$E138]))*[.$E138])" office:value-type="float" office:value="0.00143607983311878" calcext:value-type="float">
            <text:p>0,00</text:p>
          </table:table-cell>
          <table:table-cell table:style-name="ce77" table:formula="of:=([.$S$3]-([.$R138]/([.$R$3]/[.$S$3])))" office:value-type="float" office:value="1022.70617806614" calcext:value-type="float">
            <text:p>1023</text:p>
          </table:table-cell>
          <table:table-cell table:style-name="ce77" table:formula="of:=ROUND([.S138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4" calcext:value-type="float">
            <text:p>14</text:p>
          </table:table-cell>
          <table:table-cell table:style-name="ce46" office:value-type="float" office:value="100000" calcext:value-type="float">
            <text:p>100000</text:p>
          </table:table-cell>
          <table:table-cell table:style-name="ce56" table:formula="of:=IF(  [.$A139]=&quot;auf&quot;;ROUNDUP([.$E139];-(LEN([.$C139])-2));   IF(    [.$A139]=&quot;ab&quot;;ROUNDDOWN([.$E139];-(LEN([.$C139])-2));     IF(      [.$A139]=&quot;passt&quot;;[.$E139];       COM.MICROSOFT.IFS(        OR([.$A139]=2;[.$A139]=2.7;[.$A139]=3.3;[.$A139]=3.6);[.$A139]*[.$C139]       )     )   ) )" office:value-type="float" office:value="390000" calcext:value-type="float">
            <text:p>390.000</text:p>
          </table:table-cell>
          <table:table-cell table:style-name="ce64" table:formula="of:=((10^[.$B139])^(1/[.$W$2]))*[.$C139]" office:value-type="float" office:value="383118.684955729" calcext:value-type="float">
            <text:p>383.118,684956</text:p>
          </table:table-cell>
          <table:table-cell table:style-name="ce70" table:formula="of:=5-(([.$F$3]/([.$E$3]+[.$E139]))*[.$E139])" office:value-type="float" office:value="1.03494237662495" calcext:value-type="float">
            <text:p>1,03</text:p>
          </table:table-cell>
          <table:table-cell table:style-name="ce78" table:formula="of:=([.$G$3]-([.$F139]/([.$F$3]/[.$G$3])))" office:value-type="float" office:value="811.250789742536" calcext:value-type="float">
            <text:p>811</text:p>
          </table:table-cell>
          <table:table-cell table:style-name="ce78" table:formula="of:=ROUND([.G139]/4)" office:value-type="float" office:value="203" calcext:value-type="float">
            <text:p>203</text:p>
          </table:table-cell>
          <table:table-cell table:style-name="ce81"/>
          <table:table-cell table:style-name="ce85" table:formula="of:=5-(([.$F$3]/([.$I$3]+[.$E139]))*[.$E139])" office:value-type="float" office:value="0.127188052650387" calcext:value-type="float">
            <text:p>0,13</text:p>
          </table:table-cell>
          <table:table-cell table:style-name="ce88" table:formula="of:=([.$K$3]-([.$J139]/([.$J$3]/[.$K$3])))" office:value-type="float" office:value="996.977324427731" calcext:value-type="float">
            <text:p>997</text:p>
          </table:table-cell>
          <table:table-cell table:style-name="ce133" table:formula="of:=ROUND([.K139]/4)" office:value-type="float" office:value="249" calcext:value-type="float">
            <text:p>249</text:p>
          </table:table-cell>
          <table:table-cell table:style-name="ce65"/>
          <table:table-cell table:style-name="ce69" table:formula="of:=5-(([.$F$3]/([.$M$3]+[.$E139]))*[.$E139])" office:value-type="float" office:value="0.0130168101574553" calcext:value-type="float">
            <text:p>0,01</text:p>
          </table:table-cell>
          <table:table-cell table:style-name="ce77" table:formula="of:=([.$O$3]-([.$N139]/([.$N$3]/[.$O$3])))" office:value-type="float" office:value="1020.33676064178" calcext:value-type="float">
            <text:p>1020</text:p>
          </table:table-cell>
          <table:table-cell table:style-name="ce77" table:formula="of:=ROUND([.O139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Q$3]+[.$E139]))*[.$E139])" office:value-type="float" office:value="0.0013047380506972" calcext:value-type="float">
            <text:p>0,00</text:p>
          </table:table-cell>
          <table:table-cell table:style-name="ce77" table:formula="of:=([.$S$3]-([.$R139]/([.$R$3]/[.$S$3])))" office:value-type="float" office:value="1022.73305059483" calcext:value-type="float">
            <text:p>1023</text:p>
          </table:table-cell>
          <table:table-cell table:style-name="ce77" table:formula="of:=ROUND([.S139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5" calcext:value-type="float">
            <text:p>15</text:p>
          </table:table-cell>
          <table:table-cell table:style-name="ce46" office:value-type="float" office:value="100000" calcext:value-type="float">
            <text:p>100000</text:p>
          </table:table-cell>
          <table:table-cell table:style-name="ce56" table:formula="of:=IF(  [.$A140]=&quot;auf&quot;;ROUNDUP([.$E140];-(LEN([.$C140])-2));   IF(    [.$A140]=&quot;ab&quot;;ROUNDDOWN([.$E140];-(LEN([.$C140])-2));     IF(      [.$A140]=&quot;passt&quot;;[.$E140];       COM.MICROSOFT.IFS(        OR([.$A140]=2;[.$A140]=2.7;[.$A140]=3.3;[.$A140]=3.6);[.$A140]*[.$C140]       )     )   ) )" office:value-type="float" office:value="430000" calcext:value-type="float">
            <text:p>430.000</text:p>
          </table:table-cell>
          <table:table-cell table:style-name="ce64" table:formula="of:=((10^[.$B140])^(1/[.$W$2]))*[.$C140]" office:value-type="float" office:value="421696.503428582" calcext:value-type="float">
            <text:p>421.696,503429</text:p>
          </table:table-cell>
          <table:table-cell table:style-name="ce70" table:formula="of:=5-(([.$F$3]/([.$E$3]+[.$E140]))*[.$E140])" office:value-type="float" office:value="0.958411637252707" calcext:value-type="float">
            <text:p>0,96</text:p>
          </table:table-cell>
          <table:table-cell table:style-name="ce78" table:formula="of:=([.$G$3]-([.$F140]/([.$F$3]/[.$G$3])))" office:value-type="float" office:value="826.908979018096" calcext:value-type="float">
            <text:p>827</text:p>
          </table:table-cell>
          <table:table-cell table:style-name="ce78" table:formula="of:=ROUND([.G140]/4)" office:value-type="float" office:value="207" calcext:value-type="float">
            <text:p>207</text:p>
          </table:table-cell>
          <table:table-cell table:style-name="ce81"/>
          <table:table-cell table:style-name="ce85" table:formula="of:=5-(([.$F$3]/([.$I$3]+[.$E140]))*[.$E140])" office:value-type="float" office:value="0.115822110216076" calcext:value-type="float">
            <text:p>0,12</text:p>
          </table:table-cell>
          <table:table-cell table:style-name="ce88" table:formula="of:=([.$K$3]-([.$J140]/([.$J$3]/[.$K$3])))" office:value-type="float" office:value="999.302796249791" calcext:value-type="float">
            <text:p>999</text:p>
          </table:table-cell>
          <table:table-cell table:style-name="ce133" table:formula="of:=ROUND([.K140]/4)" office:value-type="float" office:value="250" calcext:value-type="float">
            <text:p>250</text:p>
          </table:table-cell>
          <table:table-cell table:style-name="ce65"/>
          <table:table-cell table:style-name="ce69" table:formula="of:=5-(([.$F$3]/([.$M$3]+[.$E140]))*[.$E140])" office:value-type="float" office:value="0.0118288179803807" calcext:value-type="float">
            <text:p>0,01</text:p>
          </table:table-cell>
          <table:table-cell table:style-name="ce77" table:formula="of:=([.$O$3]-([.$N140]/([.$N$3]/[.$O$3])))" office:value-type="float" office:value="1020.57982384121" calcext:value-type="float">
            <text:p>1021</text:p>
          </table:table-cell>
          <table:table-cell table:style-name="ce77" table:formula="of:=ROUND([.O140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Q$3]+[.$E140]))*[.$E140])" office:value-type="float" office:value="0.00118540574882875" calcext:value-type="float">
            <text:p>0,00</text:p>
          </table:table-cell>
          <table:table-cell table:style-name="ce77" table:formula="of:=([.$S$3]-([.$R140]/([.$R$3]/[.$S$3])))" office:value-type="float" office:value="1022.75746598379" calcext:value-type="float">
            <text:p>1023</text:p>
          </table:table-cell>
          <table:table-cell table:style-name="ce77" table:formula="of:=ROUND([.S140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100000" calcext:value-type="float">
            <text:p>100000</text:p>
          </table:table-cell>
          <table:table-cell table:style-name="ce56" table:formula="of:=IF(  [.$A141]=&quot;auf&quot;;ROUNDUP([.$E141];-(LEN([.$C141])-2));   IF(    [.$A141]=&quot;ab&quot;;ROUNDDOWN([.$E141];-(LEN([.$C141])-2));     IF(      [.$A141]=&quot;passt&quot;;[.$E141];       COM.MICROSOFT.IFS(        OR([.$A141]=2;[.$A141]=2.7;[.$A141]=3.3;[.$A141]=3.6);[.$A141]*[.$C141]       )     )   ) )" office:value-type="float" office:value="470000" calcext:value-type="float">
            <text:p>470.000</text:p>
          </table:table-cell>
          <table:table-cell table:style-name="ce64" table:formula="of:=((10^[.$B141])^(1/[.$W$2]))*[.$C141]" office:value-type="float" office:value="464158.883361278" calcext:value-type="float">
            <text:p>464.158,883361</text:p>
          </table:table-cell>
          <table:table-cell table:style-name="ce70" table:formula="of:=5-(([.$F$3]/([.$E$3]+[.$E141]))*[.$E141])" office:value-type="float" office:value="0.886275151817132" calcext:value-type="float">
            <text:p>0,89</text:p>
          </table:table-cell>
          <table:table-cell table:style-name="ce78" table:formula="of:=([.$G$3]-([.$F141]/([.$F$3]/[.$G$3])))" office:value-type="float" office:value="841.668103938215" calcext:value-type="float">
            <text:p>842</text:p>
          </table:table-cell>
          <table:table-cell table:style-name="ce78" table:formula="of:=ROUND([.G141]/4)" office:value-type="float" office:value="210" calcext:value-type="float">
            <text:p>210</text:p>
          </table:table-cell>
          <table:table-cell table:style-name="ce81"/>
          <table:table-cell table:style-name="ce85" table:formula="of:=5-(([.$F$3]/([.$I$3]+[.$E141]))*[.$E141])" office:value-type="float" office:value="0.105449885585932" calcext:value-type="float">
            <text:p>0,11</text:p>
          </table:table-cell>
          <table:table-cell table:style-name="ce88" table:formula="of:=([.$K$3]-([.$J141]/([.$J$3]/[.$K$3])))" office:value-type="float" office:value="1001.42495340912" calcext:value-type="float">
            <text:p>1001</text:p>
          </table:table-cell>
          <table:table-cell table:style-name="ce133" table:formula="of:=ROUND([.K141]/4)" office:value-type="float" office:value="250" calcext:value-type="float">
            <text:p>250</text:p>
          </table:table-cell>
          <table:table-cell table:style-name="ce65"/>
          <table:table-cell table:style-name="ce69" table:formula="of:=5-(([.$F$3]/([.$M$3]+[.$E141]))*[.$E141])" office:value-type="float" office:value="0.0107490153985008" calcext:value-type="float">
            <text:p>0,01</text:p>
          </table:table-cell>
          <table:table-cell table:style-name="ce77" table:formula="of:=([.$O$3]-([.$N141]/([.$N$3]/[.$O$3])))" office:value-type="float" office:value="1020.80075144947" calcext:value-type="float">
            <text:p>1021</text:p>
          </table:table-cell>
          <table:table-cell table:style-name="ce77" table:formula="of:=ROUND([.O141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Q$3]+[.$E141]))*[.$E141])" office:value-type="float" office:value="0.00107698531556366" calcext:value-type="float">
            <text:p>0,00</text:p>
          </table:table-cell>
          <table:table-cell table:style-name="ce77" table:formula="of:=([.$S$3]-([.$R141]/([.$R$3]/[.$S$3])))" office:value-type="float" office:value="1022.77964880444" calcext:value-type="float">
            <text:p>1023</text:p>
          </table:table-cell>
          <table:table-cell table:style-name="ce77" table:formula="of:=ROUND([.S141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4" office:value-type="string" calcext:value-type="string">
            <text:p>x</text:p>
          </table:table-cell>
          <table:table-cell table:style-name="ce40" office:value-type="float" office:value="17" calcext:value-type="float">
            <text:p>17</text:p>
          </table:table-cell>
          <table:table-cell table:style-name="ce47" office:value-type="float" office:value="100000" calcext:value-type="float">
            <text:p>100000</text:p>
          </table:table-cell>
          <table:table-cell table:style-name="ce57" table:formula="of:=IF(  [.$A142]=&quot;auf&quot;;ROUNDUP([.$E142];-(LEN([.$C142])-2));   IF(    [.$A142]=&quot;ab&quot;;ROUNDDOWN([.$E142];-(LEN([.$C142])-2));     IF(      [.$A142]=&quot;passt&quot;;[.$E142];       COM.MICROSOFT.IFS(        OR([.$A142]=2;[.$A142]=2.7;[.$A142]=3.3;[.$A142]=3.6);[.$A142]*[.$C142]       )     )   ) )" office:value-type="string" office:string-value="" calcext:value-type="error">
            <text:p>#NV</text:p>
          </table:table-cell>
          <table:table-cell table:style-name="ce65" table:formula="of:=((10^[.$B142])^(1/[.$W$2]))*[.$C142]" office:value-type="float" office:value="510896.977450693" calcext:value-type="float">
            <text:p>510.896,977451</text:p>
          </table:table-cell>
          <table:table-cell table:style-name="ce69" table:formula="of:=5-(([.$F$3]/([.$E$3]+[.$E142]))*[.$E142])" office:value-type="float" office:value="0.818468610020839" calcext:value-type="float">
            <text:p>0,82</text:p>
          </table:table-cell>
          <table:table-cell table:style-name="ce77" table:formula="of:=([.$G$3]-([.$F142]/([.$F$3]/[.$G$3])))" office:value-type="float" office:value="855.541322389736" calcext:value-type="float">
            <text:p>856</text:p>
          </table:table-cell>
          <table:table-cell table:style-name="ce77" table:formula="of:=ROUND([.G142]/4)" office:value-type="float" office:value="214" calcext:value-type="float">
            <text:p>214</text:p>
          </table:table-cell>
          <table:table-cell table:style-name="ce65"/>
          <table:table-cell table:style-name="ce69" table:formula="of:=5-(([.$F$3]/([.$I$3]+[.$E142]))*[.$E142])" office:value-type="float" office:value="0.0959882705495883" calcext:value-type="float">
            <text:p>0,10</text:p>
          </table:table-cell>
          <table:table-cell table:style-name="ce77" table:formula="of:=([.$K$3]-([.$J142]/([.$J$3]/[.$K$3])))" office:value-type="float" office:value="1003.36079984555" calcext:value-type="float">
            <text:p>1003</text:p>
          </table:table-cell>
          <table:table-cell table:style-name="ce77" table:formula="of:=ROUND([.K142]/4)" office:value-type="float" office:value="251" calcext:value-type="float">
            <text:p>251</text:p>
          </table:table-cell>
          <table:table-cell table:style-name="ce65"/>
          <table:table-cell table:style-name="ce69" table:formula="of:=5-(([.$F$3]/([.$M$3]+[.$E142]))*[.$E142])" office:value-type="float" office:value="0.00976759039465502" calcext:value-type="float">
            <text:p>0,01</text:p>
          </table:table-cell>
          <table:table-cell table:style-name="ce77" table:formula="of:=([.$O$3]-([.$N142]/([.$N$3]/[.$O$3])))" office:value-type="float" office:value="1021.00155100525" calcext:value-type="float">
            <text:p>1021</text:p>
          </table:table-cell>
          <table:table-cell table:style-name="ce77" table:formula="of:=ROUND([.O142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Q$3]+[.$E142]))*[.$E142])" office:value-type="float" office:value="0.000978479368888507" calcext:value-type="float">
            <text:p>0,00</text:p>
          </table:table-cell>
          <table:table-cell table:style-name="ce77" table:formula="of:=([.$S$3]-([.$R142]/([.$R$3]/[.$S$3])))" office:value-type="float" office:value="1022.79980312113" calcext:value-type="float">
            <text:p>1023</text:p>
          </table:table-cell>
          <table:table-cell table:style-name="ce77" table:formula="of:=ROUND([.S142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18" calcext:value-type="float">
            <text:p>18</text:p>
          </table:table-cell>
          <table:table-cell table:style-name="ce46" office:value-type="float" office:value="100000" calcext:value-type="float">
            <text:p>100000</text:p>
          </table:table-cell>
          <table:table-cell table:style-name="ce56" table:formula="of:=IF(  [.$A143]=&quot;auf&quot;;ROUNDUP([.$E143];-(LEN([.$C143])-2));   IF(    [.$A143]=&quot;ab&quot;;ROUNDDOWN([.$E143];-(LEN([.$C143])-2));     IF(      [.$A143]=&quot;passt&quot;;[.$E143];       COM.MICROSOFT.IFS(        OR([.$A143]=2;[.$A143]=2.7;[.$A143]=3.3;[.$A143]=3.6);[.$A143]*[.$C143]       )     )   ) )" office:value-type="float" office:value="560000" calcext:value-type="float">
            <text:p>560.000</text:p>
          </table:table-cell>
          <table:table-cell table:style-name="ce64" table:formula="of:=((10^[.$B143])^(1/[.$W$2]))*[.$C143]" office:value-type="float" office:value="562341.325190349" calcext:value-type="float">
            <text:p>562.341,325190</text:p>
          </table:table-cell>
          <table:table-cell table:style-name="ce70" table:formula="of:=5-(([.$F$3]/([.$E$3]+[.$E143]))*[.$E143])" office:value-type="float" office:value="0.754897786056617" calcext:value-type="float">
            <text:p>0,75</text:p>
          </table:table-cell>
          <table:table-cell table:style-name="ce78" table:formula="of:=([.$G$3]-([.$F143]/([.$F$3]/[.$G$3])))" office:value-type="float" office:value="868.547912972816" calcext:value-type="float">
            <text:p>869</text:p>
          </table:table-cell>
          <table:table-cell table:style-name="ce78" table:formula="of:=ROUND([.G143]/4)" office:value-type="float" office:value="217" calcext:value-type="float">
            <text:p>217</text:p>
          </table:table-cell>
          <table:table-cell table:style-name="ce81"/>
          <table:table-cell table:style-name="ce85" table:formula="of:=5-(([.$F$3]/([.$I$3]+[.$E143]))*[.$E143])" office:value-type="float" office:value="0.0873604574741664" calcext:value-type="float">
            <text:p>0,09</text:p>
          </table:table-cell>
          <table:table-cell table:style-name="ce88" table:formula="of:=([.$K$3]-([.$J143]/([.$J$3]/[.$K$3])))" office:value-type="float" office:value="1005.12605040079" calcext:value-type="float">
            <text:p>1005</text:p>
          </table:table-cell>
          <table:table-cell table:style-name="ce133" table:formula="of:=ROUND([.K143]/4)" office:value-type="float" office:value="251" calcext:value-type="float">
            <text:p>251</text:p>
          </table:table-cell>
          <table:table-cell table:style-name="ce65"/>
          <table:table-cell table:style-name="ce69" table:formula="of:=5-(([.$F$3]/([.$M$3]+[.$E143]))*[.$E143])" office:value-type="float" office:value="0.00887561372904866" calcext:value-type="float">
            <text:p>0,01</text:p>
          </table:table-cell>
          <table:table-cell table:style-name="ce77" table:formula="of:=([.$O$3]-([.$N143]/([.$N$3]/[.$O$3])))" office:value-type="float" office:value="1021.18404943104" calcext:value-type="float">
            <text:p>1021</text:p>
          </table:table-cell>
          <table:table-cell table:style-name="ce77" table:formula="of:=ROUND([.O143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Q$3]+[.$E143]))*[.$E143])" office:value-type="float" office:value="0.000888981619247886" calcext:value-type="float">
            <text:p>0,00</text:p>
          </table:table-cell>
          <table:table-cell table:style-name="ce77" table:formula="of:=([.$S$3]-([.$R143]/([.$R$3]/[.$S$3])))" office:value-type="float" office:value="1022.8181143607" calcext:value-type="float">
            <text:p>1023</text:p>
          </table:table-cell>
          <table:table-cell table:style-name="ce77" table:formula="of:=ROUND([.S143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9" calcext:value-type="float">
            <text:p>19</text:p>
          </table:table-cell>
          <table:table-cell table:style-name="ce46" office:value-type="float" office:value="100000" calcext:value-type="float">
            <text:p>100000</text:p>
          </table:table-cell>
          <table:table-cell table:style-name="ce56" table:formula="of:=IF(  [.$A144]=&quot;auf&quot;;ROUNDUP([.$E144];-(LEN([.$C144])-2));   IF(    [.$A144]=&quot;ab&quot;;ROUNDDOWN([.$E144];-(LEN([.$C144])-2));     IF(      [.$A144]=&quot;passt&quot;;[.$E144];       COM.MICROSOFT.IFS(        OR([.$A144]=2;[.$A144]=2.7;[.$A144]=3.3;[.$A144]=3.6);[.$A144]*[.$C144]       )     )   ) )" office:value-type="float" office:value="620000" calcext:value-type="float">
            <text:p>620.000</text:p>
          </table:table-cell>
          <table:table-cell table:style-name="ce64" table:formula="of:=((10^[.$B144])^(1/[.$W$2]))*[.$C144]" office:value-type="float" office:value="618965.818891261" calcext:value-type="float">
            <text:p>618.965,818891</text:p>
          </table:table-cell>
          <table:table-cell table:style-name="ce70" table:formula="of:=5-(([.$F$3]/([.$E$3]+[.$E144]))*[.$E144])" office:value-type="float" office:value="0.695443353303034" calcext:value-type="float">
            <text:p>0,70</text:p>
          </table:table-cell>
          <table:table-cell table:style-name="ce78" table:formula="of:=([.$G$3]-([.$F144]/([.$F$3]/[.$G$3])))" office:value-type="float" office:value="880.712289914199" calcext:value-type="float">
            <text:p>881</text:p>
          </table:table-cell>
          <table:table-cell table:style-name="ce78" table:formula="of:=ROUND([.G144]/4)" office:value-type="float" office:value="220" calcext:value-type="float">
            <text:p>220</text:p>
          </table:table-cell>
          <table:table-cell table:style-name="ce81"/>
          <table:table-cell table:style-name="ce85" table:formula="of:=5-(([.$F$3]/([.$I$3]+[.$E144]))*[.$E144])" office:value-type="float" office:value="0.0794955759092595" calcext:value-type="float">
            <text:p>0,08</text:p>
          </table:table-cell>
          <table:table-cell table:style-name="ce88" table:formula="of:=([.$K$3]-([.$J144]/([.$J$3]/[.$K$3])))" office:value-type="float" office:value="1006.73520516897" calcext:value-type="float">
            <text:p>1007</text:p>
          </table:table-cell>
          <table:table-cell table:style-name="ce133" table:formula="of:=ROUND([.K144]/4)" office:value-type="float" office:value="252" calcext:value-type="float">
            <text:p>252</text:p>
          </table:table-cell>
          <table:table-cell table:style-name="ce65"/>
          <table:table-cell table:style-name="ce69" table:formula="of:=5-(([.$F$3]/([.$M$3]+[.$E144]))*[.$E144])" office:value-type="float" office:value="0.0080649607569363" calcext:value-type="float">
            <text:p>0,01</text:p>
          </table:table-cell>
          <table:table-cell table:style-name="ce77" table:formula="of:=([.$O$3]-([.$N144]/([.$N$3]/[.$O$3])))" office:value-type="float" office:value="1021.34990902913" calcext:value-type="float">
            <text:p>1021</text:p>
          </table:table-cell>
          <table:table-cell table:style-name="ce77" table:formula="of:=ROUND([.O144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Q$3]+[.$E144]))*[.$E144])" office:value-type="float" office:value="0.000807668562440966" calcext:value-type="float">
            <text:p>0,00</text:p>
          </table:table-cell>
          <table:table-cell table:style-name="ce77" table:formula="of:=([.$S$3]-([.$R144]/([.$R$3]/[.$S$3])))" office:value-type="float" office:value="1022.83475101212" calcext:value-type="float">
            <text:p>1023</text:p>
          </table:table-cell>
          <table:table-cell table:style-name="ce77" table:formula="of:=ROUND([.S144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20" calcext:value-type="float">
            <text:p>20</text:p>
          </table:table-cell>
          <table:table-cell table:style-name="ce46" office:value-type="float" office:value="100000" calcext:value-type="float">
            <text:p>100000</text:p>
          </table:table-cell>
          <table:table-cell table:style-name="ce56" table:formula="of:=IF(  [.$A145]=&quot;auf&quot;;ROUNDUP([.$E145];-(LEN([.$C145])-2));   IF(    [.$A145]=&quot;ab&quot;;ROUNDDOWN([.$E145];-(LEN([.$C145])-2));     IF(      [.$A145]=&quot;passt&quot;;[.$E145];       COM.MICROSOFT.IFS(        OR([.$A145]=2;[.$A145]=2.7;[.$A145]=3.3;[.$A145]=3.6);[.$A145]*[.$C145]       )     )   ) )" office:value-type="float" office:value="680000" calcext:value-type="float">
            <text:p>680.000</text:p>
          </table:table-cell>
          <table:table-cell table:style-name="ce64" table:formula="of:=((10^[.$B145])^(1/[.$W$2]))*[.$C145]" office:value-type="float" office:value="681292.069057961" calcext:value-type="float">
            <text:p>681.292,069058</text:p>
          </table:table-cell>
          <table:table-cell table:style-name="ce70" table:formula="of:=5-(([.$F$3]/([.$E$3]+[.$E145]))*[.$E145])" office:value-type="float" office:value="0.639965538883394" calcext:value-type="float">
            <text:p>0,64</text:p>
          </table:table-cell>
          <table:table-cell table:style-name="ce78" table:formula="of:=([.$G$3]-([.$F145]/([.$F$3]/[.$G$3])))" office:value-type="float" office:value="892.063050744458" calcext:value-type="float">
            <text:p>892</text:p>
          </table:table-cell>
          <table:table-cell table:style-name="ce78" table:formula="of:=ROUND([.G145]/4)" office:value-type="float" office:value="223" calcext:value-type="float">
            <text:p>223</text:p>
          </table:table-cell>
          <table:table-cell table:style-name="ce81"/>
          <table:table-cell table:style-name="ce85" table:formula="of:=5-(([.$F$3]/([.$I$3]+[.$E145]))*[.$E145])" office:value-type="float" office:value="0.0723283287021301" calcext:value-type="float">
            <text:p>0,07</text:p>
          </table:table-cell>
          <table:table-cell table:style-name="ce88" table:formula="of:=([.$K$3]-([.$J145]/([.$J$3]/[.$K$3])))" office:value-type="float" office:value="1008.20162394754" calcext:value-type="float">
            <text:p>1008</text:p>
          </table:table-cell>
          <table:table-cell table:style-name="ce133" table:formula="of:=ROUND([.K145]/4)" office:value-type="float" office:value="252" calcext:value-type="float">
            <text:p>252</text:p>
          </table:table-cell>
          <table:table-cell table:style-name="ce65"/>
          <table:table-cell table:style-name="ce69" table:formula="of:=5-(([.$F$3]/([.$M$3]+[.$E145]))*[.$E145])" office:value-type="float" office:value="0.00732823995287468" calcext:value-type="float">
            <text:p>0,01</text:p>
          </table:table-cell>
          <table:table-cell table:style-name="ce77" table:formula="of:=([.$O$3]-([.$N145]/([.$N$3]/[.$O$3])))" office:value-type="float" office:value="1021.50064210564" calcext:value-type="float">
            <text:p>1022</text:p>
          </table:table-cell>
          <table:table-cell table:style-name="ce77" table:formula="of:=ROUND([.O145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Q$3]+[.$E145]))*[.$E145])" office:value-type="float" office:value="0.000733791927885363" calcext:value-type="float">
            <text:p>0,00</text:p>
          </table:table-cell>
          <table:table-cell table:style-name="ce77" table:formula="of:=([.$S$3]-([.$R145]/([.$R$3]/[.$S$3])))" office:value-type="float" office:value="1022.84986617155" calcext:value-type="float">
            <text:p>1023</text:p>
          </table:table-cell>
          <table:table-cell table:style-name="ce77" table:formula="of:=ROUND([.S145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21" calcext:value-type="float">
            <text:p>21</text:p>
          </table:table-cell>
          <table:table-cell table:style-name="ce46" office:value-type="float" office:value="100000" calcext:value-type="float">
            <text:p>100000</text:p>
          </table:table-cell>
          <table:table-cell table:style-name="ce56" table:formula="of:=IF(  [.$A146]=&quot;auf&quot;;ROUNDUP([.$E146];-(LEN([.$C146])-2));   IF(    [.$A146]=&quot;ab&quot;;ROUNDDOWN([.$E146];-(LEN([.$C146])-2));     IF(      [.$A146]=&quot;passt&quot;;[.$E146];       COM.MICROSOFT.IFS(        OR([.$A146]=2;[.$A146]=2.7;[.$A146]=3.3;[.$A146]=3.6);[.$A146]*[.$C146]       )     )   ) )" office:value-type="float" office:value="750000" calcext:value-type="float">
            <text:p>750.000</text:p>
          </table:table-cell>
          <table:table-cell table:style-name="ce64" table:formula="of:=((10^[.$B146])^(1/[.$W$2]))*[.$C146]" office:value-type="float" office:value="749894.209332456" calcext:value-type="float">
            <text:p>749.894,209332</text:p>
          </table:table-cell>
          <table:table-cell table:style-name="ce70" table:formula="of:=5-(([.$F$3]/([.$E$3]+[.$E146]))*[.$E146])" office:value-type="float" office:value="0.588308514765293" calcext:value-type="float">
            <text:p>0,59</text:p>
          </table:table-cell>
          <table:table-cell table:style-name="ce78" table:formula="of:=([.$G$3]-([.$F146]/([.$F$3]/[.$G$3])))" office:value-type="float" office:value="902.632077879021" calcext:value-type="float">
            <text:p>903</text:p>
          </table:table-cell>
          <table:table-cell table:style-name="ce78" table:formula="of:=ROUND([.G146]/4)" office:value-type="float" office:value="226" calcext:value-type="float">
            <text:p>226</text:p>
          </table:table-cell>
          <table:table-cell table:style-name="ce81"/>
          <table:table-cell table:style-name="ce85" table:formula="of:=5-(([.$F$3]/([.$I$3]+[.$E146]))*[.$E146])" office:value-type="float" office:value="0.0657986327385274" calcext:value-type="float">
            <text:p>0,07</text:p>
          </table:table-cell>
          <table:table-cell table:style-name="ce88" table:formula="of:=([.$K$3]-([.$J146]/([.$J$3]/[.$K$3])))" office:value-type="float" office:value="1009.5375997417" calcext:value-type="float">
            <text:p>1010</text:p>
          </table:table-cell>
          <table:table-cell table:style-name="ce133" table:formula="of:=ROUND([.K146]/4)" office:value-type="float" office:value="252" calcext:value-type="float">
            <text:p>252</text:p>
          </table:table-cell>
          <table:table-cell table:style-name="ce65"/>
          <table:table-cell table:style-name="ce69" table:formula="of:=5-(([.$F$3]/([.$M$3]+[.$E146]))*[.$E146])" office:value-type="float" office:value="0.00665872760484465" calcext:value-type="float">
            <text:p>0,01</text:p>
          </table:table-cell>
          <table:table-cell table:style-name="ce77" table:formula="of:=([.$O$3]-([.$N146]/([.$N$3]/[.$O$3])))" office:value-type="float" office:value="1021.63762433205" calcext:value-type="float">
            <text:p>1022</text:p>
          </table:table-cell>
          <table:table-cell table:style-name="ce77" table:formula="of:=ROUND([.O146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Q$3]+[.$E146]))*[.$E146])" office:value-type="float" office:value="0.000666671813966957" calcext:value-type="float">
            <text:p>0,00</text:p>
          </table:table-cell>
          <table:table-cell table:style-name="ce77" table:formula="of:=([.$S$3]-([.$R146]/([.$R$3]/[.$S$3])))" office:value-type="float" office:value="1022.86359894686" calcext:value-type="float">
            <text:p>1023</text:p>
          </table:table-cell>
          <table:table-cell table:style-name="ce77" table:formula="of:=ROUND([.S146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22" calcext:value-type="float">
            <text:p>22</text:p>
          </table:table-cell>
          <table:table-cell table:style-name="ce46" office:value-type="float" office:value="100000" calcext:value-type="float">
            <text:p>100000</text:p>
          </table:table-cell>
          <table:table-cell table:style-name="ce56" table:formula="of:=IF(  [.$A147]=&quot;auf&quot;;ROUNDUP([.$E147];-(LEN([.$C147])-2));   IF(    [.$A147]=&quot;ab&quot;;ROUNDDOWN([.$E147];-(LEN([.$C147])-2));     IF(      [.$A147]=&quot;passt&quot;;[.$E147];       COM.MICROSOFT.IFS(        OR([.$A147]=2;[.$A147]=2.7;[.$A147]=3.3;[.$A147]=3.6);[.$A147]*[.$C147]       )     )   ) )" office:value-type="float" office:value="820000" calcext:value-type="float">
            <text:p>820.000</text:p>
          </table:table-cell>
          <table:table-cell table:style-name="ce64" table:formula="of:=((10^[.$B147])^(1/[.$W$2]))*[.$C147]" office:value-type="float" office:value="825404.185268018" calcext:value-type="float">
            <text:p>825.404,185268</text:p>
          </table:table-cell>
          <table:table-cell table:style-name="ce70" table:formula="of:=5-(([.$F$3]/([.$E$3]+[.$E147]))*[.$E147])" office:value-type="float" office:value="0.540304450703547" calcext:value-type="float">
            <text:p>0,54</text:p>
          </table:table-cell>
          <table:table-cell table:style-name="ce78" table:formula="of:=([.$G$3]-([.$F147]/([.$F$3]/[.$G$3])))" office:value-type="float" office:value="912.453709386054" calcext:value-type="float">
            <text:p>912</text:p>
          </table:table-cell>
          <table:table-cell table:style-name="ce78" table:formula="of:=ROUND([.G147]/4)" office:value-type="float" office:value="228" calcext:value-type="float">
            <text:p>228</text:p>
          </table:table-cell>
          <table:table-cell table:style-name="ce81"/>
          <table:table-cell table:style-name="ce85" table:formula="of:=5-(([.$F$3]/([.$I$3]+[.$E147]))*[.$E147])" office:value-type="float" office:value="0.0598512682623911" calcext:value-type="float">
            <text:p>0,06</text:p>
          </table:table-cell>
          <table:table-cell table:style-name="ce88" table:formula="of:=([.$K$3]-([.$J147]/([.$J$3]/[.$K$3])))" office:value-type="float" office:value="1010.75443051351" calcext:value-type="float">
            <text:p>1011</text:p>
          </table:table-cell>
          <table:table-cell table:style-name="ce133" table:formula="of:=ROUND([.K147]/4)" office:value-type="float" office:value="253" calcext:value-type="float">
            <text:p>253</text:p>
          </table:table-cell>
          <table:table-cell table:style-name="ce65"/>
          <table:table-cell table:style-name="ce69" table:formula="of:=5-(([.$F$3]/([.$M$3]+[.$E147]))*[.$E147])" office:value-type="float" office:value="0.00605030817744279" calcext:value-type="float">
            <text:p>0,01</text:p>
          </table:table-cell>
          <table:table-cell table:style-name="ce77" table:formula="of:=([.$O$3]-([.$N147]/([.$N$3]/[.$O$3])))" office:value-type="float" office:value="1021.7621069469" calcext:value-type="float">
            <text:p>1022</text:p>
          </table:table-cell>
          <table:table-cell table:style-name="ce77" table:formula="of:=ROUND([.O147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Q$3]+[.$E147]))*[.$E147])" office:value-type="float" office:value="0.000605690448240992" calcext:value-type="float">
            <text:p>0,00</text:p>
          </table:table-cell>
          <table:table-cell table:style-name="ce77" table:formula="of:=([.$S$3]-([.$R147]/([.$R$3]/[.$S$3])))" office:value-type="float" office:value="1022.87607573429" calcext:value-type="float">
            <text:p>1023</text:p>
          </table:table-cell>
          <table:table-cell table:style-name="ce77" table:formula="of:=ROUND([.S147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23" calcext:value-type="float">
            <text:p>23</text:p>
          </table:table-cell>
          <table:table-cell table:style-name="ce46" office:value-type="float" office:value="100000" calcext:value-type="float">
            <text:p>100000</text:p>
          </table:table-cell>
          <table:table-cell table:style-name="ce56" table:formula="of:=IF(  [.$A148]=&quot;auf&quot;;ROUNDUP([.$E148];-(LEN([.$C148])-2));   IF(    [.$A148]=&quot;ab&quot;;ROUNDDOWN([.$E148];-(LEN([.$C148])-2));     IF(      [.$A148]=&quot;passt&quot;;[.$E148];       COM.MICROSOFT.IFS(        OR([.$A148]=2;[.$A148]=2.7;[.$A148]=3.3;[.$A148]=3.6);[.$A148]*[.$C148]       )     )   ) )" office:value-type="float" office:value="910000" calcext:value-type="float">
            <text:p>910.000</text:p>
          </table:table-cell>
          <table:table-cell table:style-name="ce64" table:formula="of:=((10^[.$B148])^(1/[.$W$2]))*[.$C148]" office:value-type="float" office:value="908517.575651687" calcext:value-type="float">
            <text:p>908.517,575652</text:p>
          </table:table-cell>
          <table:table-cell table:style-name="ce70" table:formula="of:=5-(([.$F$3]/([.$E$3]+[.$E148]))*[.$E148])" office:value-type="float" office:value="0.495777180359905" calcext:value-type="float">
            <text:p>0,50</text:p>
          </table:table-cell>
          <table:table-cell table:style-name="ce78" table:formula="of:=([.$G$3]-([.$F148]/([.$F$3]/[.$G$3])))" office:value-type="float" office:value="921.563988898363" calcext:value-type="float">
            <text:p>922</text:p>
          </table:table-cell>
          <table:table-cell table:style-name="ce78" table:formula="of:=ROUND([.G148]/4)" office:value-type="float" office:value="230" calcext:value-type="float">
            <text:p>230</text:p>
          </table:table-cell>
          <table:table-cell table:style-name="ce81"/>
          <table:table-cell table:style-name="ce85" table:formula="of:=5-(([.$F$3]/([.$I$3]+[.$E148]))*[.$E148])" office:value-type="float" office:value="0.0544355397494982" calcext:value-type="float">
            <text:p>0,05</text:p>
          </table:table-cell>
          <table:table-cell table:style-name="ce88" table:formula="of:=([.$K$3]-([.$J148]/([.$J$3]/[.$K$3])))" office:value-type="float" office:value="1011.86248856725" calcext:value-type="float">
            <text:p>1012</text:p>
          </table:table-cell>
          <table:table-cell table:style-name="ce133" table:formula="of:=ROUND([.K148]/4)" office:value-type="float" office:value="253" calcext:value-type="float">
            <text:p>253</text:p>
          </table:table-cell>
          <table:table-cell table:style-name="ce65"/>
          <table:table-cell table:style-name="ce69" table:formula="of:=5-(([.$F$3]/([.$M$3]+[.$E148]))*[.$E148])" office:value-type="float" office:value="0.00549741987824426" calcext:value-type="float">
            <text:p>0,01</text:p>
          </table:table-cell>
          <table:table-cell table:style-name="ce77" table:formula="of:=([.$O$3]-([.$N148]/([.$N$3]/[.$O$3])))" office:value-type="float" office:value="1021.87522789291" calcext:value-type="float">
            <text:p>1022</text:p>
          </table:table-cell>
          <table:table-cell table:style-name="ce77" table:formula="of:=ROUND([.O148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Q$3]+[.$E148]))*[.$E148])" office:value-type="float" office:value="0.000550286515910159" calcext:value-type="float">
            <text:p>0,00</text:p>
          </table:table-cell>
          <table:table-cell table:style-name="ce77" table:formula="of:=([.$S$3]-([.$R148]/([.$R$3]/[.$S$3])))" office:value-type="float" office:value="1022.88741137884" calcext:value-type="float">
            <text:p>1023</text:p>
          </table:table-cell>
          <table:table-cell table:style-name="ce77" table:formula="of:=ROUND([.S148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passt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000000" calcext:value-type="float">
            <text:p>1000000</text:p>
          </table:table-cell>
          <table:table-cell table:style-name="ce56" table:formula="of:=IF(  [.$A149]=&quot;auf&quot;;ROUNDUP([.$E149];-(LEN([.$C149])-2));   IF(    [.$A149]=&quot;ab&quot;;ROUNDDOWN([.$E149];-(LEN([.$C149])-2));     IF(      [.$A149]=&quot;passt&quot;;[.$E149];       COM.MICROSOFT.IFS(        OR([.$A149]=2;[.$A149]=2.7;[.$A149]=3.3;[.$A149]=3.6);[.$A149]*[.$C149]       )     )   ) )" office:value-type="float" office:value="1000000" calcext:value-type="float">
            <text:p>1.000.000</text:p>
          </table:table-cell>
          <table:table-cell table:style-name="ce64" table:formula="of:=((10^[.$B149])^(1/[.$W$2]))*[.$C149]" office:value-type="float" office:value="1000000" calcext:value-type="float">
            <text:p>1.000.000,000000</text:p>
          </table:table-cell>
          <table:table-cell table:style-name="ce70" table:formula="of:=5-(([.$F$3]/([.$E$3]+[.$E149]))*[.$E149])" office:value-type="float" office:value="0.454545454545454" calcext:value-type="float">
            <text:p>0,45</text:p>
          </table:table-cell>
          <table:table-cell table:style-name="ce78" table:formula="of:=([.$G$3]-([.$F149]/([.$F$3]/[.$G$3])))" office:value-type="float" office:value="930" calcext:value-type="float">
            <text:p>930</text:p>
          </table:table-cell>
          <table:table-cell table:style-name="ce78" table:formula="of:=ROUND([.G149]/4)" office:value-type="float" office:value="233" calcext:value-type="float">
            <text:p>233</text:p>
          </table:table-cell>
          <table:table-cell table:style-name="ce65"/>
          <table:table-cell table:style-name="ce69" table:formula="of:=5-(([.$F$3]/([.$I$3]+[.$E149]))*[.$E149])" office:value-type="float" office:value="0.0495049504950496" calcext:value-type="float">
            <text:p>0,05</text:p>
          </table:table-cell>
          <table:table-cell table:style-name="ce77" table:formula="of:=([.$K$3]-([.$J149]/([.$J$3]/[.$K$3])))" office:value-type="float" office:value="1012.87128712871" calcext:value-type="float">
            <text:p>1013</text:p>
          </table:table-cell>
          <table:table-cell table:style-name="ce77" table:formula="of:=ROUND([.K149]/4)" office:value-type="float" office:value="253" calcext:value-type="float">
            <text:p>253</text:p>
          </table:table-cell>
          <table:table-cell table:style-name="ce65"/>
          <table:table-cell table:style-name="ce69" table:formula="of:=5-(([.$F$3]/([.$M$3]+[.$E149]))*[.$E149])" office:value-type="float" office:value="0.00499500499500538" calcext:value-type="float">
            <text:p>0,00</text:p>
          </table:table-cell>
          <table:table-cell table:style-name="ce77" table:formula="of:=([.$O$3]-([.$N149]/([.$N$3]/[.$O$3])))" office:value-type="float" office:value="1021.97802197802" calcext:value-type="float">
            <text:p>1022</text:p>
          </table:table-cell>
          <table:table-cell table:style-name="ce77" table:formula="of:=ROUND([.O149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Q$3]+[.$E149]))*[.$E149])" office:value-type="float" office:value="0.000499950004999583" calcext:value-type="float">
            <text:p>0,00</text:p>
          </table:table-cell>
          <table:table-cell table:style-name="ce77" table:formula="of:=([.$S$3]-([.$R149]/([.$R$3]/[.$S$3])))" office:value-type="float" office:value="1022.89771022898" calcext:value-type="float">
            <text:p>1023</text:p>
          </table:table-cell>
          <table:table-cell table:style-name="ce77" table:formula="of:=ROUND([.S149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1000000" calcext:value-type="float">
            <text:p>1000000</text:p>
          </table:table-cell>
          <table:table-cell table:style-name="ce56" table:formula="of:=IF(  [.$A150]=&quot;auf&quot;;ROUNDUP([.$E150];-(LEN([.$C150])-2));   IF(    [.$A150]=&quot;ab&quot;;ROUNDDOWN([.$E150];-(LEN([.$C150])-2));     IF(      [.$A150]=&quot;passt&quot;;[.$E150];       COM.MICROSOFT.IFS(        OR([.$A150]=2;[.$A150]=2.7;[.$A150]=3.3;[.$A150]=3.6);[.$A150]*[.$C150]       )     )   ) )" office:value-type="float" office:value="1100000" calcext:value-type="float">
            <text:p>1.100.000</text:p>
          </table:table-cell>
          <table:table-cell table:style-name="ce64" table:formula="of:=((10^[.$B150])^(1/[.$W$2]))*[.$C150]" office:value-type="float" office:value="1100694.17125221" calcext:value-type="float">
            <text:p>1.100.694,171252</text:p>
          </table:table-cell>
          <table:table-cell table:style-name="ce70" table:formula="of:=5-(([.$F$3]/([.$E$3]+[.$E150]))*[.$E150])" office:value-type="float" office:value="0.416425774332316" calcext:value-type="float">
            <text:p>0,42</text:p>
          </table:table-cell>
          <table:table-cell table:style-name="ce78" table:formula="of:=([.$G$3]-([.$F150]/([.$F$3]/[.$G$3])))" office:value-type="float" office:value="937.799286571608" calcext:value-type="float">
            <text:p>938</text:p>
          </table:table-cell>
          <table:table-cell table:style-name="ce78" table:formula="of:=ROUND([.G150]/4)" office:value-type="float" office:value="234" calcext:value-type="float">
            <text:p>234</text:p>
          </table:table-cell>
          <table:table-cell table:style-name="ce65"/>
          <table:table-cell table:style-name="ce69" table:formula="of:=5-(([.$F$3]/([.$I$3]+[.$E150]))*[.$E150])" office:value-type="float" office:value="0.0450168924030896" calcext:value-type="float">
            <text:p>0,05</text:p>
          </table:table-cell>
          <table:table-cell table:style-name="ce77" table:formula="of:=([.$K$3]-([.$J150]/([.$J$3]/[.$K$3])))" office:value-type="float" office:value="1013.78954381433" calcext:value-type="float">
            <text:p>1014</text:p>
          </table:table-cell>
          <table:table-cell table:style-name="ce77" table:formula="of:=ROUND([.K150]/4)" office:value-type="float" office:value="253" calcext:value-type="float">
            <text:p>253</text:p>
          </table:table-cell>
          <table:table-cell table:style-name="ce65"/>
          <table:table-cell table:style-name="ce69" table:formula="of:=5-(([.$F$3]/([.$M$3]+[.$E150]))*[.$E150])" office:value-type="float" office:value="0.00453846460339946" calcext:value-type="float">
            <text:p>0,00</text:p>
          </table:table-cell>
          <table:table-cell table:style-name="ce77" table:formula="of:=([.$O$3]-([.$N150]/([.$N$3]/[.$O$3])))" office:value-type="float" office:value="1022.07143014214" calcext:value-type="float">
            <text:p>1022</text:p>
          </table:table-cell>
          <table:table-cell table:style-name="ce77" table:formula="of:=ROUND([.O150]/4)" office:value-type="float" office:value="256" calcext:value-type="float">
            <text:p>256</text:p>
          </table:table-cell>
          <table:table-cell table:style-name="ce65"/>
          <table:table-cell table:style-name="ce69" table:formula="of:=5-(([.$F$3]/([.$Q$3]+[.$E150]))*[.$E150])" office:value-type="float" office:value="0.000454217521365763" calcext:value-type="float">
            <text:p>0,00</text:p>
          </table:table-cell>
          <table:table-cell table:style-name="ce77" table:formula="of:=([.$S$3]-([.$R150]/([.$R$3]/[.$S$3])))" office:value-type="float" office:value="1022.90706709513" calcext:value-type="float">
            <text:p>1023</text:p>
          </table:table-cell>
          <table:table-cell table:style-name="ce77" table:formula="of:=ROUND([.S150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table:style-name="ce46" office:value-type="float" office:value="1000000" calcext:value-type="float">
            <text:p>1000000</text:p>
          </table:table-cell>
          <table:table-cell table:style-name="ce56" table:formula="of:=IF(  [.$A151]=&quot;auf&quot;;ROUNDUP([.$E151];-(LEN([.$C151])-2));   IF(    [.$A151]=&quot;ab&quot;;ROUNDDOWN([.$E151];-(LEN([.$C151])-2));     IF(      [.$A151]=&quot;passt&quot;;[.$E151];       COM.MICROSOFT.IFS(        OR([.$A151]=2;[.$A151]=2.7;[.$A151]=3.3;[.$A151]=3.6);[.$A151]*[.$C151]       )     )   ) )" office:value-type="float" office:value="1200000" calcext:value-type="float">
            <text:p>1.200.000</text:p>
          </table:table-cell>
          <table:table-cell table:style-name="ce64" table:formula="of:=((10^[.$B151])^(1/[.$W$2]))*[.$C151]" office:value-type="float" office:value="1211527.65862859" calcext:value-type="float">
            <text:p>1.211.527,658629</text:p>
          </table:table-cell>
          <table:table-cell table:style-name="ce70" table:formula="of:=5-(([.$F$3]/([.$E$3]+[.$E151]))*[.$E151])" office:value-type="float" office:value="0.381234811717833" calcext:value-type="float">
            <text:p>0,38</text:p>
          </table:table-cell>
          <table:table-cell table:style-name="ce78" table:formula="of:=([.$G$3]-([.$F151]/([.$F$3]/[.$G$3])))" office:value-type="float" office:value="944.999357522531" calcext:value-type="float">
            <text:p>945</text:p>
          </table:table-cell>
          <table:table-cell table:style-name="ce78" table:formula="of:=ROUND([.G151]/4)" office:value-type="float" office:value="236" calcext:value-type="float">
            <text:p>236</text:p>
          </table:table-cell>
          <table:table-cell table:style-name="ce65"/>
          <table:table-cell table:style-name="ce69" table:formula="of:=5-(([.$F$3]/([.$I$3]+[.$E151]))*[.$E151])" office:value-type="float" office:value="0.0409323519175455" calcext:value-type="float">
            <text:p>0,04</text:p>
          </table:table-cell>
          <table:table-cell table:style-name="ce77" table:formula="of:=([.$K$3]-([.$J151]/([.$J$3]/[.$K$3])))" office:value-type="float" office:value="1014.62524079767" calcext:value-type="float">
            <text:p>1015</text:p>
          </table:table-cell>
          <table:table-cell table:style-name="ce77" table:formula="of:=ROUND([.K151]/4)" office:value-type="float" office:value="254" calcext:value-type="float">
            <text:p>254</text:p>
          </table:table-cell>
          <table:table-cell table:style-name="ce65"/>
          <table:table-cell table:style-name="ce69" table:formula="of:=5-(([.$F$3]/([.$M$3]+[.$E151]))*[.$E151])" office:value-type="float" office:value="0.0041236172753818" calcext:value-type="float">
            <text:p>0,00</text:p>
          </table:table-cell>
          <table:table-cell table:style-name="ce77" table:formula="of:=([.$O$3]-([.$N151]/([.$N$3]/[.$O$3])))" office:value-type="float" office:value="1022.15630790546" calcext:value-type="float">
            <text:p>1022</text:p>
          </table:table-cell>
          <table:table-cell table:style-name="ce77" table:formula="of:=ROUND([.O151]/4)" office:value-type="float" office:value="256" calcext:value-type="float">
            <text:p>256</text:p>
          </table:table-cell>
          <table:table-cell table:style-name="ce65"/>
          <table:table-cell table:style-name="ce69" table:formula="of:=5-(([.$F$3]/([.$Q$3]+[.$E151]))*[.$E151])" office:value-type="float" office:value="0.000412668030842056" calcext:value-type="float">
            <text:p>0,00</text:p>
          </table:table-cell>
          <table:table-cell table:style-name="ce77" table:formula="of:=([.$S$3]-([.$R151]/([.$R$3]/[.$S$3])))" office:value-type="float" office:value="1022.91556812089" calcext:value-type="float">
            <text:p>1023</text:p>
          </table:table-cell>
          <table:table-cell table:style-name="ce77" table:formula="of:=ROUND([.S151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2" office:value-type="string" calcext:value-type="string">
            <text:p>ab</text:p>
          </table:table-cell>
          <table:table-cell table:style-name="Default" office:value-type="float" office:value="3" calcext:value-type="float">
            <text:p>3</text:p>
          </table:table-cell>
          <table:table-cell table:style-name="ce45" office:value-type="float" office:value="1000000" calcext:value-type="float">
            <text:p>1000000</text:p>
          </table:table-cell>
          <table:table-cell table:style-name="ce56" table:formula="of:=IF(  [.$A152]=&quot;auf&quot;;ROUNDUP([.$E152];-(LEN([.$C152])-2));   IF(    [.$A152]=&quot;ab&quot;;ROUNDDOWN([.$E152];-(LEN([.$C152])-2));     IF(      [.$A152]=&quot;passt&quot;;[.$E152];       COM.MICROSOFT.IFS(        OR([.$A152]=2;[.$A152]=2.7;[.$A152]=3.3;[.$A152]=3.6);[.$A152]*[.$C152]       )     )   ) )" office:value-type="float" office:value="1300000" calcext:value-type="float">
            <text:p>1.300.000</text:p>
          </table:table-cell>
          <table:table-cell table:style-name="ce64" table:formula="of:=((10^[.$B152])^(1/[.$W$2]))*[.$C152]" office:value-type="float" office:value="1333521.43216332" calcext:value-type="float">
            <text:p>1.333.521,432163</text:p>
          </table:table-cell>
          <table:table-cell table:style-name="ce70" table:formula="of:=5-(([.$F$3]/([.$E$3]+[.$E152]))*[.$E152])" office:value-type="float" office:value="0.348791436794531" calcext:value-type="float">
            <text:p>0,35</text:p>
          </table:table-cell>
          <table:table-cell table:style-name="ce78" table:formula="of:=([.$G$3]-([.$F152]/([.$F$3]/[.$G$3])))" office:value-type="float" office:value="951.637272031839" calcext:value-type="float">
            <text:p>952</text:p>
          </table:table-cell>
          <table:table-cell table:style-name="ce78" table:formula="of:=ROUND([.G152]/4)" office:value-type="float" office:value="238" calcext:value-type="float">
            <text:p>238</text:p>
          </table:table-cell>
          <table:table-cell table:style-name="ce65"/>
          <table:table-cell table:style-name="ce69" table:formula="of:=5-(([.$F$3]/([.$I$3]+[.$E152]))*[.$E152])" office:value-type="float" office:value="0.0372156325928428" calcext:value-type="float">
            <text:p>0,04</text:p>
          </table:table-cell>
          <table:table-cell table:style-name="ce77" table:formula="of:=([.$K$3]-([.$J152]/([.$J$3]/[.$K$3])))" office:value-type="float" office:value="1015.3856815715" calcext:value-type="float">
            <text:p>1015</text:p>
          </table:table-cell>
          <table:table-cell table:style-name="ce77" table:formula="of:=ROUND([.K152]/4)" office:value-type="float" office:value="254" calcext:value-type="float">
            <text:p>254</text:p>
          </table:table-cell>
          <table:table-cell table:style-name="ce65"/>
          <table:table-cell table:style-name="ce69" table:formula="of:=5-(([.$F$3]/([.$M$3]+[.$E152]))*[.$E152])" office:value-type="float" office:value="0.00374666144693947" calcext:value-type="float">
            <text:p>0,00</text:p>
          </table:table-cell>
          <table:table-cell table:style-name="ce77" table:formula="of:=([.$O$3]-([.$N152]/([.$N$3]/[.$O$3])))" office:value-type="float" office:value="1022.23343306796" calcext:value-type="float">
            <text:p>1022</text:p>
          </table:table-cell>
          <table:table-cell table:style-name="ce77" table:formula="of:=ROUND([.O152]/4)" office:value-type="float" office:value="256" calcext:value-type="float">
            <text:p>256</text:p>
          </table:table-cell>
          <table:table-cell table:style-name="ce65"/>
          <table:table-cell table:style-name="ce69" table:formula="of:=5-(([.$F$3]/([.$Q$3]+[.$E152]))*[.$E152])" office:value-type="float" office:value="0.000374918989708206" calcext:value-type="float">
            <text:p>0,00</text:p>
          </table:table-cell>
          <table:table-cell table:style-name="ce77" table:formula="of:=([.$S$3]-([.$R152]/([.$R$3]/[.$S$3])))" office:value-type="float" office:value="1022.92329157471" calcext:value-type="float">
            <text:p>1023</text:p>
          </table:table-cell>
          <table:table-cell table:style-name="ce77" table:formula="of:=ROUND([.S152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2" office:value-type="string" calcext:value-type="string">
            <text:p>auf</text:p>
          </table:table-cell>
          <table:table-cell table:style-name="Default" office:value-type="float" office:value="4" calcext:value-type="float">
            <text:p>4</text:p>
          </table:table-cell>
          <table:table-cell table:style-name="ce45" office:value-type="float" office:value="1000000" calcext:value-type="float">
            <text:p>1000000</text:p>
          </table:table-cell>
          <table:table-cell table:style-name="ce56" table:formula="of:=IF(  [.$A153]=&quot;auf&quot;;ROUNDUP([.$E153];-(LEN([.$C153])-2));   IF(    [.$A153]=&quot;ab&quot;;ROUNDDOWN([.$E153];-(LEN([.$C153])-2));     IF(      [.$A153]=&quot;passt&quot;;[.$E153];       COM.MICROSOFT.IFS(        OR([.$A153]=2;[.$A153]=2.7;[.$A153]=3.3;[.$A153]=3.6);[.$A153]*[.$C153]       )     )   ) )" office:value-type="float" office:value="1500000" calcext:value-type="float">
            <text:p>1.500.000</text:p>
          </table:table-cell>
          <table:table-cell table:style-name="ce64" table:formula="of:=((10^[.$B153])^(1/[.$W$2]))*[.$C153]" office:value-type="float" office:value="1467799.26762207" calcext:value-type="float">
            <text:p>1.467.799,267622</text:p>
          </table:table-cell>
          <table:table-cell table:style-name="ce70" table:formula="of:=5-(([.$F$3]/([.$E$3]+[.$E153]))*[.$E153])" office:value-type="float" office:value="0.318918378344675" calcext:value-type="float">
            <text:p>0,32</text:p>
          </table:table-cell>
          <table:table-cell table:style-name="ce78" table:formula="of:=([.$G$3]-([.$F153]/([.$F$3]/[.$G$3])))" office:value-type="float" office:value="957.74929979068" calcext:value-type="float">
            <text:p>958</text:p>
          </table:table-cell>
          <table:table-cell table:style-name="ce78" table:formula="of:=ROUND([.G153]/4)" office:value-type="float" office:value="239" calcext:value-type="float">
            <text:p>239</text:p>
          </table:table-cell>
          <table:table-cell table:style-name="ce65"/>
          <table:table-cell table:style-name="ce69" table:formula="of:=5-(([.$F$3]/([.$I$3]+[.$E153]))*[.$E153])" office:value-type="float" office:value="0.0338340944507678" calcext:value-type="float">
            <text:p>0,03</text:p>
          </table:table-cell>
          <table:table-cell table:style-name="ce77" table:formula="of:=([.$K$3]-([.$J153]/([.$J$3]/[.$K$3])))" office:value-type="float" office:value="1016.07754427537" calcext:value-type="float">
            <text:p>1016</text:p>
          </table:table-cell>
          <table:table-cell table:style-name="ce77" table:formula="of:=ROUND([.K153]/4)" office:value-type="float" office:value="254" calcext:value-type="float">
            <text:p>254</text:p>
          </table:table-cell>
          <table:table-cell table:style-name="ce65"/>
          <table:table-cell table:style-name="ce69" table:formula="of:=5-(([.$F$3]/([.$M$3]+[.$E153]))*[.$E153])" office:value-type="float" office:value="0.00340414113093512" calcext:value-type="float">
            <text:p>0,00</text:p>
          </table:table-cell>
          <table:table-cell table:style-name="ce77" table:formula="of:=([.$O$3]-([.$N153]/([.$N$3]/[.$O$3])))" office:value-type="float" office:value="1022.30351272461" calcext:value-type="float">
            <text:p>1022</text:p>
          </table:table-cell>
          <table:table-cell table:style-name="ce77" table:formula="of:=ROUND([.O153]/4)" office:value-type="float" office:value="256" calcext:value-type="float">
            <text:p>256</text:p>
          </table:table-cell>
          <table:table-cell table:style-name="ce65"/>
          <table:table-cell table:style-name="ce69" table:formula="of:=5-(([.$F$3]/([.$Q$3]+[.$E153]))*[.$E153])" office:value-type="float" office:value="0.000340622828165493" calcext:value-type="float">
            <text:p>0,00</text:p>
          </table:table-cell>
          <table:table-cell table:style-name="ce77" table:formula="of:=([.$S$3]-([.$R153]/([.$R$3]/[.$S$3])))" office:value-type="float" office:value="1022.93030856936" calcext:value-type="float">
            <text:p>1023</text:p>
          </table:table-cell>
          <table:table-cell table:style-name="ce77" table:formula="of:=ROUND([.S153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2" office:value-type="string" calcext:value-type="string">
            <text:p>ab</text:p>
          </table:table-cell>
          <table:table-cell table:style-name="Default" office:value-type="float" office:value="5" calcext:value-type="float">
            <text:p>5</text:p>
          </table:table-cell>
          <table:table-cell table:style-name="ce45" office:value-type="float" office:value="1000000" calcext:value-type="float">
            <text:p>1000000</text:p>
          </table:table-cell>
          <table:table-cell table:style-name="ce56" table:formula="of:=IF(  [.$A154]=&quot;auf&quot;;ROUNDUP([.$E154];-(LEN([.$C154])-2));   IF(    [.$A154]=&quot;ab&quot;;ROUNDDOWN([.$E154];-(LEN([.$C154])-2));     IF(      [.$A154]=&quot;passt&quot;;[.$E154];       COM.MICROSOFT.IFS(        OR([.$A154]=2;[.$A154]=2.7;[.$A154]=3.3;[.$A154]=3.6);[.$A154]*[.$C154]       )     )   ) )" office:value-type="float" office:value="1600000" calcext:value-type="float">
            <text:p>1.600.000</text:p>
          </table:table-cell>
          <table:table-cell table:style-name="ce64" table:formula="of:=((10^[.$B154])^(1/[.$W$2]))*[.$C154]" office:value-type="float" office:value="1615598.09843987" calcext:value-type="float">
            <text:p>1.615.598,098440</text:p>
          </table:table-cell>
          <table:table-cell table:style-name="ce70" table:formula="of:=5-(([.$F$3]/([.$E$3]+[.$E154]))*[.$E154])" office:value-type="float" office:value="0.291443549893584" calcext:value-type="float">
            <text:p>0,29</text:p>
          </table:table-cell>
          <table:table-cell table:style-name="ce78" table:formula="of:=([.$G$3]-([.$F154]/([.$F$3]/[.$G$3])))" office:value-type="float" office:value="963.370649691773" calcext:value-type="float">
            <text:p>963</text:p>
          </table:table-cell>
          <table:table-cell table:style-name="ce78" table:formula="of:=ROUND([.G154]/4)" office:value-type="float" office:value="241" calcext:value-type="float">
            <text:p>241</text:p>
          </table:table-cell>
          <table:table-cell table:style-name="ce65"/>
          <table:table-cell table:style-name="ce69" table:formula="of:=5-(([.$F$3]/([.$I$3]+[.$E154]))*[.$E154])" office:value-type="float" office:value="0.0307579099950876" calcext:value-type="float">
            <text:p>0,03</text:p>
          </table:table-cell>
          <table:table-cell table:style-name="ce77" table:formula="of:=([.$K$3]-([.$J154]/([.$J$3]/[.$K$3])))" office:value-type="float" office:value="1016.70693161501" calcext:value-type="float">
            <text:p>1017</text:p>
          </table:table-cell>
          <table:table-cell table:style-name="ce77" table:formula="of:=ROUND([.K154]/4)" office:value-type="float" office:value="254" calcext:value-type="float">
            <text:p>254</text:p>
          </table:table-cell>
          <table:table-cell table:style-name="ce65"/>
          <table:table-cell table:style-name="ce69" table:formula="of:=5-(([.$F$3]/([.$M$3]+[.$E154]))*[.$E154])" office:value-type="float" office:value="0.00309291468598527" calcext:value-type="float">
            <text:p>0,00</text:p>
          </table:table-cell>
          <table:table-cell table:style-name="ce77" table:formula="of:=([.$O$3]-([.$N154]/([.$N$3]/[.$O$3])))" office:value-type="float" office:value="1022.36718965525" calcext:value-type="float">
            <text:p>1022</text:p>
          </table:table-cell>
          <table:table-cell table:style-name="ce77" table:formula="of:=ROUND([.O154]/4)" office:value-type="float" office:value="256" calcext:value-type="float">
            <text:p>256</text:p>
          </table:table-cell>
          <table:table-cell table:style-name="ce65"/>
          <table:table-cell table:style-name="ce69" table:formula="of:=5-(([.$F$3]/([.$Q$3]+[.$E154]))*[.$E154])" office:value-type="float" office:value="0.000309463754696537" calcext:value-type="float">
            <text:p>0,00</text:p>
          </table:table-cell>
          <table:table-cell table:style-name="ce77" table:formula="of:=([.$S$3]-([.$R154]/([.$R$3]/[.$S$3])))" office:value-type="float" office:value="1022.93668371579" calcext:value-type="float">
            <text:p>1023</text:p>
          </table:table-cell>
          <table:table-cell table:style-name="ce77" table:formula="of:=ROUND([.S154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2" office:value-type="string" calcext:value-type="string">
            <text:p>auf</text:p>
          </table:table-cell>
          <table:table-cell table:style-name="Default" office:value-type="float" office:value="6" calcext:value-type="float">
            <text:p>6</text:p>
          </table:table-cell>
          <table:table-cell table:style-name="ce45" office:value-type="float" office:value="1000000" calcext:value-type="float">
            <text:p>1000000</text:p>
          </table:table-cell>
          <table:table-cell table:style-name="ce56" table:formula="of:=IF(  [.$A155]=&quot;auf&quot;;ROUNDUP([.$E155];-(LEN([.$C155])-2));   IF(    [.$A155]=&quot;ab&quot;;ROUNDDOWN([.$E155];-(LEN([.$C155])-2));     IF(      [.$A155]=&quot;passt&quot;;[.$E155];       COM.MICROSOFT.IFS(        OR([.$A155]=2;[.$A155]=2.7;[.$A155]=3.3;[.$A155]=3.6);[.$A155]*[.$C155]       )     )   ) )" office:value-type="float" office:value="1800000" calcext:value-type="float">
            <text:p>1.800.000</text:p>
          </table:table-cell>
          <table:table-cell table:style-name="ce64" table:formula="of:=((10^[.$B155])^(1/[.$W$2]))*[.$C155]" office:value-type="float" office:value="1778279.41003892" calcext:value-type="float">
            <text:p>1.778.279,410039</text:p>
          </table:table-cell>
          <table:table-cell table:style-name="ce70" table:formula="of:=5-(([.$F$3]/([.$E$3]+[.$E155]))*[.$E155])" office:value-type="float" office:value="0.266201076010112" calcext:value-type="float">
            <text:p>0,27</text:p>
          </table:table-cell>
          <table:table-cell table:style-name="ce78" table:formula="of:=([.$G$3]-([.$F155]/([.$F$3]/[.$G$3])))" office:value-type="float" office:value="968.535259848331" calcext:value-type="float">
            <text:p>969</text:p>
          </table:table-cell>
          <table:table-cell table:style-name="ce78" table:formula="of:=ROUND([.G155]/4)" office:value-type="float" office:value="242" calcext:value-type="float">
            <text:p>242</text:p>
          </table:table-cell>
          <table:table-cell table:style-name="ce65"/>
          <table:table-cell table:style-name="ce69" table:formula="of:=5-(([.$F$3]/([.$I$3]+[.$E155]))*[.$E155])" office:value-type="float" office:value="0.0279598365441736" calcext:value-type="float">
            <text:p>0,03</text:p>
          </table:table-cell>
          <table:table-cell table:style-name="ce77" table:formula="of:=([.$K$3]-([.$J155]/([.$J$3]/[.$K$3])))" office:value-type="float" office:value="1017.27941744306" calcext:value-type="float">
            <text:p>1017</text:p>
          </table:table-cell>
          <table:table-cell table:style-name="ce77" table:formula="of:=ROUND([.K155]/4)" office:value-type="float" office:value="254" calcext:value-type="float">
            <text:p>254</text:p>
          </table:table-cell>
          <table:table-cell table:style-name="ce65"/>
          <table:table-cell table:style-name="ce69" table:formula="of:=5-(([.$F$3]/([.$M$3]+[.$E155]))*[.$E155])" office:value-type="float" office:value="0.00281012637576161" calcext:value-type="float">
            <text:p>0,00</text:p>
          </table:table-cell>
          <table:table-cell table:style-name="ce77" table:formula="of:=([.$O$3]-([.$N155]/([.$N$3]/[.$O$3])))" office:value-type="float" office:value="1022.42504814352" calcext:value-type="float">
            <text:p>1022</text:p>
          </table:table-cell>
          <table:table-cell table:style-name="ce77" table:formula="of:=ROUND([.O155]/4)" office:value-type="float" office:value="256" calcext:value-type="float">
            <text:p>256</text:p>
          </table:table-cell>
          <table:table-cell table:style-name="ce65"/>
          <table:table-cell table:style-name="ce69" table:formula="of:=5-(([.$F$3]/([.$Q$3]+[.$E155]))*[.$E155])" office:value-type="float" office:value="0.000281154852096677" calcext:value-type="float">
            <text:p>0,00</text:p>
          </table:table-cell>
          <table:table-cell table:style-name="ce77" table:formula="of:=([.$S$3]-([.$R155]/([.$R$3]/[.$S$3])))" office:value-type="float" office:value="1022.94247571726" calcext:value-type="float">
            <text:p>1023</text:p>
          </table:table-cell>
          <table:table-cell table:style-name="ce77" table:formula="of:=ROUND([.S155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4" office:value-type="string" calcext:value-type="string">
            <text:p>x</text:p>
          </table:table-cell>
          <table:table-cell table:style-name="ce40" office:value-type="float" office:value="7" calcext:value-type="float">
            <text:p>7</text:p>
          </table:table-cell>
          <table:table-cell table:style-name="ce47" office:value-type="float" office:value="1000000" calcext:value-type="float">
            <text:p>1000000</text:p>
          </table:table-cell>
          <table:table-cell table:style-name="ce57" table:formula="of:=IF(  [.$A156]=&quot;auf&quot;;ROUNDUP([.$E156];-(LEN([.$C156])-2));   IF(    [.$A156]=&quot;ab&quot;;ROUNDDOWN([.$E156];-(LEN([.$C156])-2));     IF(      [.$A156]=&quot;passt&quot;;[.$E156];       COM.MICROSOFT.IFS(        OR([.$A156]=2;[.$A156]=2.7;[.$A156]=3.3;[.$A156]=3.6);[.$A156]*[.$C156]       )     )   ) )" office:value-type="string" office:string-value="" calcext:value-type="error">
            <text:p>#NV</text:p>
          </table:table-cell>
          <table:table-cell table:style-name="ce65" table:formula="of:=((10^[.$B156])^(1/[.$W$2]))*[.$C156]" office:value-type="float" office:value="1957341.78148766" calcext:value-type="float">
            <text:p>1.957.341,781488</text:p>
          </table:table-cell>
          <table:table-cell table:style-name="ce69" table:formula="of:=5-(([.$F$3]/([.$E$3]+[.$E156]))*[.$E156])" office:value-type="float" office:value="0.243032054517675" calcext:value-type="float">
            <text:p>0,24</text:p>
          </table:table-cell>
          <table:table-cell table:style-name="ce77" table:formula="of:=([.$G$3]-([.$F156]/([.$F$3]/[.$G$3])))" office:value-type="float" office:value="973.275641645684" calcext:value-type="float">
            <text:p>973</text:p>
          </table:table-cell>
          <table:table-cell table:style-name="ce77" table:formula="of:=ROUND([.G156]/4)" office:value-type="float" office:value="243" calcext:value-type="float">
            <text:p>243</text:p>
          </table:table-cell>
          <table:table-cell table:style-name="ce65"/>
          <table:table-cell table:style-name="ce69" table:formula="of:=5-(([.$F$3]/([.$I$3]+[.$E156]))*[.$E156])" office:value-type="float" office:value="0.025415004383321" calcext:value-type="float">
            <text:p>0,03</text:p>
          </table:table-cell>
          <table:table-cell table:style-name="ce77" table:formula="of:=([.$K$3]-([.$J156]/([.$J$3]/[.$K$3])))" office:value-type="float" office:value="1017.80009010317" calcext:value-type="float">
            <text:p>1018</text:p>
          </table:table-cell>
          <table:table-cell table:style-name="ce77" table:formula="of:=ROUND([.K156]/4)" office:value-type="float" office:value="254" calcext:value-type="float">
            <text:p>254</text:p>
          </table:table-cell>
          <table:table-cell table:style-name="ce65"/>
          <table:table-cell table:style-name="ce69" table:formula="of:=5-(([.$F$3]/([.$M$3]+[.$E156]))*[.$E156])" office:value-type="float" office:value="0.00255318047506581" calcext:value-type="float">
            <text:p>0,00</text:p>
          </table:table-cell>
          <table:table-cell table:style-name="ce77" table:formula="of:=([.$O$3]-([.$N156]/([.$N$3]/[.$O$3])))" office:value-type="float" office:value="1022.4776192748" calcext:value-type="float">
            <text:p>1022</text:p>
          </table:table-cell>
          <table:table-cell table:style-name="ce77" table:formula="of:=ROUND([.O156]/4)" office:value-type="float" office:value="256" calcext:value-type="float">
            <text:p>256</text:p>
          </table:table-cell>
          <table:table-cell table:style-name="ce65"/>
          <table:table-cell table:style-name="ce69" table:formula="of:=5-(([.$F$3]/([.$Q$3]+[.$E156]))*[.$E156])" office:value-type="float" office:value="0.000255435438606177" calcext:value-type="float">
            <text:p>0,00</text:p>
          </table:table-cell>
          <table:table-cell table:style-name="ce77" table:formula="of:=([.$S$3]-([.$R156]/([.$R$3]/[.$S$3])))" office:value-type="float" office:value="1022.94773790926" calcext:value-type="float">
            <text:p>1023</text:p>
          </table:table-cell>
          <table:table-cell table:style-name="ce77" table:formula="of:=ROUND([.S156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2" office:value-type="string" calcext:value-type="string">
            <text:p>auf</text:p>
          </table:table-cell>
          <table:table-cell table:style-name="Default" office:value-type="float" office:value="8" calcext:value-type="float">
            <text:p>8</text:p>
          </table:table-cell>
          <table:table-cell table:style-name="ce45" office:value-type="float" office:value="1000000" calcext:value-type="float">
            <text:p>1000000</text:p>
          </table:table-cell>
          <table:table-cell table:style-name="ce56" table:formula="of:=IF(  [.$A157]=&quot;auf&quot;;ROUNDUP([.$E157];-(LEN([.$C157])-2));   IF(    [.$A157]=&quot;ab&quot;;ROUNDDOWN([.$E157];-(LEN([.$C157])-2));     IF(      [.$A157]=&quot;passt&quot;;[.$E157];       COM.MICROSOFT.IFS(        OR([.$A157]=2;[.$A157]=2.7;[.$A157]=3.3;[.$A157]=3.6);[.$A157]*[.$C157]       )     )   ) )" office:value-type="float" office:value="2200000" calcext:value-type="float">
            <text:p>2.200.000</text:p>
          </table:table-cell>
          <table:table-cell table:style-name="ce64" table:formula="of:=((10^[.$B157])^(1/[.$W$2]))*[.$C157]" office:value-type="float" office:value="2154434.69003188" calcext:value-type="float">
            <text:p>2.154.434,690032</text:p>
          </table:table-cell>
          <table:table-cell table:style-name="ce70" table:formula="of:=5-(([.$F$3]/([.$E$3]+[.$E157]))*[.$E157])" office:value-type="float" office:value="0.221785089721507" calcext:value-type="float">
            <text:p>0,22</text:p>
          </table:table-cell>
          <table:table-cell table:style-name="ce78" table:formula="of:=([.$G$3]-([.$F157]/([.$F$3]/[.$G$3])))" office:value-type="float" office:value="977.62277064298" calcext:value-type="float">
            <text:p>978</text:p>
          </table:table-cell>
          <table:table-cell table:style-name="ce78" table:formula="of:=ROUND([.G157]/4)" office:value-type="float" office:value="244" calcext:value-type="float">
            <text:p>244</text:p>
          </table:table-cell>
          <table:table-cell table:style-name="ce65"/>
          <table:table-cell table:style-name="ce69" table:formula="of:=5-(([.$F$3]/([.$I$3]+[.$E157]))*[.$E157])" office:value-type="float" office:value="0.0231007201234901" calcext:value-type="float">
            <text:p>0,02</text:p>
          </table:table-cell>
          <table:table-cell table:style-name="ce77" table:formula="of:=([.$K$3]-([.$J157]/([.$J$3]/[.$K$3])))" office:value-type="float" office:value="1018.27359266273" calcext:value-type="float">
            <text:p>1018</text:p>
          </table:table-cell>
          <table:table-cell table:style-name="ce77" table:formula="of:=ROUND([.K157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M$3]+[.$E157]))*[.$E157])" office:value-type="float" office:value="0.0023197176992289" calcext:value-type="float">
            <text:p>0,00</text:p>
          </table:table-cell>
          <table:table-cell table:style-name="ce77" table:formula="of:=([.$O$3]-([.$N157]/([.$N$3]/[.$O$3])))" office:value-type="float" office:value="1022.52538575874" calcext:value-type="float">
            <text:p>1023</text:p>
          </table:table-cell>
          <table:table-cell table:style-name="ce77" table:formula="of:=ROUND([.O157]/4)" office:value-type="float" office:value="256" calcext:value-type="float">
            <text:p>256</text:p>
          </table:table-cell>
          <table:table-cell table:style-name="ce65"/>
          <table:table-cell table:style-name="ce69" table:formula="of:=5-(([.$F$3]/([.$Q$3]+[.$E157]))*[.$E157])" office:value-type="float" office:value="0.000232068670007024" calcext:value-type="float">
            <text:p>0,00</text:p>
          </table:table-cell>
          <table:table-cell table:style-name="ce77" table:formula="of:=([.$S$3]-([.$R157]/([.$R$3]/[.$S$3])))" office:value-type="float" office:value="1022.95251875012" calcext:value-type="float">
            <text:p>1023</text:p>
          </table:table-cell>
          <table:table-cell table:style-name="ce77" table:formula="of:=ROUND([.S157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2" office:value-type="string" calcext:value-type="string">
            <text:p>auf</text:p>
          </table:table-cell>
          <table:table-cell table:style-name="Default" office:value-type="float" office:value="9" calcext:value-type="float">
            <text:p>9</text:p>
          </table:table-cell>
          <table:table-cell table:style-name="ce45" office:value-type="float" office:value="1000000" calcext:value-type="float">
            <text:p>1000000</text:p>
          </table:table-cell>
          <table:table-cell table:style-name="ce56" table:formula="of:=IF(  [.$A158]=&quot;auf&quot;;ROUNDUP([.$E158];-(LEN([.$C158])-2));   IF(    [.$A158]=&quot;ab&quot;;ROUNDDOWN([.$E158];-(LEN([.$C158])-2));     IF(      [.$A158]=&quot;passt&quot;;[.$E158];       COM.MICROSOFT.IFS(        OR([.$A158]=2;[.$A158]=2.7;[.$A158]=3.3;[.$A158]=3.6);[.$A158]*[.$C158]       )     )   ) )" office:value-type="float" office:value="2400000" calcext:value-type="float">
            <text:p>2.400.000</text:p>
          </table:table-cell>
          <table:table-cell table:style-name="ce64" table:formula="of:=((10^[.$B158])^(1/[.$W$2]))*[.$C158]" office:value-type="float" office:value="2371373.70566165" calcext:value-type="float">
            <text:p>2.371.373,705662</text:p>
          </table:table-cell>
          <table:table-cell table:style-name="ce70" table:formula="of:=5-(([.$F$3]/([.$E$3]+[.$E158]))*[.$E158])" office:value-type="float" office:value="0.202316630161822" calcext:value-type="float">
            <text:p>0,20</text:p>
          </table:table-cell>
          <table:table-cell table:style-name="ce78" table:formula="of:=([.$G$3]-([.$F158]/([.$F$3]/[.$G$3])))" office:value-type="float" office:value="981.606017468891" calcext:value-type="float">
            <text:p>982</text:p>
          </table:table-cell>
          <table:table-cell table:style-name="ce78" table:formula="of:=ROUND([.G158]/4)" office:value-type="float" office:value="245" calcext:value-type="float">
            <text:p>245</text:p>
          </table:table-cell>
          <table:table-cell table:style-name="ce65"/>
          <table:table-cell table:style-name="ce69" table:formula="of:=5-(([.$F$3]/([.$I$3]+[.$E158]))*[.$E158])" office:value-type="float" office:value="0.0209962845735321" calcext:value-type="float">
            <text:p>0,02</text:p>
          </table:table-cell>
          <table:table-cell table:style-name="ce77" table:formula="of:=([.$K$3]-([.$J158]/([.$J$3]/[.$K$3])))" office:value-type="float" office:value="1018.70416017626" calcext:value-type="float">
            <text:p>1019</text:p>
          </table:table-cell>
          <table:table-cell table:style-name="ce77" table:formula="of:=ROUND([.K158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M$3]+[.$E158]))*[.$E158])" office:value-type="float" office:value="0.00210759375222658" calcext:value-type="float">
            <text:p>0,00</text:p>
          </table:table-cell>
          <table:table-cell table:style-name="ce77" table:formula="of:=([.$O$3]-([.$N158]/([.$N$3]/[.$O$3])))" office:value-type="float" office:value="1022.56878631829" calcext:value-type="float">
            <text:p>1023</text:p>
          </table:table-cell>
          <table:table-cell table:style-name="ce77" table:formula="of:=ROUND([.O158]/4)" office:value-type="float" office:value="256" calcext:value-type="float">
            <text:p>256</text:p>
          </table:table-cell>
          <table:table-cell table:style-name="ce65"/>
          <table:table-cell table:style-name="ce69" table:formula="of:=5-(([.$F$3]/([.$Q$3]+[.$E158]))*[.$E158])" office:value-type="float" office:value="0.000210839360692106" calcext:value-type="float">
            <text:p>0,00</text:p>
          </table:table-cell>
          <table:table-cell table:style-name="ce77" table:formula="of:=([.$S$3]-([.$R158]/([.$R$3]/[.$S$3])))" office:value-type="float" office:value="1022.9568622668" calcext:value-type="float">
            <text:p>1023</text:p>
          </table:table-cell>
          <table:table-cell table:style-name="ce77" table:formula="of:=ROUND([.S158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2" office:value-type="float" office:value="2.7" calcext:value-type="float">
            <text:p>2,7</text:p>
          </table:table-cell>
          <table:table-cell table:style-name="Default" office:value-type="float" office:value="10" calcext:value-type="float">
            <text:p>10</text:p>
          </table:table-cell>
          <table:table-cell table:style-name="ce45" office:value-type="float" office:value="1000000" calcext:value-type="float">
            <text:p>1000000</text:p>
          </table:table-cell>
          <table:table-cell table:style-name="ce56" table:formula="of:=IF(  [.$A159]=&quot;auf&quot;;ROUNDUP([.$E159];-(LEN([.$C159])-2));   IF(    [.$A159]=&quot;ab&quot;;ROUNDDOWN([.$E159];-(LEN([.$C159])-2));     IF(      [.$A159]=&quot;passt&quot;;[.$E159];       COM.MICROSOFT.IFS(        OR([.$A159]=2;[.$A159]=2.7;[.$A159]=3.3;[.$A159]=3.6);[.$A159]*[.$C159]       )     )   ) )" office:value-type="float" office:value="2700000" calcext:value-type="float">
            <text:p>2.700.000</text:p>
          </table:table-cell>
          <table:table-cell table:style-name="ce64" table:formula="of:=((10^[.$B159])^(1/[.$W$2]))*[.$C159]" office:value-type="float" office:value="2610157.21568254" calcext:value-type="float">
            <text:p>2.610.157,215683</text:p>
          </table:table-cell>
          <table:table-cell table:style-name="ce70" table:formula="of:=5-(([.$F$3]/([.$E$3]+[.$E159]))*[.$E159])" office:value-type="float" office:value="0.184491142103016" calcext:value-type="float">
            <text:p>0,18</text:p>
          </table:table-cell>
          <table:table-cell table:style-name="ce78" table:formula="of:=([.$G$3]-([.$F159]/([.$F$3]/[.$G$3])))" office:value-type="float" office:value="985.253112325723" calcext:value-type="float">
            <text:p>985</text:p>
          </table:table-cell>
          <table:table-cell table:style-name="ce78" table:formula="of:=ROUND([.G159]/4)" office:value-type="float" office:value="246" calcext:value-type="float">
            <text:p>246</text:p>
          </table:table-cell>
          <table:table-cell table:style-name="ce65"/>
          <table:table-cell table:style-name="ce69" table:formula="of:=5-(([.$F$3]/([.$I$3]+[.$E159]))*[.$E159])" office:value-type="float" office:value="0.0190828243819619" calcext:value-type="float">
            <text:p>0,02</text:p>
          </table:table-cell>
          <table:table-cell table:style-name="ce77" table:formula="of:=([.$K$3]-([.$J159]/([.$J$3]/[.$K$3])))" office:value-type="float" office:value="1019.09565413145" calcext:value-type="float">
            <text:p>1019</text:p>
          </table:table-cell>
          <table:table-cell table:style-name="ce77" table:formula="of:=ROUND([.K159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M$3]+[.$E159]))*[.$E159])" office:value-type="float" office:value="0.00191485980620776" calcext:value-type="float">
            <text:p>0,00</text:p>
          </table:table-cell>
          <table:table-cell table:style-name="ce77" table:formula="of:=([.$O$3]-([.$N159]/([.$N$3]/[.$O$3])))" office:value-type="float" office:value="1022.60821968365" calcext:value-type="float">
            <text:p>1023</text:p>
          </table:table-cell>
          <table:table-cell table:style-name="ce77" table:formula="of:=ROUND([.O159]/4)" office:value-type="float" office:value="256" calcext:value-type="float">
            <text:p>256</text:p>
          </table:table-cell>
          <table:table-cell table:style-name="ce65"/>
          <table:table-cell table:style-name="ce69" table:formula="of:=5-(([.$F$3]/([.$Q$3]+[.$E159]))*[.$E159])" office:value-type="float" office:value="0.00019155200376364" calcext:value-type="float">
            <text:p>0,00</text:p>
          </table:table-cell>
          <table:table-cell table:style-name="ce77" table:formula="of:=([.$S$3]-([.$R159]/([.$R$3]/[.$S$3])))" office:value-type="float" office:value="1022.96080846003" calcext:value-type="float">
            <text:p>1023</text:p>
          </table:table-cell>
          <table:table-cell table:style-name="ce77" table:formula="of:=ROUND([.S159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2" office:value-type="float" office:value="2.7" calcext:value-type="float">
            <text:p>2,7</text:p>
          </table:table-cell>
          <table:table-cell table:style-name="Default" office:value-type="float" office:value="11" calcext:value-type="float">
            <text:p>11</text:p>
          </table:table-cell>
          <table:table-cell table:style-name="ce45" office:value-type="float" office:value="1000000" calcext:value-type="float">
            <text:p>1000000</text:p>
          </table:table-cell>
          <table:table-cell table:style-name="ce56" table:formula="of:=IF(  [.$A160]=&quot;auf&quot;;ROUNDUP([.$E160];-(LEN([.$C160])-2));   IF(    [.$A160]=&quot;ab&quot;;ROUNDDOWN([.$E160];-(LEN([.$C160])-2));     IF(      [.$A160]=&quot;passt&quot;;[.$E160];       COM.MICROSOFT.IFS(        OR([.$A160]=2;[.$A160]=2.7;[.$A160]=3.3;[.$A160]=3.6);[.$A160]*[.$C160]       )     )   ) )" office:value-type="float" office:value="2700000" calcext:value-type="float">
            <text:p>2.700.000</text:p>
          </table:table-cell>
          <table:table-cell table:style-name="ce64" table:formula="of:=((10^[.$B160])^(1/[.$W$2]))*[.$C160]" office:value-type="float" office:value="2872984.83335366" calcext:value-type="float">
            <text:p>2.872.984,833354</text:p>
          </table:table-cell>
          <table:table-cell table:style-name="ce70" table:formula="of:=5-(([.$F$3]/([.$E$3]+[.$E160]))*[.$E160])" office:value-type="float" office:value="0.168181147239818" calcext:value-type="float">
            <text:p>0,17</text:p>
          </table:table-cell>
          <table:table-cell table:style-name="ce78" table:formula="of:=([.$G$3]-([.$F160]/([.$F$3]/[.$G$3])))" office:value-type="float" office:value="988.590137274733" calcext:value-type="float">
            <text:p>989</text:p>
          </table:table-cell>
          <table:table-cell table:style-name="ce78" table:formula="of:=ROUND([.G160]/4)" office:value-type="float" office:value="247" calcext:value-type="float">
            <text:p>247</text:p>
          </table:table-cell>
          <table:table-cell table:style-name="ce65"/>
          <table:table-cell table:style-name="ce69" table:formula="of:=5-(([.$F$3]/([.$I$3]+[.$E160]))*[.$E160])" office:value-type="float" office:value="0.0173431366761081" calcext:value-type="float">
            <text:p>0,02</text:p>
          </table:table-cell>
          <table:table-cell table:style-name="ce77" table:formula="of:=([.$K$3]-([.$J160]/([.$J$3]/[.$K$3])))" office:value-type="float" office:value="1019.45159423607" calcext:value-type="float">
            <text:p>1019</text:p>
          </table:table-cell>
          <table:table-cell table:style-name="ce77" table:formula="of:=ROUND([.K160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M$3]+[.$E160]))*[.$E160])" office:value-type="float" office:value="0.00173974474115912" calcext:value-type="float">
            <text:p>0,00</text:p>
          </table:table-cell>
          <table:table-cell table:style-name="ce77" table:formula="of:=([.$O$3]-([.$N160]/([.$N$3]/[.$O$3])))" office:value-type="float" office:value="1022.64404822596" calcext:value-type="float">
            <text:p>1023</text:p>
          </table:table-cell>
          <table:table-cell table:style-name="ce77" table:formula="of:=ROUND([.O160]/4)" office:value-type="float" office:value="256" calcext:value-type="float">
            <text:p>256</text:p>
          </table:table-cell>
          <table:table-cell table:style-name="ce65"/>
          <table:table-cell table:style-name="ce69" table:formula="of:=5-(([.$F$3]/([.$Q$3]+[.$E160]))*[.$E160])" office:value-type="float" office:value="0.000174028971994034" calcext:value-type="float">
            <text:p>0,00</text:p>
          </table:table-cell>
          <table:table-cell table:style-name="ce77" table:formula="of:=([.$S$3]-([.$R160]/([.$R$3]/[.$S$3])))" office:value-type="float" office:value="1022.96439367233" calcext:value-type="float">
            <text:p>1023</text:p>
          </table:table-cell>
          <table:table-cell table:style-name="ce77" table:formula="of:=ROUND([.S160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2" office:value-type="float" office:value="3.3" calcext:value-type="float">
            <text:p>3,3</text:p>
          </table:table-cell>
          <table:table-cell table:style-name="Default" office:value-type="float" office:value="12" calcext:value-type="float">
            <text:p>12</text:p>
          </table:table-cell>
          <table:table-cell table:style-name="ce45" office:value-type="float" office:value="1000000" calcext:value-type="float">
            <text:p>1000000</text:p>
          </table:table-cell>
          <table:table-cell table:style-name="ce56" table:formula="of:=IF(  [.$A161]=&quot;auf&quot;;ROUNDUP([.$E161];-(LEN([.$C161])-2));   IF(    [.$A161]=&quot;ab&quot;;ROUNDDOWN([.$E161];-(LEN([.$C161])-2));     IF(      [.$A161]=&quot;passt&quot;;[.$E161];       COM.MICROSOFT.IFS(        OR([.$A161]=2;[.$A161]=2.7;[.$A161]=3.3;[.$A161]=3.6);[.$A161]*[.$C161]       )     )   ) )" office:value-type="float" office:value="3300000" calcext:value-type="float">
            <text:p>3.300.000</text:p>
          </table:table-cell>
          <table:table-cell table:style-name="ce64" table:formula="of:=((10^[.$B161])^(1/[.$W$2]))*[.$C161]" office:value-type="float" office:value="3162277.66016838" calcext:value-type="float">
            <text:p>3.162.277,660168</text:p>
          </table:table-cell>
          <table:table-cell table:style-name="ce70" table:formula="of:=5-(([.$F$3]/([.$E$3]+[.$E161]))*[.$E161])" office:value-type="float" office:value="0.153267150158578" calcext:value-type="float">
            <text:p>0,15</text:p>
          </table:table-cell>
          <table:table-cell table:style-name="ce78" table:formula="of:=([.$G$3]-([.$F161]/([.$F$3]/[.$G$3])))" office:value-type="float" office:value="991.641541077555" calcext:value-type="float">
            <text:p>992</text:p>
          </table:table-cell>
          <table:table-cell table:style-name="ce78" table:formula="of:=ROUND([.G161]/4)" office:value-type="float" office:value="248" calcext:value-type="float">
            <text:p>248</text:p>
          </table:table-cell>
          <table:table-cell table:style-name="ce65"/>
          <table:table-cell table:style-name="ce69" table:formula="of:=5-(([.$F$3]/([.$I$3]+[.$E161]))*[.$E161])" office:value-type="float" office:value="0.015761545916301" calcext:value-type="float">
            <text:p>0,02</text:p>
          </table:table-cell>
          <table:table-cell table:style-name="ce77" table:formula="of:=([.$K$3]-([.$J161]/([.$J$3]/[.$K$3])))" office:value-type="float" office:value="1019.77518770552" calcext:value-type="float">
            <text:p>1020</text:p>
          </table:table-cell>
          <table:table-cell table:style-name="ce77" table:formula="of:=ROUND([.K161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M$3]+[.$E161]))*[.$E161])" office:value-type="float" office:value="0.00158063898814831" calcext:value-type="float">
            <text:p>0,00</text:p>
          </table:table-cell>
          <table:table-cell table:style-name="ce77" table:formula="of:=([.$O$3]-([.$N161]/([.$N$3]/[.$O$3])))" office:value-type="float" office:value="1022.67660126302" calcext:value-type="float">
            <text:p>1023</text:p>
          </table:table-cell>
          <table:table-cell table:style-name="ce77" table:formula="of:=ROUND([.O161]/4)" office:value-type="float" office:value="256" calcext:value-type="float">
            <text:p>256</text:p>
          </table:table-cell>
          <table:table-cell table:style-name="ce65"/>
          <table:table-cell table:style-name="ce69" table:formula="of:=5-(([.$F$3]/([.$Q$3]+[.$E161]))*[.$E161])" office:value-type="float" office:value="0.000158108883166364" calcext:value-type="float">
            <text:p>0,00</text:p>
          </table:table-cell>
          <table:table-cell table:style-name="ce77" table:formula="of:=([.$S$3]-([.$R161]/([.$R$3]/[.$S$3])))" office:value-type="float" office:value="1022.9676509225" calcext:value-type="float">
            <text:p>1023</text:p>
          </table:table-cell>
          <table:table-cell table:style-name="ce77" table:formula="of:=ROUND([.S161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2" office:value-type="float" office:value="3.6" calcext:value-type="float">
            <text:p>3,6</text:p>
          </table:table-cell>
          <table:table-cell table:style-name="Default" office:value-type="float" office:value="13" calcext:value-type="float">
            <text:p>13</text:p>
          </table:table-cell>
          <table:table-cell table:style-name="ce45" office:value-type="float" office:value="1000000" calcext:value-type="float">
            <text:p>1000000</text:p>
          </table:table-cell>
          <table:table-cell table:style-name="ce56" table:formula="of:=IF(  [.$A162]=&quot;auf&quot;;ROUNDUP([.$E162];-(LEN([.$C162])-2));   IF(    [.$A162]=&quot;ab&quot;;ROUNDDOWN([.$E162];-(LEN([.$C162])-2));     IF(      [.$A162]=&quot;passt&quot;;[.$E162];       COM.MICROSOFT.IFS(        OR([.$A162]=2;[.$A162]=2.7;[.$A162]=3.3;[.$A162]=3.6);[.$A162]*[.$C162]       )     )   ) )" office:value-type="float" office:value="3600000" calcext:value-type="float">
            <text:p>3.600.000</text:p>
          </table:table-cell>
          <table:table-cell table:style-name="ce64" table:formula="of:=((10^[.$B162])^(1/[.$W$2]))*[.$C162]" office:value-type="float" office:value="3480700.58842841" calcext:value-type="float">
            <text:p>3.480.700,588428</text:p>
          </table:table-cell>
          <table:table-cell table:style-name="ce70" table:formula="of:=5-(([.$F$3]/([.$E$3]+[.$E162]))*[.$E162])" office:value-type="float" office:value="0.139637478100187" calcext:value-type="float">
            <text:p>0,14</text:p>
          </table:table-cell>
          <table:table-cell table:style-name="ce78" table:formula="of:=([.$G$3]-([.$F162]/([.$F$3]/[.$G$3])))" office:value-type="float" office:value="994.430171980702" calcext:value-type="float">
            <text:p>994</text:p>
          </table:table-cell>
          <table:table-cell table:style-name="ce78" table:formula="of:=ROUND([.G162]/4)" office:value-type="float" office:value="249" calcext:value-type="float">
            <text:p>249</text:p>
          </table:table-cell>
          <table:table-cell table:style-name="ce65"/>
          <table:table-cell table:style-name="ce69" table:formula="of:=5-(([.$F$3]/([.$I$3]+[.$E162]))*[.$E162])" office:value-type="float" office:value="0.0143237721865201" calcext:value-type="float">
            <text:p>0,01</text:p>
          </table:table-cell>
          <table:table-cell table:style-name="ce77" table:formula="of:=([.$K$3]-([.$J162]/([.$J$3]/[.$K$3])))" office:value-type="float" office:value="1020.06935621064" calcext:value-type="float">
            <text:p>1020</text:p>
          </table:table-cell>
          <table:table-cell table:style-name="ce77" table:formula="of:=ROUND([.K162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M$3]+[.$E162]))*[.$E162])" office:value-type="float" office:value="0.00143607983311878" calcext:value-type="float">
            <text:p>0,00</text:p>
          </table:table-cell>
          <table:table-cell table:style-name="ce77" table:formula="of:=([.$O$3]-([.$N162]/([.$N$3]/[.$O$3])))" office:value-type="float" office:value="1022.70617806614" calcext:value-type="float">
            <text:p>1023</text:p>
          </table:table-cell>
          <table:table-cell table:style-name="ce77" table:formula="of:=ROUND([.O162]/4)" office:value-type="float" office:value="256" calcext:value-type="float">
            <text:p>256</text:p>
          </table:table-cell>
          <table:table-cell table:style-name="ce65"/>
          <table:table-cell table:style-name="ce69" table:formula="of:=5-(([.$F$3]/([.$Q$3]+[.$E162]))*[.$E162])" office:value-type="float" office:value="0.000143645114765611" calcext:value-type="float">
            <text:p>0,00</text:p>
          </table:table-cell>
          <table:table-cell table:style-name="ce77" table:formula="of:=([.$S$3]-([.$R162]/([.$R$3]/[.$S$3])))" office:value-type="float" office:value="1022.97061020952" calcext:value-type="float">
            <text:p>1023</text:p>
          </table:table-cell>
          <table:table-cell table:style-name="ce77" table:formula="of:=ROUND([.S162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3" office:value-type="string" calcext:value-type="string">
            <text:p>auf</text:p>
          </table:table-cell>
          <table:table-cell office:value-type="float" office:value="14" calcext:value-type="float">
            <text:p>14</text:p>
          </table:table-cell>
          <table:table-cell table:style-name="ce46" office:value-type="float" office:value="1000000" calcext:value-type="float">
            <text:p>1000000</text:p>
          </table:table-cell>
          <table:table-cell table:style-name="ce56" table:formula="of:=IF(  [.$A163]=&quot;auf&quot;;ROUNDUP([.$E163];-(LEN([.$C163])-2));   IF(    [.$A163]=&quot;ab&quot;;ROUNDDOWN([.$E163];-(LEN([.$C163])-2));     IF(      [.$A163]=&quot;passt&quot;;[.$E163];       COM.MICROSOFT.IFS(        OR([.$A163]=2;[.$A163]=2.7;[.$A163]=3.3;[.$A163]=3.6);[.$A163]*[.$C163]       )     )   ) )" office:value-type="float" office:value="3900000" calcext:value-type="float">
            <text:p>3.900.000</text:p>
          </table:table-cell>
          <table:table-cell table:style-name="ce64" table:formula="of:=((10^[.$B163])^(1/[.$W$2]))*[.$C163]" office:value-type="float" office:value="3831186.84955729" calcext:value-type="float">
            <text:p>3.831.186,849557</text:p>
          </table:table-cell>
          <table:table-cell table:style-name="ce70" table:formula="of:=5-(([.$F$3]/([.$E$3]+[.$E163]))*[.$E163])" office:value-type="float" office:value="0.127188052650387" calcext:value-type="float">
            <text:p>0,13</text:p>
          </table:table-cell>
          <table:table-cell table:style-name="ce78" table:formula="of:=([.$G$3]-([.$F163]/([.$F$3]/[.$G$3])))" office:value-type="float" office:value="996.977324427731" calcext:value-type="float">
            <text:p>997</text:p>
          </table:table-cell>
          <table:table-cell table:style-name="ce78" table:formula="of:=ROUND([.G163]/4)" office:value-type="float" office:value="249" calcext:value-type="float">
            <text:p>249</text:p>
          </table:table-cell>
          <table:table-cell table:style-name="ce65"/>
          <table:table-cell table:style-name="ce69" table:formula="of:=5-(([.$F$3]/([.$I$3]+[.$E163]))*[.$E163])" office:value-type="float" office:value="0.0130168101574553" calcext:value-type="float">
            <text:p>0,01</text:p>
          </table:table-cell>
          <table:table-cell table:style-name="ce77" table:formula="of:=([.$K$3]-([.$J163]/([.$J$3]/[.$K$3])))" office:value-type="float" office:value="1020.33676064178" calcext:value-type="float">
            <text:p>1020</text:p>
          </table:table-cell>
          <table:table-cell table:style-name="ce77" table:formula="of:=ROUND([.K163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M$3]+[.$E163]))*[.$E163])" office:value-type="float" office:value="0.0013047380506972" calcext:value-type="float">
            <text:p>0,00</text:p>
          </table:table-cell>
          <table:table-cell table:style-name="ce77" table:formula="of:=([.$O$3]-([.$N163]/([.$N$3]/[.$O$3])))" office:value-type="float" office:value="1022.73305059483" calcext:value-type="float">
            <text:p>1023</text:p>
          </table:table-cell>
          <table:table-cell table:style-name="ce77" table:formula="of:=ROUND([.O163]/4)" office:value-type="float" office:value="256" calcext:value-type="float">
            <text:p>256</text:p>
          </table:table-cell>
          <table:table-cell table:style-name="ce65"/>
          <table:table-cell table:style-name="ce69" table:formula="of:=5-(([.$F$3]/([.$Q$3]+[.$E163]))*[.$E163])" office:value-type="float" office:value="0.000130504454411984" calcext:value-type="float">
            <text:p>0,00</text:p>
          </table:table-cell>
          <table:table-cell table:style-name="ce77" table:formula="of:=([.$S$3]-([.$R163]/([.$R$3]/[.$S$3])))" office:value-type="float" office:value="1022.97329878863" calcext:value-type="float">
            <text:p>1023</text:p>
          </table:table-cell>
          <table:table-cell table:style-name="ce77" table:formula="of:=ROUND([.S163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2" office:value-type="string" calcext:value-type="string">
            <text:p>auf</text:p>
          </table:table-cell>
          <table:table-cell table:style-name="Default" office:value-type="float" office:value="15" calcext:value-type="float">
            <text:p>15</text:p>
          </table:table-cell>
          <table:table-cell table:style-name="ce45" office:value-type="float" office:value="1000000" calcext:value-type="float">
            <text:p>1000000</text:p>
          </table:table-cell>
          <table:table-cell table:style-name="ce56" table:formula="of:=IF(  [.$A164]=&quot;auf&quot;;ROUNDUP([.$E164];-(LEN([.$C164])-2));   IF(    [.$A164]=&quot;ab&quot;;ROUNDDOWN([.$E164];-(LEN([.$C164])-2));     IF(      [.$A164]=&quot;passt&quot;;[.$E164];       COM.MICROSOFT.IFS(        OR([.$A164]=2;[.$A164]=2.7;[.$A164]=3.3;[.$A164]=3.6);[.$A164]*[.$C164]       )     )   ) )" office:value-type="float" office:value="4300000" calcext:value-type="float">
            <text:p>4.300.000</text:p>
          </table:table-cell>
          <table:table-cell table:style-name="ce64" table:formula="of:=((10^[.$B164])^(1/[.$W$2]))*[.$C164]" office:value-type="float" office:value="4216965.03428582" calcext:value-type="float">
            <text:p>4.216.965,034286</text:p>
          </table:table-cell>
          <table:table-cell table:style-name="ce70" table:formula="of:=5-(([.$F$3]/([.$E$3]+[.$E164]))*[.$E164])" office:value-type="float" office:value="0.115822110216076" calcext:value-type="float">
            <text:p>0,12</text:p>
          </table:table-cell>
          <table:table-cell table:style-name="ce78" table:formula="of:=([.$G$3]-([.$F164]/([.$F$3]/[.$G$3])))" office:value-type="float" office:value="999.302796249791" calcext:value-type="float">
            <text:p>999</text:p>
          </table:table-cell>
          <table:table-cell table:style-name="ce78" table:formula="of:=ROUND([.G164]/4)" office:value-type="float" office:value="250" calcext:value-type="float">
            <text:p>250</text:p>
          </table:table-cell>
          <table:table-cell table:style-name="ce65"/>
          <table:table-cell table:style-name="ce69" table:formula="of:=5-(([.$F$3]/([.$I$3]+[.$E164]))*[.$E164])" office:value-type="float" office:value="0.0118288179803807" calcext:value-type="float">
            <text:p>0,01</text:p>
          </table:table-cell>
          <table:table-cell table:style-name="ce77" table:formula="of:=([.$K$3]-([.$J164]/([.$J$3]/[.$K$3])))" office:value-type="float" office:value="1020.57982384121" calcext:value-type="float">
            <text:p>1021</text:p>
          </table:table-cell>
          <table:table-cell table:style-name="ce77" table:formula="of:=ROUND([.K164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M$3]+[.$E164]))*[.$E164])" office:value-type="float" office:value="0.00118540574882875" calcext:value-type="float">
            <text:p>0,00</text:p>
          </table:table-cell>
          <table:table-cell table:style-name="ce77" table:formula="of:=([.$O$3]-([.$N164]/([.$N$3]/[.$O$3])))" office:value-type="float" office:value="1022.75746598379" calcext:value-type="float">
            <text:p>1023</text:p>
          </table:table-cell>
          <table:table-cell table:style-name="ce77" table:formula="of:=ROUND([.O164]/4)" office:value-type="float" office:value="256" calcext:value-type="float">
            <text:p>256</text:p>
          </table:table-cell>
          <table:table-cell table:style-name="ce65"/>
          <table:table-cell table:style-name="ce69" table:formula="of:=5-(([.$F$3]/([.$Q$3]+[.$E164]))*[.$E164])" office:value-type="float" office:value="0.000118565873643561" calcext:value-type="float">
            <text:p>0,00</text:p>
          </table:table-cell>
          <table:table-cell table:style-name="ce77" table:formula="of:=([.$S$3]-([.$R164]/([.$R$3]/[.$S$3])))" office:value-type="float" office:value="1022.97574142225" calcext:value-type="float">
            <text:p>1023</text:p>
          </table:table-cell>
          <table:table-cell table:style-name="ce77" table:formula="of:=ROUND([.S164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2" office:value-type="string" calcext:value-type="string">
            <text:p>auf</text:p>
          </table:table-cell>
          <table:table-cell table:style-name="Default" office:value-type="float" office:value="16" calcext:value-type="float">
            <text:p>16</text:p>
          </table:table-cell>
          <table:table-cell table:style-name="ce45" office:value-type="float" office:value="1000000" calcext:value-type="float">
            <text:p>1000000</text:p>
          </table:table-cell>
          <table:table-cell table:style-name="ce56" table:formula="of:=IF(  [.$A165]=&quot;auf&quot;;ROUNDUP([.$E165];-(LEN([.$C165])-2));   IF(    [.$A165]=&quot;ab&quot;;ROUNDDOWN([.$E165];-(LEN([.$C165])-2));     IF(      [.$A165]=&quot;passt&quot;;[.$E165];       COM.MICROSOFT.IFS(        OR([.$A165]=2;[.$A165]=2.7;[.$A165]=3.3;[.$A165]=3.6);[.$A165]*[.$C165]       )     )   ) )" office:value-type="float" office:value="4700000" calcext:value-type="float">
            <text:p>4.700.000</text:p>
          </table:table-cell>
          <table:table-cell table:style-name="ce64" table:formula="of:=((10^[.$B165])^(1/[.$W$2]))*[.$C165]" office:value-type="float" office:value="4641588.83361278" calcext:value-type="float">
            <text:p>4.641.588,833613</text:p>
          </table:table-cell>
          <table:table-cell table:style-name="ce70" table:formula="of:=5-(([.$F$3]/([.$E$3]+[.$E165]))*[.$E165])" office:value-type="float" office:value="0.105449885585932" calcext:value-type="float">
            <text:p>0,11</text:p>
          </table:table-cell>
          <table:table-cell table:style-name="ce78" table:formula="of:=([.$G$3]-([.$F165]/([.$F$3]/[.$G$3])))" office:value-type="float" office:value="1001.42495340912" calcext:value-type="float">
            <text:p>1001</text:p>
          </table:table-cell>
          <table:table-cell table:style-name="ce78" table:formula="of:=ROUND([.G165]/4)" office:value-type="float" office:value="250" calcext:value-type="float">
            <text:p>250</text:p>
          </table:table-cell>
          <table:table-cell table:style-name="ce65"/>
          <table:table-cell table:style-name="ce69" table:formula="of:=5-(([.$F$3]/([.$I$3]+[.$E165]))*[.$E165])" office:value-type="float" office:value="0.0107490153985008" calcext:value-type="float">
            <text:p>0,01</text:p>
          </table:table-cell>
          <table:table-cell table:style-name="ce77" table:formula="of:=([.$K$3]-([.$J165]/([.$J$3]/[.$K$3])))" office:value-type="float" office:value="1020.80075144947" calcext:value-type="float">
            <text:p>1021</text:p>
          </table:table-cell>
          <table:table-cell table:style-name="ce77" table:formula="of:=ROUND([.K165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M$3]+[.$E165]))*[.$E165])" office:value-type="float" office:value="0.00107698531556366" calcext:value-type="float">
            <text:p>0,00</text:p>
          </table:table-cell>
          <table:table-cell table:style-name="ce77" table:formula="of:=([.$O$3]-([.$N165]/([.$N$3]/[.$O$3])))" office:value-type="float" office:value="1022.77964880444" calcext:value-type="float">
            <text:p>1023</text:p>
          </table:table-cell>
          <table:table-cell table:style-name="ce77" table:formula="of:=ROUND([.O165]/4)" office:value-type="float" office:value="256" calcext:value-type="float">
            <text:p>256</text:p>
          </table:table-cell>
          <table:table-cell table:style-name="ce65"/>
          <table:table-cell table:style-name="ce69" table:formula="of:=5-(([.$F$3]/([.$Q$3]+[.$E165]))*[.$E165])" office:value-type="float" office:value="0.000107719413756868" calcext:value-type="float">
            <text:p>0,00</text:p>
          </table:table-cell>
          <table:table-cell table:style-name="ce77" table:formula="of:=([.$S$3]-([.$R165]/([.$R$3]/[.$S$3])))" office:value-type="float" office:value="1022.97796060795" calcext:value-type="float">
            <text:p>1023</text:p>
          </table:table-cell>
          <table:table-cell table:style-name="ce77" table:formula="of:=ROUND([.S165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4" office:value-type="string" calcext:value-type="string">
            <text:p>x</text:p>
          </table:table-cell>
          <table:table-cell table:style-name="ce40" office:value-type="float" office:value="17" calcext:value-type="float">
            <text:p>17</text:p>
          </table:table-cell>
          <table:table-cell table:style-name="ce47" office:value-type="float" office:value="1000000" calcext:value-type="float">
            <text:p>1000000</text:p>
          </table:table-cell>
          <table:table-cell table:style-name="ce57" table:formula="of:=IF(  [.$A166]=&quot;auf&quot;;ROUNDUP([.$E166];-(LEN([.$C166])-2));   IF(    [.$A166]=&quot;ab&quot;;ROUNDDOWN([.$E166];-(LEN([.$C166])-2));     IF(      [.$A166]=&quot;passt&quot;;[.$E166];       COM.MICROSOFT.IFS(        OR([.$A166]=2;[.$A166]=2.7;[.$A166]=3.3;[.$A166]=3.6);[.$A166]*[.$C166]       )     )   ) )" office:value-type="string" office:string-value="" calcext:value-type="error">
            <text:p>#NV</text:p>
          </table:table-cell>
          <table:table-cell table:style-name="ce65" table:formula="of:=((10^[.$B166])^(1/[.$W$2]))*[.$C166]" office:value-type="float" office:value="5108969.77450693" calcext:value-type="float">
            <text:p>5.108.969,774507</text:p>
          </table:table-cell>
          <table:table-cell table:style-name="ce69" table:formula="of:=5-(([.$F$3]/([.$E$3]+[.$E166]))*[.$E166])" office:value-type="float" office:value="0.0959882705495891" calcext:value-type="float">
            <text:p>0,10</text:p>
          </table:table-cell>
          <table:table-cell table:style-name="ce77" table:formula="of:=([.$G$3]-([.$F166]/([.$F$3]/[.$G$3])))" office:value-type="float" office:value="1003.36079984555" calcext:value-type="float">
            <text:p>1003</text:p>
          </table:table-cell>
          <table:table-cell table:style-name="ce77" table:formula="of:=ROUND([.G166]/4)" office:value-type="float" office:value="251" calcext:value-type="float">
            <text:p>251</text:p>
          </table:table-cell>
          <table:table-cell table:style-name="ce65"/>
          <table:table-cell table:style-name="ce69" table:formula="of:=5-(([.$F$3]/([.$I$3]+[.$E166]))*[.$E166])" office:value-type="float" office:value="0.00976759039465414" calcext:value-type="float">
            <text:p>0,01</text:p>
          </table:table-cell>
          <table:table-cell table:style-name="ce77" table:formula="of:=([.$K$3]-([.$J166]/([.$J$3]/[.$K$3])))" office:value-type="float" office:value="1021.00155100525" calcext:value-type="float">
            <text:p>1021</text:p>
          </table:table-cell>
          <table:table-cell table:style-name="ce77" table:formula="of:=ROUND([.K166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M$3]+[.$E166]))*[.$E166])" office:value-type="float" office:value="0.000978479368888507" calcext:value-type="float">
            <text:p>0,00</text:p>
          </table:table-cell>
          <table:table-cell table:style-name="ce77" table:formula="of:=([.$O$3]-([.$N166]/([.$N$3]/[.$O$3])))" office:value-type="float" office:value="1022.79980312113" calcext:value-type="float">
            <text:p>1023</text:p>
          </table:table-cell>
          <table:table-cell table:style-name="ce77" table:formula="of:=ROUND([.O166]/4)" office:value-type="float" office:value="256" calcext:value-type="float">
            <text:p>256</text:p>
          </table:table-cell>
          <table:table-cell table:style-name="ce65"/>
          <table:table-cell table:style-name="ce69" table:formula="of:=5-(([.$F$3]/([.$Q$3]+[.$E166]))*[.$E166])" office:value-type="float" office:value="0.0000978651735188407" calcext:value-type="float">
            <text:p>0,00</text:p>
          </table:table-cell>
          <table:table-cell table:style-name="ce77" table:formula="of:=([.$S$3]-([.$R166]/([.$R$3]/[.$S$3])))" office:value-type="float" office:value="1022.9799767855" calcext:value-type="float">
            <text:p>1023</text:p>
          </table:table-cell>
          <table:table-cell table:style-name="ce77" table:formula="of:=ROUND([.S166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2" office:value-type="string" calcext:value-type="string">
            <text:p>ab</text:p>
          </table:table-cell>
          <table:table-cell table:style-name="Default" office:value-type="float" office:value="18" calcext:value-type="float">
            <text:p>18</text:p>
          </table:table-cell>
          <table:table-cell table:style-name="ce45" office:value-type="float" office:value="1000000" calcext:value-type="float">
            <text:p>1000000</text:p>
          </table:table-cell>
          <table:table-cell table:style-name="ce56" table:formula="of:=IF(  [.$A167]=&quot;auf&quot;;ROUNDUP([.$E167];-(LEN([.$C167])-2));   IF(    [.$A167]=&quot;ab&quot;;ROUNDDOWN([.$E167];-(LEN([.$C167])-2));     IF(      [.$A167]=&quot;passt&quot;;[.$E167];       COM.MICROSOFT.IFS(        OR([.$A167]=2;[.$A167]=2.7;[.$A167]=3.3;[.$A167]=3.6);[.$A167]*[.$C167]       )     )   ) )" office:value-type="float" office:value="5600000" calcext:value-type="float">
            <text:p>5.600.000</text:p>
          </table:table-cell>
          <table:table-cell table:style-name="ce64" table:formula="of:=((10^[.$B167])^(1/[.$W$2]))*[.$C167]" office:value-type="float" office:value="5623413.25190349" calcext:value-type="float">
            <text:p>5.623.413,251903</text:p>
          </table:table-cell>
          <table:table-cell table:style-name="ce70" table:formula="of:=5-(([.$F$3]/([.$E$3]+[.$E167]))*[.$E167])" office:value-type="float" office:value="0.0873604574741673" calcext:value-type="float">
            <text:p>0,09</text:p>
          </table:table-cell>
          <table:table-cell table:style-name="ce78" table:formula="of:=([.$G$3]-([.$F167]/([.$F$3]/[.$G$3])))" office:value-type="float" office:value="1005.12605040079" calcext:value-type="float">
            <text:p>1005</text:p>
          </table:table-cell>
          <table:table-cell table:style-name="ce78" table:formula="of:=ROUND([.G167]/4)" office:value-type="float" office:value="251" calcext:value-type="float">
            <text:p>251</text:p>
          </table:table-cell>
          <table:table-cell table:style-name="ce65"/>
          <table:table-cell table:style-name="ce69" table:formula="of:=5-(([.$F$3]/([.$I$3]+[.$E167]))*[.$E167])" office:value-type="float" office:value="0.00887561372904866" calcext:value-type="float">
            <text:p>0,01</text:p>
          </table:table-cell>
          <table:table-cell table:style-name="ce77" table:formula="of:=([.$K$3]-([.$J167]/([.$J$3]/[.$K$3])))" office:value-type="float" office:value="1021.18404943104" calcext:value-type="float">
            <text:p>1021</text:p>
          </table:table-cell>
          <table:table-cell table:style-name="ce77" table:formula="of:=ROUND([.K167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M$3]+[.$E167]))*[.$E167])" office:value-type="float" office:value="0.000888981619248774" calcext:value-type="float">
            <text:p>0,00</text:p>
          </table:table-cell>
          <table:table-cell table:style-name="ce77" table:formula="of:=([.$O$3]-([.$N167]/([.$N$3]/[.$O$3])))" office:value-type="float" office:value="1022.8181143607" calcext:value-type="float">
            <text:p>1023</text:p>
          </table:table-cell>
          <table:table-cell table:style-name="ce77" table:formula="of:=ROUND([.O167]/4)" office:value-type="float" office:value="256" calcext:value-type="float">
            <text:p>256</text:p>
          </table:table-cell>
          <table:table-cell table:style-name="ce65"/>
          <table:table-cell table:style-name="ce69" table:formula="of:=5-(([.$F$3]/([.$Q$3]+[.$E167]))*[.$E167])" office:value-type="float" office:value="0.0000889123893914601" calcext:value-type="float">
            <text:p>0,00</text:p>
          </table:table-cell>
          <table:table-cell table:style-name="ce77" table:formula="of:=([.$S$3]-([.$R167]/([.$R$3]/[.$S$3])))" office:value-type="float" office:value="1022.98180852513" calcext:value-type="float">
            <text:p>1023</text:p>
          </table:table-cell>
          <table:table-cell table:style-name="ce77" table:formula="of:=ROUND([.S167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2" office:value-type="string" calcext:value-type="string">
            <text:p>auf</text:p>
          </table:table-cell>
          <table:table-cell table:style-name="Default" office:value-type="float" office:value="19" calcext:value-type="float">
            <text:p>19</text:p>
          </table:table-cell>
          <table:table-cell table:style-name="ce45" office:value-type="float" office:value="1000000" calcext:value-type="float">
            <text:p>1000000</text:p>
          </table:table-cell>
          <table:table-cell table:style-name="ce56" table:formula="of:=IF(  [.$A168]=&quot;auf&quot;;ROUNDUP([.$E168];-(LEN([.$C168])-2));   IF(    [.$A168]=&quot;ab&quot;;ROUNDDOWN([.$E168];-(LEN([.$C168])-2));     IF(      [.$A168]=&quot;passt&quot;;[.$E168];       COM.MICROSOFT.IFS(        OR([.$A168]=2;[.$A168]=2.7;[.$A168]=3.3;[.$A168]=3.6);[.$A168]*[.$C168]       )     )   ) )" office:value-type="float" office:value="6200000" calcext:value-type="float">
            <text:p>6.200.000</text:p>
          </table:table-cell>
          <table:table-cell table:style-name="ce64" table:formula="of:=((10^[.$B168])^(1/[.$W$2]))*[.$C168]" office:value-type="float" office:value="6189658.18891261" calcext:value-type="float">
            <text:p>6.189.658,188913</text:p>
          </table:table-cell>
          <table:table-cell table:style-name="ce70" table:formula="of:=5-(([.$F$3]/([.$E$3]+[.$E168]))*[.$E168])" office:value-type="float" office:value="0.0794955759092604" calcext:value-type="float">
            <text:p>0,08</text:p>
          </table:table-cell>
          <table:table-cell table:style-name="ce78" table:formula="of:=([.$G$3]-([.$F168]/([.$F$3]/[.$G$3])))" office:value-type="float" office:value="1006.73520516897" calcext:value-type="float">
            <text:p>1007</text:p>
          </table:table-cell>
          <table:table-cell table:style-name="ce78" table:formula="of:=ROUND([.G168]/4)" office:value-type="float" office:value="252" calcext:value-type="float">
            <text:p>252</text:p>
          </table:table-cell>
          <table:table-cell table:style-name="ce65"/>
          <table:table-cell table:style-name="ce69" table:formula="of:=5-(([.$F$3]/([.$I$3]+[.$E168]))*[.$E168])" office:value-type="float" office:value="0.0080649607569363" calcext:value-type="float">
            <text:p>0,01</text:p>
          </table:table-cell>
          <table:table-cell table:style-name="ce77" table:formula="of:=([.$K$3]-([.$J168]/([.$J$3]/[.$K$3])))" office:value-type="float" office:value="1021.34990902913" calcext:value-type="float">
            <text:p>1021</text:p>
          </table:table-cell>
          <table:table-cell table:style-name="ce77" table:formula="of:=ROUND([.K168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M$3]+[.$E168]))*[.$E168])" office:value-type="float" office:value="0.000807668562440966" calcext:value-type="float">
            <text:p>0,00</text:p>
          </table:table-cell>
          <table:table-cell table:style-name="ce77" table:formula="of:=([.$O$3]-([.$N168]/([.$N$3]/[.$O$3])))" office:value-type="float" office:value="1022.83475101212" calcext:value-type="float">
            <text:p>1023</text:p>
          </table:table-cell>
          <table:table-cell table:style-name="ce77" table:formula="of:=ROUND([.O168]/4)" office:value-type="float" office:value="256" calcext:value-type="float">
            <text:p>256</text:p>
          </table:table-cell>
          <table:table-cell table:style-name="ce65"/>
          <table:table-cell table:style-name="ce69" table:formula="of:=5-(([.$F$3]/([.$Q$3]+[.$E168]))*[.$E168])" office:value-type="float" office:value="0.0000807785998642174" calcext:value-type="float">
            <text:p>0,00</text:p>
          </table:table-cell>
          <table:table-cell table:style-name="ce77" table:formula="of:=([.$S$3]-([.$R168]/([.$R$3]/[.$S$3])))" office:value-type="float" office:value="1022.98347269847" calcext:value-type="float">
            <text:p>1023</text:p>
          </table:table-cell>
          <table:table-cell table:style-name="ce77" table:formula="of:=ROUND([.S168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2" office:value-type="string" calcext:value-type="string">
            <text:p>ab</text:p>
          </table:table-cell>
          <table:table-cell table:style-name="Default" office:value-type="float" office:value="20" calcext:value-type="float">
            <text:p>20</text:p>
          </table:table-cell>
          <table:table-cell table:style-name="ce45" office:value-type="float" office:value="1000000" calcext:value-type="float">
            <text:p>1000000</text:p>
          </table:table-cell>
          <table:table-cell table:style-name="ce56" table:formula="of:=IF(  [.$A169]=&quot;auf&quot;;ROUNDUP([.$E169];-(LEN([.$C169])-2));   IF(    [.$A169]=&quot;ab&quot;;ROUNDDOWN([.$E169];-(LEN([.$C169])-2));     IF(      [.$A169]=&quot;passt&quot;;[.$E169];       COM.MICROSOFT.IFS(        OR([.$A169]=2;[.$A169]=2.7;[.$A169]=3.3;[.$A169]=3.6);[.$A169]*[.$C169]       )     )   ) )" office:value-type="float" office:value="6800000" calcext:value-type="float">
            <text:p>6.800.000</text:p>
          </table:table-cell>
          <table:table-cell table:style-name="ce64" table:formula="of:=((10^[.$B169])^(1/[.$W$2]))*[.$C169]" office:value-type="float" office:value="6812920.69057961" calcext:value-type="float">
            <text:p>6.812.920,690580</text:p>
          </table:table-cell>
          <table:table-cell table:style-name="ce70" table:formula="of:=5-(([.$F$3]/([.$E$3]+[.$E169]))*[.$E169])" office:value-type="float" office:value="0.0723283287021301" calcext:value-type="float">
            <text:p>0,07</text:p>
          </table:table-cell>
          <table:table-cell table:style-name="ce78" table:formula="of:=([.$G$3]-([.$F169]/([.$F$3]/[.$G$3])))" office:value-type="float" office:value="1008.20162394754" calcext:value-type="float">
            <text:p>1008</text:p>
          </table:table-cell>
          <table:table-cell table:style-name="ce78" table:formula="of:=ROUND([.G169]/4)" office:value-type="float" office:value="252" calcext:value-type="float">
            <text:p>252</text:p>
          </table:table-cell>
          <table:table-cell table:style-name="ce65"/>
          <table:table-cell table:style-name="ce69" table:formula="of:=5-(([.$F$3]/([.$I$3]+[.$E169]))*[.$E169])" office:value-type="float" office:value="0.00732823995287468" calcext:value-type="float">
            <text:p>0,01</text:p>
          </table:table-cell>
          <table:table-cell table:style-name="ce77" table:formula="of:=([.$K$3]-([.$J169]/([.$J$3]/[.$K$3])))" office:value-type="float" office:value="1021.50064210564" calcext:value-type="float">
            <text:p>1022</text:p>
          </table:table-cell>
          <table:table-cell table:style-name="ce77" table:formula="of:=ROUND([.K169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M$3]+[.$E169]))*[.$E169])" office:value-type="float" office:value="0.000733791927885363" calcext:value-type="float">
            <text:p>0,00</text:p>
          </table:table-cell>
          <table:table-cell table:style-name="ce77" table:formula="of:=([.$O$3]-([.$N169]/([.$N$3]/[.$O$3])))" office:value-type="float" office:value="1022.84986617155" calcext:value-type="float">
            <text:p>1023</text:p>
          </table:table-cell>
          <table:table-cell table:style-name="ce77" table:formula="of:=ROUND([.O169]/4)" office:value-type="float" office:value="256" calcext:value-type="float">
            <text:p>256</text:p>
          </table:table-cell>
          <table:table-cell table:style-name="ce65"/>
          <table:table-cell table:style-name="ce69" table:formula="of:=5-(([.$F$3]/([.$Q$3]+[.$E169]))*[.$E169])" office:value-type="float" office:value="0.0000733888861796927" calcext:value-type="float">
            <text:p>0,00</text:p>
          </table:table-cell>
          <table:table-cell table:style-name="ce77" table:formula="of:=([.$S$3]-([.$R169]/([.$R$3]/[.$S$3])))" office:value-type="float" office:value="1022.98498463389" calcext:value-type="float">
            <text:p>1023</text:p>
          </table:table-cell>
          <table:table-cell table:style-name="ce77" table:formula="of:=ROUND([.S169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2" office:value-type="string" calcext:value-type="string">
            <text:p>auf</text:p>
          </table:table-cell>
          <table:table-cell table:style-name="Default" office:value-type="float" office:value="21" calcext:value-type="float">
            <text:p>21</text:p>
          </table:table-cell>
          <table:table-cell table:style-name="ce45" office:value-type="float" office:value="1000000" calcext:value-type="float">
            <text:p>1000000</text:p>
          </table:table-cell>
          <table:table-cell table:style-name="ce56" table:formula="of:=IF(  [.$A170]=&quot;auf&quot;;ROUNDUP([.$E170];-(LEN([.$C170])-2));   IF(    [.$A170]=&quot;ab&quot;;ROUNDDOWN([.$E170];-(LEN([.$C170])-2));     IF(      [.$A170]=&quot;passt&quot;;[.$E170];       COM.MICROSOFT.IFS(        OR([.$A170]=2;[.$A170]=2.7;[.$A170]=3.3;[.$A170]=3.6);[.$A170]*[.$C170]       )     )   ) )" office:value-type="float" office:value="7500000" calcext:value-type="float">
            <text:p>7.500.000</text:p>
          </table:table-cell>
          <table:table-cell table:style-name="ce64" table:formula="of:=((10^[.$B170])^(1/[.$W$2]))*[.$C170]" office:value-type="float" office:value="7498942.09332456" calcext:value-type="float">
            <text:p>7.498.942,093325</text:p>
          </table:table-cell>
          <table:table-cell table:style-name="ce70" table:formula="of:=5-(([.$F$3]/([.$E$3]+[.$E170]))*[.$E170])" office:value-type="float" office:value="0.0657986327385283" calcext:value-type="float">
            <text:p>0,07</text:p>
          </table:table-cell>
          <table:table-cell table:style-name="ce78" table:formula="of:=([.$G$3]-([.$F170]/([.$F$3]/[.$G$3])))" office:value-type="float" office:value="1009.5375997417" calcext:value-type="float">
            <text:p>1010</text:p>
          </table:table-cell>
          <table:table-cell table:style-name="ce78" table:formula="of:=ROUND([.G170]/4)" office:value-type="float" office:value="252" calcext:value-type="float">
            <text:p>252</text:p>
          </table:table-cell>
          <table:table-cell table:style-name="ce65"/>
          <table:table-cell table:style-name="ce69" table:formula="of:=5-(([.$F$3]/([.$I$3]+[.$E170]))*[.$E170])" office:value-type="float" office:value="0.00665872760484465" calcext:value-type="float">
            <text:p>0,01</text:p>
          </table:table-cell>
          <table:table-cell table:style-name="ce77" table:formula="of:=([.$K$3]-([.$J170]/([.$J$3]/[.$K$3])))" office:value-type="float" office:value="1021.63762433205" calcext:value-type="float">
            <text:p>1022</text:p>
          </table:table-cell>
          <table:table-cell table:style-name="ce77" table:formula="of:=ROUND([.K170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M$3]+[.$E170]))*[.$E170])" office:value-type="float" office:value="0.000666671813966069" calcext:value-type="float">
            <text:p>0,00</text:p>
          </table:table-cell>
          <table:table-cell table:style-name="ce77" table:formula="of:=([.$O$3]-([.$N170]/([.$N$3]/[.$O$3])))" office:value-type="float" office:value="1022.86359894686" calcext:value-type="float">
            <text:p>1023</text:p>
          </table:table-cell>
          <table:table-cell table:style-name="ce77" table:formula="of:=ROUND([.O170]/4)" office:value-type="float" office:value="256" calcext:value-type="float">
            <text:p>256</text:p>
          </table:table-cell>
          <table:table-cell table:style-name="ce65"/>
          <table:table-cell table:style-name="ce69" table:formula="of:=5-(([.$F$3]/([.$Q$3]+[.$E170]))*[.$E170])" office:value-type="float" office:value="0.0000666751824800471" calcext:value-type="float">
            <text:p>0,00</text:p>
          </table:table-cell>
          <table:table-cell table:style-name="ce77" table:formula="of:=([.$S$3]-([.$R170]/([.$R$3]/[.$S$3])))" office:value-type="float" office:value="1022.98635825766" calcext:value-type="float">
            <text:p>1023</text:p>
          </table:table-cell>
          <table:table-cell table:style-name="ce77" table:formula="of:=ROUND([.S170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2" office:value-type="string" calcext:value-type="string">
            <text:p>ab</text:p>
          </table:table-cell>
          <table:table-cell table:style-name="Default" office:value-type="float" office:value="22" calcext:value-type="float">
            <text:p>22</text:p>
          </table:table-cell>
          <table:table-cell table:style-name="ce45" office:value-type="float" office:value="1000000" calcext:value-type="float">
            <text:p>1000000</text:p>
          </table:table-cell>
          <table:table-cell table:style-name="ce56" table:formula="of:=IF(  [.$A171]=&quot;auf&quot;;ROUNDUP([.$E171];-(LEN([.$C171])-2));   IF(    [.$A171]=&quot;ab&quot;;ROUNDDOWN([.$E171];-(LEN([.$C171])-2));     IF(      [.$A171]=&quot;passt&quot;;[.$E171];       COM.MICROSOFT.IFS(        OR([.$A171]=2;[.$A171]=2.7;[.$A171]=3.3;[.$A171]=3.6);[.$A171]*[.$C171]       )     )   ) )" office:value-type="float" office:value="8200000" calcext:value-type="float">
            <text:p>8.200.000</text:p>
          </table:table-cell>
          <table:table-cell table:style-name="ce64" table:formula="of:=((10^[.$B171])^(1/[.$W$2]))*[.$C171]" office:value-type="float" office:value="8254041.85268018" calcext:value-type="float">
            <text:p>8.254.041,852680</text:p>
          </table:table-cell>
          <table:table-cell table:style-name="ce70" table:formula="of:=5-(([.$F$3]/([.$E$3]+[.$E171]))*[.$E171])" office:value-type="float" office:value="0.0598512682623911" calcext:value-type="float">
            <text:p>0,06</text:p>
          </table:table-cell>
          <table:table-cell table:style-name="ce78" table:formula="of:=([.$G$3]-([.$F171]/([.$F$3]/[.$G$3])))" office:value-type="float" office:value="1010.75443051351" calcext:value-type="float">
            <text:p>1011</text:p>
          </table:table-cell>
          <table:table-cell table:style-name="ce78" table:formula="of:=ROUND([.G171]/4)" office:value-type="float" office:value="253" calcext:value-type="float">
            <text:p>253</text:p>
          </table:table-cell>
          <table:table-cell table:style-name="ce65"/>
          <table:table-cell table:style-name="ce69" table:formula="of:=5-(([.$F$3]/([.$I$3]+[.$E171]))*[.$E171])" office:value-type="float" office:value="0.00605030817744279" calcext:value-type="float">
            <text:p>0,01</text:p>
          </table:table-cell>
          <table:table-cell table:style-name="ce77" table:formula="of:=([.$K$3]-([.$J171]/([.$J$3]/[.$K$3])))" office:value-type="float" office:value="1021.7621069469" calcext:value-type="float">
            <text:p>1022</text:p>
          </table:table-cell>
          <table:table-cell table:style-name="ce77" table:formula="of:=ROUND([.K171]/4)" office:value-type="float" office:value="255" calcext:value-type="float">
            <text:p>255</text:p>
          </table:table-cell>
          <table:table-cell table:style-name="ce65"/>
          <table:table-cell table:style-name="ce69" table:formula="of:=5-(([.$F$3]/([.$M$3]+[.$E171]))*[.$E171])" office:value-type="float" office:value="0.00060569044824188" calcext:value-type="float">
            <text:p>0,00</text:p>
          </table:table-cell>
          <table:table-cell table:style-name="ce77" table:formula="of:=([.$O$3]-([.$N171]/([.$N$3]/[.$O$3])))" office:value-type="float" office:value="1022.87607573429" calcext:value-type="float">
            <text:p>1023</text:p>
          </table:table-cell>
          <table:table-cell table:style-name="ce77" table:formula="of:=ROUND([.O171]/4)" office:value-type="float" office:value="256" calcext:value-type="float">
            <text:p>256</text:p>
          </table:table-cell>
          <table:table-cell table:style-name="ce65"/>
          <table:table-cell table:style-name="ce69" table:formula="of:=5-(([.$F$3]/([.$Q$3]+[.$E171]))*[.$E171])" office:value-type="float" office:value="0.0000605756490408282" calcext:value-type="float">
            <text:p>0,00</text:p>
          </table:table-cell>
          <table:table-cell table:style-name="ce77" table:formula="of:=([.$S$3]-([.$R171]/([.$R$3]/[.$S$3])))" office:value-type="float" office:value="1022.98760622221" calcext:value-type="float">
            <text:p>1023</text:p>
          </table:table-cell>
          <table:table-cell table:style-name="ce77" table:formula="of:=ROUND([.S171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>
          <table:table-cell table:style-name="ce36" office:value-type="string" calcext:value-type="string">
            <text:p>auf</text:p>
          </table:table-cell>
          <table:table-cell table:style-name="ce42" office:value-type="float" office:value="23" calcext:value-type="float">
            <text:p>23</text:p>
          </table:table-cell>
          <table:table-cell table:style-name="ce49" office:value-type="float" office:value="1000000" calcext:value-type="float">
            <text:p>1000000</text:p>
          </table:table-cell>
          <table:table-cell table:style-name="ce58" table:formula="of:=IF(  [.$A172]=&quot;auf&quot;;ROUNDUP([.$E172];-(LEN([.$C172])-2));   IF(    [.$A172]=&quot;ab&quot;;ROUNDDOWN([.$E172];-(LEN([.$C172])-2));     IF(      [.$A172]=&quot;passt&quot;;[.$E172];       COM.MICROSOFT.IFS(        OR([.$A172]=2;[.$A172]=2.7;[.$A172]=3.3;[.$A172]=3.6);[.$A172]*[.$C172]       )     )   ) )" office:value-type="float" office:value="9100000" calcext:value-type="float">
            <text:p>9.100.000</text:p>
          </table:table-cell>
          <table:table-cell table:style-name="ce66" table:formula="of:=((10^[.$B172])^(1/[.$W$2]))*[.$C172]" office:value-type="float" office:value="9085175.75651687" calcext:value-type="float">
            <text:p>9.085.175,756517</text:p>
          </table:table-cell>
          <table:table-cell table:style-name="ce71" table:formula="of:=5-(([.$F$3]/([.$E$3]+[.$E172]))*[.$E172])" office:value-type="float" office:value="0.0544355397494973" calcext:value-type="float">
            <text:p>0,05</text:p>
          </table:table-cell>
          <table:table-cell table:style-name="ce79" table:formula="of:=([.$G$3]-([.$F172]/([.$F$3]/[.$G$3])))" office:value-type="float" office:value="1011.86248856725" calcext:value-type="float">
            <text:p>1012</text:p>
          </table:table-cell>
          <table:table-cell table:style-name="ce78" table:formula="of:=ROUND([.G172]/4)" office:value-type="float" office:value="253" calcext:value-type="float">
            <text:p>253</text:p>
          </table:table-cell>
          <table:table-cell table:style-name="ce82"/>
          <table:table-cell table:style-name="ce86" table:formula="of:=5-(([.$F$3]/([.$I$3]+[.$E172]))*[.$E172])" office:value-type="float" office:value="0.00549741987824426" calcext:value-type="float">
            <text:p>0,01</text:p>
          </table:table-cell>
          <table:table-cell table:style-name="ce89" table:formula="of:=([.$K$3]-([.$J172]/([.$J$3]/[.$K$3])))" office:value-type="float" office:value="1021.87522789291" calcext:value-type="float">
            <text:p>1022</text:p>
          </table:table-cell>
          <table:table-cell table:style-name="ce77" table:formula="of:=ROUND([.K172]/4)" office:value-type="float" office:value="255" calcext:value-type="float">
            <text:p>255</text:p>
          </table:table-cell>
          <table:table-cell table:style-name="ce82"/>
          <table:table-cell table:style-name="ce86" table:formula="of:=5-(([.$F$3]/([.$M$3]+[.$E172]))*[.$E172])" office:value-type="float" office:value="0.000550286515910159" calcext:value-type="float">
            <text:p>0,00</text:p>
          </table:table-cell>
          <table:table-cell table:style-name="ce89" table:formula="of:=([.$O$3]-([.$N172]/([.$N$3]/[.$O$3])))" office:value-type="float" office:value="1022.88741137884" calcext:value-type="float">
            <text:p>1023</text:p>
          </table:table-cell>
          <table:table-cell table:style-name="ce77" table:formula="of:=ROUND([.O172]/4)" office:value-type="float" office:value="256" calcext:value-type="float">
            <text:p>256</text:p>
          </table:table-cell>
          <table:table-cell table:style-name="ce82"/>
          <table:table-cell table:style-name="ce86" table:formula="of:=5-(([.$F$3]/([.$Q$3]+[.$E172]))*[.$E172])" office:value-type="float" office:value="0.0000550341028047185" calcext:value-type="float">
            <text:p>0,00</text:p>
          </table:table-cell>
          <table:table-cell table:style-name="ce89" table:formula="of:=([.$S$3]-([.$R172]/([.$R$3]/[.$S$3])))" office:value-type="float" office:value="1022.98874002257" calcext:value-type="float">
            <text:p>1023</text:p>
          </table:table-cell>
          <table:table-cell table:style-name="ce77" table:formula="of:=ROUND([.S172]/4)" office:value-type="float" office:value="256" calcext:value-type="float">
            <text:p>256</text:p>
          </table:table-cell>
          <table:table-cell table:number-columns-repeated="1003"/>
        </table:table-row>
        <table:table-row table:style-name="ro2" table:number-rows-repeated="104840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Tabelle1.A1:Tabelle1.T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6" loext:min-decimal-places="16" number:min-integer-digits="1" number:grouping="true"/>
    </number:number-style>
    <number:number-style style:name="N108">
      <number:number number:decimal-places="6" loext:min-decimal-places="6" number:min-integer-digits="1" number:grouping="true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1.99mm" fo:margin-bottom="14.01mm" fo:margin-left="14.01mm" fo:margin-right="11.99mm" style:scale-to="67%" style:writing-mode="lr-tb" style:print="charts drawings objects zero-values"/>
      <style:header-style>
        <style:header-footer-properties fo:min-height="4.99mm" fo:margin-left="0mm" fo:margin-right="0mm" fo:margin-bottom="1.99mm"/>
      </style:header-style>
      <style:footer-style>
        <style:header-footer-properties fo:min-height="4.99mm" fo:margin-left="0mm" fo:margin-right="0mm" fo:margin-top="1.99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.00.0000</text:date>, <text:time style:data-style-name="N2" text:time-value="10:04:31.70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20:20:14.144000000</meta:creation-date>
    <dc:date>2018-09-24T10:14:12.543000000</dc:date>
    <meta:editing-duration>PT3H18M55S</meta:editing-duration>
    <meta:editing-cycles>63</meta:editing-cycles>
    <meta:generator>LibreOffice/6.0.6.2$Windows_X86_64 LibreOffice_project/0c292870b25a325b5ed35f6b45599d2ea4458e77</meta:generator>
    <meta:document-statistic meta:table-count="1" meta:cell-count="2892" meta:object-count="0"/>
  </office:meta>
</office:document-meta>
</file>